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DC7CCDFB.svm"/>
  <manifest:file-entry manifest:media-type="" manifest:full-path="Object 1/Pictures/2000000D000000DF000000DF07B12F7F.svm"/>
  <manifest:file-entry manifest:media-type="" manifest:full-path="Object 1/Pictures/2000000D000000DF000000DFFC358E6D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DC7CCDFB.svm"/>
  <manifest:file-entry manifest:media-type="" manifest:full-path="Object 2/Pictures/2000000D000000DF000000DF07B12F7F.svm"/>
  <manifest:file-entry manifest:media-type="" manifest:full-path="Object 2/Pictures/2000000D000000DF000000DFFC358E6D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D000000DDDC7CCDFB.svm"/>
  <manifest:file-entry manifest:media-type="" manifest:full-path="Object 3/Pictures/2000000D000000DF000000DF07B12F7F.svm"/>
  <manifest:file-entry manifest:media-type="" manifest:full-path="Object 3/Pictures/2000000D000000DF000000DFFC358E6D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0.982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0.9154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1.0898in"/>
    </style:style>
    <style:style style:name="co9" style:family="table-column">
      <style:table-column-properties fo:break-before="auto" style:column-width="0.9937in"/>
    </style:style>
    <style:style style:name="co10" style:family="table-column">
      <style:table-column-properties fo:break-before="auto" style:column-width="1.098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1.0374in"/>
    </style:style>
    <style:style style:name="co13" style:family="table-column">
      <style:table-column-properties fo:break-before="auto" style:column-width="1.1335in"/>
    </style:style>
    <style:style style:name="co14" style:family="table-column">
      <style:table-column-properties fo:break-before="auto" style:column-width="1.1417in"/>
    </style:style>
    <style:style style:name="co15" style:family="table-column">
      <style:table-column-properties fo:break-before="auto" style:column-width="1.1508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  <style:map style:condition="cell-content()&lt;3" style:apply-style-name="Untitled1" style:base-cell-address="Index.C1"/>
    </style:style>
    <style:style style:name="ce8" style:family="table-cell" style:parent-style-name="Default">
      <style:map style:condition="cell-content()&lt;3" style:apply-style-name="Untitled1" style:base-cell-address="Index.C1"/>
    </style:style>
    <style:style style:name="ce9" style:family="table-cell" style:parent-style-name="Default">
      <style:text-properties fo:font-weight="bold" style:font-weight-asian="bold" style:font-weight-complex="bold"/>
      <style:map style:condition="cell-content()&lt;3" style:apply-style-name="Untitled1" style:base-cell-address="Index.C1"/>
    </style:style>
    <style:style style:name="ce10" style:family="table-cell" style:parent-style-name="Default" style:data-style-name="N122">
      <style:text-properties style:text-underline-style="solid" style:text-underline-width="auto" style:text-underline-color="font-color" fo:font-weight="bold" style:font-weight-asian="bold" style:font-weight-complex="bold"/>
      <style:map style:condition="cell-content()&lt;3" style:apply-style-name="Untitled1" style:base-cell-address="Index.C1"/>
    </style:style>
    <style:style style:name="ce11" style:family="table-cell" style:parent-style-name="Default" style:data-style-name="N122">
      <style:map style:condition="cell-content()&lt;3" style:apply-style-name="Untitled1" style:base-cell-address="Index.C1"/>
    </style:style>
    <style:style style:name="ce12" style:family="table-cell" style:parent-style-name="Default" style:data-style-name="N122">
      <style:text-properties fo:font-weight="bold" style:font-weight-asian="bold" style:font-weight-complex="bold"/>
      <style:map style:condition="cell-content()&lt;3" style:apply-style-name="Untitled1" style:base-cell-address="Index.C1"/>
    </style:style>
    <style:style style:name="ce13" style:family="table-cell" style:parent-style-name="Default" style:data-style-name="N12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 style:data-style-name="N122"/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fo:font-weight="bold"/>
    </style:style>
    <style:style style:name="ce17" style:family="table-cell" style:parent-style-name="Default" style:data-style-name="N119">
      <style:text-properties style:text-underline-style="solid" style:text-underline-width="auto" style:text-underline-color="font-color" fo:font-weight="bold" style:font-weight-asian="bold" style:font-weight-complex="bold"/>
      <style:map style:condition="cell-content()&lt;=0" style:apply-style-name="Untitled1" style:base-cell-address="Index.D1"/>
    </style:style>
    <style:style style:name="ce18" style:family="table-cell" style:parent-style-name="Default" style:data-style-name="N119">
      <style:map style:condition="cell-content()&lt;=0" style:apply-style-name="Untitled1" style:base-cell-address="Index.D1"/>
    </style:style>
    <style:style style:name="ce19" style:family="table-cell" style:parent-style-name="Default" style:data-style-name="N119">
      <style:text-properties fo:font-weight="bold" style:font-weight-asian="bold" style:font-weight-complex="bold"/>
      <style:map style:condition="cell-content()&lt;=0" style:apply-style-name="Untitled1" style:base-cell-address="Index.D1"/>
    </style:style>
    <style:style style:name="ce20" style:family="table-cell" style:parent-style-name="Default" style:data-style-name="N119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119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9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19"/>
    <style:style style:name="ce24" style:family="table-cell" style:parent-style-name="Default" style:data-style-name="N119">
      <style:text-properties fo:font-weight="bold" style:font-weight-asian="bold" style:font-weight-complex="bold"/>
    </style:style>
    <style:style style:name="ce25" style:family="table-cell" style:parent-style-name="Default" style:data-style-name="N119">
      <style:text-properties fo:font-weight="normal" style:font-weight-asian="normal" style:font-weight-complex="normal"/>
    </style:style>
    <style:style style:name="ce26" style:family="table-cell" style:parent-style-name="Max_20_100_25_" style:data-style-name="N119">
      <style:text-properties style:text-underline-style="solid" style:text-underline-width="auto" style:text-underline-color="font-color" fo:font-weight="bold" style:font-weight-asian="bold" style:font-weight-complex="bold"/>
      <style:map style:condition="cell-content()&gt;=1" style:apply-style-name="Untitled1" style:base-cell-address="Index.G1"/>
    </style:style>
    <style:style style:name="ce27" style:family="table-cell" style:parent-style-name="Max_20_100_25_" style:data-style-name="N119">
      <style:map style:condition="cell-content()&gt;=1" style:apply-style-name="Untitled1" style:base-cell-address="Index.G1"/>
    </style:style>
    <style:style style:name="ce28" style:family="table-cell" style:parent-style-name="Max_20_100_25_" style:data-style-name="N119">
      <style:text-properties fo:font-weight="bold" style:font-weight-asian="bold" style:font-weight-complex="bold"/>
      <style:map style:condition="cell-content()&gt;=1" style:apply-style-name="Untitled1" style:base-cell-address="Index.G1"/>
    </style:style>
    <style:style style:name="ce29" style:family="table-cell" style:parent-style-name="Default">
      <style:text-properties fo:font-weight="bold" style:font-weight-asian="normal" style:font-weight-complex="normal"/>
    </style:style>
    <style:style style:name="ce30" style:family="table-cell" style:parent-style-name="Default" style:data-style-name="N118">
      <style:text-properties fo:font-weight="bold" style:font-weight-asian="bold" style:font-weight-complex="bold"/>
    </style:style>
    <style:style style:name="ce31" style:family="table-cell" style:parent-style-name="Default" style:data-style-name="N11"/>
    <style:style style:name="ce32" style:family="table-cell" style:parent-style-name="Default"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3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34" style:family="table-cell" style:parent-style-name="Default" style:data-style-name="N11"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2"/>
    <style:style style:name="ce36" style:family="table-cell" style:parent-style-name="Default" style:data-style-name="N2"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7" style:family="table-cell" style:parent-style-name="Default" style:data-style-name="N2">
      <style:text-properties fo:language="en" fo:country="US" style:language-asian="en" style:country-asian="US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Index" table:style-name="ta1" table:print="false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Index sheet:</text:p>
          </table:table-cell>
          <table:table-cell/>
        </table:table-row>
        <table:table-row table:style-name="ro1">
          <table:table-cell table:style-name="ce2" office:value-type="string">
            <text:p>Sheet1</text:p>
          </table:table-cell>
          <table:table-cell office:value-type="string">
            <text:p>A sizable listing of possible missing tooth combinations</text:p>
          </table:table-cell>
        </table:table-row>
        <table:table-row table:style-name="ro1">
          <table:table-cell table:style-name="ce2" office:value-type="string">
            <text:p>Sheet2</text:p>
          </table:table-cell>
          <table:table-cell office:value-type="string">
            <text:p>A calculator for sync tolerance windows based only on the smaller period, with chart</text:p>
          </table:table-cell>
        </table:table-row>
        <table:table-row table:style-name="ro1">
          <table:table-cell table:style-name="ce2" office:value-type="string">
            <text:p>Sheet3</text:p>
          </table:table-cell>
          <table:table-cell office:value-type="string">
            <text:p>A calculator for sync tolerance windows based on the smaller period, then multiplied by missing teeth count, with chart</text:p>
          </table:table-cell>
        </table:table-row>
        <table:table-row table:style-name="ro1">
          <table:table-cell table:style-name="ce2" office:value-type="string">
            <text:p>Sheet4</text:p>
          </table:table-cell>
          <table:table-cell office:value-type="string">
            <text:p>A calculator for sync tolerance windows based on the period in question, and therefore uneven, with chart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3" office:value-type="string">
            <text:p>Notes:</text:p>
          </table:table-cell>
          <table:table-cell table:style-name="ce1" office:value-type="string">
            <text:p>Advice on how to use the other sheets and how to choose a wheel and set it up on an engine</text:p>
          </table:table-cell>
        </table:table-row>
        <table:table-row table:style-name="ro1">
          <table:table-cell office:value-type="string">
            <text:p>1)</text:p>
          </table:table-cell>
          <table:table-cell table:style-name="ce5" office:value-type="string">
            <text:p>Where the ratio between Actual and Missing teeth is less than 3:1 consider it a bad choice.</text:p>
          </table:table-cell>
        </table:table-row>
        <table:table-row table:style-name="ro1">
          <table:table-cell office:value-type="string">
            <text:p>2)</text:p>
          </table:table-cell>
          <table:table-cell office:value-type="string">
            <text:p>Common Case = 0% means that common case and Rare Case 1 are the same case.</text:p>
          </table:table-cell>
        </table:table-row>
        <table:table-row table:style-name="ro1">
          <table:table-cell office:value-type="string">
            <text:p>3)</text:p>
          </table:table-cell>
          <table:table-cell table:style-name="ce6" office:value-type="string">
            <text:p>Where Common Case = 0% our decoder will have no way of double checking, disallowed.</text:p>
          </table:table-cell>
        </table:table-row>
        <table:table-row table:style-name="ro1">
          <table:table-cell office:value-type="string">
            <text:p>4)</text:p>
          </table:table-cell>
          <table:table-cell table:style-name="ce6" office:value-type="string">
            <text:p>High RPM engines should use lower count wheels to avoid excessive CPU load near redline. </text:p>
          </table:table-cell>
        </table:table-row>
        <table:table-row table:style-name="ro1">
          <table:table-cell office:value-type="string">
            <text:p>5)</text:p>
          </table:table-cell>
          <table:table-cell table:style-name="ce6" office:value-type="string">
            <text:p>Lower RPM engines should use higher count wheels to give better resolution during dynamic conditions while cranking.</text:p>
          </table:table-cell>
        </table:table-row>
        <table:table-row table:style-name="ro1">
          <table:table-cell office:value-type="string">
            <text:p>6)</text:p>
          </table:table-cell>
          <table:table-cell table:style-name="ce6" office:value-type="string">
            <text:p>Higher missing tooth counts become stupid because on higher resolution wheels where they are valid, you end up losing too much information while the gap goes past.</text:p>
          </table:table-cell>
        </table:table-row>
        <table:table-row table:style-name="ro2">
          <table:table-cell office:value-type="string">
            <text:p>7)</text:p>
          </table:table-cell>
          <table:table-cell table:style-name="ce6" office:value-type="string">
            <text:p>For the definition of the three cases, see this thread: <text:a xlink:href="http://forum.diyefi.org/viewtopic.php?f=56&amp;t=1340">http://forum.diyefi.org/viewtopic.php?f=56&amp;t=1340</text:a></text:p>
          </table:table-cell>
        </table:table-row>
        <table:table-row table:style-name="ro1">
          <table:table-cell office:value-type="string">
            <text:p>8)</text:p>
          </table:table-cell>
          <table:table-cell table:style-name="ce6" office:value-type="string">
            <text:p>The most common and useful combinations are in bold, however anything not red could be used with varying performance.</text:p>
          </table:table-cell>
        </table:table-row>
        <table:table-row table:style-name="ro1">
          <table:table-cell office:value-type="string">
            <text:p>9)</text:p>
          </table:table-cell>
          <table:table-cell office:value-type="string">
            <text:p>Higher missing tooth counts give better detection of reversed wiring</text:p>
          </table:table-cell>
        </table:table-row>
        <table:table-row table:style-name="ro2">
          <table:table-cell office:value-type="string">
            <text:p>10)</text:p>
          </table:table-cell>
          <table:table-cell table:style-name="ce6" office:value-type="string">
            <text:p>Engines with high compression and weak starters are adviced to use a higher tooth count and higher missing count for better contrast</text:p>
          </table:table-cell>
        </table:table-row>
        <table:table-row table:style-name="ro1">
          <table:table-cell office:value-type="string">
            <text:p>11)</text:p>
          </table:table-cell>
          <table:table-cell table:style-name="ce6" office:value-type="string">
            <text:p>Wheels with gaps larger than the distance between two adjacent cylinder events should be avoided</text:p>
          </table:table-cell>
        </table:table-row>
        <table:table-row table:style-name="ro1">
          <table:table-cell office:value-type="string">
            <text:p>12)</text:p>
          </table:table-cell>
          <table:table-cell table:style-name="ce6" office:value-type="string">
            <text:p>Wheels should be mounted such that the missing region is evenly spaced between the TDC of two adjacent cylinders</text:p>
          </table:table-cell>
        </table:table-row>
        <table:table-row table:style-name="ro1">
          <table:table-cell office:value-type="string">
            <text:p>13)</text:p>
          </table:table-cell>
          <table:table-cell table:style-name="ce6" office:value-type="string">
            <text:p>Wheels should NOT be mounted such that the missing region is close to the TDC of any cylinder, where close = 55*BTDC - 10* ATDC</text:p>
          </table:table-cell>
        </table:table-row>
        <table:table-row table:style-name="ro1">
          <table:table-cell office:value-type="string">
            <text:p>14)</text:p>
          </table:table-cell>
          <table:table-cell table:style-name="ce6" office:value-type="string">
            <text:p>It is better to use a wheel that has an M value evenly divisible by your cylinder count, and if cam mounted, at least double your cylinder count.</text:p>
          </table:table-cell>
        </table:table-row>
        <table:table-row table:style-name="ro1">
          <table:table-cell office:value-type="string">
            <text:p>15)</text:p>
          </table:table-cell>
          <table:table-cell table:style-name="ce6" office:value-type="string">
            <text:p>When positioning the wheel and sensor, keep in mind that the positioning comments above apply to them both in a relative way.</text:p>
          </table:table-cell>
        </table:table-row>
        <table:table-row table:style-name="ro1">
          <table:table-cell office:value-type="string">
            <text:p>16)</text:p>
          </table:table-cell>
          <table:table-cell office:value-type="string">
            <text:p>Recommended sync tolerance gives the best and most distinct information about wiring and other issues</text:p>
          </table:table-cell>
        </table:table-row>
        <table:table-row table:style-name="ro1">
          <table:table-cell office:value-type="string">
            <text:p>17)</text:p>
          </table:table-cell>
          <table:table-cell office:value-type="string">
            <text:p>Under recommended sync tolerance gives better noise rejection but more likely false sync losses</text:p>
          </table:table-cell>
        </table:table-row>
        <table:table-row table:style-name="ro2">
          <table:table-cell office:value-type="string">
            <text:p>18)</text:p>
          </table:table-cell>
          <table:table-cell office:value-type="string">
            <text:p>Between recommended and max sync tolerance gives less and less ability to recognise wiring that is backwards but higher chance of a sync on a high compression low inertia engine</text:p>
          </table:table-cell>
        </table:table-row>
        <table:table-row table:style-name="ro1">
          <table:table-cell office:value-type="string">
            <text:p>19)</text:p>
          </table:table-cell>
          <table:table-cell office:value-type="string">
            <text:p>Over maximum sync tolerance gives increasing risk of not finding valid sync points and increasing risk of finding invalid sync points</text:p>
          </table:table-cell>
        </table:table-row>
        <table:table-row table:style-name="ro1">
          <table:table-cell office:value-type="string">
            <text:p>20)</text:p>
          </table:table-cell>
          <table:table-cell office:value-type="string">
            <text:p>Past “never sync over” sync tolerance the decoder is completely unable to match a valid sync point</text:p>
          </table:table-cell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3" table:default-cell-style-name="ce11"/>
        <table:table-column table:style-name="co5" table:number-columns-repeated="2" table:default-cell-style-name="ce14"/>
        <table:table-column table:style-name="co5" table:default-cell-style-name="ce18"/>
        <table:table-column table:style-name="co1" table:number-columns-repeated="2" table:default-cell-style-name="ce23"/>
        <table:table-column table:style-name="co6" table:default-cell-style-name="Default"/>
        <table:table-column table:style-name="co4" table:default-cell-style-name="ce27"/>
        <table:table-column table:style-name="co1" table:default-cell-style-name="ce6"/>
        <table:table-column table:style-name="co1" table:number-columns-repeated="1012" table:default-cell-style-name="Default"/>
        <table:table-row table:style-name="ro2">
          <table:table-cell table:style-name="ce1" office:value-type="string">
            <text:p>M Teeth</text:p>
          </table:table-cell>
          <table:table-cell table:style-name="ce1" office:value-type="string">
            <text:p>N Missing</text:p>
          </table:table-cell>
          <table:table-cell table:style-name="ce7" office:value-type="string">
            <text:p>Actual Teeth</text:p>
          </table:table-cell>
          <table:table-cell table:style-name="ce10" office:value-type="string">
            <text:p>Ratio A/N</text:p>
          </table:table-cell>
          <table:table-cell table:style-name="ce13" office:value-type="string">
            <text:p>RelaWidthMis</text:p>
          </table:table-cell>
          <table:table-cell table:style-name="ce13" office:value-type="string">
            <text:p>RelaWidthRev</text:p>
          </table:table-cell>
          <table:table-cell table:style-name="ce17" office:value-type="string">
            <text:p>Common Case</text:p>
          </table:table-cell>
          <table:table-cell table:style-name="ce20" office:value-type="string">
            <text:p>Rare Case 1</text:p>
          </table:table-cell>
          <table:table-cell table:style-name="ce20" office:value-type="string">
            <text:p>Rare Case 2</text:p>
          </table:table-cell>
          <table:table-cell table:style-name="ce1" office:value-type="string">
            <text:p>Rare Case 3</text:p>
          </table:table-cell>
          <table:table-cell table:style-name="ce26" office:value-type="string">
            <text:p>Percent Rare</text:p>
          </table:table-cell>
          <table:table-cell table:style-name="Default"/>
          <table:table-cell table:style-name="ce1" table:number-columns-repeated="1012"/>
        </table:table-row>
        <table:table-row table:style-name="ro3">
          <table:table-cell table:number-columns-repeated="2" office:value-type="float" office:value="1">
            <text:p>1</text:p>
          </table:table-cell>
          <table:table-cell table:formula="of:=[.A2]-[.B2]" office:value-type="float" office:value="0">
            <text:p>0</text:p>
          </table:table-cell>
          <table:table-cell table:formula="of:=[.C2]/[.B2]" office:value-type="float" office:value="0">
            <text:p>0.0</text:p>
          </table:table-cell>
          <table:table-cell table:formula="of:=[.B2]+1" office:value-type="float" office:value="2">
            <text:p>2.0</text:p>
          </table:table-cell>
          <table:table-cell table:formula="of:=([.B2]+2)/2" office:value-type="float" office:value="1.5">
            <text:p>1.5</text:p>
          </table:table-cell>
          <table:table-cell table:formula="of:=(([.A2]-[.B2])-3)/[.A2]" office:value-type="percentage" office:value="-3">
            <text:p>-300.00%</text:p>
          </table:table-cell>
          <table:table-cell table:style-name="ce21" table:formula="of:=([.B2] + 1)/[.A2]" office:value-type="percentage" office:value="2">
            <text:p>200.00%</text:p>
          </table:table-cell>
          <table:table-cell table:formula="of:=1/[.A2]" office:value-type="percentage" office:value="1">
            <text:p>100.00%</text:p>
          </table:table-cell>
          <table:table-cell table:style-name="ce23" table:formula="of:=1/[.A2]" office:value-type="percentage" office:value="1">
            <text:p>100.00%</text:p>
          </table:table-cell>
          <table:table-cell table:formula="of:=[.H2]+[.I2]+[.J2]" office:value-type="percentage" office:value="4">
            <text:p>400.00%</text:p>
          </table:table-cell>
          <table:table-cell table:style-name="Default"/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3]-[.B3]" office:value-type="float" office:value="1">
            <text:p>1</text:p>
          </table:table-cell>
          <table:table-cell table:formula="of:=[.C3]/[.B3]" office:value-type="float" office:value="1">
            <text:p>1.0</text:p>
          </table:table-cell>
          <table:table-cell table:formula="of:=[.B3]+1" office:value-type="float" office:value="2">
            <text:p>2.0</text:p>
          </table:table-cell>
          <table:table-cell table:formula="of:=([.B3]+2)/2" office:value-type="float" office:value="1.5">
            <text:p>1.5</text:p>
          </table:table-cell>
          <table:table-cell table:formula="of:=(([.A3]-[.B3])-3)/[.A3]" office:value-type="percentage" office:value="-1">
            <text:p>-100.00%</text:p>
          </table:table-cell>
          <table:table-cell table:style-name="ce21" table:formula="of:=([.B3] + 1)/[.A3]" office:value-type="percentage" office:value="1">
            <text:p>100.00%</text:p>
          </table:table-cell>
          <table:table-cell table:formula="of:=1/[.A3]" office:value-type="percentage" office:value="0.5">
            <text:p>50.00%</text:p>
          </table:table-cell>
          <table:table-cell table:style-name="ce23" table:formula="of:=1/[.A3]" office:value-type="percentage" office:value="0.5">
            <text:p>50.00%</text:p>
          </table:table-cell>
          <table:table-cell table:formula="of:=[.H3]+[.I3]+[.J3]" office:value-type="percentage" office:value="2">
            <text:p>200.00%</text:p>
          </table:table-cell>
          <table:table-cell table:style-name="Default"/>
          <table:table-cell table:number-columns-repeated="1012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4]-[.B4]" office:value-type="float" office:value="2">
            <text:p>2</text:p>
          </table:table-cell>
          <table:table-cell table:formula="of:=[.C4]/[.B4]" office:value-type="float" office:value="2">
            <text:p>2.0</text:p>
          </table:table-cell>
          <table:table-cell table:formula="of:=[.B4]+1" office:value-type="float" office:value="2">
            <text:p>2.0</text:p>
          </table:table-cell>
          <table:table-cell table:formula="of:=([.B4]+2)/2" office:value-type="float" office:value="1.5">
            <text:p>1.5</text:p>
          </table:table-cell>
          <table:table-cell table:formula="of:=(([.A4]-[.B4])-3)/[.A4]" office:value-type="percentage" office:value="-0.333333333333333">
            <text:p>-33.33%</text:p>
          </table:table-cell>
          <table:table-cell table:style-name="ce21" table:formula="of:=([.B4] + 1)/[.A4]" office:value-type="percentage" office:value="0.666666666666667">
            <text:p>66.67%</text:p>
          </table:table-cell>
          <table:table-cell table:formula="of:=1/[.A4]" office:value-type="percentage" office:value="0.333333333333333">
            <text:p>33.33%</text:p>
          </table:table-cell>
          <table:table-cell table:style-name="ce23" table:formula="of:=1/[.A4]" office:value-type="percentage" office:value="0.333333333333333">
            <text:p>33.33%</text:p>
          </table:table-cell>
          <table:table-cell table:formula="of:=[.H4]+[.I4]+[.J4]" office:value-type="percentage" office:value="1.33333333333333">
            <text:p>133.33%</text:p>
          </table:table-cell>
          <table:table-cell table:style-name="Default"/>
          <table:table-cell table:number-columns-repeated="1012"/>
        </table:table-row>
        <table:table-row table:style-name="ro3">
          <table:table-cell table:style-name="ce2" table:formula="of:=[.A4]+1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9" table:formula="of:=[.A5]-[.B5]" office:value-type="float" office:value="3">
            <text:p>3</text:p>
          </table:table-cell>
          <table:table-cell table:style-name="ce12" table:formula="of:=[.C5]/[.B5]" office:value-type="float" office:value="3">
            <text:p>3.0</text:p>
          </table:table-cell>
          <table:table-cell table:style-name="ce15" table:formula="of:=[.B5]+1" office:value-type="float" office:value="2">
            <text:p>2.0</text:p>
          </table:table-cell>
          <table:table-cell table:style-name="ce15" table:formula="of:=([.B5]+2)/2" office:value-type="float" office:value="1.5">
            <text:p>1.5</text:p>
          </table:table-cell>
          <table:table-cell table:formula="of:=(([.A5]-[.B5])-3)/[.A5]" office:value-type="percentage" office:value="0">
            <text:p>0.00%</text:p>
          </table:table-cell>
          <table:table-cell table:style-name="ce22" table:formula="of:=([.B5] + 1)/[.A5]" office:value-type="percentage" office:value="0.5">
            <text:p>50.00%</text:p>
          </table:table-cell>
          <table:table-cell table:style-name="ce24" table:formula="of:=1/[.A5]" office:value-type="percentage" office:value="0.25">
            <text:p>25.00%</text:p>
          </table:table-cell>
          <table:table-cell table:style-name="ce24" table:formula="of:=1/[.A5]" office:value-type="percentage" office:value="0.25">
            <text:p>25.00%</text:p>
          </table:table-cell>
          <table:table-cell table:formula="of:=[.H5]+[.I5]+[.J5]" office:value-type="percentage" office:value="1">
            <text:p>100.00%</text:p>
          </table:table-cell>
          <table:table-cell table:style-name="Default"/>
          <table:table-cell table:style-name="ce30"/>
          <table:table-cell table:style-name="ce2" table:number-columns-repeated="101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6]-[.B6]" office:value-type="float" office:value="4">
            <text:p>4</text:p>
          </table:table-cell>
          <table:table-cell table:formula="of:=[.C6]/[.B6]" office:value-type="float" office:value="4">
            <text:p>4.0</text:p>
          </table:table-cell>
          <table:table-cell table:formula="of:=[.B6]+1" office:value-type="float" office:value="2">
            <text:p>2.0</text:p>
          </table:table-cell>
          <table:table-cell table:formula="of:=([.B6]+2)/2" office:value-type="float" office:value="1.5">
            <text:p>1.5</text:p>
          </table:table-cell>
          <table:table-cell table:formula="of:=(([.A6]-[.B6])-3)/[.A6]" office:value-type="percentage" office:value="0.2">
            <text:p>20.00%</text:p>
          </table:table-cell>
          <table:table-cell table:style-name="ce21" table:formula="of:=([.B6] + 1)/[.A6]" office:value-type="percentage" office:value="0.4">
            <text:p>40.00%</text:p>
          </table:table-cell>
          <table:table-cell table:formula="of:=1/[.A6]" office:value-type="percentage" office:value="0.2">
            <text:p>20.00%</text:p>
          </table:table-cell>
          <table:table-cell table:style-name="ce23" table:formula="of:=1/[.A6]" office:value-type="percentage" office:value="0.2">
            <text:p>20.00%</text:p>
          </table:table-cell>
          <table:table-cell table:formula="of:=[.H6]+[.I6]+[.J6]" office:value-type="percentage" office:value="0.8">
            <text:p>80.00%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2" table:formula="of:=[.A6]+1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9" table:formula="of:=[.A7]-[.B7]" office:value-type="float" office:value="5">
            <text:p>5</text:p>
          </table:table-cell>
          <table:table-cell table:style-name="ce12" table:formula="of:=[.C7]/[.B7]" office:value-type="float" office:value="5">
            <text:p>5.0</text:p>
          </table:table-cell>
          <table:table-cell table:style-name="ce15" table:formula="of:=[.B7]+1" office:value-type="float" office:value="2">
            <text:p>2.0</text:p>
          </table:table-cell>
          <table:table-cell table:style-name="ce15" table:formula="of:=([.B7]+2)/2" office:value-type="float" office:value="1.5">
            <text:p>1.5</text:p>
          </table:table-cell>
          <table:table-cell table:style-name="ce19" table:formula="of:=(([.A7]-[.B7])-3)/[.A7]" office:value-type="percentage" office:value="0.333333333333333">
            <text:p>33.33%</text:p>
          </table:table-cell>
          <table:table-cell table:style-name="ce22" table:formula="of:=([.B7] + 1)/[.A7]" office:value-type="percentage" office:value="0.333333333333333">
            <text:p>33.33%</text:p>
          </table:table-cell>
          <table:table-cell table:style-name="ce24" table:formula="of:=1/[.A7]" office:value-type="percentage" office:value="0.166666666666667">
            <text:p>16.67%</text:p>
          </table:table-cell>
          <table:table-cell table:style-name="ce24" table:formula="of:=1/[.A7]" office:value-type="percentage" office:value="0.166666666666667">
            <text:p>16.67%</text:p>
          </table:table-cell>
          <table:table-cell table:style-name="ce28" table:formula="of:=[.H7]+[.I7]+[.J7]" office:value-type="percentage" office:value="0.666666666666667">
            <text:p>66.67%</text:p>
          </table:table-cell>
          <table:table-cell table:style-name="Default"/>
          <table:table-cell table:style-name="ce2" table:number-columns-repeated="1012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8]-[.B8]" office:value-type="float" office:value="6">
            <text:p>6</text:p>
          </table:table-cell>
          <table:table-cell table:formula="of:=[.C8]/[.B8]" office:value-type="float" office:value="6">
            <text:p>6.0</text:p>
          </table:table-cell>
          <table:table-cell table:formula="of:=[.B8]+1" office:value-type="float" office:value="2">
            <text:p>2.0</text:p>
          </table:table-cell>
          <table:table-cell table:formula="of:=([.B8]+2)/2" office:value-type="float" office:value="1.5">
            <text:p>1.5</text:p>
          </table:table-cell>
          <table:table-cell table:formula="of:=(([.A8]-[.B8])-3)/[.A8]" office:value-type="percentage" office:value="0.428571428571429">
            <text:p>42.86%</text:p>
          </table:table-cell>
          <table:table-cell table:style-name="ce21" table:formula="of:=([.B8] + 1)/[.A8]" office:value-type="percentage" office:value="0.285714285714286">
            <text:p>28.57%</text:p>
          </table:table-cell>
          <table:table-cell table:formula="of:=1/[.A8]" office:value-type="percentage" office:value="0.142857142857143">
            <text:p>14.29%</text:p>
          </table:table-cell>
          <table:table-cell table:style-name="ce23" table:formula="of:=1/[.A8]" office:value-type="percentage" office:value="0.142857142857143">
            <text:p>14.29%</text:p>
          </table:table-cell>
          <table:table-cell table:formula="of:=[.H8]+[.I8]+[.J8]" office:value-type="percentage" office:value="0.571428571428571">
            <text:p>57.14%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2" table:formula="of:=[.A8]+1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9" table:formula="of:=[.A9]-[.B9]" office:value-type="float" office:value="7">
            <text:p>7</text:p>
          </table:table-cell>
          <table:table-cell table:style-name="ce12" table:formula="of:=[.C9]/[.B9]" office:value-type="float" office:value="7">
            <text:p>7.0</text:p>
          </table:table-cell>
          <table:table-cell table:style-name="ce15" table:formula="of:=[.B9]+1" office:value-type="float" office:value="2">
            <text:p>2.0</text:p>
          </table:table-cell>
          <table:table-cell table:style-name="ce15" table:formula="of:=([.B9]+2)/2" office:value-type="float" office:value="1.5">
            <text:p>1.5</text:p>
          </table:table-cell>
          <table:table-cell table:style-name="ce19" table:formula="of:=(([.A9]-[.B9])-3)/[.A9]" office:value-type="percentage" office:value="0.5">
            <text:p>50.00%</text:p>
          </table:table-cell>
          <table:table-cell table:style-name="ce22" table:formula="of:=([.B9] + 1)/[.A9]" office:value-type="percentage" office:value="0.25">
            <text:p>25.00%</text:p>
          </table:table-cell>
          <table:table-cell table:style-name="ce24" table:formula="of:=1/[.A9]" office:value-type="percentage" office:value="0.125">
            <text:p>12.50%</text:p>
          </table:table-cell>
          <table:table-cell table:style-name="ce24" table:formula="of:=1/[.A9]" office:value-type="percentage" office:value="0.125">
            <text:p>12.50%</text:p>
          </table:table-cell>
          <table:table-cell table:style-name="ce28" table:formula="of:=[.H9]+[.I9]+[.J9]" office:value-type="percentage" office:value="0.5">
            <text:p>50.00%</text:p>
          </table:table-cell>
          <table:table-cell table:style-name="Default"/>
          <table:table-cell table:style-name="ce2" table:number-columns-repeated="1012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0]-[.B10]" office:value-type="float" office:value="8">
            <text:p>8</text:p>
          </table:table-cell>
          <table:table-cell table:formula="of:=[.C10]/[.B10]" office:value-type="float" office:value="8">
            <text:p>8.0</text:p>
          </table:table-cell>
          <table:table-cell table:formula="of:=[.B10]+1" office:value-type="float" office:value="2">
            <text:p>2.0</text:p>
          </table:table-cell>
          <table:table-cell table:formula="of:=([.B10]+2)/2" office:value-type="float" office:value="1.5">
            <text:p>1.5</text:p>
          </table:table-cell>
          <table:table-cell table:formula="of:=(([.A10]-[.B10])-3)/[.A10]" office:value-type="percentage" office:value="0.555555555555556">
            <text:p>55.56%</text:p>
          </table:table-cell>
          <table:table-cell table:style-name="ce21" table:formula="of:=([.B10] + 1)/[.A10]" office:value-type="percentage" office:value="0.222222222222222">
            <text:p>22.22%</text:p>
          </table:table-cell>
          <table:table-cell table:formula="of:=1/[.A10]" office:value-type="percentage" office:value="0.111111111111111">
            <text:p>11.11%</text:p>
          </table:table-cell>
          <table:table-cell table:style-name="ce23" table:formula="of:=1/[.A10]" office:value-type="percentage" office:value="0.111111111111111">
            <text:p>11.11%</text:p>
          </table:table-cell>
          <table:table-cell table:formula="of:=[.H10]+[.I10]+[.J10]" office:value-type="percentage" office:value="0.444444444444444">
            <text:p>44.44%</text:p>
          </table:table-cell>
          <table:table-cell table:style-name="Default"/>
          <table:table-cell table:number-columns-repeated="1012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1]-[.B11]" office:value-type="float" office:value="9">
            <text:p>9</text:p>
          </table:table-cell>
          <table:table-cell table:formula="of:=[.C11]/[.B11]" office:value-type="float" office:value="9">
            <text:p>9.0</text:p>
          </table:table-cell>
          <table:table-cell table:formula="of:=[.B11]+1" office:value-type="float" office:value="2">
            <text:p>2.0</text:p>
          </table:table-cell>
          <table:table-cell table:formula="of:=([.B11]+2)/2" office:value-type="float" office:value="1.5">
            <text:p>1.5</text:p>
          </table:table-cell>
          <table:table-cell table:formula="of:=(([.A11]-[.B11])-3)/[.A11]" office:value-type="percentage" office:value="0.6">
            <text:p>60.00%</text:p>
          </table:table-cell>
          <table:table-cell table:style-name="ce21" table:formula="of:=([.B11] + 1)/[.A11]" office:value-type="percentage" office:value="0.2">
            <text:p>20.00%</text:p>
          </table:table-cell>
          <table:table-cell table:formula="of:=1/[.A11]" office:value-type="percentage" office:value="0.1">
            <text:p>10.00%</text:p>
          </table:table-cell>
          <table:table-cell table:style-name="ce23" table:formula="of:=1/[.A11]" office:value-type="percentage" office:value="0.1">
            <text:p>10.00%</text:p>
          </table:table-cell>
          <table:table-cell table:formula="of:=[.H11]+[.I11]+[.J11]" office:value-type="percentage" office:value="0.4">
            <text:p>40.00%</text:p>
          </table:table-cell>
          <table:table-cell table:style-name="Default"/>
          <table:table-cell table:number-columns-repeated="1012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A12]-[.B12]" office:value-type="float" office:value="10">
            <text:p>10</text:p>
          </table:table-cell>
          <table:table-cell table:formula="of:=[.C12]/[.B12]" office:value-type="float" office:value="10">
            <text:p>10.0</text:p>
          </table:table-cell>
          <table:table-cell table:formula="of:=[.B12]+1" office:value-type="float" office:value="2">
            <text:p>2.0</text:p>
          </table:table-cell>
          <table:table-cell table:formula="of:=([.B12]+2)/2" office:value-type="float" office:value="1.5">
            <text:p>1.5</text:p>
          </table:table-cell>
          <table:table-cell table:formula="of:=(([.A12]-[.B12])-3)/[.A12]" office:value-type="percentage" office:value="0.636363636363636">
            <text:p>63.64%</text:p>
          </table:table-cell>
          <table:table-cell table:style-name="ce21" table:formula="of:=([.B12] + 1)/[.A12]" office:value-type="percentage" office:value="0.181818181818182">
            <text:p>18.18%</text:p>
          </table:table-cell>
          <table:table-cell table:formula="of:=1/[.A12]" office:value-type="percentage" office:value="0.0909090909090909">
            <text:p>9.09%</text:p>
          </table:table-cell>
          <table:table-cell table:style-name="ce23" table:formula="of:=1/[.A12]" office:value-type="percentage" office:value="0.0909090909090909">
            <text:p>9.09%</text:p>
          </table:table-cell>
          <table:table-cell table:formula="of:=[.H12]+[.I12]+[.J12]" office:value-type="percentage" office:value="0.363636363636364">
            <text:p>36.36%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9" table:formula="of:=[.A13]-[.B13]" office:value-type="float" office:value="11">
            <text:p>11</text:p>
          </table:table-cell>
          <table:table-cell table:style-name="ce12" table:formula="of:=[.C13]/[.B13]" office:value-type="float" office:value="11">
            <text:p>11.0</text:p>
          </table:table-cell>
          <table:table-cell table:style-name="ce16" table:formula="of:=[.B13]+1" office:value-type="float" office:value="2">
            <text:p>2.0</text:p>
          </table:table-cell>
          <table:table-cell table:style-name="ce16" table:formula="of:=([.B13]+2)/2" office:value-type="float" office:value="1.5">
            <text:p>1.5</text:p>
          </table:table-cell>
          <table:table-cell table:style-name="ce19" table:formula="of:=(([.A13]-[.B13])-3)/[.A13]" office:value-type="percentage" office:value="0.666666666666667">
            <text:p>66.67%</text:p>
          </table:table-cell>
          <table:table-cell table:style-name="ce22" table:formula="of:=([.B13] + 1)/[.A13]" office:value-type="percentage" office:value="0.166666666666667">
            <text:p>16.67%</text:p>
          </table:table-cell>
          <table:table-cell table:style-name="ce24" table:formula="of:=1/[.A13]" office:value-type="percentage" office:value="0.0833333333333333">
            <text:p>8.33%</text:p>
          </table:table-cell>
          <table:table-cell table:style-name="ce24" table:formula="of:=1/[.A13]" office:value-type="percentage" office:value="0.0833333333333333">
            <text:p>8.33%</text:p>
          </table:table-cell>
          <table:table-cell table:style-name="ce28" table:formula="of:=[.H13]+[.I13]+[.J13]" office:value-type="percentage" office:value="0.333333333333333">
            <text:p>33.33%</text:p>
          </table:table-cell>
          <table:table-cell table:style-name="Default"/>
          <table:table-cell table:style-name="ce2" table:number-columns-repeated="10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A14]-[.B14]" office:value-type="float" office:value="15">
            <text:p>15</text:p>
          </table:table-cell>
          <table:table-cell table:formula="of:=[.C14]/[.B14]" office:value-type="float" office:value="15">
            <text:p>15.0</text:p>
          </table:table-cell>
          <table:table-cell table:formula="of:=[.B14]+1" office:value-type="float" office:value="2">
            <text:p>2.0</text:p>
          </table:table-cell>
          <table:table-cell table:formula="of:=([.B14]+2)/2" office:value-type="float" office:value="1.5">
            <text:p>1.5</text:p>
          </table:table-cell>
          <table:table-cell table:formula="of:=(([.A14]-[.B14])-3)/[.A14]" office:value-type="percentage" office:value="0.75">
            <text:p>75.00%</text:p>
          </table:table-cell>
          <table:table-cell table:style-name="ce21" table:formula="of:=([.B14] + 1)/[.A14]" office:value-type="percentage" office:value="0.125">
            <text:p>12.50%</text:p>
          </table:table-cell>
          <table:table-cell table:formula="of:=1/[.A14]" office:value-type="percentage" office:value="0.0625">
            <text:p>6.25%</text:p>
          </table:table-cell>
          <table:table-cell table:style-name="ce23" table:formula="of:=1/[.A14]" office:value-type="percentage" office:value="0.0625">
            <text:p>6.25%</text:p>
          </table:table-cell>
          <table:table-cell table:formula="of:=[.H14]+[.I14]+[.J14]" office:value-type="percentage" office:value="0.25">
            <text:p>25.00%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5]-[.B15]" office:value-type="float" office:value="19">
            <text:p>19</text:p>
          </table:table-cell>
          <table:table-cell table:formula="of:=[.C15]/[.B15]" office:value-type="float" office:value="19">
            <text:p>19.0</text:p>
          </table:table-cell>
          <table:table-cell table:formula="of:=[.B15]+1" office:value-type="float" office:value="2">
            <text:p>2.0</text:p>
          </table:table-cell>
          <table:table-cell table:formula="of:=([.B15]+2)/2" office:value-type="float" office:value="1.5">
            <text:p>1.5</text:p>
          </table:table-cell>
          <table:table-cell table:formula="of:=(([.A15]-[.B15])-3)/[.A15]" office:value-type="percentage" office:value="0.8">
            <text:p>80.00%</text:p>
          </table:table-cell>
          <table:table-cell table:style-name="ce21" table:formula="of:=([.B15] + 1)/[.A15]" office:value-type="percentage" office:value="0.1">
            <text:p>10.00%</text:p>
          </table:table-cell>
          <table:table-cell table:formula="of:=1/[.A15]" office:value-type="percentage" office:value="0.05">
            <text:p>5.00%</text:p>
          </table:table-cell>
          <table:table-cell table:style-name="ce23" table:formula="of:=1/[.A15]" office:value-type="percentage" office:value="0.05">
            <text:p>5.00%</text:p>
          </table:table-cell>
          <table:table-cell table:formula="of:=[.H15]+[.I15]+[.J15]" office:value-type="percentage" office:value="0.2">
            <text:p>20.00%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9" table:formula="of:=[.A16]-[.B16]" office:value-type="float" office:value="23">
            <text:p>23</text:p>
          </table:table-cell>
          <table:table-cell table:style-name="ce12" table:formula="of:=[.C16]/[.B16]" office:value-type="float" office:value="23">
            <text:p>23.0</text:p>
          </table:table-cell>
          <table:table-cell table:style-name="ce16" table:formula="of:=[.B16]+1" office:value-type="float" office:value="2">
            <text:p>2.0</text:p>
          </table:table-cell>
          <table:table-cell table:style-name="ce16" table:formula="of:=([.B16]+2)/2" office:value-type="float" office:value="1.5">
            <text:p>1.5</text:p>
          </table:table-cell>
          <table:table-cell table:style-name="ce19" table:formula="of:=(([.A16]-[.B16])-3)/[.A16]" office:value-type="percentage" office:value="0.833333333333333">
            <text:p>83.33%</text:p>
          </table:table-cell>
          <table:table-cell table:style-name="ce22" table:formula="of:=([.B16] + 1)/[.A16]" office:value-type="percentage" office:value="0.0833333333333333">
            <text:p>8.33%</text:p>
          </table:table-cell>
          <table:table-cell table:style-name="ce24" table:formula="of:=1/[.A16]" office:value-type="percentage" office:value="0.0416666666666667">
            <text:p>4.17%</text:p>
          </table:table-cell>
          <table:table-cell table:style-name="ce24" table:formula="of:=1/[.A16]" office:value-type="percentage" office:value="0.0416666666666667">
            <text:p>4.17%</text:p>
          </table:table-cell>
          <table:table-cell table:style-name="ce28" table:formula="of:=[.H16]+[.I16]+[.J16]" office:value-type="percentage" office:value="0.166666666666667">
            <text:p>16.67%</text:p>
          </table:table-cell>
          <table:table-cell table:style-name="Default"/>
          <table:table-cell table:style-name="ce2" table:number-columns-repeated="10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A17]-[.B17]" office:value-type="float" office:value="29">
            <text:p>29</text:p>
          </table:table-cell>
          <table:table-cell table:formula="of:=[.C17]/[.B17]" office:value-type="float" office:value="29">
            <text:p>29.0</text:p>
          </table:table-cell>
          <table:table-cell table:formula="of:=[.B17]+1" office:value-type="float" office:value="2">
            <text:p>2.0</text:p>
          </table:table-cell>
          <table:table-cell table:formula="of:=([.B17]+2)/2" office:value-type="float" office:value="1.5">
            <text:p>1.5</text:p>
          </table:table-cell>
          <table:table-cell table:formula="of:=(([.A17]-[.B17])-3)/[.A17]" office:value-type="percentage" office:value="0.866666666666667">
            <text:p>86.67%</text:p>
          </table:table-cell>
          <table:table-cell table:style-name="ce21" table:formula="of:=([.B17] + 1)/[.A17]" office:value-type="percentage" office:value="0.0666666666666667">
            <text:p>6.67%</text:p>
          </table:table-cell>
          <table:table-cell table:formula="of:=1/[.A17]" office:value-type="percentage" office:value="0.0333333333333333">
            <text:p>3.33%</text:p>
          </table:table-cell>
          <table:table-cell table:style-name="ce23" table:formula="of:=1/[.A17]" office:value-type="percentage" office:value="0.0333333333333333">
            <text:p>3.33%</text:p>
          </table:table-cell>
          <table:table-cell table:formula="of:=[.H17]+[.I17]+[.J17]" office:value-type="percentage" office:value="0.133333333333333">
            <text:p>13.33%</text:p>
          </table:table-cell>
          <table:table-cell table:number-columns-repeated="1013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9" table:formula="of:=[.A18]-[.B18]" office:value-type="float" office:value="35">
            <text:p>35</text:p>
          </table:table-cell>
          <table:table-cell table:style-name="ce12" table:formula="of:=[.C18]/[.B18]" office:value-type="float" office:value="35">
            <text:p>35.0</text:p>
          </table:table-cell>
          <table:table-cell table:style-name="ce16" table:formula="of:=[.B18]+1" office:value-type="float" office:value="2">
            <text:p>2.0</text:p>
          </table:table-cell>
          <table:table-cell table:style-name="ce16" table:formula="of:=([.B18]+2)/2" office:value-type="float" office:value="1.5">
            <text:p>1.5</text:p>
          </table:table-cell>
          <table:table-cell table:style-name="ce19" table:formula="of:=(([.A18]-[.B18])-3)/[.A18]" office:value-type="percentage" office:value="0.888888888888889">
            <text:p>88.89%</text:p>
          </table:table-cell>
          <table:table-cell table:style-name="ce22" table:formula="of:=([.B18] + 1)/[.A18]" office:value-type="percentage" office:value="0.0555555555555556">
            <text:p>5.56%</text:p>
          </table:table-cell>
          <table:table-cell table:style-name="ce24" table:formula="of:=1/[.A18]" office:value-type="percentage" office:value="0.0277777777777778">
            <text:p>2.78%</text:p>
          </table:table-cell>
          <table:table-cell table:style-name="ce24" table:formula="of:=1/[.A18]" office:value-type="percentage" office:value="0.0277777777777778">
            <text:p>2.78%</text:p>
          </table:table-cell>
          <table:table-cell table:style-name="ce28" table:formula="of:=[.H18]+[.I18]+[.J18]" office:value-type="percentage" office:value="0.111111111111111">
            <text:p>11.11%</text:p>
          </table:table-cell>
          <table:table-cell table:style-name="ce29"/>
          <table:table-cell table:style-name="ce2" table:number-columns-repeated="101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A19]-[.B19]" office:value-type="float" office:value="59">
            <text:p>59</text:p>
          </table:table-cell>
          <table:table-cell table:formula="of:=[.C19]/[.B19]" office:value-type="float" office:value="59">
            <text:p>59.0</text:p>
          </table:table-cell>
          <table:table-cell table:formula="of:=[.B19]+1" office:value-type="float" office:value="2">
            <text:p>2.0</text:p>
          </table:table-cell>
          <table:table-cell table:formula="of:=([.B19]+2)/2" office:value-type="float" office:value="1.5">
            <text:p>1.5</text:p>
          </table:table-cell>
          <table:table-cell table:formula="of:=(([.A19]-[.B19])-3)/[.A19]" office:value-type="percentage" office:value="0.933333333333333">
            <text:p>93.33%</text:p>
          </table:table-cell>
          <table:table-cell table:style-name="ce21" table:formula="of:=([.B19] + 1)/[.A19]" office:value-type="percentage" office:value="0.0333333333333333">
            <text:p>3.33%</text:p>
          </table:table-cell>
          <table:table-cell table:formula="of:=1/[.A19]" office:value-type="percentage" office:value="0.0166666666666667">
            <text:p>1.67%</text:p>
          </table:table-cell>
          <table:table-cell table:style-name="ce23" table:formula="of:=1/[.A19]" office:value-type="percentage" office:value="0.0166666666666667">
            <text:p>1.67%</text:p>
          </table:table-cell>
          <table:table-cell table:formula="of:=[.H19]+[.I19]+[.J19]" office:value-type="percentage" office:value="0.0666666666666667">
            <text:p>6.67%</text:p>
          </table:table-cell>
          <table:table-cell table:number-columns-repeated="101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[.A20]-[.B20]" office:value-type="float" office:value="71">
            <text:p>71</text:p>
          </table:table-cell>
          <table:table-cell table:formula="of:=[.C20]/[.B20]" office:value-type="float" office:value="71">
            <text:p>71.0</text:p>
          </table:table-cell>
          <table:table-cell table:formula="of:=[.B20]+1" office:value-type="float" office:value="2">
            <text:p>2.0</text:p>
          </table:table-cell>
          <table:table-cell table:formula="of:=([.B20]+2)/2" office:value-type="float" office:value="1.5">
            <text:p>1.5</text:p>
          </table:table-cell>
          <table:table-cell table:formula="of:=(([.A20]-[.B20])-3)/[.A20]" office:value-type="percentage" office:value="0.944444444444444">
            <text:p>94.44%</text:p>
          </table:table-cell>
          <table:table-cell table:style-name="ce21" table:formula="of:=([.B20] + 1)/[.A20]" office:value-type="percentage" office:value="0.0277777777777778">
            <text:p>2.78%</text:p>
          </table:table-cell>
          <table:table-cell table:formula="of:=1/[.A20]" office:value-type="percentage" office:value="0.0138888888888889">
            <text:p>1.39%</text:p>
          </table:table-cell>
          <table:table-cell table:style-name="ce23" table:formula="of:=1/[.A20]" office:value-type="percentage" office:value="0.0138888888888889">
            <text:p>1.39%</text:p>
          </table:table-cell>
          <table:table-cell table:formula="of:=[.H20]+[.I20]+[.J20]" office:value-type="percentage" office:value="0.0555555555555556">
            <text:p>5.56%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A21]-[.B21]" office:value-type="float" office:value="-1">
            <text:p>-1</text:p>
          </table:table-cell>
          <table:table-cell table:formula="of:=[.C21]/[.B21]" office:value-type="float" office:value="-0.5">
            <text:p>-0.5</text:p>
          </table:table-cell>
          <table:table-cell table:formula="of:=[.B21]+1" office:value-type="float" office:value="3">
            <text:p>3.0</text:p>
          </table:table-cell>
          <table:table-cell table:formula="of:=([.B21]+2)/2" office:value-type="float" office:value="2">
            <text:p>2.0</text:p>
          </table:table-cell>
          <table:table-cell table:formula="of:=(([.A21]-[.B21])-3)/[.A21]" office:value-type="percentage" office:value="-4">
            <text:p>-400.00%</text:p>
          </table:table-cell>
          <table:table-cell table:style-name="ce21" table:formula="of:=([.B21] + 1)/[.A21]" office:value-type="percentage" office:value="3">
            <text:p>300.00%</text:p>
          </table:table-cell>
          <table:table-cell table:formula="of:=1/[.A21]" office:value-type="percentage" office:value="1">
            <text:p>100.00%</text:p>
          </table:table-cell>
          <table:table-cell table:style-name="ce23" table:formula="of:=1/[.A21]" office:value-type="percentage" office:value="1">
            <text:p>100.00%</text:p>
          </table:table-cell>
          <table:table-cell table:formula="of:=[.H21]+[.I21]+[.J21]" office:value-type="percentage" office:value="5">
            <text:p>500.00%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2">
            <text:p>2</text:p>
          </table:table-cell>
          <table:table-cell table:formula="of:=[.A22]-[.B22]" office:value-type="float" office:value="0">
            <text:p>0</text:p>
          </table:table-cell>
          <table:table-cell table:formula="of:=[.C22]/[.B22]" office:value-type="float" office:value="0">
            <text:p>0.0</text:p>
          </table:table-cell>
          <table:table-cell table:formula="of:=[.B22]+1" office:value-type="float" office:value="3">
            <text:p>3.0</text:p>
          </table:table-cell>
          <table:table-cell table:formula="of:=([.B22]+2)/2" office:value-type="float" office:value="2">
            <text:p>2.0</text:p>
          </table:table-cell>
          <table:table-cell table:formula="of:=(([.A22]-[.B22])-3)/[.A22]" office:value-type="percentage" office:value="-1.5">
            <text:p>-150.00%</text:p>
          </table:table-cell>
          <table:table-cell table:style-name="ce21" table:formula="of:=([.B22] + 1)/[.A22]" office:value-type="percentage" office:value="1.5">
            <text:p>150.00%</text:p>
          </table:table-cell>
          <table:table-cell table:formula="of:=1/[.A22]" office:value-type="percentage" office:value="0.5">
            <text:p>50.00%</text:p>
          </table:table-cell>
          <table:table-cell table:style-name="ce23" table:formula="of:=1/[.A22]" office:value-type="percentage" office:value="0.5">
            <text:p>50.00%</text:p>
          </table:table-cell>
          <table:table-cell table:formula="of:=[.H22]+[.I22]+[.J22]" office:value-type="percentage" office:value="2.5">
            <text:p>250.00%</text:p>
          </table:table-cell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23]-[.B23]" office:value-type="float" office:value="1">
            <text:p>1</text:p>
          </table:table-cell>
          <table:table-cell table:formula="of:=[.C23]/[.B23]" office:value-type="float" office:value="0.5">
            <text:p>0.5</text:p>
          </table:table-cell>
          <table:table-cell table:formula="of:=[.B23]+1" office:value-type="float" office:value="3">
            <text:p>3.0</text:p>
          </table:table-cell>
          <table:table-cell table:formula="of:=([.B23]+2)/2" office:value-type="float" office:value="2">
            <text:p>2.0</text:p>
          </table:table-cell>
          <table:table-cell table:formula="of:=(([.A23]-[.B23])-3)/[.A23]" office:value-type="percentage" office:value="-0.666666666666667">
            <text:p>-66.67%</text:p>
          </table:table-cell>
          <table:table-cell table:style-name="ce21" table:formula="of:=([.B23] + 1)/[.A23]" office:value-type="percentage" office:value="1">
            <text:p>100.00%</text:p>
          </table:table-cell>
          <table:table-cell table:formula="of:=1/[.A23]" office:value-type="percentage" office:value="0.333333333333333">
            <text:p>33.33%</text:p>
          </table:table-cell>
          <table:table-cell table:style-name="ce23" table:formula="of:=1/[.A23]" office:value-type="percentage" office:value="0.333333333333333">
            <text:p>33.33%</text:p>
          </table:table-cell>
          <table:table-cell table:formula="of:=[.H23]+[.I23]+[.J23]" office:value-type="percentage" office:value="1.66666666666667">
            <text:p>166.67%</text:p>
          </table:table-cell>
          <table:table-cell table:number-columns-repeated="1013"/>
        </table:table-row>
        <table:table-row table:style-name="ro3">
          <table:table-cell table:formula="of:=[.A23]+1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A24]-[.B24]" office:value-type="float" office:value="2">
            <text:p>2</text:p>
          </table:table-cell>
          <table:table-cell table:formula="of:=[.C24]/[.B24]" office:value-type="float" office:value="1">
            <text:p>1.0</text:p>
          </table:table-cell>
          <table:table-cell table:formula="of:=[.B24]+1" office:value-type="float" office:value="3">
            <text:p>3.0</text:p>
          </table:table-cell>
          <table:table-cell table:formula="of:=([.B24]+2)/2" office:value-type="float" office:value="2">
            <text:p>2.0</text:p>
          </table:table-cell>
          <table:table-cell table:formula="of:=(([.A24]-[.B24])-3)/[.A24]" office:value-type="percentage" office:value="-0.25">
            <text:p>-25.00%</text:p>
          </table:table-cell>
          <table:table-cell table:style-name="ce21" table:formula="of:=([.B24] + 1)/[.A24]" office:value-type="percentage" office:value="0.75">
            <text:p>75.00%</text:p>
          </table:table-cell>
          <table:table-cell table:formula="of:=1/[.A24]" office:value-type="percentage" office:value="0.25">
            <text:p>25.00%</text:p>
          </table:table-cell>
          <table:table-cell table:style-name="ce23" table:formula="of:=1/[.A24]" office:value-type="percentage" office:value="0.25">
            <text:p>25.00%</text:p>
          </table:table-cell>
          <table:table-cell table:formula="of:=[.H24]+[.I24]+[.J24]" office:value-type="percentage" office:value="1.25">
            <text:p>125.00%</text:p>
          </table:table-cell>
          <table:table-cell table:number-columns-repeated="1013"/>
        </table:table-row>
        <table:table-row table:style-name="ro3">
          <table:table-cell table:formula="of:=[.A24]+1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A25]-[.B25]" office:value-type="float" office:value="3">
            <text:p>3</text:p>
          </table:table-cell>
          <table:table-cell table:formula="of:=[.C25]/[.B25]" office:value-type="float" office:value="1.5">
            <text:p>1.5</text:p>
          </table:table-cell>
          <table:table-cell table:formula="of:=[.B25]+1" office:value-type="float" office:value="3">
            <text:p>3.0</text:p>
          </table:table-cell>
          <table:table-cell table:formula="of:=([.B25]+2)/2" office:value-type="float" office:value="2">
            <text:p>2.0</text:p>
          </table:table-cell>
          <table:table-cell table:formula="of:=(([.A25]-[.B25])-3)/[.A25]" office:value-type="percentage" office:value="0">
            <text:p>0.00%</text:p>
          </table:table-cell>
          <table:table-cell table:style-name="ce21" table:formula="of:=([.B25] + 1)/[.A25]" office:value-type="percentage" office:value="0.6">
            <text:p>60.00%</text:p>
          </table:table-cell>
          <table:table-cell table:formula="of:=1/[.A25]" office:value-type="percentage" office:value="0.2">
            <text:p>20.00%</text:p>
          </table:table-cell>
          <table:table-cell table:style-name="ce23" table:formula="of:=1/[.A25]" office:value-type="percentage" office:value="0.2">
            <text:p>20.00%</text:p>
          </table:table-cell>
          <table:table-cell table:formula="of:=[.H25]+[.I25]+[.J25]" office:value-type="percentage" office:value="1">
            <text:p>100.00%</text:p>
          </table:table-cell>
          <table:table-cell table:number-columns-repeated="1013"/>
        </table:table-row>
        <table:table-row table:style-name="ro3">
          <table:table-cell table:formula="of:=[.A25]+1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26]-[.B26]" office:value-type="float" office:value="4">
            <text:p>4</text:p>
          </table:table-cell>
          <table:table-cell table:formula="of:=[.C26]/[.B26]" office:value-type="float" office:value="2">
            <text:p>2.0</text:p>
          </table:table-cell>
          <table:table-cell table:formula="of:=[.B26]+1" office:value-type="float" office:value="3">
            <text:p>3.0</text:p>
          </table:table-cell>
          <table:table-cell table:formula="of:=([.B26]+2)/2" office:value-type="float" office:value="2">
            <text:p>2.0</text:p>
          </table:table-cell>
          <table:table-cell table:formula="of:=(([.A26]-[.B26])-3)/[.A26]" office:value-type="percentage" office:value="0.166666666666667">
            <text:p>16.67%</text:p>
          </table:table-cell>
          <table:table-cell table:style-name="ce21" table:formula="of:=([.B26] + 1)/[.A26]" office:value-type="percentage" office:value="0.5">
            <text:p>50.00%</text:p>
          </table:table-cell>
          <table:table-cell table:formula="of:=1/[.A26]" office:value-type="percentage" office:value="0.166666666666667">
            <text:p>16.67%</text:p>
          </table:table-cell>
          <table:table-cell table:style-name="ce23" table:formula="of:=1/[.A26]" office:value-type="percentage" office:value="0.166666666666667">
            <text:p>16.67%</text:p>
          </table:table-cell>
          <table:table-cell table:formula="of:=[.H26]+[.I26]+[.J26]" office:value-type="percentage" office:value="0.833333333333333">
            <text:p>83.33%</text:p>
          </table:table-cell>
          <table:table-cell table:number-columns-repeated="1013"/>
        </table:table-row>
        <table:table-row table:style-name="ro3">
          <table:table-cell table:formula="of:=[.A26]+1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A27]-[.B27]" office:value-type="float" office:value="5">
            <text:p>5</text:p>
          </table:table-cell>
          <table:table-cell table:formula="of:=[.C27]/[.B27]" office:value-type="float" office:value="2.5">
            <text:p>2.5</text:p>
          </table:table-cell>
          <table:table-cell table:formula="of:=[.B27]+1" office:value-type="float" office:value="3">
            <text:p>3.0</text:p>
          </table:table-cell>
          <table:table-cell table:formula="of:=([.B27]+2)/2" office:value-type="float" office:value="2">
            <text:p>2.0</text:p>
          </table:table-cell>
          <table:table-cell table:formula="of:=(([.A27]-[.B27])-3)/[.A27]" office:value-type="percentage" office:value="0.285714285714286">
            <text:p>28.57%</text:p>
          </table:table-cell>
          <table:table-cell table:style-name="ce21" table:formula="of:=([.B27] + 1)/[.A27]" office:value-type="percentage" office:value="0.428571428571429">
            <text:p>42.86%</text:p>
          </table:table-cell>
          <table:table-cell table:formula="of:=1/[.A27]" office:value-type="percentage" office:value="0.142857142857143">
            <text:p>14.29%</text:p>
          </table:table-cell>
          <table:table-cell table:style-name="ce23" table:formula="of:=1/[.A27]" office:value-type="percentage" office:value="0.142857142857143">
            <text:p>14.29%</text:p>
          </table:table-cell>
          <table:table-cell table:formula="of:=[.H27]+[.I27]+[.J27]" office:value-type="percentage" office:value="0.714285714285714">
            <text:p>71.43%</text:p>
          </table:table-cell>
          <table:table-cell table:number-columns-repeated="1013"/>
        </table:table-row>
        <table:table-row table:style-name="ro2">
          <table:table-cell table:formula="of:=[.A27]+1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28]-[.B28]" office:value-type="float" office:value="6">
            <text:p>6</text:p>
          </table:table-cell>
          <table:table-cell table:formula="of:=[.C28]/[.B28]" office:value-type="float" office:value="3">
            <text:p>3.0</text:p>
          </table:table-cell>
          <table:table-cell table:formula="of:=[.B28]+1" office:value-type="float" office:value="3">
            <text:p>3.0</text:p>
          </table:table-cell>
          <table:table-cell table:formula="of:=([.B28]+2)/2" office:value-type="float" office:value="2">
            <text:p>2.0</text:p>
          </table:table-cell>
          <table:table-cell table:formula="of:=(([.A28]-[.B28])-3)/[.A28]" office:value-type="percentage" office:value="0.375">
            <text:p>37.50%</text:p>
          </table:table-cell>
          <table:table-cell table:style-name="ce21" table:formula="of:=([.B28] + 1)/[.A28]" office:value-type="percentage" office:value="0.375">
            <text:p>37.50%</text:p>
          </table:table-cell>
          <table:table-cell table:formula="of:=1/[.A28]" office:value-type="percentage" office:value="0.125">
            <text:p>12.50%</text:p>
          </table:table-cell>
          <table:table-cell table:style-name="ce23" table:formula="of:=1/[.A28]" office:value-type="percentage" office:value="0.125">
            <text:p>12.50%</text:p>
          </table:table-cell>
          <table:table-cell table:formula="of:=[.H28]+[.I28]+[.J28]" office:value-type="percentage" office:value="0.625">
            <text:p>62.50%</text:p>
          </table:table-cell>
          <table:table-cell table:number-columns-repeated="1013"/>
        </table:table-row>
        <table:table-row table:style-name="ro2">
          <table:table-cell table:formula="of:=[.A28]+1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A29]-[.B29]" office:value-type="float" office:value="7">
            <text:p>7</text:p>
          </table:table-cell>
          <table:table-cell table:formula="of:=[.C29]/[.B29]" office:value-type="float" office:value="3.5">
            <text:p>3.5</text:p>
          </table:table-cell>
          <table:table-cell table:formula="of:=[.B29]+1" office:value-type="float" office:value="3">
            <text:p>3.0</text:p>
          </table:table-cell>
          <table:table-cell table:formula="of:=([.B29]+2)/2" office:value-type="float" office:value="2">
            <text:p>2.0</text:p>
          </table:table-cell>
          <table:table-cell table:formula="of:=(([.A29]-[.B29])-3)/[.A29]" office:value-type="percentage" office:value="0.444444444444444">
            <text:p>44.44%</text:p>
          </table:table-cell>
          <table:table-cell table:style-name="ce21" table:formula="of:=([.B29] + 1)/[.A29]" office:value-type="percentage" office:value="0.333333333333333">
            <text:p>33.33%</text:p>
          </table:table-cell>
          <table:table-cell table:formula="of:=1/[.A29]" office:value-type="percentage" office:value="0.111111111111111">
            <text:p>11.11%</text:p>
          </table:table-cell>
          <table:table-cell table:style-name="ce23" table:formula="of:=1/[.A29]" office:value-type="percentage" office:value="0.111111111111111">
            <text:p>11.11%</text:p>
          </table:table-cell>
          <table:table-cell table:formula="of:=[.H29]+[.I29]+[.J29]" office:value-type="percentage" office:value="0.555555555555556">
            <text:p>55.56%</text:p>
          </table:table-cell>
          <table:table-cell table:number-columns-repeated="1013"/>
        </table:table-row>
        <table:table-row table:style-name="ro2">
          <table:table-cell table:formula="of:=[.A29]+1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A30]-[.B30]" office:value-type="float" office:value="8">
            <text:p>8</text:p>
          </table:table-cell>
          <table:table-cell table:formula="of:=[.C30]/[.B30]" office:value-type="float" office:value="4">
            <text:p>4.0</text:p>
          </table:table-cell>
          <table:table-cell table:formula="of:=[.B30]+1" office:value-type="float" office:value="3">
            <text:p>3.0</text:p>
          </table:table-cell>
          <table:table-cell table:formula="of:=([.B30]+2)/2" office:value-type="float" office:value="2">
            <text:p>2.0</text:p>
          </table:table-cell>
          <table:table-cell table:formula="of:=(([.A30]-[.B30])-3)/[.A30]" office:value-type="percentage" office:value="0.5">
            <text:p>50.00%</text:p>
          </table:table-cell>
          <table:table-cell table:style-name="ce21" table:formula="of:=([.B30] + 1)/[.A30]" office:value-type="percentage" office:value="0.3">
            <text:p>30.00%</text:p>
          </table:table-cell>
          <table:table-cell table:formula="of:=1/[.A30]" office:value-type="percentage" office:value="0.1">
            <text:p>10.00%</text:p>
          </table:table-cell>
          <table:table-cell table:style-name="ce23" table:formula="of:=1/[.A30]" office:value-type="percentage" office:value="0.1">
            <text:p>10.00%</text:p>
          </table:table-cell>
          <table:table-cell table:formula="of:=[.H30]+[.I30]+[.J30]" office:value-type="percentage" office:value="0.5">
            <text:p>50.00%</text:p>
          </table:table-cell>
          <table:table-cell table:number-columns-repeated="1013"/>
        </table:table-row>
        <table:table-row table:style-name="ro2">
          <table:table-cell table:formula="of:=[.A30]+1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A31]-[.B31]" office:value-type="float" office:value="9">
            <text:p>9</text:p>
          </table:table-cell>
          <table:table-cell table:formula="of:=[.C31]/[.B31]" office:value-type="float" office:value="4.5">
            <text:p>4.5</text:p>
          </table:table-cell>
          <table:table-cell table:formula="of:=[.B31]+1" office:value-type="float" office:value="3">
            <text:p>3.0</text:p>
          </table:table-cell>
          <table:table-cell table:formula="of:=([.B31]+2)/2" office:value-type="float" office:value="2">
            <text:p>2.0</text:p>
          </table:table-cell>
          <table:table-cell table:formula="of:=(([.A31]-[.B31])-3)/[.A31]" office:value-type="percentage" office:value="0.545454545454545">
            <text:p>54.55%</text:p>
          </table:table-cell>
          <table:table-cell table:style-name="ce21" table:formula="of:=([.B31] + 1)/[.A31]" office:value-type="percentage" office:value="0.272727272727273">
            <text:p>27.27%</text:p>
          </table:table-cell>
          <table:table-cell table:formula="of:=1/[.A31]" office:value-type="percentage" office:value="0.0909090909090909">
            <text:p>9.09%</text:p>
          </table:table-cell>
          <table:table-cell table:style-name="ce23" table:formula="of:=1/[.A31]" office:value-type="percentage" office:value="0.0909090909090909">
            <text:p>9.09%</text:p>
          </table:table-cell>
          <table:table-cell table:formula="of:=[.H31]+[.I31]+[.J31]" office:value-type="percentage" office:value="0.454545454545455">
            <text:p>45.45%</text:p>
          </table:table-cell>
          <table:table-cell table:number-columns-repeated="1013"/>
        </table:table-row>
        <table:table-row table:style-name="ro2">
          <table:table-cell table:formula="of:=[.A31]+1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A32]-[.B32]" office:value-type="float" office:value="10">
            <text:p>10</text:p>
          </table:table-cell>
          <table:table-cell table:formula="of:=[.C32]/[.B32]" office:value-type="float" office:value="5">
            <text:p>5.0</text:p>
          </table:table-cell>
          <table:table-cell table:formula="of:=[.B32]+1" office:value-type="float" office:value="3">
            <text:p>3.0</text:p>
          </table:table-cell>
          <table:table-cell table:formula="of:=([.B32]+2)/2" office:value-type="float" office:value="2">
            <text:p>2.0</text:p>
          </table:table-cell>
          <table:table-cell table:formula="of:=(([.A32]-[.B32])-3)/[.A32]" office:value-type="percentage" office:value="0.583333333333333">
            <text:p>58.33%</text:p>
          </table:table-cell>
          <table:table-cell table:style-name="ce21" table:formula="of:=([.B32] + 1)/[.A32]" office:value-type="percentage" office:value="0.25">
            <text:p>25.00%</text:p>
          </table:table-cell>
          <table:table-cell table:formula="of:=1/[.A32]" office:value-type="percentage" office:value="0.0833333333333333">
            <text:p>8.33%</text:p>
          </table:table-cell>
          <table:table-cell table:style-name="ce23" table:formula="of:=1/[.A32]" office:value-type="percentage" office:value="0.0833333333333333">
            <text:p>8.33%</text:p>
          </table:table-cell>
          <table:table-cell table:formula="of:=[.H32]+[.I32]+[.J32]" office:value-type="percentage" office:value="0.416666666666667">
            <text:p>41.67%</text:p>
          </table:table-cell>
          <table:table-cell table:number-columns-repeated="101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[.A33]-[.B33]" office:value-type="float" office:value="14">
            <text:p>14</text:p>
          </table:table-cell>
          <table:table-cell table:formula="of:=[.C33]/[.B33]" office:value-type="float" office:value="7">
            <text:p>7.0</text:p>
          </table:table-cell>
          <table:table-cell table:formula="of:=[.B33]+1" office:value-type="float" office:value="3">
            <text:p>3.0</text:p>
          </table:table-cell>
          <table:table-cell table:formula="of:=([.B33]+2)/2" office:value-type="float" office:value="2">
            <text:p>2.0</text:p>
          </table:table-cell>
          <table:table-cell table:formula="of:=(([.A33]-[.B33])-3)/[.A33]" office:value-type="percentage" office:value="0.6875">
            <text:p>68.75%</text:p>
          </table:table-cell>
          <table:table-cell table:style-name="ce21" table:formula="of:=([.B33] + 1)/[.A33]" office:value-type="percentage" office:value="0.1875">
            <text:p>18.75%</text:p>
          </table:table-cell>
          <table:table-cell table:formula="of:=1/[.A33]" office:value-type="percentage" office:value="0.0625">
            <text:p>6.25%</text:p>
          </table:table-cell>
          <table:table-cell table:style-name="ce23" table:formula="of:=1/[.A33]" office:value-type="percentage" office:value="0.0625">
            <text:p>6.25%</text:p>
          </table:table-cell>
          <table:table-cell table:formula="of:=[.H33]+[.I33]+[.J33]" office:value-type="percentage" office:value="0.3125">
            <text:p>31.25%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[.A34]-[.B34]" office:value-type="float" office:value="18">
            <text:p>18</text:p>
          </table:table-cell>
          <table:table-cell table:formula="of:=[.C34]/[.B34]" office:value-type="float" office:value="9">
            <text:p>9.0</text:p>
          </table:table-cell>
          <table:table-cell table:formula="of:=[.B34]+1" office:value-type="float" office:value="3">
            <text:p>3.0</text:p>
          </table:table-cell>
          <table:table-cell table:formula="of:=([.B34]+2)/2" office:value-type="float" office:value="2">
            <text:p>2.0</text:p>
          </table:table-cell>
          <table:table-cell table:formula="of:=(([.A34]-[.B34])-3)/[.A34]" office:value-type="percentage" office:value="0.75">
            <text:p>75.00%</text:p>
          </table:table-cell>
          <table:table-cell table:style-name="ce21" table:formula="of:=([.B34] + 1)/[.A34]" office:value-type="percentage" office:value="0.15">
            <text:p>15.00%</text:p>
          </table:table-cell>
          <table:table-cell table:formula="of:=1/[.A34]" office:value-type="percentage" office:value="0.05">
            <text:p>5.00%</text:p>
          </table:table-cell>
          <table:table-cell table:style-name="ce23" table:formula="of:=1/[.A34]" office:value-type="percentage" office:value="0.05">
            <text:p>5.00%</text:p>
          </table:table-cell>
          <table:table-cell table:formula="of:=[.H34]+[.I34]+[.J34]" office:value-type="percentage" office:value="0.25">
            <text:p>25.00%</text:p>
          </table:table-cell>
          <table:table-cell table:number-columns-repeated="1013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9" table:formula="of:=[.A35]-[.B35]" office:value-type="float" office:value="22">
            <text:p>22</text:p>
          </table:table-cell>
          <table:table-cell table:style-name="ce12" table:formula="of:=[.C35]/[.B35]" office:value-type="float" office:value="11">
            <text:p>11.0</text:p>
          </table:table-cell>
          <table:table-cell table:style-name="ce15" table:formula="of:=[.B35]+1" office:value-type="float" office:value="3">
            <text:p>3.0</text:p>
          </table:table-cell>
          <table:table-cell table:style-name="ce15" table:formula="of:=([.B35]+2)/2" office:value-type="float" office:value="2">
            <text:p>2.0</text:p>
          </table:table-cell>
          <table:table-cell table:style-name="ce19" table:formula="of:=(([.A35]-[.B35])-3)/[.A35]" office:value-type="percentage" office:value="0.791666666666667">
            <text:p>79.17%</text:p>
          </table:table-cell>
          <table:table-cell table:style-name="ce22" table:formula="of:=([.B35] + 1)/[.A35]" office:value-type="percentage" office:value="0.125">
            <text:p>12.50%</text:p>
          </table:table-cell>
          <table:table-cell table:style-name="ce24" table:formula="of:=1/[.A35]" office:value-type="percentage" office:value="0.0416666666666667">
            <text:p>4.17%</text:p>
          </table:table-cell>
          <table:table-cell table:style-name="ce24" table:formula="of:=1/[.A35]" office:value-type="percentage" office:value="0.0416666666666667">
            <text:p>4.17%</text:p>
          </table:table-cell>
          <table:table-cell table:style-name="ce28" table:formula="of:=[.H35]+[.I35]+[.J35]" office:value-type="percentage" office:value="0.208333333333333">
            <text:p>20.83%</text:p>
          </table:table-cell>
          <table:table-cell table:style-name="ce2" table:number-columns-repeated="1013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style-name="ce9" table:formula="of:=[.A36]-[.B36]" office:value-type="float" office:value="28">
            <text:p>28</text:p>
          </table:table-cell>
          <table:table-cell table:style-name="ce12" table:formula="of:=[.C36]/[.B36]" office:value-type="float" office:value="14">
            <text:p>14.0</text:p>
          </table:table-cell>
          <table:table-cell table:style-name="ce15" table:formula="of:=[.B36]+1" office:value-type="float" office:value="3">
            <text:p>3.0</text:p>
          </table:table-cell>
          <table:table-cell table:style-name="ce15" table:formula="of:=([.B36]+2)/2" office:value-type="float" office:value="2">
            <text:p>2.0</text:p>
          </table:table-cell>
          <table:table-cell table:style-name="ce19" table:formula="of:=(([.A36]-[.B36])-3)/[.A36]" office:value-type="percentage" office:value="0.833333333333333">
            <text:p>83.33%</text:p>
          </table:table-cell>
          <table:table-cell table:style-name="ce22" table:formula="of:=([.B36] + 1)/[.A36]" office:value-type="percentage" office:value="0.1">
            <text:p>10.00%</text:p>
          </table:table-cell>
          <table:table-cell table:style-name="ce24" table:formula="of:=1/[.A36]" office:value-type="percentage" office:value="0.0333333333333333">
            <text:p>3.33%</text:p>
          </table:table-cell>
          <table:table-cell table:style-name="ce24" table:formula="of:=1/[.A36]" office:value-type="percentage" office:value="0.0333333333333333">
            <text:p>3.33%</text:p>
          </table:table-cell>
          <table:table-cell table:style-name="ce28" table:formula="of:=[.H36]+[.I36]+[.J36]" office:value-type="percentage" office:value="0.166666666666667">
            <text:p>16.67%</text:p>
          </table:table-cell>
          <table:table-cell table:style-name="ce2" table:number-columns-repeated="1013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9" table:formula="of:=[.A37]-[.B37]" office:value-type="float" office:value="34">
            <text:p>34</text:p>
          </table:table-cell>
          <table:table-cell table:style-name="ce12" table:formula="of:=[.C37]/[.B37]" office:value-type="float" office:value="17">
            <text:p>17.0</text:p>
          </table:table-cell>
          <table:table-cell table:style-name="ce15" table:formula="of:=[.B37]+1" office:value-type="float" office:value="3">
            <text:p>3.0</text:p>
          </table:table-cell>
          <table:table-cell table:style-name="ce15" table:formula="of:=([.B37]+2)/2" office:value-type="float" office:value="2">
            <text:p>2.0</text:p>
          </table:table-cell>
          <table:table-cell table:style-name="ce19" table:formula="of:=(([.A37]-[.B37])-3)/[.A37]" office:value-type="percentage" office:value="0.861111111111111">
            <text:p>86.11%</text:p>
          </table:table-cell>
          <table:table-cell table:style-name="ce22" table:formula="of:=([.B37] + 1)/[.A37]" office:value-type="percentage" office:value="0.0833333333333333">
            <text:p>8.33%</text:p>
          </table:table-cell>
          <table:table-cell table:style-name="ce24" table:formula="of:=1/[.A37]" office:value-type="percentage" office:value="0.0277777777777778">
            <text:p>2.78%</text:p>
          </table:table-cell>
          <table:table-cell table:style-name="ce24" table:formula="of:=1/[.A37]" office:value-type="percentage" office:value="0.0277777777777778">
            <text:p>2.78%</text:p>
          </table:table-cell>
          <table:table-cell table:style-name="ce28" table:formula="of:=[.H37]+[.I37]+[.J37]" office:value-type="percentage" office:value="0.138888888888889">
            <text:p>13.89%</text:p>
          </table:table-cell>
          <table:table-cell table:style-name="ce2" table:number-columns-repeated="1013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 office:value-type="float" office:value="2">
            <text:p>2</text:p>
          </table:table-cell>
          <table:table-cell table:style-name="ce9" table:formula="of:=[.A38]-[.B38]" office:value-type="float" office:value="58">
            <text:p>58</text:p>
          </table:table-cell>
          <table:table-cell table:style-name="ce12" table:formula="of:=[.C38]/[.B38]" office:value-type="float" office:value="29">
            <text:p>29.0</text:p>
          </table:table-cell>
          <table:table-cell table:style-name="ce15" table:formula="of:=[.B38]+1" office:value-type="float" office:value="3">
            <text:p>3.0</text:p>
          </table:table-cell>
          <table:table-cell table:style-name="ce15" table:formula="of:=([.B38]+2)/2" office:value-type="float" office:value="2">
            <text:p>2.0</text:p>
          </table:table-cell>
          <table:table-cell table:style-name="ce19" table:formula="of:=(([.A38]-[.B38])-3)/[.A38]" office:value-type="percentage" office:value="0.916666666666667">
            <text:p>91.67%</text:p>
          </table:table-cell>
          <table:table-cell table:style-name="ce22" table:formula="of:=([.B38] + 1)/[.A38]" office:value-type="percentage" office:value="0.05">
            <text:p>5.00%</text:p>
          </table:table-cell>
          <table:table-cell table:style-name="ce24" table:formula="of:=1/[.A38]" office:value-type="percentage" office:value="0.0166666666666667">
            <text:p>1.67%</text:p>
          </table:table-cell>
          <table:table-cell table:style-name="ce24" table:formula="of:=1/[.A38]" office:value-type="percentage" office:value="0.0166666666666667">
            <text:p>1.67%</text:p>
          </table:table-cell>
          <table:table-cell table:style-name="ce28" table:formula="of:=[.H38]+[.I38]+[.J38]" office:value-type="percentage" office:value="0.0833333333333333">
            <text:p>8.33%</text:p>
          </table:table-cell>
          <table:table-cell table:style-name="ce2" table:number-columns-repeated="1013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9" table:formula="of:=[.A39]-[.B39]" office:value-type="float" office:value="70">
            <text:p>70</text:p>
          </table:table-cell>
          <table:table-cell table:style-name="ce12" table:formula="of:=[.C39]/[.B39]" office:value-type="float" office:value="35">
            <text:p>35.0</text:p>
          </table:table-cell>
          <table:table-cell table:style-name="ce15" table:formula="of:=[.B39]+1" office:value-type="float" office:value="3">
            <text:p>3.0</text:p>
          </table:table-cell>
          <table:table-cell table:style-name="ce15" table:formula="of:=([.B39]+2)/2" office:value-type="float" office:value="2">
            <text:p>2.0</text:p>
          </table:table-cell>
          <table:table-cell table:style-name="ce19" table:formula="of:=(([.A39]-[.B39])-3)/[.A39]" office:value-type="percentage" office:value="0.930555555555556">
            <text:p>93.06%</text:p>
          </table:table-cell>
          <table:table-cell table:style-name="ce22" table:formula="of:=([.B39] + 1)/[.A39]" office:value-type="percentage" office:value="0.0416666666666667">
            <text:p>4.17%</text:p>
          </table:table-cell>
          <table:table-cell table:style-name="ce24" table:formula="of:=1/[.A39]" office:value-type="percentage" office:value="0.0138888888888889">
            <text:p>1.39%</text:p>
          </table:table-cell>
          <table:table-cell table:style-name="ce24" table:formula="of:=1/[.A39]" office:value-type="percentage" office:value="0.0138888888888889">
            <text:p>1.39%</text:p>
          </table:table-cell>
          <table:table-cell table:style-name="ce28" table:formula="of:=[.H39]+[.I39]+[.J39]" office:value-type="percentage" office:value="0.0694444444444444">
            <text:p>6.94%</text:p>
          </table:table-cell>
          <table:table-cell table:style-name="ce2"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A40]-[.B40]" office:value-type="float" office:value="-2">
            <text:p>-2</text:p>
          </table:table-cell>
          <table:table-cell table:formula="of:=[.C40]/[.B40]" office:value-type="float" office:value="-0.666666666666667">
            <text:p>-0.7</text:p>
          </table:table-cell>
          <table:table-cell table:formula="of:=[.B40]+1" office:value-type="float" office:value="4">
            <text:p>4.0</text:p>
          </table:table-cell>
          <table:table-cell table:formula="of:=([.B40]+2)/2" office:value-type="float" office:value="2.5">
            <text:p>2.5</text:p>
          </table:table-cell>
          <table:table-cell table:formula="of:=(([.A40]-[.B40])-3)/[.A40]" office:value-type="percentage" office:value="-5">
            <text:p>-500.00%</text:p>
          </table:table-cell>
          <table:table-cell table:style-name="ce21" table:formula="of:=([.B40] + 1)/[.A40]" office:value-type="percentage" office:value="4">
            <text:p>400.00%</text:p>
          </table:table-cell>
          <table:table-cell table:formula="of:=1/[.A40]" office:value-type="percentage" office:value="1">
            <text:p>100.00%</text:p>
          </table:table-cell>
          <table:table-cell table:style-name="ce23" table:formula="of:=1/[.A40]" office:value-type="percentage" office:value="1">
            <text:p>100.00%</text:p>
          </table:table-cell>
          <table:table-cell table:formula="of:=[.H40]+[.I40]+[.J40]" office:value-type="percentage" office:value="6">
            <text:p>600.00%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41]-[.B41]" office:value-type="float" office:value="-1">
            <text:p>-1</text:p>
          </table:table-cell>
          <table:table-cell table:formula="of:=[.C41]/[.B41]" office:value-type="float" office:value="-0.333333333333333">
            <text:p>-0.3</text:p>
          </table:table-cell>
          <table:table-cell table:formula="of:=[.B41]+1" office:value-type="float" office:value="4">
            <text:p>4.0</text:p>
          </table:table-cell>
          <table:table-cell table:formula="of:=([.B41]+2)/2" office:value-type="float" office:value="2.5">
            <text:p>2.5</text:p>
          </table:table-cell>
          <table:table-cell table:formula="of:=(([.A41]-[.B41])-3)/[.A41]" office:value-type="percentage" office:value="-2">
            <text:p>-200.00%</text:p>
          </table:table-cell>
          <table:table-cell table:style-name="ce21" table:formula="of:=([.B41] + 1)/[.A41]" office:value-type="percentage" office:value="2">
            <text:p>200.00%</text:p>
          </table:table-cell>
          <table:table-cell table:formula="of:=1/[.A41]" office:value-type="percentage" office:value="0.5">
            <text:p>50.00%</text:p>
          </table:table-cell>
          <table:table-cell table:style-name="ce23" table:formula="of:=1/[.A41]" office:value-type="percentage" office:value="0.5">
            <text:p>50.00%</text:p>
          </table:table-cell>
          <table:table-cell table:formula="of:=[.H41]+[.I41]+[.J41]" office:value-type="percentage" office:value="3">
            <text:p>300.00%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3">
            <text:p>3</text:p>
          </table:table-cell>
          <table:table-cell table:formula="of:=[.A42]-[.B42]" office:value-type="float" office:value="0">
            <text:p>0</text:p>
          </table:table-cell>
          <table:table-cell table:formula="of:=[.C42]/[.B42]" office:value-type="float" office:value="0">
            <text:p>0.0</text:p>
          </table:table-cell>
          <table:table-cell table:formula="of:=[.B42]+1" office:value-type="float" office:value="4">
            <text:p>4.0</text:p>
          </table:table-cell>
          <table:table-cell table:formula="of:=([.B42]+2)/2" office:value-type="float" office:value="2.5">
            <text:p>2.5</text:p>
          </table:table-cell>
          <table:table-cell table:formula="of:=(([.A42]-[.B42])-3)/[.A42]" office:value-type="percentage" office:value="-1">
            <text:p>-100.00%</text:p>
          </table:table-cell>
          <table:table-cell table:style-name="ce21" table:formula="of:=([.B42] + 1)/[.A42]" office:value-type="percentage" office:value="1.33333333333333">
            <text:p>133.33%</text:p>
          </table:table-cell>
          <table:table-cell table:formula="of:=1/[.A42]" office:value-type="percentage" office:value="0.333333333333333">
            <text:p>33.33%</text:p>
          </table:table-cell>
          <table:table-cell table:style-name="ce23" table:formula="of:=1/[.A42]" office:value-type="percentage" office:value="0.333333333333333">
            <text:p>33.33%</text:p>
          </table:table-cell>
          <table:table-cell table:formula="of:=[.H42]+[.I42]+[.J42]" office:value-type="percentage" office:value="2">
            <text:p>200.00%</text:p>
          </table:table-cell>
          <table:table-cell table:number-columns-repeated="1013"/>
        </table:table-row>
        <table:table-row table:style-name="ro3">
          <table:table-cell table:formula="of:=[.A42]+1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A43]-[.B43]" office:value-type="float" office:value="1">
            <text:p>1</text:p>
          </table:table-cell>
          <table:table-cell table:formula="of:=[.C43]/[.B43]" office:value-type="float" office:value="0.333333333333333">
            <text:p>0.3</text:p>
          </table:table-cell>
          <table:table-cell table:formula="of:=[.B43]+1" office:value-type="float" office:value="4">
            <text:p>4.0</text:p>
          </table:table-cell>
          <table:table-cell table:formula="of:=([.B43]+2)/2" office:value-type="float" office:value="2.5">
            <text:p>2.5</text:p>
          </table:table-cell>
          <table:table-cell table:formula="of:=(([.A43]-[.B43])-3)/[.A43]" office:value-type="percentage" office:value="-0.5">
            <text:p>-50.00%</text:p>
          </table:table-cell>
          <table:table-cell table:style-name="ce21" table:formula="of:=([.B43] + 1)/[.A43]" office:value-type="percentage" office:value="1">
            <text:p>100.00%</text:p>
          </table:table-cell>
          <table:table-cell table:formula="of:=1/[.A43]" office:value-type="percentage" office:value="0.25">
            <text:p>25.00%</text:p>
          </table:table-cell>
          <table:table-cell table:style-name="ce23" table:formula="of:=1/[.A43]" office:value-type="percentage" office:value="0.25">
            <text:p>25.00%</text:p>
          </table:table-cell>
          <table:table-cell table:formula="of:=[.H43]+[.I43]+[.J43]" office:value-type="percentage" office:value="1.5">
            <text:p>150.00%</text:p>
          </table:table-cell>
          <table:table-cell table:number-columns-repeated="1013"/>
        </table:table-row>
        <table:table-row table:style-name="ro3">
          <table:table-cell table:formula="of:=[.A43]+1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A44]-[.B44]" office:value-type="float" office:value="2">
            <text:p>2</text:p>
          </table:table-cell>
          <table:table-cell table:formula="of:=[.C44]/[.B44]" office:value-type="float" office:value="0.666666666666667">
            <text:p>0.7</text:p>
          </table:table-cell>
          <table:table-cell table:formula="of:=[.B44]+1" office:value-type="float" office:value="4">
            <text:p>4.0</text:p>
          </table:table-cell>
          <table:table-cell table:formula="of:=([.B44]+2)/2" office:value-type="float" office:value="2.5">
            <text:p>2.5</text:p>
          </table:table-cell>
          <table:table-cell table:formula="of:=(([.A44]-[.B44])-3)/[.A44]" office:value-type="percentage" office:value="-0.2">
            <text:p>-20.00%</text:p>
          </table:table-cell>
          <table:table-cell table:style-name="ce21" table:formula="of:=([.B44] + 1)/[.A44]" office:value-type="percentage" office:value="0.8">
            <text:p>80.00%</text:p>
          </table:table-cell>
          <table:table-cell table:formula="of:=1/[.A44]" office:value-type="percentage" office:value="0.2">
            <text:p>20.00%</text:p>
          </table:table-cell>
          <table:table-cell table:style-name="ce23" table:formula="of:=1/[.A44]" office:value-type="percentage" office:value="0.2">
            <text:p>20.00%</text:p>
          </table:table-cell>
          <table:table-cell table:formula="of:=[.H44]+[.I44]+[.J44]" office:value-type="percentage" office:value="1.2">
            <text:p>120.00%</text:p>
          </table:table-cell>
          <table:table-cell table:number-columns-repeated="1013"/>
        </table:table-row>
        <table:table-row table:style-name="ro3">
          <table:table-cell table:formula="of:=[.A44]+1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A45]-[.B45]" office:value-type="float" office:value="3">
            <text:p>3</text:p>
          </table:table-cell>
          <table:table-cell table:formula="of:=[.C45]/[.B45]" office:value-type="float" office:value="1">
            <text:p>1.0</text:p>
          </table:table-cell>
          <table:table-cell table:formula="of:=[.B45]+1" office:value-type="float" office:value="4">
            <text:p>4.0</text:p>
          </table:table-cell>
          <table:table-cell table:formula="of:=([.B45]+2)/2" office:value-type="float" office:value="2.5">
            <text:p>2.5</text:p>
          </table:table-cell>
          <table:table-cell table:formula="of:=(([.A45]-[.B45])-3)/[.A45]" office:value-type="percentage" office:value="0">
            <text:p>0.00%</text:p>
          </table:table-cell>
          <table:table-cell table:style-name="ce21" table:formula="of:=([.B45] + 1)/[.A45]" office:value-type="percentage" office:value="0.666666666666667">
            <text:p>66.67%</text:p>
          </table:table-cell>
          <table:table-cell table:formula="of:=1/[.A45]" office:value-type="percentage" office:value="0.166666666666667">
            <text:p>16.67%</text:p>
          </table:table-cell>
          <table:table-cell table:style-name="ce23" table:formula="of:=1/[.A45]" office:value-type="percentage" office:value="0.166666666666667">
            <text:p>16.67%</text:p>
          </table:table-cell>
          <table:table-cell table:formula="of:=[.H45]+[.I45]+[.J45]" office:value-type="percentage" office:value="1">
            <text:p>100.00%</text:p>
          </table:table-cell>
          <table:table-cell table:number-columns-repeated="1013"/>
        </table:table-row>
        <table:table-row table:style-name="ro3">
          <table:table-cell table:formula="of:=[.A45]+1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A46]-[.B46]" office:value-type="float" office:value="4">
            <text:p>4</text:p>
          </table:table-cell>
          <table:table-cell table:formula="of:=[.C46]/[.B46]" office:value-type="float" office:value="1.33333333333333">
            <text:p>1.3</text:p>
          </table:table-cell>
          <table:table-cell table:formula="of:=[.B46]+1" office:value-type="float" office:value="4">
            <text:p>4.0</text:p>
          </table:table-cell>
          <table:table-cell table:formula="of:=([.B46]+2)/2" office:value-type="float" office:value="2.5">
            <text:p>2.5</text:p>
          </table:table-cell>
          <table:table-cell table:formula="of:=(([.A46]-[.B46])-3)/[.A46]" office:value-type="percentage" office:value="0.142857142857143">
            <text:p>14.29%</text:p>
          </table:table-cell>
          <table:table-cell table:style-name="ce21" table:formula="of:=([.B46] + 1)/[.A46]" office:value-type="percentage" office:value="0.571428571428571">
            <text:p>57.14%</text:p>
          </table:table-cell>
          <table:table-cell table:formula="of:=1/[.A46]" office:value-type="percentage" office:value="0.142857142857143">
            <text:p>14.29%</text:p>
          </table:table-cell>
          <table:table-cell table:style-name="ce23" table:formula="of:=1/[.A46]" office:value-type="percentage" office:value="0.142857142857143">
            <text:p>14.29%</text:p>
          </table:table-cell>
          <table:table-cell table:formula="of:=[.H46]+[.I46]+[.J46]" office:value-type="percentage" office:value="0.857142857142857">
            <text:p>85.71%</text:p>
          </table:table-cell>
          <table:table-cell table:number-columns-repeated="1013"/>
        </table:table-row>
        <table:table-row table:style-name="ro3">
          <table:table-cell table:formula="of:=[.A46]+1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A47]-[.B47]" office:value-type="float" office:value="5">
            <text:p>5</text:p>
          </table:table-cell>
          <table:table-cell table:formula="of:=[.C47]/[.B47]" office:value-type="float" office:value="1.66666666666667">
            <text:p>1.7</text:p>
          </table:table-cell>
          <table:table-cell table:formula="of:=[.B47]+1" office:value-type="float" office:value="4">
            <text:p>4.0</text:p>
          </table:table-cell>
          <table:table-cell table:formula="of:=([.B47]+2)/2" office:value-type="float" office:value="2.5">
            <text:p>2.5</text:p>
          </table:table-cell>
          <table:table-cell table:formula="of:=(([.A47]-[.B47])-3)/[.A47]" office:value-type="percentage" office:value="0.25">
            <text:p>25.00%</text:p>
          </table:table-cell>
          <table:table-cell table:style-name="ce21" table:formula="of:=([.B47] + 1)/[.A47]" office:value-type="percentage" office:value="0.5">
            <text:p>50.00%</text:p>
          </table:table-cell>
          <table:table-cell table:formula="of:=1/[.A47]" office:value-type="percentage" office:value="0.125">
            <text:p>12.50%</text:p>
          </table:table-cell>
          <table:table-cell table:style-name="ce23" table:formula="of:=1/[.A47]" office:value-type="percentage" office:value="0.125">
            <text:p>12.50%</text:p>
          </table:table-cell>
          <table:table-cell table:formula="of:=[.H47]+[.I47]+[.J47]" office:value-type="percentage" office:value="0.75">
            <text:p>75.00%</text:p>
          </table:table-cell>
          <table:table-cell table:number-columns-repeated="1013"/>
        </table:table-row>
        <table:table-row table:style-name="ro3">
          <table:table-cell table:formula="of:=[.A47]+1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A48]-[.B48]" office:value-type="float" office:value="6">
            <text:p>6</text:p>
          </table:table-cell>
          <table:table-cell table:formula="of:=[.C48]/[.B48]" office:value-type="float" office:value="2">
            <text:p>2.0</text:p>
          </table:table-cell>
          <table:table-cell table:formula="of:=[.B48]+1" office:value-type="float" office:value="4">
            <text:p>4.0</text:p>
          </table:table-cell>
          <table:table-cell table:formula="of:=([.B48]+2)/2" office:value-type="float" office:value="2.5">
            <text:p>2.5</text:p>
          </table:table-cell>
          <table:table-cell table:formula="of:=(([.A48]-[.B48])-3)/[.A48]" office:value-type="percentage" office:value="0.333333333333333">
            <text:p>33.33%</text:p>
          </table:table-cell>
          <table:table-cell table:style-name="ce21" table:formula="of:=([.B48] + 1)/[.A48]" office:value-type="percentage" office:value="0.444444444444444">
            <text:p>44.44%</text:p>
          </table:table-cell>
          <table:table-cell table:formula="of:=1/[.A48]" office:value-type="percentage" office:value="0.111111111111111">
            <text:p>11.11%</text:p>
          </table:table-cell>
          <table:table-cell table:style-name="ce23" table:formula="of:=1/[.A48]" office:value-type="percentage" office:value="0.111111111111111">
            <text:p>11.11%</text:p>
          </table:table-cell>
          <table:table-cell table:formula="of:=[.H48]+[.I48]+[.J48]" office:value-type="percentage" office:value="0.666666666666667">
            <text:p>66.67%</text:p>
          </table:table-cell>
          <table:table-cell table:number-columns-repeated="1013"/>
        </table:table-row>
        <table:table-row table:style-name="ro3">
          <table:table-cell table:formula="of:=[.A48]+1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A49]-[.B49]" office:value-type="float" office:value="7">
            <text:p>7</text:p>
          </table:table-cell>
          <table:table-cell table:formula="of:=[.C49]/[.B49]" office:value-type="float" office:value="2.33333333333333">
            <text:p>2.3</text:p>
          </table:table-cell>
          <table:table-cell table:formula="of:=[.B49]+1" office:value-type="float" office:value="4">
            <text:p>4.0</text:p>
          </table:table-cell>
          <table:table-cell table:formula="of:=([.B49]+2)/2" office:value-type="float" office:value="2.5">
            <text:p>2.5</text:p>
          </table:table-cell>
          <table:table-cell table:formula="of:=(([.A49]-[.B49])-3)/[.A49]" office:value-type="percentage" office:value="0.4">
            <text:p>40.00%</text:p>
          </table:table-cell>
          <table:table-cell table:style-name="ce21" table:formula="of:=([.B49] + 1)/[.A49]" office:value-type="percentage" office:value="0.4">
            <text:p>40.00%</text:p>
          </table:table-cell>
          <table:table-cell table:formula="of:=1/[.A49]" office:value-type="percentage" office:value="0.1">
            <text:p>10.00%</text:p>
          </table:table-cell>
          <table:table-cell table:style-name="ce23" table:formula="of:=1/[.A49]" office:value-type="percentage" office:value="0.1">
            <text:p>10.00%</text:p>
          </table:table-cell>
          <table:table-cell table:formula="of:=[.H49]+[.I49]+[.J49]" office:value-type="percentage" office:value="0.6">
            <text:p>60.00%</text:p>
          </table:table-cell>
          <table:table-cell table:number-columns-repeated="1013"/>
        </table:table-row>
        <table:table-row table:style-name="ro3">
          <table:table-cell table:formula="of:=[.A49]+1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[.A50]-[.B50]" office:value-type="float" office:value="8">
            <text:p>8</text:p>
          </table:table-cell>
          <table:table-cell table:formula="of:=[.C50]/[.B50]" office:value-type="float" office:value="2.66666666666667">
            <text:p>2.7</text:p>
          </table:table-cell>
          <table:table-cell table:formula="of:=[.B50]+1" office:value-type="float" office:value="4">
            <text:p>4.0</text:p>
          </table:table-cell>
          <table:table-cell table:formula="of:=([.B50]+2)/2" office:value-type="float" office:value="2.5">
            <text:p>2.5</text:p>
          </table:table-cell>
          <table:table-cell table:formula="of:=(([.A50]-[.B50])-3)/[.A50]" office:value-type="percentage" office:value="0.454545454545455">
            <text:p>45.45%</text:p>
          </table:table-cell>
          <table:table-cell table:style-name="ce21" table:formula="of:=([.B50] + 1)/[.A50]" office:value-type="percentage" office:value="0.363636363636364">
            <text:p>36.36%</text:p>
          </table:table-cell>
          <table:table-cell table:formula="of:=1/[.A50]" office:value-type="percentage" office:value="0.0909090909090909">
            <text:p>9.09%</text:p>
          </table:table-cell>
          <table:table-cell table:style-name="ce23" table:formula="of:=1/[.A50]" office:value-type="percentage" office:value="0.0909090909090909">
            <text:p>9.09%</text:p>
          </table:table-cell>
          <table:table-cell table:formula="of:=[.H50]+[.I50]+[.J50]" office:value-type="percentage" office:value="0.545454545454546">
            <text:p>54.55%</text:p>
          </table:table-cell>
          <table:table-cell table:number-columns-repeated="1013"/>
        </table:table-row>
        <table:table-row table:style-name="ro2">
          <table:table-cell table:formula="of:=[.A50]+1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A51]-[.B51]" office:value-type="float" office:value="9">
            <text:p>9</text:p>
          </table:table-cell>
          <table:table-cell table:formula="of:=[.C51]/[.B51]" office:value-type="float" office:value="3">
            <text:p>3.0</text:p>
          </table:table-cell>
          <table:table-cell table:formula="of:=[.B51]+1" office:value-type="float" office:value="4">
            <text:p>4.0</text:p>
          </table:table-cell>
          <table:table-cell table:formula="of:=([.B51]+2)/2" office:value-type="float" office:value="2.5">
            <text:p>2.5</text:p>
          </table:table-cell>
          <table:table-cell table:formula="of:=(([.A51]-[.B51])-3)/[.A51]" office:value-type="percentage" office:value="0.5">
            <text:p>50.00%</text:p>
          </table:table-cell>
          <table:table-cell table:style-name="ce21" table:formula="of:=([.B51] + 1)/[.A51]" office:value-type="percentage" office:value="0.333333333333333">
            <text:p>33.33%</text:p>
          </table:table-cell>
          <table:table-cell table:formula="of:=1/[.A51]" office:value-type="percentage" office:value="0.0833333333333333">
            <text:p>8.33%</text:p>
          </table:table-cell>
          <table:table-cell table:style-name="ce23" table:formula="of:=1/[.A51]" office:value-type="percentage" office:value="0.0833333333333333">
            <text:p>8.33%</text:p>
          </table:table-cell>
          <table:table-cell table:formula="of:=[.H51]+[.I51]+[.J51]" office:value-type="percentage" office:value="0.5">
            <text:p>50.00%</text:p>
          </table:table-cell>
          <table:table-cell table:number-columns-repeated="101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[.A52]-[.B52]" office:value-type="float" office:value="13">
            <text:p>13</text:p>
          </table:table-cell>
          <table:table-cell table:formula="of:=[.C52]/[.B52]" office:value-type="float" office:value="4.33333333333333">
            <text:p>4.3</text:p>
          </table:table-cell>
          <table:table-cell table:formula="of:=[.B52]+1" office:value-type="float" office:value="4">
            <text:p>4.0</text:p>
          </table:table-cell>
          <table:table-cell table:formula="of:=([.B52]+2)/2" office:value-type="float" office:value="2.5">
            <text:p>2.5</text:p>
          </table:table-cell>
          <table:table-cell table:formula="of:=(([.A52]-[.B52])-3)/[.A52]" office:value-type="percentage" office:value="0.625">
            <text:p>62.50%</text:p>
          </table:table-cell>
          <table:table-cell table:style-name="ce21" table:formula="of:=([.B52] + 1)/[.A52]" office:value-type="percentage" office:value="0.25">
            <text:p>25.00%</text:p>
          </table:table-cell>
          <table:table-cell table:formula="of:=1/[.A52]" office:value-type="percentage" office:value="0.0625">
            <text:p>6.25%</text:p>
          </table:table-cell>
          <table:table-cell table:style-name="ce23" table:formula="of:=1/[.A52]" office:value-type="percentage" office:value="0.0625">
            <text:p>6.25%</text:p>
          </table:table-cell>
          <table:table-cell table:formula="of:=[.H52]+[.I52]+[.J52]" office:value-type="percentage" office:value="0.375">
            <text:p>37.50%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[.A53]-[.B53]" office:value-type="float" office:value="17">
            <text:p>17</text:p>
          </table:table-cell>
          <table:table-cell table:formula="of:=[.C53]/[.B53]" office:value-type="float" office:value="5.66666666666667">
            <text:p>5.7</text:p>
          </table:table-cell>
          <table:table-cell table:formula="of:=[.B53]+1" office:value-type="float" office:value="4">
            <text:p>4.0</text:p>
          </table:table-cell>
          <table:table-cell table:formula="of:=([.B53]+2)/2" office:value-type="float" office:value="2.5">
            <text:p>2.5</text:p>
          </table:table-cell>
          <table:table-cell table:formula="of:=(([.A53]-[.B53])-3)/[.A53]" office:value-type="percentage" office:value="0.7">
            <text:p>70.00%</text:p>
          </table:table-cell>
          <table:table-cell table:style-name="ce21" table:formula="of:=([.B53] + 1)/[.A53]" office:value-type="percentage" office:value="0.2">
            <text:p>20.00%</text:p>
          </table:table-cell>
          <table:table-cell table:formula="of:=1/[.A53]" office:value-type="percentage" office:value="0.05">
            <text:p>5.00%</text:p>
          </table:table-cell>
          <table:table-cell table:style-name="ce23" table:formula="of:=1/[.A53]" office:value-type="percentage" office:value="0.05">
            <text:p>5.00%</text:p>
          </table:table-cell>
          <table:table-cell table:formula="of:=[.H53]+[.I53]+[.J53]" office:value-type="percentage" office:value="0.3">
            <text:p>30.00%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formula="of:=[.A54]-[.B54]" office:value-type="float" office:value="21">
            <text:p>21</text:p>
          </table:table-cell>
          <table:table-cell table:formula="of:=[.C54]/[.B54]" office:value-type="float" office:value="7">
            <text:p>7.0</text:p>
          </table:table-cell>
          <table:table-cell table:formula="of:=[.B54]+1" office:value-type="float" office:value="4">
            <text:p>4.0</text:p>
          </table:table-cell>
          <table:table-cell table:formula="of:=([.B54]+2)/2" office:value-type="float" office:value="2.5">
            <text:p>2.5</text:p>
          </table:table-cell>
          <table:table-cell table:formula="of:=(([.A54]-[.B54])-3)/[.A54]" office:value-type="percentage" office:value="0.75">
            <text:p>75.00%</text:p>
          </table:table-cell>
          <table:table-cell table:style-name="ce21" table:formula="of:=([.B54] + 1)/[.A54]" office:value-type="percentage" office:value="0.166666666666667">
            <text:p>16.67%</text:p>
          </table:table-cell>
          <table:table-cell table:formula="of:=1/[.A54]" office:value-type="percentage" office:value="0.0416666666666667">
            <text:p>4.17%</text:p>
          </table:table-cell>
          <table:table-cell table:style-name="ce23" table:formula="of:=1/[.A54]" office:value-type="percentage" office:value="0.0416666666666667">
            <text:p>4.17%</text:p>
          </table:table-cell>
          <table:table-cell table:formula="of:=[.H54]+[.I54]+[.J54]" office:value-type="percentage" office:value="0.25">
            <text:p>25.00%</text:p>
          </table:table-cell>
          <table:table-cell table:number-columns-repeated="1013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6" office:value-type="float" office:value="3">
            <text:p>3</text:p>
          </table:table-cell>
          <table:table-cell table:formula="of:=[.A55]-[.B55]" office:value-type="float" office:value="27">
            <text:p>27</text:p>
          </table:table-cell>
          <table:table-cell table:formula="of:=[.C55]/[.B55]" office:value-type="float" office:value="9">
            <text:p>9.0</text:p>
          </table:table-cell>
          <table:table-cell table:formula="of:=[.B55]+1" office:value-type="float" office:value="4">
            <text:p>4.0</text:p>
          </table:table-cell>
          <table:table-cell table:formula="of:=([.B55]+2)/2" office:value-type="float" office:value="2.5">
            <text:p>2.5</text:p>
          </table:table-cell>
          <table:table-cell table:formula="of:=(([.A55]-[.B55])-3)/[.A55]" office:value-type="percentage" office:value="0.8">
            <text:p>80.00%</text:p>
          </table:table-cell>
          <table:table-cell table:style-name="ce21" table:formula="of:=([.B55] + 1)/[.A55]" office:value-type="percentage" office:value="0.133333333333333">
            <text:p>13.33%</text:p>
          </table:table-cell>
          <table:table-cell table:style-name="ce25" table:formula="of:=1/[.A55]" office:value-type="percentage" office:value="0.0333333333333333">
            <text:p>3.33%</text:p>
          </table:table-cell>
          <table:table-cell table:style-name="ce23" table:formula="of:=1/[.A55]" office:value-type="percentage" office:value="0.0333333333333333">
            <text:p>3.33%</text:p>
          </table:table-cell>
          <table:table-cell table:formula="of:=[.H55]+[.I55]+[.J55]" office:value-type="percentage" office:value="0.2">
            <text:p>20.00%</text:p>
          </table:table-cell>
          <table:table-cell/>
          <table:table-cell table:style-name="ce6" table:number-columns-repeated="1012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6" office:value-type="float" office:value="3">
            <text:p>3</text:p>
          </table:table-cell>
          <table:table-cell table:formula="of:=[.A56]-[.B56]" office:value-type="float" office:value="33">
            <text:p>33</text:p>
          </table:table-cell>
          <table:table-cell table:formula="of:=[.C56]/[.B56]" office:value-type="float" office:value="11">
            <text:p>11.0</text:p>
          </table:table-cell>
          <table:table-cell table:formula="of:=[.B56]+1" office:value-type="float" office:value="4">
            <text:p>4.0</text:p>
          </table:table-cell>
          <table:table-cell table:formula="of:=([.B56]+2)/2" office:value-type="float" office:value="2.5">
            <text:p>2.5</text:p>
          </table:table-cell>
          <table:table-cell table:formula="of:=(([.A56]-[.B56])-3)/[.A56]" office:value-type="percentage" office:value="0.833333333333333">
            <text:p>83.33%</text:p>
          </table:table-cell>
          <table:table-cell table:style-name="ce21" table:formula="of:=([.B56] + 1)/[.A56]" office:value-type="percentage" office:value="0.111111111111111">
            <text:p>11.11%</text:p>
          </table:table-cell>
          <table:table-cell table:style-name="ce25" table:formula="of:=1/[.A56]" office:value-type="percentage" office:value="0.0277777777777778">
            <text:p>2.78%</text:p>
          </table:table-cell>
          <table:table-cell table:style-name="ce23" table:formula="of:=1/[.A56]" office:value-type="percentage" office:value="0.0277777777777778">
            <text:p>2.78%</text:p>
          </table:table-cell>
          <table:table-cell table:formula="of:=[.H56]+[.I56]+[.J56]" office:value-type="percentage" office:value="0.166666666666667">
            <text:p>16.67%</text:p>
          </table:table-cell>
          <table:table-cell/>
          <table:table-cell table:style-name="ce6" table:number-columns-repeated="1012"/>
        </table:table-row>
        <table:table-row table:style-name="ro2">
          <table:table-cell table:style-name="ce6" office:value-type="float" office:value="60">
            <text:p>60</text:p>
          </table:table-cell>
          <table:table-cell table:style-name="ce6" office:value-type="float" office:value="3">
            <text:p>3</text:p>
          </table:table-cell>
          <table:table-cell table:formula="of:=[.A57]-[.B57]" office:value-type="float" office:value="57">
            <text:p>57</text:p>
          </table:table-cell>
          <table:table-cell table:formula="of:=[.C57]/[.B57]" office:value-type="float" office:value="19">
            <text:p>19.0</text:p>
          </table:table-cell>
          <table:table-cell table:formula="of:=[.B57]+1" office:value-type="float" office:value="4">
            <text:p>4.0</text:p>
          </table:table-cell>
          <table:table-cell table:formula="of:=([.B57]+2)/2" office:value-type="float" office:value="2.5">
            <text:p>2.5</text:p>
          </table:table-cell>
          <table:table-cell table:formula="of:=(([.A57]-[.B57])-3)/[.A57]" office:value-type="percentage" office:value="0.9">
            <text:p>90.00%</text:p>
          </table:table-cell>
          <table:table-cell table:style-name="ce21" table:formula="of:=([.B57] + 1)/[.A57]" office:value-type="percentage" office:value="0.0666666666666667">
            <text:p>6.67%</text:p>
          </table:table-cell>
          <table:table-cell table:style-name="ce25" table:formula="of:=1/[.A57]" office:value-type="percentage" office:value="0.0166666666666667">
            <text:p>1.67%</text:p>
          </table:table-cell>
          <table:table-cell table:style-name="ce23" table:formula="of:=1/[.A57]" office:value-type="percentage" office:value="0.0166666666666667">
            <text:p>1.67%</text:p>
          </table:table-cell>
          <table:table-cell table:formula="of:=[.H57]+[.I57]+[.J57]" office:value-type="percentage" office:value="0.1">
            <text:p>10.00%</text:p>
          </table:table-cell>
          <table:table-cell/>
          <table:table-cell table:style-name="ce6" table:number-columns-repeated="1012"/>
        </table:table-row>
        <table:table-row table:style-name="ro2">
          <table:table-cell table:style-name="ce6" office:value-type="float" office:value="72">
            <text:p>72</text:p>
          </table:table-cell>
          <table:table-cell table:style-name="ce6" office:value-type="float" office:value="3">
            <text:p>3</text:p>
          </table:table-cell>
          <table:table-cell table:formula="of:=[.A58]-[.B58]" office:value-type="float" office:value="69">
            <text:p>69</text:p>
          </table:table-cell>
          <table:table-cell table:formula="of:=[.C58]/[.B58]" office:value-type="float" office:value="23">
            <text:p>23.0</text:p>
          </table:table-cell>
          <table:table-cell table:formula="of:=[.B58]+1" office:value-type="float" office:value="4">
            <text:p>4.0</text:p>
          </table:table-cell>
          <table:table-cell table:formula="of:=([.B58]+2)/2" office:value-type="float" office:value="2.5">
            <text:p>2.5</text:p>
          </table:table-cell>
          <table:table-cell table:formula="of:=(([.A58]-[.B58])-3)/[.A58]" office:value-type="percentage" office:value="0.916666666666667">
            <text:p>91.67%</text:p>
          </table:table-cell>
          <table:table-cell table:style-name="ce21" table:formula="of:=([.B58] + 1)/[.A58]" office:value-type="percentage" office:value="0.0555555555555556">
            <text:p>5.56%</text:p>
          </table:table-cell>
          <table:table-cell table:style-name="ce25" table:formula="of:=1/[.A58]" office:value-type="percentage" office:value="0.0138888888888889">
            <text:p>1.39%</text:p>
          </table:table-cell>
          <table:table-cell table:style-name="ce23" table:formula="of:=1/[.A58]" office:value-type="percentage" office:value="0.0138888888888889">
            <text:p>1.39%</text:p>
          </table:table-cell>
          <table:table-cell table:formula="of:=[.H58]+[.I58]+[.J58]" office:value-type="percentage" office:value="0.0833333333333333">
            <text:p>8.33%</text:p>
          </table:table-cell>
          <table:table-cell/>
          <table:table-cell table:style-name="ce6"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A59]-[.B59]" office:value-type="float" office:value="-3">
            <text:p>-3</text:p>
          </table:table-cell>
          <table:table-cell table:formula="of:=[.C59]/[.B59]" office:value-type="float" office:value="-0.75">
            <text:p>-0.8</text:p>
          </table:table-cell>
          <table:table-cell table:formula="of:=[.B59]+1" office:value-type="float" office:value="5">
            <text:p>5.0</text:p>
          </table:table-cell>
          <table:table-cell table:formula="of:=([.B59]+2)/2" office:value-type="float" office:value="3">
            <text:p>3.0</text:p>
          </table:table-cell>
          <table:table-cell table:formula="of:=(([.A59]-[.B59])-3)/[.A59]" office:value-type="percentage" office:value="-6">
            <text:p>-600.00%</text:p>
          </table:table-cell>
          <table:table-cell table:style-name="ce21" table:formula="of:=([.B59] + 1)/[.A59]" office:value-type="percentage" office:value="5">
            <text:p>500.00%</text:p>
          </table:table-cell>
          <table:table-cell table:formula="of:=1/[.A59]" office:value-type="percentage" office:value="1">
            <text:p>100.00%</text:p>
          </table:table-cell>
          <table:table-cell table:style-name="ce23" table:formula="of:=1/[.A59]" office:value-type="percentage" office:value="1">
            <text:p>100.00%</text:p>
          </table:table-cell>
          <table:table-cell table:formula="of:=[.H59]+[.I59]+[.J59]" office:value-type="percentage" office:value="7">
            <text:p>700.00%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A60]-[.B60]" office:value-type="float" office:value="-2">
            <text:p>-2</text:p>
          </table:table-cell>
          <table:table-cell table:formula="of:=[.C60]/[.B60]" office:value-type="float" office:value="-0.5">
            <text:p>-0.5</text:p>
          </table:table-cell>
          <table:table-cell table:formula="of:=[.B60]+1" office:value-type="float" office:value="5">
            <text:p>5.0</text:p>
          </table:table-cell>
          <table:table-cell table:formula="of:=([.B60]+2)/2" office:value-type="float" office:value="3">
            <text:p>3.0</text:p>
          </table:table-cell>
          <table:table-cell table:formula="of:=(([.A60]-[.B60])-3)/[.A60]" office:value-type="percentage" office:value="-2.5">
            <text:p>-250.00%</text:p>
          </table:table-cell>
          <table:table-cell table:style-name="ce21" table:formula="of:=([.B60] + 1)/[.A60]" office:value-type="percentage" office:value="2.5">
            <text:p>250.00%</text:p>
          </table:table-cell>
          <table:table-cell table:formula="of:=1/[.A60]" office:value-type="percentage" office:value="0.5">
            <text:p>50.00%</text:p>
          </table:table-cell>
          <table:table-cell table:style-name="ce23" table:formula="of:=1/[.A60]" office:value-type="percentage" office:value="0.5">
            <text:p>50.00%</text:p>
          </table:table-cell>
          <table:table-cell table:formula="of:=[.H60]+[.I60]+[.J60]" office:value-type="percentage" office:value="3.5">
            <text:p>350.00%</text:p>
          </table:table-cell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A61]-[.B61]" office:value-type="float" office:value="-1">
            <text:p>-1</text:p>
          </table:table-cell>
          <table:table-cell table:formula="of:=[.C61]/[.B61]" office:value-type="float" office:value="-0.25">
            <text:p>-0.3</text:p>
          </table:table-cell>
          <table:table-cell table:formula="of:=[.B61]+1" office:value-type="float" office:value="5">
            <text:p>5.0</text:p>
          </table:table-cell>
          <table:table-cell table:formula="of:=([.B61]+2)/2" office:value-type="float" office:value="3">
            <text:p>3.0</text:p>
          </table:table-cell>
          <table:table-cell table:formula="of:=(([.A61]-[.B61])-3)/[.A61]" office:value-type="percentage" office:value="-1.33333333333333">
            <text:p>-133.33%</text:p>
          </table:table-cell>
          <table:table-cell table:style-name="ce21" table:formula="of:=([.B61] + 1)/[.A61]" office:value-type="percentage" office:value="1.66666666666667">
            <text:p>166.67%</text:p>
          </table:table-cell>
          <table:table-cell table:formula="of:=1/[.A61]" office:value-type="percentage" office:value="0.333333333333333">
            <text:p>33.33%</text:p>
          </table:table-cell>
          <table:table-cell table:style-name="ce23" table:formula="of:=1/[.A61]" office:value-type="percentage" office:value="0.333333333333333">
            <text:p>33.33%</text:p>
          </table:table-cell>
          <table:table-cell table:formula="of:=[.H61]+[.I61]+[.J61]" office:value-type="percentage" office:value="2.33333333333333">
            <text:p>233.33%</text:p>
          </table:table-cell>
          <table:table-cell table:number-columns-repeated="1013"/>
        </table:table-row>
        <table:table-row table:style-name="ro3">
          <table:table-cell table:formula="of:=[.A61]+1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A62]-[.B62]" office:value-type="float" office:value="0">
            <text:p>0</text:p>
          </table:table-cell>
          <table:table-cell table:formula="of:=[.C62]/[.B62]" office:value-type="float" office:value="0">
            <text:p>0.0</text:p>
          </table:table-cell>
          <table:table-cell table:formula="of:=[.B62]+1" office:value-type="float" office:value="5">
            <text:p>5.0</text:p>
          </table:table-cell>
          <table:table-cell table:formula="of:=([.B62]+2)/2" office:value-type="float" office:value="3">
            <text:p>3.0</text:p>
          </table:table-cell>
          <table:table-cell table:formula="of:=(([.A62]-[.B62])-3)/[.A62]" office:value-type="percentage" office:value="-0.75">
            <text:p>-75.00%</text:p>
          </table:table-cell>
          <table:table-cell table:style-name="ce21" table:formula="of:=([.B62] + 1)/[.A62]" office:value-type="percentage" office:value="1.25">
            <text:p>125.00%</text:p>
          </table:table-cell>
          <table:table-cell table:formula="of:=1/[.A62]" office:value-type="percentage" office:value="0.25">
            <text:p>25.00%</text:p>
          </table:table-cell>
          <table:table-cell table:style-name="ce23" table:formula="of:=1/[.A62]" office:value-type="percentage" office:value="0.25">
            <text:p>25.00%</text:p>
          </table:table-cell>
          <table:table-cell table:formula="of:=[.H62]+[.I62]+[.J62]" office:value-type="percentage" office:value="1.75">
            <text:p>175.00%</text:p>
          </table:table-cell>
          <table:table-cell table:number-columns-repeated="1013"/>
        </table:table-row>
        <table:table-row table:style-name="ro3">
          <table:table-cell table:formula="of:=[.A62]+1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A63]-[.B63]" office:value-type="float" office:value="1">
            <text:p>1</text:p>
          </table:table-cell>
          <table:table-cell table:formula="of:=[.C63]/[.B63]" office:value-type="float" office:value="0.25">
            <text:p>0.3</text:p>
          </table:table-cell>
          <table:table-cell table:formula="of:=[.B63]+1" office:value-type="float" office:value="5">
            <text:p>5.0</text:p>
          </table:table-cell>
          <table:table-cell table:formula="of:=([.B63]+2)/2" office:value-type="float" office:value="3">
            <text:p>3.0</text:p>
          </table:table-cell>
          <table:table-cell table:formula="of:=(([.A63]-[.B63])-3)/[.A63]" office:value-type="percentage" office:value="-0.4">
            <text:p>-40.00%</text:p>
          </table:table-cell>
          <table:table-cell table:style-name="ce21" table:formula="of:=([.B63] + 1)/[.A63]" office:value-type="percentage" office:value="1">
            <text:p>100.00%</text:p>
          </table:table-cell>
          <table:table-cell table:formula="of:=1/[.A63]" office:value-type="percentage" office:value="0.2">
            <text:p>20.00%</text:p>
          </table:table-cell>
          <table:table-cell table:style-name="ce23" table:formula="of:=1/[.A63]" office:value-type="percentage" office:value="0.2">
            <text:p>20.00%</text:p>
          </table:table-cell>
          <table:table-cell table:formula="of:=[.H63]+[.I63]+[.J63]" office:value-type="percentage" office:value="1.4">
            <text:p>140.00%</text:p>
          </table:table-cell>
          <table:table-cell table:number-columns-repeated="1013"/>
        </table:table-row>
        <table:table-row table:style-name="ro3">
          <table:table-cell table:formula="of:=[.A63]+1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A64]-[.B64]" office:value-type="float" office:value="2">
            <text:p>2</text:p>
          </table:table-cell>
          <table:table-cell table:formula="of:=[.C64]/[.B64]" office:value-type="float" office:value="0.5">
            <text:p>0.5</text:p>
          </table:table-cell>
          <table:table-cell table:formula="of:=[.B64]+1" office:value-type="float" office:value="5">
            <text:p>5.0</text:p>
          </table:table-cell>
          <table:table-cell table:formula="of:=([.B64]+2)/2" office:value-type="float" office:value="3">
            <text:p>3.0</text:p>
          </table:table-cell>
          <table:table-cell table:formula="of:=(([.A64]-[.B64])-3)/[.A64]" office:value-type="percentage" office:value="-0.166666666666667">
            <text:p>-16.67%</text:p>
          </table:table-cell>
          <table:table-cell table:style-name="ce21" table:formula="of:=([.B64] + 1)/[.A64]" office:value-type="percentage" office:value="0.833333333333333">
            <text:p>83.33%</text:p>
          </table:table-cell>
          <table:table-cell table:formula="of:=1/[.A64]" office:value-type="percentage" office:value="0.166666666666667">
            <text:p>16.67%</text:p>
          </table:table-cell>
          <table:table-cell table:style-name="ce23" table:formula="of:=1/[.A64]" office:value-type="percentage" office:value="0.166666666666667">
            <text:p>16.67%</text:p>
          </table:table-cell>
          <table:table-cell table:formula="of:=[.H64]+[.I64]+[.J64]" office:value-type="percentage" office:value="1.16666666666667">
            <text:p>116.67%</text:p>
          </table:table-cell>
          <table:table-cell table:number-columns-repeated="1013"/>
        </table:table-row>
        <table:table-row table:style-name="ro3">
          <table:table-cell table:formula="of:=[.A64]+1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A65]-[.B65]" office:value-type="float" office:value="3">
            <text:p>3</text:p>
          </table:table-cell>
          <table:table-cell table:formula="of:=[.C65]/[.B65]" office:value-type="float" office:value="0.75">
            <text:p>0.8</text:p>
          </table:table-cell>
          <table:table-cell table:formula="of:=[.B65]+1" office:value-type="float" office:value="5">
            <text:p>5.0</text:p>
          </table:table-cell>
          <table:table-cell table:formula="of:=([.B65]+2)/2" office:value-type="float" office:value="3">
            <text:p>3.0</text:p>
          </table:table-cell>
          <table:table-cell table:formula="of:=(([.A65]-[.B65])-3)/[.A65]" office:value-type="percentage" office:value="0">
            <text:p>0.00%</text:p>
          </table:table-cell>
          <table:table-cell table:style-name="ce21" table:formula="of:=([.B65] + 1)/[.A65]" office:value-type="percentage" office:value="0.714285714285714">
            <text:p>71.43%</text:p>
          </table:table-cell>
          <table:table-cell table:formula="of:=1/[.A65]" office:value-type="percentage" office:value="0.142857142857143">
            <text:p>14.29%</text:p>
          </table:table-cell>
          <table:table-cell table:style-name="ce23" table:formula="of:=1/[.A65]" office:value-type="percentage" office:value="0.142857142857143">
            <text:p>14.29%</text:p>
          </table:table-cell>
          <table:table-cell table:formula="of:=[.H65]+[.I65]+[.J65]" office:value-type="percentage" office:value="1">
            <text:p>100.00%</text:p>
          </table:table-cell>
          <table:table-cell table:number-columns-repeated="1013"/>
        </table:table-row>
        <table:table-row table:style-name="ro3">
          <table:table-cell table:formula="of:=[.A65]+1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A66]-[.B66]" office:value-type="float" office:value="4">
            <text:p>4</text:p>
          </table:table-cell>
          <table:table-cell table:formula="of:=[.C66]/[.B66]" office:value-type="float" office:value="1">
            <text:p>1.0</text:p>
          </table:table-cell>
          <table:table-cell table:formula="of:=[.B66]+1" office:value-type="float" office:value="5">
            <text:p>5.0</text:p>
          </table:table-cell>
          <table:table-cell table:formula="of:=([.B66]+2)/2" office:value-type="float" office:value="3">
            <text:p>3.0</text:p>
          </table:table-cell>
          <table:table-cell table:formula="of:=(([.A66]-[.B66])-3)/[.A66]" office:value-type="percentage" office:value="0.125">
            <text:p>12.50%</text:p>
          </table:table-cell>
          <table:table-cell table:style-name="ce21" table:formula="of:=([.B66] + 1)/[.A66]" office:value-type="percentage" office:value="0.625">
            <text:p>62.50%</text:p>
          </table:table-cell>
          <table:table-cell table:formula="of:=1/[.A66]" office:value-type="percentage" office:value="0.125">
            <text:p>12.50%</text:p>
          </table:table-cell>
          <table:table-cell table:style-name="ce23" table:formula="of:=1/[.A66]" office:value-type="percentage" office:value="0.125">
            <text:p>12.50%</text:p>
          </table:table-cell>
          <table:table-cell table:formula="of:=[.H66]+[.I66]+[.J66]" office:value-type="percentage" office:value="0.875">
            <text:p>87.50%</text:p>
          </table:table-cell>
          <table:table-cell table:number-columns-repeated="1013"/>
        </table:table-row>
        <table:table-row table:style-name="ro3">
          <table:table-cell table:formula="of:=[.A66]+1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A67]-[.B67]" office:value-type="float" office:value="5">
            <text:p>5</text:p>
          </table:table-cell>
          <table:table-cell table:formula="of:=[.C67]/[.B67]" office:value-type="float" office:value="1.25">
            <text:p>1.3</text:p>
          </table:table-cell>
          <table:table-cell table:formula="of:=[.B67]+1" office:value-type="float" office:value="5">
            <text:p>5.0</text:p>
          </table:table-cell>
          <table:table-cell table:formula="of:=([.B67]+2)/2" office:value-type="float" office:value="3">
            <text:p>3.0</text:p>
          </table:table-cell>
          <table:table-cell table:formula="of:=(([.A67]-[.B67])-3)/[.A67]" office:value-type="percentage" office:value="0.222222222222222">
            <text:p>22.22%</text:p>
          </table:table-cell>
          <table:table-cell table:style-name="ce21" table:formula="of:=([.B67] + 1)/[.A67]" office:value-type="percentage" office:value="0.555555555555556">
            <text:p>55.56%</text:p>
          </table:table-cell>
          <table:table-cell table:formula="of:=1/[.A67]" office:value-type="percentage" office:value="0.111111111111111">
            <text:p>11.11%</text:p>
          </table:table-cell>
          <table:table-cell table:style-name="ce23" table:formula="of:=1/[.A67]" office:value-type="percentage" office:value="0.111111111111111">
            <text:p>11.11%</text:p>
          </table:table-cell>
          <table:table-cell table:formula="of:=[.H67]+[.I67]+[.J67]" office:value-type="percentage" office:value="0.777777777777778">
            <text:p>77.78%</text:p>
          </table:table-cell>
          <table:table-cell table:number-columns-repeated="1013"/>
        </table:table-row>
        <table:table-row table:style-name="ro3">
          <table:table-cell table:formula="of:=[.A67]+1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A68]-[.B68]" office:value-type="float" office:value="6">
            <text:p>6</text:p>
          </table:table-cell>
          <table:table-cell table:formula="of:=[.C68]/[.B68]" office:value-type="float" office:value="1.5">
            <text:p>1.5</text:p>
          </table:table-cell>
          <table:table-cell table:formula="of:=[.B68]+1" office:value-type="float" office:value="5">
            <text:p>5.0</text:p>
          </table:table-cell>
          <table:table-cell table:formula="of:=([.B68]+2)/2" office:value-type="float" office:value="3">
            <text:p>3.0</text:p>
          </table:table-cell>
          <table:table-cell table:formula="of:=(([.A68]-[.B68])-3)/[.A68]" office:value-type="percentage" office:value="0.3">
            <text:p>30.00%</text:p>
          </table:table-cell>
          <table:table-cell table:style-name="ce21" table:formula="of:=([.B68] + 1)/[.A68]" office:value-type="percentage" office:value="0.5">
            <text:p>50.00%</text:p>
          </table:table-cell>
          <table:table-cell table:formula="of:=1/[.A68]" office:value-type="percentage" office:value="0.1">
            <text:p>10.00%</text:p>
          </table:table-cell>
          <table:table-cell table:style-name="ce23" table:formula="of:=1/[.A68]" office:value-type="percentage" office:value="0.1">
            <text:p>10.00%</text:p>
          </table:table-cell>
          <table:table-cell table:formula="of:=[.H68]+[.I68]+[.J68]" office:value-type="percentage" office:value="0.7">
            <text:p>70.00%</text:p>
          </table:table-cell>
          <table:table-cell table:number-columns-repeated="1013"/>
        </table:table-row>
        <table:table-row table:style-name="ro3">
          <table:table-cell table:formula="of:=[.A68]+1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A69]-[.B69]" office:value-type="float" office:value="7">
            <text:p>7</text:p>
          </table:table-cell>
          <table:table-cell table:formula="of:=[.C69]/[.B69]" office:value-type="float" office:value="1.75">
            <text:p>1.8</text:p>
          </table:table-cell>
          <table:table-cell table:formula="of:=[.B69]+1" office:value-type="float" office:value="5">
            <text:p>5.0</text:p>
          </table:table-cell>
          <table:table-cell table:formula="of:=([.B69]+2)/2" office:value-type="float" office:value="3">
            <text:p>3.0</text:p>
          </table:table-cell>
          <table:table-cell table:formula="of:=(([.A69]-[.B69])-3)/[.A69]" office:value-type="percentage" office:value="0.363636363636364">
            <text:p>36.36%</text:p>
          </table:table-cell>
          <table:table-cell table:style-name="ce21" table:formula="of:=([.B69] + 1)/[.A69]" office:value-type="percentage" office:value="0.454545454545455">
            <text:p>45.45%</text:p>
          </table:table-cell>
          <table:table-cell table:formula="of:=1/[.A69]" office:value-type="percentage" office:value="0.0909090909090909">
            <text:p>9.09%</text:p>
          </table:table-cell>
          <table:table-cell table:style-name="ce23" table:formula="of:=1/[.A69]" office:value-type="percentage" office:value="0.0909090909090909">
            <text:p>9.09%</text:p>
          </table:table-cell>
          <table:table-cell table:formula="of:=[.H69]+[.I69]+[.J69]" office:value-type="percentage" office:value="0.636363636363636">
            <text:p>63.64%</text:p>
          </table:table-cell>
          <table:table-cell table:number-columns-repeated="1013"/>
        </table:table-row>
        <table:table-row table:style-name="ro3">
          <table:table-cell table:formula="of:=[.A69]+1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A70]-[.B70]" office:value-type="float" office:value="8">
            <text:p>8</text:p>
          </table:table-cell>
          <table:table-cell table:formula="of:=[.C70]/[.B70]" office:value-type="float" office:value="2">
            <text:p>2.0</text:p>
          </table:table-cell>
          <table:table-cell table:formula="of:=[.B70]+1" office:value-type="float" office:value="5">
            <text:p>5.0</text:p>
          </table:table-cell>
          <table:table-cell table:formula="of:=([.B70]+2)/2" office:value-type="float" office:value="3">
            <text:p>3.0</text:p>
          </table:table-cell>
          <table:table-cell table:formula="of:=(([.A70]-[.B70])-3)/[.A70]" office:value-type="percentage" office:value="0.416666666666667">
            <text:p>41.67%</text:p>
          </table:table-cell>
          <table:table-cell table:style-name="ce21" table:formula="of:=([.B70] + 1)/[.A70]" office:value-type="percentage" office:value="0.416666666666667">
            <text:p>41.67%</text:p>
          </table:table-cell>
          <table:table-cell table:formula="of:=1/[.A70]" office:value-type="percentage" office:value="0.0833333333333333">
            <text:p>8.33%</text:p>
          </table:table-cell>
          <table:table-cell table:style-name="ce23" table:formula="of:=1/[.A70]" office:value-type="percentage" office:value="0.0833333333333333">
            <text:p>8.33%</text:p>
          </table:table-cell>
          <table:table-cell table:formula="of:=[.H70]+[.I70]+[.J70]" office:value-type="percentage" office:value="0.583333333333333">
            <text:p>58.33%</text:p>
          </table:table-cell>
          <table:table-cell table:number-columns-repeated="101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A71]-[.B71]" office:value-type="float" office:value="12">
            <text:p>12</text:p>
          </table:table-cell>
          <table:table-cell table:formula="of:=[.C71]/[.B71]" office:value-type="float" office:value="3">
            <text:p>3.0</text:p>
          </table:table-cell>
          <table:table-cell table:formula="of:=[.B71]+1" office:value-type="float" office:value="5">
            <text:p>5.0</text:p>
          </table:table-cell>
          <table:table-cell table:formula="of:=([.B71]+2)/2" office:value-type="float" office:value="3">
            <text:p>3.0</text:p>
          </table:table-cell>
          <table:table-cell table:formula="of:=(([.A71]-[.B71])-3)/[.A71]" office:value-type="percentage" office:value="0.5625">
            <text:p>56.25%</text:p>
          </table:table-cell>
          <table:table-cell table:style-name="ce21" table:formula="of:=([.B71] + 1)/[.A71]" office:value-type="percentage" office:value="0.3125">
            <text:p>31.25%</text:p>
          </table:table-cell>
          <table:table-cell table:formula="of:=1/[.A71]" office:value-type="percentage" office:value="0.0625">
            <text:p>6.25%</text:p>
          </table:table-cell>
          <table:table-cell table:style-name="ce23" table:formula="of:=1/[.A71]" office:value-type="percentage" office:value="0.0625">
            <text:p>6.25%</text:p>
          </table:table-cell>
          <table:table-cell table:formula="of:=[.H71]+[.I71]+[.J71]" office:value-type="percentage" office:value="0.4375">
            <text:p>43.75%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A72]-[.B72]" office:value-type="float" office:value="16">
            <text:p>16</text:p>
          </table:table-cell>
          <table:table-cell table:formula="of:=[.C72]/[.B72]" office:value-type="float" office:value="4">
            <text:p>4.0</text:p>
          </table:table-cell>
          <table:table-cell table:formula="of:=[.B72]+1" office:value-type="float" office:value="5">
            <text:p>5.0</text:p>
          </table:table-cell>
          <table:table-cell table:formula="of:=([.B72]+2)/2" office:value-type="float" office:value="3">
            <text:p>3.0</text:p>
          </table:table-cell>
          <table:table-cell table:formula="of:=(([.A72]-[.B72])-3)/[.A72]" office:value-type="percentage" office:value="0.65">
            <text:p>65.00%</text:p>
          </table:table-cell>
          <table:table-cell table:style-name="ce21" table:formula="of:=([.B72] + 1)/[.A72]" office:value-type="percentage" office:value="0.25">
            <text:p>25.00%</text:p>
          </table:table-cell>
          <table:table-cell table:formula="of:=1/[.A72]" office:value-type="percentage" office:value="0.05">
            <text:p>5.00%</text:p>
          </table:table-cell>
          <table:table-cell table:style-name="ce23" table:formula="of:=1/[.A72]" office:value-type="percentage" office:value="0.05">
            <text:p>5.00%</text:p>
          </table:table-cell>
          <table:table-cell table:formula="of:=[.H72]+[.I72]+[.J72]" office:value-type="percentage" office:value="0.35">
            <text:p>35.00%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A73]-[.B73]" office:value-type="float" office:value="20">
            <text:p>20</text:p>
          </table:table-cell>
          <table:table-cell table:formula="of:=[.C73]/[.B73]" office:value-type="float" office:value="5">
            <text:p>5.0</text:p>
          </table:table-cell>
          <table:table-cell table:formula="of:=[.B73]+1" office:value-type="float" office:value="5">
            <text:p>5.0</text:p>
          </table:table-cell>
          <table:table-cell table:formula="of:=([.B73]+2)/2" office:value-type="float" office:value="3">
            <text:p>3.0</text:p>
          </table:table-cell>
          <table:table-cell table:formula="of:=(([.A73]-[.B73])-3)/[.A73]" office:value-type="percentage" office:value="0.708333333333333">
            <text:p>70.83%</text:p>
          </table:table-cell>
          <table:table-cell table:style-name="ce21" table:formula="of:=([.B73] + 1)/[.A73]" office:value-type="percentage" office:value="0.208333333333333">
            <text:p>20.83%</text:p>
          </table:table-cell>
          <table:table-cell table:formula="of:=1/[.A73]" office:value-type="percentage" office:value="0.0416666666666667">
            <text:p>4.17%</text:p>
          </table:table-cell>
          <table:table-cell table:style-name="ce23" table:formula="of:=1/[.A73]" office:value-type="percentage" office:value="0.0416666666666667">
            <text:p>4.17%</text:p>
          </table:table-cell>
          <table:table-cell table:formula="of:=[.H73]+[.I73]+[.J73]" office:value-type="percentage" office:value="0.291666666666667">
            <text:p>29.17%</text:p>
          </table:table-cell>
          <table:table-cell table:number-columns-repeated="1013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formula="of:=[.A74]-[.B74]" office:value-type="float" office:value="26">
            <text:p>26</text:p>
          </table:table-cell>
          <table:table-cell table:formula="of:=[.C74]/[.B74]" office:value-type="float" office:value="6.5">
            <text:p>6.5</text:p>
          </table:table-cell>
          <table:table-cell table:formula="of:=[.B74]+1" office:value-type="float" office:value="5">
            <text:p>5.0</text:p>
          </table:table-cell>
          <table:table-cell table:formula="of:=([.B74]+2)/2" office:value-type="float" office:value="3">
            <text:p>3.0</text:p>
          </table:table-cell>
          <table:table-cell table:formula="of:=(([.A74]-[.B74])-3)/[.A74]" office:value-type="percentage" office:value="0.766666666666667">
            <text:p>76.67%</text:p>
          </table:table-cell>
          <table:table-cell table:style-name="ce21" table:formula="of:=([.B74] + 1)/[.A74]" office:value-type="percentage" office:value="0.166666666666667">
            <text:p>16.67%</text:p>
          </table:table-cell>
          <table:table-cell table:style-name="ce25" table:formula="of:=1/[.A74]" office:value-type="percentage" office:value="0.0333333333333333">
            <text:p>3.33%</text:p>
          </table:table-cell>
          <table:table-cell table:style-name="ce23" table:formula="of:=1/[.A74]" office:value-type="percentage" office:value="0.0333333333333333">
            <text:p>3.33%</text:p>
          </table:table-cell>
          <table:table-cell table:formula="of:=[.H74]+[.I74]+[.J74]" office:value-type="percentage" office:value="0.233333333333333">
            <text:p>23.33%</text:p>
          </table:table-cell>
          <table:table-cell/>
          <table:table-cell table:style-name="ce6" table:number-columns-repeated="1012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formula="of:=[.A75]-[.B75]" office:value-type="float" office:value="32">
            <text:p>32</text:p>
          </table:table-cell>
          <table:table-cell table:formula="of:=[.C75]/[.B75]" office:value-type="float" office:value="8">
            <text:p>8.0</text:p>
          </table:table-cell>
          <table:table-cell table:formula="of:=[.B75]+1" office:value-type="float" office:value="5">
            <text:p>5.0</text:p>
          </table:table-cell>
          <table:table-cell table:formula="of:=([.B75]+2)/2" office:value-type="float" office:value="3">
            <text:p>3.0</text:p>
          </table:table-cell>
          <table:table-cell table:formula="of:=(([.A75]-[.B75])-3)/[.A75]" office:value-type="percentage" office:value="0.805555555555556">
            <text:p>80.56%</text:p>
          </table:table-cell>
          <table:table-cell table:style-name="ce21" table:formula="of:=([.B75] + 1)/[.A75]" office:value-type="percentage" office:value="0.138888888888889">
            <text:p>13.89%</text:p>
          </table:table-cell>
          <table:table-cell table:style-name="ce25" table:formula="of:=1/[.A75]" office:value-type="percentage" office:value="0.0277777777777778">
            <text:p>2.78%</text:p>
          </table:table-cell>
          <table:table-cell table:style-name="ce23" table:formula="of:=1/[.A75]" office:value-type="percentage" office:value="0.0277777777777778">
            <text:p>2.78%</text:p>
          </table:table-cell>
          <table:table-cell table:formula="of:=[.H75]+[.I75]+[.J75]" office:value-type="percentage" office:value="0.194444444444444">
            <text:p>19.44%</text:p>
          </table:table-cell>
          <table:table-cell/>
          <table:table-cell table:style-name="ce6" table:number-columns-repeated="1012"/>
        </table:table-row>
        <table:table-row table:style-name="ro2">
          <table:table-cell table:style-name="ce6" office:value-type="float" office:value="60">
            <text:p>60</text:p>
          </table:table-cell>
          <table:table-cell table:style-name="ce6" office:value-type="float" office:value="4">
            <text:p>4</text:p>
          </table:table-cell>
          <table:table-cell table:formula="of:=[.A76]-[.B76]" office:value-type="float" office:value="56">
            <text:p>56</text:p>
          </table:table-cell>
          <table:table-cell table:formula="of:=[.C76]/[.B76]" office:value-type="float" office:value="14">
            <text:p>14.0</text:p>
          </table:table-cell>
          <table:table-cell table:formula="of:=[.B76]+1" office:value-type="float" office:value="5">
            <text:p>5.0</text:p>
          </table:table-cell>
          <table:table-cell table:formula="of:=([.B76]+2)/2" office:value-type="float" office:value="3">
            <text:p>3.0</text:p>
          </table:table-cell>
          <table:table-cell table:formula="of:=(([.A76]-[.B76])-3)/[.A76]" office:value-type="percentage" office:value="0.883333333333333">
            <text:p>88.33%</text:p>
          </table:table-cell>
          <table:table-cell table:style-name="ce21" table:formula="of:=([.B76] + 1)/[.A76]" office:value-type="percentage" office:value="0.0833333333333333">
            <text:p>8.33%</text:p>
          </table:table-cell>
          <table:table-cell table:style-name="ce25" table:formula="of:=1/[.A76]" office:value-type="percentage" office:value="0.0166666666666667">
            <text:p>1.67%</text:p>
          </table:table-cell>
          <table:table-cell table:style-name="ce23" table:formula="of:=1/[.A76]" office:value-type="percentage" office:value="0.0166666666666667">
            <text:p>1.67%</text:p>
          </table:table-cell>
          <table:table-cell table:formula="of:=[.H76]+[.I76]+[.J76]" office:value-type="percentage" office:value="0.116666666666667">
            <text:p>11.67%</text:p>
          </table:table-cell>
          <table:table-cell/>
          <table:table-cell table:style-name="ce6" table:number-columns-repeated="1012"/>
        </table:table-row>
        <table:table-row table:style-name="ro2">
          <table:table-cell table:style-name="ce6" office:value-type="float" office:value="72">
            <text:p>72</text:p>
          </table:table-cell>
          <table:table-cell table:style-name="ce6" office:value-type="float" office:value="4">
            <text:p>4</text:p>
          </table:table-cell>
          <table:table-cell table:formula="of:=[.A77]-[.B77]" office:value-type="float" office:value="68">
            <text:p>68</text:p>
          </table:table-cell>
          <table:table-cell table:formula="of:=[.C77]/[.B77]" office:value-type="float" office:value="17">
            <text:p>17.0</text:p>
          </table:table-cell>
          <table:table-cell table:formula="of:=[.B77]+1" office:value-type="float" office:value="5">
            <text:p>5.0</text:p>
          </table:table-cell>
          <table:table-cell table:formula="of:=([.B77]+2)/2" office:value-type="float" office:value="3">
            <text:p>3.0</text:p>
          </table:table-cell>
          <table:table-cell table:formula="of:=(([.A77]-[.B77])-3)/[.A77]" office:value-type="percentage" office:value="0.902777777777778">
            <text:p>90.28%</text:p>
          </table:table-cell>
          <table:table-cell table:style-name="ce21" table:formula="of:=([.B77] + 1)/[.A77]" office:value-type="percentage" office:value="0.0694444444444444">
            <text:p>6.94%</text:p>
          </table:table-cell>
          <table:table-cell table:style-name="ce25" table:formula="of:=1/[.A77]" office:value-type="percentage" office:value="0.0138888888888889">
            <text:p>1.39%</text:p>
          </table:table-cell>
          <table:table-cell table:style-name="ce23" table:formula="of:=1/[.A77]" office:value-type="percentage" office:value="0.0138888888888889">
            <text:p>1.39%</text:p>
          </table:table-cell>
          <table:table-cell table:formula="of:=[.H77]+[.I77]+[.J77]" office:value-type="percentage" office:value="0.0972222222222222">
            <text:p>9.72%</text:p>
          </table:table-cell>
          <table:table-cell/>
          <table:table-cell table:style-name="ce6"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78]-[.B78]" office:value-type="float" office:value="-4">
            <text:p>-4</text:p>
          </table:table-cell>
          <table:table-cell table:formula="of:=[.C78]/[.B78]" office:value-type="float" office:value="-0.8">
            <text:p>-0.8</text:p>
          </table:table-cell>
          <table:table-cell table:formula="of:=[.B78]+1" office:value-type="float" office:value="6">
            <text:p>6.0</text:p>
          </table:table-cell>
          <table:table-cell table:formula="of:=([.B78]+2)/2" office:value-type="float" office:value="3.5">
            <text:p>3.5</text:p>
          </table:table-cell>
          <table:table-cell table:formula="of:=(([.A78]-[.B78])-3)/[.A78]" office:value-type="percentage" office:value="-7">
            <text:p>-700.00%</text:p>
          </table:table-cell>
          <table:table-cell table:style-name="ce21" table:formula="of:=([.B78] + 1)/[.A78]" office:value-type="percentage" office:value="6">
            <text:p>600.00%</text:p>
          </table:table-cell>
          <table:table-cell table:formula="of:=1/[.A78]" office:value-type="percentage" office:value="1">
            <text:p>100.00%</text:p>
          </table:table-cell>
          <table:table-cell table:style-name="ce23" table:formula="of:=1/[.A78]" office:value-type="percentage" office:value="1">
            <text:p>100.00%</text:p>
          </table:table-cell>
          <table:table-cell table:formula="of:=[.H78]+[.I78]+[.J78]" office:value-type="percentage" office:value="8">
            <text:p>800.00%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A79]-[.B79]" office:value-type="float" office:value="-3">
            <text:p>-3</text:p>
          </table:table-cell>
          <table:table-cell table:formula="of:=[.C79]/[.B79]" office:value-type="float" office:value="-0.6">
            <text:p>-0.6</text:p>
          </table:table-cell>
          <table:table-cell table:formula="of:=[.B79]+1" office:value-type="float" office:value="6">
            <text:p>6.0</text:p>
          </table:table-cell>
          <table:table-cell table:formula="of:=([.B79]+2)/2" office:value-type="float" office:value="3.5">
            <text:p>3.5</text:p>
          </table:table-cell>
          <table:table-cell table:formula="of:=(([.A79]-[.B79])-3)/[.A79]" office:value-type="percentage" office:value="-3">
            <text:p>-300.00%</text:p>
          </table:table-cell>
          <table:table-cell table:style-name="ce21" table:formula="of:=([.B79] + 1)/[.A79]" office:value-type="percentage" office:value="3">
            <text:p>300.00%</text:p>
          </table:table-cell>
          <table:table-cell table:formula="of:=1/[.A79]" office:value-type="percentage" office:value="0.5">
            <text:p>50.00%</text:p>
          </table:table-cell>
          <table:table-cell table:style-name="ce23" table:formula="of:=1/[.A79]" office:value-type="percentage" office:value="0.5">
            <text:p>50.00%</text:p>
          </table:table-cell>
          <table:table-cell table:formula="of:=[.H79]+[.I79]+[.J79]" office:value-type="percentage" office:value="4">
            <text:p>400.00%</text:p>
          </table:table-cell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A80]-[.B80]" office:value-type="float" office:value="-2">
            <text:p>-2</text:p>
          </table:table-cell>
          <table:table-cell table:formula="of:=[.C80]/[.B80]" office:value-type="float" office:value="-0.4">
            <text:p>-0.4</text:p>
          </table:table-cell>
          <table:table-cell table:formula="of:=[.B80]+1" office:value-type="float" office:value="6">
            <text:p>6.0</text:p>
          </table:table-cell>
          <table:table-cell table:formula="of:=([.B80]+2)/2" office:value-type="float" office:value="3.5">
            <text:p>3.5</text:p>
          </table:table-cell>
          <table:table-cell table:formula="of:=(([.A80]-[.B80])-3)/[.A80]" office:value-type="percentage" office:value="-1.66666666666667">
            <text:p>-166.67%</text:p>
          </table:table-cell>
          <table:table-cell table:style-name="ce21" table:formula="of:=([.B80] + 1)/[.A80]" office:value-type="percentage" office:value="2">
            <text:p>200.00%</text:p>
          </table:table-cell>
          <table:table-cell table:formula="of:=1/[.A80]" office:value-type="percentage" office:value="0.333333333333333">
            <text:p>33.33%</text:p>
          </table:table-cell>
          <table:table-cell table:style-name="ce23" table:formula="of:=1/[.A80]" office:value-type="percentage" office:value="0.333333333333333">
            <text:p>33.33%</text:p>
          </table:table-cell>
          <table:table-cell table:formula="of:=[.H80]+[.I80]+[.J80]" office:value-type="percentage" office:value="2.66666666666667">
            <text:p>266.67%</text:p>
          </table:table-cell>
          <table:table-cell table:number-columns-repeated="1013"/>
        </table:table-row>
        <table:table-row table:style-name="ro3">
          <table:table-cell table:formula="of:=[.A80]+1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A81]-[.B81]" office:value-type="float" office:value="-1">
            <text:p>-1</text:p>
          </table:table-cell>
          <table:table-cell table:formula="of:=[.C81]/[.B81]" office:value-type="float" office:value="-0.2">
            <text:p>-0.2</text:p>
          </table:table-cell>
          <table:table-cell table:formula="of:=[.B81]+1" office:value-type="float" office:value="6">
            <text:p>6.0</text:p>
          </table:table-cell>
          <table:table-cell table:formula="of:=([.B81]+2)/2" office:value-type="float" office:value="3.5">
            <text:p>3.5</text:p>
          </table:table-cell>
          <table:table-cell table:formula="of:=(([.A81]-[.B81])-3)/[.A81]" office:value-type="percentage" office:value="-1">
            <text:p>-100.00%</text:p>
          </table:table-cell>
          <table:table-cell table:style-name="ce21" table:formula="of:=([.B81] + 1)/[.A81]" office:value-type="percentage" office:value="1.5">
            <text:p>150.00%</text:p>
          </table:table-cell>
          <table:table-cell table:formula="of:=1/[.A81]" office:value-type="percentage" office:value="0.25">
            <text:p>25.00%</text:p>
          </table:table-cell>
          <table:table-cell table:style-name="ce23" table:formula="of:=1/[.A81]" office:value-type="percentage" office:value="0.25">
            <text:p>25.00%</text:p>
          </table:table-cell>
          <table:table-cell table:formula="of:=[.H81]+[.I81]+[.J81]" office:value-type="percentage" office:value="2">
            <text:p>200.00%</text:p>
          </table:table-cell>
          <table:table-cell table:number-columns-repeated="1013"/>
        </table:table-row>
        <table:table-row table:style-name="ro3">
          <table:table-cell table:formula="of:=[.A81]+1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A82]-[.B82]" office:value-type="float" office:value="0">
            <text:p>0</text:p>
          </table:table-cell>
          <table:table-cell table:formula="of:=[.C82]/[.B82]" office:value-type="float" office:value="0">
            <text:p>0.0</text:p>
          </table:table-cell>
          <table:table-cell table:formula="of:=[.B82]+1" office:value-type="float" office:value="6">
            <text:p>6.0</text:p>
          </table:table-cell>
          <table:table-cell table:formula="of:=([.B82]+2)/2" office:value-type="float" office:value="3.5">
            <text:p>3.5</text:p>
          </table:table-cell>
          <table:table-cell table:formula="of:=(([.A82]-[.B82])-3)/[.A82]" office:value-type="percentage" office:value="-0.6">
            <text:p>-60.00%</text:p>
          </table:table-cell>
          <table:table-cell table:style-name="ce21" table:formula="of:=([.B82] + 1)/[.A82]" office:value-type="percentage" office:value="1.2">
            <text:p>120.00%</text:p>
          </table:table-cell>
          <table:table-cell table:formula="of:=1/[.A82]" office:value-type="percentage" office:value="0.2">
            <text:p>20.00%</text:p>
          </table:table-cell>
          <table:table-cell table:style-name="ce23" table:formula="of:=1/[.A82]" office:value-type="percentage" office:value="0.2">
            <text:p>20.00%</text:p>
          </table:table-cell>
          <table:table-cell table:formula="of:=[.H82]+[.I82]+[.J82]" office:value-type="percentage" office:value="1.6">
            <text:p>160.00%</text:p>
          </table:table-cell>
          <table:table-cell table:number-columns-repeated="1013"/>
        </table:table-row>
        <table:table-row table:style-name="ro3">
          <table:table-cell table:formula="of:=[.A82]+1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A83]-[.B83]" office:value-type="float" office:value="1">
            <text:p>1</text:p>
          </table:table-cell>
          <table:table-cell table:formula="of:=[.C83]/[.B83]" office:value-type="float" office:value="0.2">
            <text:p>0.2</text:p>
          </table:table-cell>
          <table:table-cell table:formula="of:=[.B83]+1" office:value-type="float" office:value="6">
            <text:p>6.0</text:p>
          </table:table-cell>
          <table:table-cell table:formula="of:=([.B83]+2)/2" office:value-type="float" office:value="3.5">
            <text:p>3.5</text:p>
          </table:table-cell>
          <table:table-cell table:formula="of:=(([.A83]-[.B83])-3)/[.A83]" office:value-type="percentage" office:value="-0.333333333333333">
            <text:p>-33.33%</text:p>
          </table:table-cell>
          <table:table-cell table:style-name="ce21" table:formula="of:=([.B83] + 1)/[.A83]" office:value-type="percentage" office:value="1">
            <text:p>100.00%</text:p>
          </table:table-cell>
          <table:table-cell table:formula="of:=1/[.A83]" office:value-type="percentage" office:value="0.166666666666667">
            <text:p>16.67%</text:p>
          </table:table-cell>
          <table:table-cell table:style-name="ce23" table:formula="of:=1/[.A83]" office:value-type="percentage" office:value="0.166666666666667">
            <text:p>16.67%</text:p>
          </table:table-cell>
          <table:table-cell table:formula="of:=[.H83]+[.I83]+[.J83]" office:value-type="percentage" office:value="1.33333333333333">
            <text:p>133.33%</text:p>
          </table:table-cell>
          <table:table-cell table:number-columns-repeated="1013"/>
        </table:table-row>
        <table:table-row table:style-name="ro3">
          <table:table-cell table:formula="of:=[.A83]+1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A84]-[.B84]" office:value-type="float" office:value="2">
            <text:p>2</text:p>
          </table:table-cell>
          <table:table-cell table:formula="of:=[.C84]/[.B84]" office:value-type="float" office:value="0.4">
            <text:p>0.4</text:p>
          </table:table-cell>
          <table:table-cell table:formula="of:=[.B84]+1" office:value-type="float" office:value="6">
            <text:p>6.0</text:p>
          </table:table-cell>
          <table:table-cell table:formula="of:=([.B84]+2)/2" office:value-type="float" office:value="3.5">
            <text:p>3.5</text:p>
          </table:table-cell>
          <table:table-cell table:formula="of:=(([.A84]-[.B84])-3)/[.A84]" office:value-type="percentage" office:value="-0.142857142857143">
            <text:p>-14.29%</text:p>
          </table:table-cell>
          <table:table-cell table:style-name="ce21" table:formula="of:=([.B84] + 1)/[.A84]" office:value-type="percentage" office:value="0.857142857142857">
            <text:p>85.71%</text:p>
          </table:table-cell>
          <table:table-cell table:formula="of:=1/[.A84]" office:value-type="percentage" office:value="0.142857142857143">
            <text:p>14.29%</text:p>
          </table:table-cell>
          <table:table-cell table:style-name="ce23" table:formula="of:=1/[.A84]" office:value-type="percentage" office:value="0.142857142857143">
            <text:p>14.29%</text:p>
          </table:table-cell>
          <table:table-cell table:formula="of:=[.H84]+[.I84]+[.J84]" office:value-type="percentage" office:value="1.14285714285714">
            <text:p>114.29%</text:p>
          </table:table-cell>
          <table:table-cell table:number-columns-repeated="1013"/>
        </table:table-row>
        <table:table-row table:style-name="ro3">
          <table:table-cell table:formula="of:=[.A84]+1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A85]-[.B85]" office:value-type="float" office:value="3">
            <text:p>3</text:p>
          </table:table-cell>
          <table:table-cell table:formula="of:=[.C85]/[.B85]" office:value-type="float" office:value="0.6">
            <text:p>0.6</text:p>
          </table:table-cell>
          <table:table-cell table:formula="of:=[.B85]+1" office:value-type="float" office:value="6">
            <text:p>6.0</text:p>
          </table:table-cell>
          <table:table-cell table:formula="of:=([.B85]+2)/2" office:value-type="float" office:value="3.5">
            <text:p>3.5</text:p>
          </table:table-cell>
          <table:table-cell table:formula="of:=(([.A85]-[.B85])-3)/[.A85]" office:value-type="percentage" office:value="0">
            <text:p>0.00%</text:p>
          </table:table-cell>
          <table:table-cell table:style-name="ce21" table:formula="of:=([.B85] + 1)/[.A85]" office:value-type="percentage" office:value="0.75">
            <text:p>75.00%</text:p>
          </table:table-cell>
          <table:table-cell table:formula="of:=1/[.A85]" office:value-type="percentage" office:value="0.125">
            <text:p>12.50%</text:p>
          </table:table-cell>
          <table:table-cell table:style-name="ce23" table:formula="of:=1/[.A85]" office:value-type="percentage" office:value="0.125">
            <text:p>12.50%</text:p>
          </table:table-cell>
          <table:table-cell table:formula="of:=[.H85]+[.I85]+[.J85]" office:value-type="percentage" office:value="1">
            <text:p>100.00%</text:p>
          </table:table-cell>
          <table:table-cell table:number-columns-repeated="1013"/>
        </table:table-row>
        <table:table-row table:style-name="ro3">
          <table:table-cell table:formula="of:=[.A85]+1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A86]-[.B86]" office:value-type="float" office:value="4">
            <text:p>4</text:p>
          </table:table-cell>
          <table:table-cell table:formula="of:=[.C86]/[.B86]" office:value-type="float" office:value="0.8">
            <text:p>0.8</text:p>
          </table:table-cell>
          <table:table-cell table:formula="of:=[.B86]+1" office:value-type="float" office:value="6">
            <text:p>6.0</text:p>
          </table:table-cell>
          <table:table-cell table:formula="of:=([.B86]+2)/2" office:value-type="float" office:value="3.5">
            <text:p>3.5</text:p>
          </table:table-cell>
          <table:table-cell table:formula="of:=(([.A86]-[.B86])-3)/[.A86]" office:value-type="percentage" office:value="0.111111111111111">
            <text:p>11.11%</text:p>
          </table:table-cell>
          <table:table-cell table:style-name="ce21" table:formula="of:=([.B86] + 1)/[.A86]" office:value-type="percentage" office:value="0.666666666666667">
            <text:p>66.67%</text:p>
          </table:table-cell>
          <table:table-cell table:formula="of:=1/[.A86]" office:value-type="percentage" office:value="0.111111111111111">
            <text:p>11.11%</text:p>
          </table:table-cell>
          <table:table-cell table:style-name="ce23" table:formula="of:=1/[.A86]" office:value-type="percentage" office:value="0.111111111111111">
            <text:p>11.11%</text:p>
          </table:table-cell>
          <table:table-cell table:formula="of:=[.H86]+[.I86]+[.J86]" office:value-type="percentage" office:value="0.888888888888889">
            <text:p>88.89%</text:p>
          </table:table-cell>
          <table:table-cell table:number-columns-repeated="1013"/>
        </table:table-row>
        <table:table-row table:style-name="ro3">
          <table:table-cell table:formula="of:=[.A86]+1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A87]-[.B87]" office:value-type="float" office:value="5">
            <text:p>5</text:p>
          </table:table-cell>
          <table:table-cell table:formula="of:=[.C87]/[.B87]" office:value-type="float" office:value="1">
            <text:p>1.0</text:p>
          </table:table-cell>
          <table:table-cell table:formula="of:=[.B87]+1" office:value-type="float" office:value="6">
            <text:p>6.0</text:p>
          </table:table-cell>
          <table:table-cell table:formula="of:=([.B87]+2)/2" office:value-type="float" office:value="3.5">
            <text:p>3.5</text:p>
          </table:table-cell>
          <table:table-cell table:formula="of:=(([.A87]-[.B87])-3)/[.A87]" office:value-type="percentage" office:value="0.2">
            <text:p>20.00%</text:p>
          </table:table-cell>
          <table:table-cell table:style-name="ce21" table:formula="of:=([.B87] + 1)/[.A87]" office:value-type="percentage" office:value="0.6">
            <text:p>60.00%</text:p>
          </table:table-cell>
          <table:table-cell table:formula="of:=1/[.A87]" office:value-type="percentage" office:value="0.1">
            <text:p>10.00%</text:p>
          </table:table-cell>
          <table:table-cell table:style-name="ce23" table:formula="of:=1/[.A87]" office:value-type="percentage" office:value="0.1">
            <text:p>10.00%</text:p>
          </table:table-cell>
          <table:table-cell table:formula="of:=[.H87]+[.I87]+[.J87]" office:value-type="percentage" office:value="0.8">
            <text:p>80.00%</text:p>
          </table:table-cell>
          <table:table-cell table:number-columns-repeated="1013"/>
        </table:table-row>
        <table:table-row table:style-name="ro3">
          <table:table-cell table:formula="of:=[.A87]+1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A88]-[.B88]" office:value-type="float" office:value="6">
            <text:p>6</text:p>
          </table:table-cell>
          <table:table-cell table:formula="of:=[.C88]/[.B88]" office:value-type="float" office:value="1.2">
            <text:p>1.2</text:p>
          </table:table-cell>
          <table:table-cell table:formula="of:=[.B88]+1" office:value-type="float" office:value="6">
            <text:p>6.0</text:p>
          </table:table-cell>
          <table:table-cell table:formula="of:=([.B88]+2)/2" office:value-type="float" office:value="3.5">
            <text:p>3.5</text:p>
          </table:table-cell>
          <table:table-cell table:formula="of:=(([.A88]-[.B88])-3)/[.A88]" office:value-type="percentage" office:value="0.272727272727273">
            <text:p>27.27%</text:p>
          </table:table-cell>
          <table:table-cell table:style-name="ce21" table:formula="of:=([.B88] + 1)/[.A88]" office:value-type="percentage" office:value="0.545454545454545">
            <text:p>54.55%</text:p>
          </table:table-cell>
          <table:table-cell table:formula="of:=1/[.A88]" office:value-type="percentage" office:value="0.0909090909090909">
            <text:p>9.09%</text:p>
          </table:table-cell>
          <table:table-cell table:style-name="ce23" table:formula="of:=1/[.A88]" office:value-type="percentage" office:value="0.0909090909090909">
            <text:p>9.09%</text:p>
          </table:table-cell>
          <table:table-cell table:formula="of:=[.H88]+[.I88]+[.J88]" office:value-type="percentage" office:value="0.727272727272727">
            <text:p>72.73%</text:p>
          </table:table-cell>
          <table:table-cell table:number-columns-repeated="1013"/>
        </table:table-row>
        <table:table-row table:style-name="ro3">
          <table:table-cell table:formula="of:=[.A88]+1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A89]-[.B89]" office:value-type="float" office:value="7">
            <text:p>7</text:p>
          </table:table-cell>
          <table:table-cell table:formula="of:=[.C89]/[.B89]" office:value-type="float" office:value="1.4">
            <text:p>1.4</text:p>
          </table:table-cell>
          <table:table-cell table:formula="of:=[.B89]+1" office:value-type="float" office:value="6">
            <text:p>6.0</text:p>
          </table:table-cell>
          <table:table-cell table:formula="of:=([.B89]+2)/2" office:value-type="float" office:value="3.5">
            <text:p>3.5</text:p>
          </table:table-cell>
          <table:table-cell table:formula="of:=(([.A89]-[.B89])-3)/[.A89]" office:value-type="percentage" office:value="0.333333333333333">
            <text:p>33.33%</text:p>
          </table:table-cell>
          <table:table-cell table:style-name="ce21" table:formula="of:=([.B89] + 1)/[.A89]" office:value-type="percentage" office:value="0.5">
            <text:p>50.00%</text:p>
          </table:table-cell>
          <table:table-cell table:formula="of:=1/[.A89]" office:value-type="percentage" office:value="0.0833333333333333">
            <text:p>8.33%</text:p>
          </table:table-cell>
          <table:table-cell table:style-name="ce23" table:formula="of:=1/[.A89]" office:value-type="percentage" office:value="0.0833333333333333">
            <text:p>8.33%</text:p>
          </table:table-cell>
          <table:table-cell table:formula="of:=[.H89]+[.I89]+[.J89]" office:value-type="percentage" office:value="0.666666666666667">
            <text:p>66.67%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[.A90]-[.B90]" office:value-type="float" office:value="11">
            <text:p>11</text:p>
          </table:table-cell>
          <table:table-cell table:formula="of:=[.C90]/[.B90]" office:value-type="float" office:value="2.2">
            <text:p>2.2</text:p>
          </table:table-cell>
          <table:table-cell table:formula="of:=[.B90]+1" office:value-type="float" office:value="6">
            <text:p>6.0</text:p>
          </table:table-cell>
          <table:table-cell table:formula="of:=([.B90]+2)/2" office:value-type="float" office:value="3.5">
            <text:p>3.5</text:p>
          </table:table-cell>
          <table:table-cell table:formula="of:=(([.A90]-[.B90])-3)/[.A90]" office:value-type="percentage" office:value="0.5">
            <text:p>50.00%</text:p>
          </table:table-cell>
          <table:table-cell table:style-name="ce21" table:formula="of:=([.B90] + 1)/[.A90]" office:value-type="percentage" office:value="0.375">
            <text:p>37.50%</text:p>
          </table:table-cell>
          <table:table-cell table:formula="of:=1/[.A90]" office:value-type="percentage" office:value="0.0625">
            <text:p>6.25%</text:p>
          </table:table-cell>
          <table:table-cell table:style-name="ce23" table:formula="of:=1/[.A90]" office:value-type="percentage" office:value="0.0625">
            <text:p>6.25%</text:p>
          </table:table-cell>
          <table:table-cell table:formula="of:=[.H90]+[.I90]+[.J90]" office:value-type="percentage" office:value="0.5">
            <text:p>50.00%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A91]-[.B91]" office:value-type="float" office:value="15">
            <text:p>15</text:p>
          </table:table-cell>
          <table:table-cell table:formula="of:=[.C91]/[.B91]" office:value-type="float" office:value="3">
            <text:p>3.0</text:p>
          </table:table-cell>
          <table:table-cell table:formula="of:=[.B91]+1" office:value-type="float" office:value="6">
            <text:p>6.0</text:p>
          </table:table-cell>
          <table:table-cell table:formula="of:=([.B91]+2)/2" office:value-type="float" office:value="3.5">
            <text:p>3.5</text:p>
          </table:table-cell>
          <table:table-cell table:formula="of:=(([.A91]-[.B91])-3)/[.A91]" office:value-type="percentage" office:value="0.6">
            <text:p>60.00%</text:p>
          </table:table-cell>
          <table:table-cell table:style-name="ce21" table:formula="of:=([.B91] + 1)/[.A91]" office:value-type="percentage" office:value="0.3">
            <text:p>30.00%</text:p>
          </table:table-cell>
          <table:table-cell table:formula="of:=1/[.A91]" office:value-type="percentage" office:value="0.05">
            <text:p>5.00%</text:p>
          </table:table-cell>
          <table:table-cell table:style-name="ce23" table:formula="of:=1/[.A91]" office:value-type="percentage" office:value="0.05">
            <text:p>5.00%</text:p>
          </table:table-cell>
          <table:table-cell table:formula="of:=[.H91]+[.I91]+[.J91]" office:value-type="percentage" office:value="0.4">
            <text:p>40.00%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formula="of:=[.A92]-[.B92]" office:value-type="float" office:value="19">
            <text:p>19</text:p>
          </table:table-cell>
          <table:table-cell table:formula="of:=[.C92]/[.B92]" office:value-type="float" office:value="3.8">
            <text:p>3.8</text:p>
          </table:table-cell>
          <table:table-cell table:formula="of:=[.B92]+1" office:value-type="float" office:value="6">
            <text:p>6.0</text:p>
          </table:table-cell>
          <table:table-cell table:formula="of:=([.B92]+2)/2" office:value-type="float" office:value="3.5">
            <text:p>3.5</text:p>
          </table:table-cell>
          <table:table-cell table:formula="of:=(([.A92]-[.B92])-3)/[.A92]" office:value-type="percentage" office:value="0.666666666666667">
            <text:p>66.67%</text:p>
          </table:table-cell>
          <table:table-cell table:style-name="ce21" table:formula="of:=([.B92] + 1)/[.A92]" office:value-type="percentage" office:value="0.25">
            <text:p>25.00%</text:p>
          </table:table-cell>
          <table:table-cell table:formula="of:=1/[.A92]" office:value-type="percentage" office:value="0.0416666666666667">
            <text:p>4.17%</text:p>
          </table:table-cell>
          <table:table-cell table:style-name="ce23" table:formula="of:=1/[.A92]" office:value-type="percentage" office:value="0.0416666666666667">
            <text:p>4.17%</text:p>
          </table:table-cell>
          <table:table-cell table:formula="of:=[.H92]+[.I92]+[.J92]" office:value-type="percentage" office:value="0.333333333333333">
            <text:p>33.33%</text:p>
          </table:table-cell>
          <table:table-cell table:number-columns-repeated="101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[.A93]-[.B93]" office:value-type="float" office:value="25">
            <text:p>25</text:p>
          </table:table-cell>
          <table:table-cell table:formula="of:=[.C93]/[.B93]" office:value-type="float" office:value="5">
            <text:p>5.0</text:p>
          </table:table-cell>
          <table:table-cell table:formula="of:=[.B93]+1" office:value-type="float" office:value="6">
            <text:p>6.0</text:p>
          </table:table-cell>
          <table:table-cell table:formula="of:=([.B93]+2)/2" office:value-type="float" office:value="3.5">
            <text:p>3.5</text:p>
          </table:table-cell>
          <table:table-cell table:formula="of:=(([.A93]-[.B93])-3)/[.A93]" office:value-type="percentage" office:value="0.733333333333333">
            <text:p>73.33%</text:p>
          </table:table-cell>
          <table:table-cell table:style-name="ce21" table:formula="of:=([.B93] + 1)/[.A93]" office:value-type="percentage" office:value="0.2">
            <text:p>20.00%</text:p>
          </table:table-cell>
          <table:table-cell table:formula="of:=1/[.A93]" office:value-type="percentage" office:value="0.0333333333333333">
            <text:p>3.33%</text:p>
          </table:table-cell>
          <table:table-cell table:style-name="ce23" table:formula="of:=1/[.A93]" office:value-type="percentage" office:value="0.0333333333333333">
            <text:p>3.33%</text:p>
          </table:table-cell>
          <table:table-cell table:formula="of:=[.H93]+[.I93]+[.J93]" office:value-type="percentage" office:value="0.266666666666667">
            <text:p>26.67%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formula="of:=[.A94]-[.B94]" office:value-type="float" office:value="31">
            <text:p>31</text:p>
          </table:table-cell>
          <table:table-cell table:formula="of:=[.C94]/[.B94]" office:value-type="float" office:value="6.2">
            <text:p>6.2</text:p>
          </table:table-cell>
          <table:table-cell table:formula="of:=[.B94]+1" office:value-type="float" office:value="6">
            <text:p>6.0</text:p>
          </table:table-cell>
          <table:table-cell table:formula="of:=([.B94]+2)/2" office:value-type="float" office:value="3.5">
            <text:p>3.5</text:p>
          </table:table-cell>
          <table:table-cell table:formula="of:=(([.A94]-[.B94])-3)/[.A94]" office:value-type="percentage" office:value="0.777777777777778">
            <text:p>77.78%</text:p>
          </table:table-cell>
          <table:table-cell table:style-name="ce21" table:formula="of:=([.B94] + 1)/[.A94]" office:value-type="percentage" office:value="0.166666666666667">
            <text:p>16.67%</text:p>
          </table:table-cell>
          <table:table-cell table:formula="of:=1/[.A94]" office:value-type="percentage" office:value="0.0277777777777778">
            <text:p>2.78%</text:p>
          </table:table-cell>
          <table:table-cell table:style-name="ce23" table:formula="of:=1/[.A94]" office:value-type="percentage" office:value="0.0277777777777778">
            <text:p>2.78%</text:p>
          </table:table-cell>
          <table:table-cell table:formula="of:=[.H94]+[.I94]+[.J94]" office:value-type="percentage" office:value="0.222222222222222">
            <text:p>22.22%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formula="of:=[.A95]-[.B95]" office:value-type="float" office:value="55">
            <text:p>55</text:p>
          </table:table-cell>
          <table:table-cell table:formula="of:=[.C95]/[.B95]" office:value-type="float" office:value="11">
            <text:p>11.0</text:p>
          </table:table-cell>
          <table:table-cell table:formula="of:=[.B95]+1" office:value-type="float" office:value="6">
            <text:p>6.0</text:p>
          </table:table-cell>
          <table:table-cell table:formula="of:=([.B95]+2)/2" office:value-type="float" office:value="3.5">
            <text:p>3.5</text:p>
          </table:table-cell>
          <table:table-cell table:formula="of:=(([.A95]-[.B95])-3)/[.A95]" office:value-type="percentage" office:value="0.866666666666667">
            <text:p>86.67%</text:p>
          </table:table-cell>
          <table:table-cell table:style-name="ce21" table:formula="of:=([.B95] + 1)/[.A95]" office:value-type="percentage" office:value="0.1">
            <text:p>10.00%</text:p>
          </table:table-cell>
          <table:table-cell table:formula="of:=1/[.A95]" office:value-type="percentage" office:value="0.0166666666666667">
            <text:p>1.67%</text:p>
          </table:table-cell>
          <table:table-cell table:style-name="ce23" table:formula="of:=1/[.A95]" office:value-type="percentage" office:value="0.0166666666666667">
            <text:p>1.67%</text:p>
          </table:table-cell>
          <table:table-cell table:formula="of:=[.H95]+[.I95]+[.J95]" office:value-type="percentage" office:value="0.133333333333333">
            <text:p>13.33%</text:p>
          </table:table-cell>
          <table:table-cell table:number-columns-repeated="101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table:formula="of:=[.A96]-[.B96]" office:value-type="float" office:value="67">
            <text:p>67</text:p>
          </table:table-cell>
          <table:table-cell table:formula="of:=[.C96]/[.B96]" office:value-type="float" office:value="13.4">
            <text:p>13.4</text:p>
          </table:table-cell>
          <table:table-cell table:formula="of:=[.B96]+1" office:value-type="float" office:value="6">
            <text:p>6.0</text:p>
          </table:table-cell>
          <table:table-cell table:formula="of:=([.B96]+2)/2" office:value-type="float" office:value="3.5">
            <text:p>3.5</text:p>
          </table:table-cell>
          <table:table-cell table:formula="of:=(([.A96]-[.B96])-3)/[.A96]" office:value-type="percentage" office:value="0.888888888888889">
            <text:p>88.89%</text:p>
          </table:table-cell>
          <table:table-cell table:style-name="ce21" table:formula="of:=([.B96] + 1)/[.A96]" office:value-type="percentage" office:value="0.0833333333333333">
            <text:p>8.33%</text:p>
          </table:table-cell>
          <table:table-cell table:formula="of:=1/[.A96]" office:value-type="percentage" office:value="0.0138888888888889">
            <text:p>1.39%</text:p>
          </table:table-cell>
          <table:table-cell table:style-name="ce23" table:formula="of:=1/[.A96]" office:value-type="percentage" office:value="0.0138888888888889">
            <text:p>1.39%</text:p>
          </table:table-cell>
          <table:table-cell table:formula="of:=[.H96]+[.I96]+[.J96]" office:value-type="percentage" office:value="0.111111111111111">
            <text:p>11.11%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A97]-[.B97]" office:value-type="float" office:value="-5">
            <text:p>-5</text:p>
          </table:table-cell>
          <table:table-cell table:formula="of:=[.C97]/[.B97]" office:value-type="float" office:value="-0.833333333333333">
            <text:p>-0.8</text:p>
          </table:table-cell>
          <table:table-cell table:formula="of:=[.B97]+1" office:value-type="float" office:value="7">
            <text:p>7.0</text:p>
          </table:table-cell>
          <table:table-cell table:formula="of:=([.B97]+2)/2" office:value-type="float" office:value="4">
            <text:p>4.0</text:p>
          </table:table-cell>
          <table:table-cell table:formula="of:=(([.A97]-[.B97])-3)/[.A97]" office:value-type="percentage" office:value="-8">
            <text:p>-800.00%</text:p>
          </table:table-cell>
          <table:table-cell table:style-name="ce21" table:formula="of:=([.B97] + 1)/[.A97]" office:value-type="percentage" office:value="7">
            <text:p>700.00%</text:p>
          </table:table-cell>
          <table:table-cell table:formula="of:=1/[.A97]" office:value-type="percentage" office:value="1">
            <text:p>100.00%</text:p>
          </table:table-cell>
          <table:table-cell table:style-name="ce23" table:formula="of:=1/[.A97]" office:value-type="percentage" office:value="1">
            <text:p>100.00%</text:p>
          </table:table-cell>
          <table:table-cell table:formula="of:=[.H97]+[.I97]+[.J97]" office:value-type="percentage" office:value="9">
            <text:p>900.00%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A98]-[.B98]" office:value-type="float" office:value="-4">
            <text:p>-4</text:p>
          </table:table-cell>
          <table:table-cell table:formula="of:=[.C98]/[.B98]" office:value-type="float" office:value="-0.666666666666667">
            <text:p>-0.7</text:p>
          </table:table-cell>
          <table:table-cell table:formula="of:=[.B98]+1" office:value-type="float" office:value="7">
            <text:p>7.0</text:p>
          </table:table-cell>
          <table:table-cell table:formula="of:=([.B98]+2)/2" office:value-type="float" office:value="4">
            <text:p>4.0</text:p>
          </table:table-cell>
          <table:table-cell table:formula="of:=(([.A98]-[.B98])-3)/[.A98]" office:value-type="percentage" office:value="-3.5">
            <text:p>-350.00%</text:p>
          </table:table-cell>
          <table:table-cell table:style-name="ce21" table:formula="of:=([.B98] + 1)/[.A98]" office:value-type="percentage" office:value="3.5">
            <text:p>350.00%</text:p>
          </table:table-cell>
          <table:table-cell table:formula="of:=1/[.A98]" office:value-type="percentage" office:value="0.5">
            <text:p>50.00%</text:p>
          </table:table-cell>
          <table:table-cell table:style-name="ce23" table:formula="of:=1/[.A98]" office:value-type="percentage" office:value="0.5">
            <text:p>50.00%</text:p>
          </table:table-cell>
          <table:table-cell table:formula="of:=[.H98]+[.I98]+[.J98]" office:value-type="percentage" office:value="4.5">
            <text:p>450.00%</text:p>
          </table:table-cell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A99]-[.B99]" office:value-type="float" office:value="-3">
            <text:p>-3</text:p>
          </table:table-cell>
          <table:table-cell table:formula="of:=[.C99]/[.B99]" office:value-type="float" office:value="-0.5">
            <text:p>-0.5</text:p>
          </table:table-cell>
          <table:table-cell table:formula="of:=[.B99]+1" office:value-type="float" office:value="7">
            <text:p>7.0</text:p>
          </table:table-cell>
          <table:table-cell table:formula="of:=([.B99]+2)/2" office:value-type="float" office:value="4">
            <text:p>4.0</text:p>
          </table:table-cell>
          <table:table-cell table:formula="of:=(([.A99]-[.B99])-3)/[.A99]" office:value-type="percentage" office:value="-2">
            <text:p>-200.00%</text:p>
          </table:table-cell>
          <table:table-cell table:style-name="ce21" table:formula="of:=([.B99] + 1)/[.A99]" office:value-type="percentage" office:value="2.33333333333333">
            <text:p>233.33%</text:p>
          </table:table-cell>
          <table:table-cell table:formula="of:=1/[.A99]" office:value-type="percentage" office:value="0.333333333333333">
            <text:p>33.33%</text:p>
          </table:table-cell>
          <table:table-cell table:style-name="ce23" table:formula="of:=1/[.A99]" office:value-type="percentage" office:value="0.333333333333333">
            <text:p>33.33%</text:p>
          </table:table-cell>
          <table:table-cell table:formula="of:=[.H99]+[.I99]+[.J99]" office:value-type="percentage" office:value="3">
            <text:p>300.00%</text:p>
          </table:table-cell>
          <table:table-cell table:number-columns-repeated="1013"/>
        </table:table-row>
        <table:table-row table:style-name="ro3">
          <table:table-cell table:formula="of:=[.A99]+1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A100]-[.B100]" office:value-type="float" office:value="-2">
            <text:p>-2</text:p>
          </table:table-cell>
          <table:table-cell table:formula="of:=[.C100]/[.B100]" office:value-type="float" office:value="-0.333333333333333">
            <text:p>-0.3</text:p>
          </table:table-cell>
          <table:table-cell table:formula="of:=[.B100]+1" office:value-type="float" office:value="7">
            <text:p>7.0</text:p>
          </table:table-cell>
          <table:table-cell table:formula="of:=([.B100]+2)/2" office:value-type="float" office:value="4">
            <text:p>4.0</text:p>
          </table:table-cell>
          <table:table-cell table:formula="of:=(([.A100]-[.B100])-3)/[.A100]" office:value-type="percentage" office:value="-1.25">
            <text:p>-125.00%</text:p>
          </table:table-cell>
          <table:table-cell table:style-name="ce21" table:formula="of:=([.B100] + 1)/[.A100]" office:value-type="percentage" office:value="1.75">
            <text:p>175.00%</text:p>
          </table:table-cell>
          <table:table-cell table:formula="of:=1/[.A100]" office:value-type="percentage" office:value="0.25">
            <text:p>25.00%</text:p>
          </table:table-cell>
          <table:table-cell table:style-name="ce23" table:formula="of:=1/[.A100]" office:value-type="percentage" office:value="0.25">
            <text:p>25.00%</text:p>
          </table:table-cell>
          <table:table-cell table:formula="of:=[.H100]+[.I100]+[.J100]" office:value-type="percentage" office:value="2.25">
            <text:p>225.00%</text:p>
          </table:table-cell>
          <table:table-cell table:number-columns-repeated="1013"/>
        </table:table-row>
        <table:table-row table:style-name="ro3">
          <table:table-cell table:formula="of:=[.A100]+1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A101]-[.B101]" office:value-type="float" office:value="-1">
            <text:p>-1</text:p>
          </table:table-cell>
          <table:table-cell table:formula="of:=[.C101]/[.B101]" office:value-type="float" office:value="-0.166666666666667">
            <text:p>-0.2</text:p>
          </table:table-cell>
          <table:table-cell table:formula="of:=[.B101]+1" office:value-type="float" office:value="7">
            <text:p>7.0</text:p>
          </table:table-cell>
          <table:table-cell table:formula="of:=([.B101]+2)/2" office:value-type="float" office:value="4">
            <text:p>4.0</text:p>
          </table:table-cell>
          <table:table-cell table:formula="of:=(([.A101]-[.B101])-3)/[.A101]" office:value-type="percentage" office:value="-0.8">
            <text:p>-80.00%</text:p>
          </table:table-cell>
          <table:table-cell table:style-name="ce21" table:formula="of:=([.B101] + 1)/[.A101]" office:value-type="percentage" office:value="1.4">
            <text:p>140.00%</text:p>
          </table:table-cell>
          <table:table-cell table:formula="of:=1/[.A101]" office:value-type="percentage" office:value="0.2">
            <text:p>20.00%</text:p>
          </table:table-cell>
          <table:table-cell table:style-name="ce23" table:formula="of:=1/[.A101]" office:value-type="percentage" office:value="0.2">
            <text:p>20.00%</text:p>
          </table:table-cell>
          <table:table-cell table:formula="of:=[.H101]+[.I101]+[.J101]" office:value-type="percentage" office:value="1.8">
            <text:p>180.00%</text:p>
          </table:table-cell>
          <table:table-cell table:number-columns-repeated="1013"/>
        </table:table-row>
        <table:table-row table:style-name="ro3">
          <table:table-cell table:formula="of:=[.A101]+1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A102]-[.B102]" office:value-type="float" office:value="0">
            <text:p>0</text:p>
          </table:table-cell>
          <table:table-cell table:formula="of:=[.C102]/[.B102]" office:value-type="float" office:value="0">
            <text:p>0.0</text:p>
          </table:table-cell>
          <table:table-cell table:formula="of:=[.B102]+1" office:value-type="float" office:value="7">
            <text:p>7.0</text:p>
          </table:table-cell>
          <table:table-cell table:formula="of:=([.B102]+2)/2" office:value-type="float" office:value="4">
            <text:p>4.0</text:p>
          </table:table-cell>
          <table:table-cell table:formula="of:=(([.A102]-[.B102])-3)/[.A102]" office:value-type="percentage" office:value="-0.5">
            <text:p>-50.00%</text:p>
          </table:table-cell>
          <table:table-cell table:style-name="ce21" table:formula="of:=([.B102] + 1)/[.A102]" office:value-type="percentage" office:value="1.16666666666667">
            <text:p>116.67%</text:p>
          </table:table-cell>
          <table:table-cell table:formula="of:=1/[.A102]" office:value-type="percentage" office:value="0.166666666666667">
            <text:p>16.67%</text:p>
          </table:table-cell>
          <table:table-cell table:style-name="ce23" table:formula="of:=1/[.A102]" office:value-type="percentage" office:value="0.166666666666667">
            <text:p>16.67%</text:p>
          </table:table-cell>
          <table:table-cell table:formula="of:=[.H102]+[.I102]+[.J102]" office:value-type="percentage" office:value="1.5">
            <text:p>150.00%</text:p>
          </table:table-cell>
          <table:table-cell table:number-columns-repeated="1013"/>
        </table:table-row>
        <table:table-row table:style-name="ro3">
          <table:table-cell table:formula="of:=[.A102]+1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A103]-[.B103]" office:value-type="float" office:value="1">
            <text:p>1</text:p>
          </table:table-cell>
          <table:table-cell table:formula="of:=[.C103]/[.B103]" office:value-type="float" office:value="0.166666666666667">
            <text:p>0.2</text:p>
          </table:table-cell>
          <table:table-cell table:formula="of:=[.B103]+1" office:value-type="float" office:value="7">
            <text:p>7.0</text:p>
          </table:table-cell>
          <table:table-cell table:formula="of:=([.B103]+2)/2" office:value-type="float" office:value="4">
            <text:p>4.0</text:p>
          </table:table-cell>
          <table:table-cell table:formula="of:=(([.A103]-[.B103])-3)/[.A103]" office:value-type="percentage" office:value="-0.285714285714286">
            <text:p>-28.57%</text:p>
          </table:table-cell>
          <table:table-cell table:style-name="ce21" table:formula="of:=([.B103] + 1)/[.A103]" office:value-type="percentage" office:value="1">
            <text:p>100.00%</text:p>
          </table:table-cell>
          <table:table-cell table:formula="of:=1/[.A103]" office:value-type="percentage" office:value="0.142857142857143">
            <text:p>14.29%</text:p>
          </table:table-cell>
          <table:table-cell table:style-name="ce23" table:formula="of:=1/[.A103]" office:value-type="percentage" office:value="0.142857142857143">
            <text:p>14.29%</text:p>
          </table:table-cell>
          <table:table-cell table:formula="of:=[.H103]+[.I103]+[.J103]" office:value-type="percentage" office:value="1.28571428571429">
            <text:p>128.57%</text:p>
          </table:table-cell>
          <table:table-cell table:number-columns-repeated="1013"/>
        </table:table-row>
        <table:table-row table:style-name="ro3">
          <table:table-cell table:formula="of:=[.A103]+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A104]-[.B104]" office:value-type="float" office:value="2">
            <text:p>2</text:p>
          </table:table-cell>
          <table:table-cell table:formula="of:=[.C104]/[.B104]" office:value-type="float" office:value="0.333333333333333">
            <text:p>0.3</text:p>
          </table:table-cell>
          <table:table-cell table:formula="of:=[.B104]+1" office:value-type="float" office:value="7">
            <text:p>7.0</text:p>
          </table:table-cell>
          <table:table-cell table:formula="of:=([.B104]+2)/2" office:value-type="float" office:value="4">
            <text:p>4.0</text:p>
          </table:table-cell>
          <table:table-cell table:formula="of:=(([.A104]-[.B104])-3)/[.A104]" office:value-type="percentage" office:value="-0.125">
            <text:p>-12.50%</text:p>
          </table:table-cell>
          <table:table-cell table:style-name="ce21" table:formula="of:=([.B104] + 1)/[.A104]" office:value-type="percentage" office:value="0.875">
            <text:p>87.50%</text:p>
          </table:table-cell>
          <table:table-cell table:formula="of:=1/[.A104]" office:value-type="percentage" office:value="0.125">
            <text:p>12.50%</text:p>
          </table:table-cell>
          <table:table-cell table:style-name="ce23" table:formula="of:=1/[.A104]" office:value-type="percentage" office:value="0.125">
            <text:p>12.50%</text:p>
          </table:table-cell>
          <table:table-cell table:formula="of:=[.H104]+[.I104]+[.J104]" office:value-type="percentage" office:value="1.125">
            <text:p>112.50%</text:p>
          </table:table-cell>
          <table:table-cell table:number-columns-repeated="1013"/>
        </table:table-row>
        <table:table-row table:style-name="ro3">
          <table:table-cell table:formula="of:=[.A104]+1"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A105]-[.B105]" office:value-type="float" office:value="3">
            <text:p>3</text:p>
          </table:table-cell>
          <table:table-cell table:formula="of:=[.C105]/[.B105]" office:value-type="float" office:value="0.5">
            <text:p>0.5</text:p>
          </table:table-cell>
          <table:table-cell table:formula="of:=[.B105]+1" office:value-type="float" office:value="7">
            <text:p>7.0</text:p>
          </table:table-cell>
          <table:table-cell table:formula="of:=([.B105]+2)/2" office:value-type="float" office:value="4">
            <text:p>4.0</text:p>
          </table:table-cell>
          <table:table-cell table:formula="of:=(([.A105]-[.B105])-3)/[.A105]" office:value-type="percentage" office:value="0">
            <text:p>0.00%</text:p>
          </table:table-cell>
          <table:table-cell table:style-name="ce21" table:formula="of:=([.B105] + 1)/[.A105]" office:value-type="percentage" office:value="0.777777777777778">
            <text:p>77.78%</text:p>
          </table:table-cell>
          <table:table-cell table:formula="of:=1/[.A105]" office:value-type="percentage" office:value="0.111111111111111">
            <text:p>11.11%</text:p>
          </table:table-cell>
          <table:table-cell table:style-name="ce23" table:formula="of:=1/[.A105]" office:value-type="percentage" office:value="0.111111111111111">
            <text:p>11.11%</text:p>
          </table:table-cell>
          <table:table-cell table:formula="of:=[.H105]+[.I105]+[.J105]" office:value-type="percentage" office:value="1">
            <text:p>100.00%</text:p>
          </table:table-cell>
          <table:table-cell table:number-columns-repeated="1013"/>
        </table:table-row>
        <table:table-row table:style-name="ro3">
          <table:table-cell table:formula="of:=[.A105]+1"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A106]-[.B106]" office:value-type="float" office:value="4">
            <text:p>4</text:p>
          </table:table-cell>
          <table:table-cell table:formula="of:=[.C106]/[.B106]" office:value-type="float" office:value="0.666666666666667">
            <text:p>0.7</text:p>
          </table:table-cell>
          <table:table-cell table:formula="of:=[.B106]+1" office:value-type="float" office:value="7">
            <text:p>7.0</text:p>
          </table:table-cell>
          <table:table-cell table:formula="of:=([.B106]+2)/2" office:value-type="float" office:value="4">
            <text:p>4.0</text:p>
          </table:table-cell>
          <table:table-cell table:formula="of:=(([.A106]-[.B106])-3)/[.A106]" office:value-type="percentage" office:value="0.1">
            <text:p>10.00%</text:p>
          </table:table-cell>
          <table:table-cell table:style-name="ce21" table:formula="of:=([.B106] + 1)/[.A106]" office:value-type="percentage" office:value="0.7">
            <text:p>70.00%</text:p>
          </table:table-cell>
          <table:table-cell table:formula="of:=1/[.A106]" office:value-type="percentage" office:value="0.1">
            <text:p>10.00%</text:p>
          </table:table-cell>
          <table:table-cell table:style-name="ce23" table:formula="of:=1/[.A106]" office:value-type="percentage" office:value="0.1">
            <text:p>10.00%</text:p>
          </table:table-cell>
          <table:table-cell table:formula="of:=[.H106]+[.I106]+[.J106]" office:value-type="percentage" office:value="0.9">
            <text:p>90.00%</text:p>
          </table:table-cell>
          <table:table-cell table:number-columns-repeated="1013"/>
        </table:table-row>
        <table:table-row table:style-name="ro3">
          <table:table-cell table:formula="of:=[.A106]+1"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A107]-[.B107]" office:value-type="float" office:value="5">
            <text:p>5</text:p>
          </table:table-cell>
          <table:table-cell table:formula="of:=[.C107]/[.B107]" office:value-type="float" office:value="0.833333333333333">
            <text:p>0.8</text:p>
          </table:table-cell>
          <table:table-cell table:formula="of:=[.B107]+1" office:value-type="float" office:value="7">
            <text:p>7.0</text:p>
          </table:table-cell>
          <table:table-cell table:formula="of:=([.B107]+2)/2" office:value-type="float" office:value="4">
            <text:p>4.0</text:p>
          </table:table-cell>
          <table:table-cell table:formula="of:=(([.A107]-[.B107])-3)/[.A107]" office:value-type="percentage" office:value="0.181818181818182">
            <text:p>18.18%</text:p>
          </table:table-cell>
          <table:table-cell table:style-name="ce21" table:formula="of:=([.B107] + 1)/[.A107]" office:value-type="percentage" office:value="0.636363636363636">
            <text:p>63.64%</text:p>
          </table:table-cell>
          <table:table-cell table:formula="of:=1/[.A107]" office:value-type="percentage" office:value="0.0909090909090909">
            <text:p>9.09%</text:p>
          </table:table-cell>
          <table:table-cell table:style-name="ce23" table:formula="of:=1/[.A107]" office:value-type="percentage" office:value="0.0909090909090909">
            <text:p>9.09%</text:p>
          </table:table-cell>
          <table:table-cell table:formula="of:=[.H107]+[.I107]+[.J107]" office:value-type="percentage" office:value="0.818181818181818">
            <text:p>81.82%</text:p>
          </table:table-cell>
          <table:table-cell table:number-columns-repeated="1013"/>
        </table:table-row>
        <table:table-row table:style-name="ro3">
          <table:table-cell table:formula="of:=[.A107]+1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A108]-[.B108]" office:value-type="float" office:value="6">
            <text:p>6</text:p>
          </table:table-cell>
          <table:table-cell table:formula="of:=[.C108]/[.B108]" office:value-type="float" office:value="1">
            <text:p>1.0</text:p>
          </table:table-cell>
          <table:table-cell table:formula="of:=[.B108]+1" office:value-type="float" office:value="7">
            <text:p>7.0</text:p>
          </table:table-cell>
          <table:table-cell table:formula="of:=([.B108]+2)/2" office:value-type="float" office:value="4">
            <text:p>4.0</text:p>
          </table:table-cell>
          <table:table-cell table:formula="of:=(([.A108]-[.B108])-3)/[.A108]" office:value-type="percentage" office:value="0.25">
            <text:p>25.00%</text:p>
          </table:table-cell>
          <table:table-cell table:style-name="ce21" table:formula="of:=([.B108] + 1)/[.A108]" office:value-type="percentage" office:value="0.583333333333333">
            <text:p>58.33%</text:p>
          </table:table-cell>
          <table:table-cell table:formula="of:=1/[.A108]" office:value-type="percentage" office:value="0.0833333333333333">
            <text:p>8.33%</text:p>
          </table:table-cell>
          <table:table-cell table:style-name="ce23" table:formula="of:=1/[.A108]" office:value-type="percentage" office:value="0.0833333333333333">
            <text:p>8.33%</text:p>
          </table:table-cell>
          <table:table-cell table:formula="of:=[.H108]+[.I108]+[.J108]" office:value-type="percentage" office:value="0.75">
            <text:p>75.00%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.A109]-[.B109]" office:value-type="float" office:value="10">
            <text:p>10</text:p>
          </table:table-cell>
          <table:table-cell table:formula="of:=[.C109]/[.B109]" office:value-type="float" office:value="1.66666666666667">
            <text:p>1.7</text:p>
          </table:table-cell>
          <table:table-cell table:formula="of:=[.B109]+1" office:value-type="float" office:value="7">
            <text:p>7.0</text:p>
          </table:table-cell>
          <table:table-cell table:formula="of:=([.B109]+2)/2" office:value-type="float" office:value="4">
            <text:p>4.0</text:p>
          </table:table-cell>
          <table:table-cell table:formula="of:=(([.A109]-[.B109])-3)/[.A109]" office:value-type="percentage" office:value="0.4375">
            <text:p>43.75%</text:p>
          </table:table-cell>
          <table:table-cell table:style-name="ce21" table:formula="of:=([.B109] + 1)/[.A109]" office:value-type="percentage" office:value="0.4375">
            <text:p>43.75%</text:p>
          </table:table-cell>
          <table:table-cell table:formula="of:=1/[.A109]" office:value-type="percentage" office:value="0.0625">
            <text:p>6.25%</text:p>
          </table:table-cell>
          <table:table-cell table:style-name="ce23" table:formula="of:=1/[.A109]" office:value-type="percentage" office:value="0.0625">
            <text:p>6.25%</text:p>
          </table:table-cell>
          <table:table-cell table:formula="of:=[.H109]+[.I109]+[.J109]" office:value-type="percentage" office:value="0.5625">
            <text:p>56.25%</text:p>
          </table:table-cell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A110]-[.B110]" office:value-type="float" office:value="14">
            <text:p>14</text:p>
          </table:table-cell>
          <table:table-cell table:formula="of:=[.C110]/[.B110]" office:value-type="float" office:value="2.33333333333333">
            <text:p>2.3</text:p>
          </table:table-cell>
          <table:table-cell table:formula="of:=[.B110]+1" office:value-type="float" office:value="7">
            <text:p>7.0</text:p>
          </table:table-cell>
          <table:table-cell table:formula="of:=([.B110]+2)/2" office:value-type="float" office:value="4">
            <text:p>4.0</text:p>
          </table:table-cell>
          <table:table-cell table:formula="of:=(([.A110]-[.B110])-3)/[.A110]" office:value-type="percentage" office:value="0.55">
            <text:p>55.00%</text:p>
          </table:table-cell>
          <table:table-cell table:style-name="ce21" table:formula="of:=([.B110] + 1)/[.A110]" office:value-type="percentage" office:value="0.35">
            <text:p>35.00%</text:p>
          </table:table-cell>
          <table:table-cell table:formula="of:=1/[.A110]" office:value-type="percentage" office:value="0.05">
            <text:p>5.00%</text:p>
          </table:table-cell>
          <table:table-cell table:style-name="ce23" table:formula="of:=1/[.A110]" office:value-type="percentage" office:value="0.05">
            <text:p>5.00%</text:p>
          </table:table-cell>
          <table:table-cell table:formula="of:=[.H110]+[.I110]+[.J110]" office:value-type="percentage" office:value="0.45">
            <text:p>45.00%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[.A111]-[.B111]" office:value-type="float" office:value="18">
            <text:p>18</text:p>
          </table:table-cell>
          <table:table-cell table:formula="of:=[.C111]/[.B111]" office:value-type="float" office:value="3">
            <text:p>3.0</text:p>
          </table:table-cell>
          <table:table-cell table:formula="of:=[.B111]+1" office:value-type="float" office:value="7">
            <text:p>7.0</text:p>
          </table:table-cell>
          <table:table-cell table:formula="of:=([.B111]+2)/2" office:value-type="float" office:value="4">
            <text:p>4.0</text:p>
          </table:table-cell>
          <table:table-cell table:formula="of:=(([.A111]-[.B111])-3)/[.A111]" office:value-type="percentage" office:value="0.625">
            <text:p>62.50%</text:p>
          </table:table-cell>
          <table:table-cell table:style-name="ce21" table:formula="of:=([.B111] + 1)/[.A111]" office:value-type="percentage" office:value="0.291666666666667">
            <text:p>29.17%</text:p>
          </table:table-cell>
          <table:table-cell table:formula="of:=1/[.A111]" office:value-type="percentage" office:value="0.0416666666666667">
            <text:p>4.17%</text:p>
          </table:table-cell>
          <table:table-cell table:style-name="ce23" table:formula="of:=1/[.A111]" office:value-type="percentage" office:value="0.0416666666666667">
            <text:p>4.17%</text:p>
          </table:table-cell>
          <table:table-cell table:formula="of:=[.H111]+[.I111]+[.J111]" office:value-type="percentage" office:value="0.375">
            <text:p>37.50%</text:p>
          </table:table-cell>
          <table:table-cell table:number-columns-repeated="101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formula="of:=[.A112]-[.B112]" office:value-type="float" office:value="24">
            <text:p>24</text:p>
          </table:table-cell>
          <table:table-cell table:formula="of:=[.C112]/[.B112]" office:value-type="float" office:value="4">
            <text:p>4.0</text:p>
          </table:table-cell>
          <table:table-cell table:formula="of:=[.B112]+1" office:value-type="float" office:value="7">
            <text:p>7.0</text:p>
          </table:table-cell>
          <table:table-cell table:formula="of:=([.B112]+2)/2" office:value-type="float" office:value="4">
            <text:p>4.0</text:p>
          </table:table-cell>
          <table:table-cell table:formula="of:=(([.A112]-[.B112])-3)/[.A112]" office:value-type="percentage" office:value="0.7">
            <text:p>70.00%</text:p>
          </table:table-cell>
          <table:table-cell table:style-name="ce21" table:formula="of:=([.B112] + 1)/[.A112]" office:value-type="percentage" office:value="0.233333333333333">
            <text:p>23.33%</text:p>
          </table:table-cell>
          <table:table-cell table:formula="of:=1/[.A112]" office:value-type="percentage" office:value="0.0333333333333333">
            <text:p>3.33%</text:p>
          </table:table-cell>
          <table:table-cell table:style-name="ce23" table:formula="of:=1/[.A112]" office:value-type="percentage" office:value="0.0333333333333333">
            <text:p>3.33%</text:p>
          </table:table-cell>
          <table:table-cell table:formula="of:=[.H112]+[.I112]+[.J112]" office:value-type="percentage" office:value="0.3">
            <text:p>30.00%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formula="of:=[.A113]-[.B113]" office:value-type="float" office:value="30">
            <text:p>30</text:p>
          </table:table-cell>
          <table:table-cell table:formula="of:=[.C113]/[.B113]" office:value-type="float" office:value="5">
            <text:p>5.0</text:p>
          </table:table-cell>
          <table:table-cell table:formula="of:=[.B113]+1" office:value-type="float" office:value="7">
            <text:p>7.0</text:p>
          </table:table-cell>
          <table:table-cell table:formula="of:=([.B113]+2)/2" office:value-type="float" office:value="4">
            <text:p>4.0</text:p>
          </table:table-cell>
          <table:table-cell table:formula="of:=(([.A113]-[.B113])-3)/[.A113]" office:value-type="percentage" office:value="0.75">
            <text:p>75.00%</text:p>
          </table:table-cell>
          <table:table-cell table:style-name="ce21" table:formula="of:=([.B113] + 1)/[.A113]" office:value-type="percentage" office:value="0.194444444444444">
            <text:p>19.44%</text:p>
          </table:table-cell>
          <table:table-cell table:formula="of:=1/[.A113]" office:value-type="percentage" office:value="0.0277777777777778">
            <text:p>2.78%</text:p>
          </table:table-cell>
          <table:table-cell table:style-name="ce23" table:formula="of:=1/[.A113]" office:value-type="percentage" office:value="0.0277777777777778">
            <text:p>2.78%</text:p>
          </table:table-cell>
          <table:table-cell table:formula="of:=[.H113]+[.I113]+[.J113]" office:value-type="percentage" office:value="0.25">
            <text:p>25.00%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A114]-[.B114]" office:value-type="float" office:value="54">
            <text:p>54</text:p>
          </table:table-cell>
          <table:table-cell table:formula="of:=[.C114]/[.B114]" office:value-type="float" office:value="9">
            <text:p>9.0</text:p>
          </table:table-cell>
          <table:table-cell table:formula="of:=[.B114]+1" office:value-type="float" office:value="7">
            <text:p>7.0</text:p>
          </table:table-cell>
          <table:table-cell table:formula="of:=([.B114]+2)/2" office:value-type="float" office:value="4">
            <text:p>4.0</text:p>
          </table:table-cell>
          <table:table-cell table:formula="of:=(([.A114]-[.B114])-3)/[.A114]" office:value-type="percentage" office:value="0.85">
            <text:p>85.00%</text:p>
          </table:table-cell>
          <table:table-cell table:style-name="ce21" table:formula="of:=([.B114] + 1)/[.A114]" office:value-type="percentage" office:value="0.116666666666667">
            <text:p>11.67%</text:p>
          </table:table-cell>
          <table:table-cell table:formula="of:=1/[.A114]" office:value-type="percentage" office:value="0.0166666666666667">
            <text:p>1.67%</text:p>
          </table:table-cell>
          <table:table-cell table:style-name="ce23" table:formula="of:=1/[.A114]" office:value-type="percentage" office:value="0.0166666666666667">
            <text:p>1.67%</text:p>
          </table:table-cell>
          <table:table-cell table:formula="of:=[.H114]+[.I114]+[.J114]" office:value-type="percentage" office:value="0.15">
            <text:p>15.00%</text:p>
          </table:table-cell>
          <table:table-cell table:number-columns-repeated="101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table:formula="of:=[.A115]-[.B115]" office:value-type="float" office:value="66">
            <text:p>66</text:p>
          </table:table-cell>
          <table:table-cell table:formula="of:=[.C115]/[.B115]" office:value-type="float" office:value="11">
            <text:p>11.0</text:p>
          </table:table-cell>
          <table:table-cell table:formula="of:=[.B115]+1" office:value-type="float" office:value="7">
            <text:p>7.0</text:p>
          </table:table-cell>
          <table:table-cell table:formula="of:=([.B115]+2)/2" office:value-type="float" office:value="4">
            <text:p>4.0</text:p>
          </table:table-cell>
          <table:table-cell table:formula="of:=(([.A115]-[.B115])-3)/[.A115]" office:value-type="percentage" office:value="0.875">
            <text:p>87.50%</text:p>
          </table:table-cell>
          <table:table-cell table:style-name="ce21" table:formula="of:=([.B115] + 1)/[.A115]" office:value-type="percentage" office:value="0.0972222222222222">
            <text:p>9.72%</text:p>
          </table:table-cell>
          <table:table-cell table:formula="of:=1/[.A115]" office:value-type="percentage" office:value="0.0138888888888889">
            <text:p>1.39%</text:p>
          </table:table-cell>
          <table:table-cell table:style-name="ce23" table:formula="of:=1/[.A115]" office:value-type="percentage" office:value="0.0138888888888889">
            <text:p>1.39%</text:p>
          </table:table-cell>
          <table:table-cell table:formula="of:=[.H115]+[.I115]+[.J115]" office:value-type="percentage" office:value="0.125">
            <text:p>12.50%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A116]-[.B116]" office:value-type="float" office:value="-6">
            <text:p>-6</text:p>
          </table:table-cell>
          <table:table-cell table:formula="of:=[.C116]/[.B116]" office:value-type="float" office:value="-0.857142857142857">
            <text:p>-0.9</text:p>
          </table:table-cell>
          <table:table-cell table:formula="of:=[.B116]+1" office:value-type="float" office:value="8">
            <text:p>8.0</text:p>
          </table:table-cell>
          <table:table-cell table:formula="of:=([.B116]+2)/2" office:value-type="float" office:value="4.5">
            <text:p>4.5</text:p>
          </table:table-cell>
          <table:table-cell table:formula="of:=(([.A116]-[.B116])-3)/[.A116]" office:value-type="percentage" office:value="-9">
            <text:p>-900.00%</text:p>
          </table:table-cell>
          <table:table-cell table:style-name="ce21" table:formula="of:=([.B116] + 1)/[.A116]" office:value-type="percentage" office:value="8">
            <text:p>800.00%</text:p>
          </table:table-cell>
          <table:table-cell table:formula="of:=1/[.A116]" office:value-type="percentage" office:value="1">
            <text:p>100.00%</text:p>
          </table:table-cell>
          <table:table-cell table:style-name="ce23" table:formula="of:=1/[.A116]" office:value-type="percentage" office:value="1">
            <text:p>100.00%</text:p>
          </table:table-cell>
          <table:table-cell table:formula="of:=[.H116]+[.I116]+[.J116]" office:value-type="percentage" office:value="10">
            <text:p>1000.00%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A117]-[.B117]" office:value-type="float" office:value="-5">
            <text:p>-5</text:p>
          </table:table-cell>
          <table:table-cell table:formula="of:=[.C117]/[.B117]" office:value-type="float" office:value="-0.714285714285714">
            <text:p>-0.7</text:p>
          </table:table-cell>
          <table:table-cell table:formula="of:=[.B117]+1" office:value-type="float" office:value="8">
            <text:p>8.0</text:p>
          </table:table-cell>
          <table:table-cell table:formula="of:=([.B117]+2)/2" office:value-type="float" office:value="4.5">
            <text:p>4.5</text:p>
          </table:table-cell>
          <table:table-cell table:formula="of:=(([.A117]-[.B117])-3)/[.A117]" office:value-type="percentage" office:value="-4">
            <text:p>-400.00%</text:p>
          </table:table-cell>
          <table:table-cell table:style-name="ce21" table:formula="of:=([.B117] + 1)/[.A117]" office:value-type="percentage" office:value="4">
            <text:p>400.00%</text:p>
          </table:table-cell>
          <table:table-cell table:formula="of:=1/[.A117]" office:value-type="percentage" office:value="0.5">
            <text:p>50.00%</text:p>
          </table:table-cell>
          <table:table-cell table:style-name="ce23" table:formula="of:=1/[.A117]" office:value-type="percentage" office:value="0.5">
            <text:p>50.00%</text:p>
          </table:table-cell>
          <table:table-cell table:formula="of:=[.H117]+[.I117]+[.J117]" office:value-type="percentage" office:value="5">
            <text:p>500.00%</text:p>
          </table:table-cell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A118]-[.B118]" office:value-type="float" office:value="-4">
            <text:p>-4</text:p>
          </table:table-cell>
          <table:table-cell table:formula="of:=[.C118]/[.B118]" office:value-type="float" office:value="-0.571428571428571">
            <text:p>-0.6</text:p>
          </table:table-cell>
          <table:table-cell table:formula="of:=[.B118]+1" office:value-type="float" office:value="8">
            <text:p>8.0</text:p>
          </table:table-cell>
          <table:table-cell table:formula="of:=([.B118]+2)/2" office:value-type="float" office:value="4.5">
            <text:p>4.5</text:p>
          </table:table-cell>
          <table:table-cell table:formula="of:=(([.A118]-[.B118])-3)/[.A118]" office:value-type="percentage" office:value="-2.33333333333333">
            <text:p>-233.33%</text:p>
          </table:table-cell>
          <table:table-cell table:style-name="ce21" table:formula="of:=([.B118] + 1)/[.A118]" office:value-type="percentage" office:value="2.66666666666667">
            <text:p>266.67%</text:p>
          </table:table-cell>
          <table:table-cell table:formula="of:=1/[.A118]" office:value-type="percentage" office:value="0.333333333333333">
            <text:p>33.33%</text:p>
          </table:table-cell>
          <table:table-cell table:style-name="ce23" table:formula="of:=1/[.A118]" office:value-type="percentage" office:value="0.333333333333333">
            <text:p>33.33%</text:p>
          </table:table-cell>
          <table:table-cell table:formula="of:=[.H118]+[.I118]+[.J118]" office:value-type="percentage" office:value="3.33333333333333">
            <text:p>333.33%</text:p>
          </table:table-cell>
          <table:table-cell table:number-columns-repeated="1013"/>
        </table:table-row>
        <table:table-row table:style-name="ro3">
          <table:table-cell table:formula="of:=[.A118]+1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A119]-[.B119]" office:value-type="float" office:value="-3">
            <text:p>-3</text:p>
          </table:table-cell>
          <table:table-cell table:formula="of:=[.C119]/[.B119]" office:value-type="float" office:value="-0.428571428571429">
            <text:p>-0.4</text:p>
          </table:table-cell>
          <table:table-cell table:formula="of:=[.B119]+1" office:value-type="float" office:value="8">
            <text:p>8.0</text:p>
          </table:table-cell>
          <table:table-cell table:formula="of:=([.B119]+2)/2" office:value-type="float" office:value="4.5">
            <text:p>4.5</text:p>
          </table:table-cell>
          <table:table-cell table:formula="of:=(([.A119]-[.B119])-3)/[.A119]" office:value-type="percentage" office:value="-1.5">
            <text:p>-150.00%</text:p>
          </table:table-cell>
          <table:table-cell table:style-name="ce21" table:formula="of:=([.B119] + 1)/[.A119]" office:value-type="percentage" office:value="2">
            <text:p>200.00%</text:p>
          </table:table-cell>
          <table:table-cell table:formula="of:=1/[.A119]" office:value-type="percentage" office:value="0.25">
            <text:p>25.00%</text:p>
          </table:table-cell>
          <table:table-cell table:style-name="ce23" table:formula="of:=1/[.A119]" office:value-type="percentage" office:value="0.25">
            <text:p>25.00%</text:p>
          </table:table-cell>
          <table:table-cell table:formula="of:=[.H119]+[.I119]+[.J119]" office:value-type="percentage" office:value="2.5">
            <text:p>250.00%</text:p>
          </table:table-cell>
          <table:table-cell table:number-columns-repeated="1013"/>
        </table:table-row>
        <table:table-row table:style-name="ro3">
          <table:table-cell table:formula="of:=[.A119]+1"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A120]-[.B120]" office:value-type="float" office:value="-2">
            <text:p>-2</text:p>
          </table:table-cell>
          <table:table-cell table:formula="of:=[.C120]/[.B120]" office:value-type="float" office:value="-0.285714285714286">
            <text:p>-0.3</text:p>
          </table:table-cell>
          <table:table-cell table:formula="of:=[.B120]+1" office:value-type="float" office:value="8">
            <text:p>8.0</text:p>
          </table:table-cell>
          <table:table-cell table:formula="of:=([.B120]+2)/2" office:value-type="float" office:value="4.5">
            <text:p>4.5</text:p>
          </table:table-cell>
          <table:table-cell table:formula="of:=(([.A120]-[.B120])-3)/[.A120]" office:value-type="percentage" office:value="-1">
            <text:p>-100.00%</text:p>
          </table:table-cell>
          <table:table-cell table:style-name="ce21" table:formula="of:=([.B120] + 1)/[.A120]" office:value-type="percentage" office:value="1.6">
            <text:p>160.00%</text:p>
          </table:table-cell>
          <table:table-cell table:formula="of:=1/[.A120]" office:value-type="percentage" office:value="0.2">
            <text:p>20.00%</text:p>
          </table:table-cell>
          <table:table-cell table:style-name="ce23" table:formula="of:=1/[.A120]" office:value-type="percentage" office:value="0.2">
            <text:p>20.00%</text:p>
          </table:table-cell>
          <table:table-cell table:formula="of:=[.H120]+[.I120]+[.J120]" office:value-type="percentage" office:value="2">
            <text:p>200.00%</text:p>
          </table:table-cell>
          <table:table-cell table:number-columns-repeated="1013"/>
        </table:table-row>
        <table:table-row table:style-name="ro3">
          <table:table-cell table:formula="of:=[.A120]+1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A121]-[.B121]" office:value-type="float" office:value="-1">
            <text:p>-1</text:p>
          </table:table-cell>
          <table:table-cell table:formula="of:=[.C121]/[.B121]" office:value-type="float" office:value="-0.142857142857143">
            <text:p>-0.1</text:p>
          </table:table-cell>
          <table:table-cell table:formula="of:=[.B121]+1" office:value-type="float" office:value="8">
            <text:p>8.0</text:p>
          </table:table-cell>
          <table:table-cell table:formula="of:=([.B121]+2)/2" office:value-type="float" office:value="4.5">
            <text:p>4.5</text:p>
          </table:table-cell>
          <table:table-cell table:formula="of:=(([.A121]-[.B121])-3)/[.A121]" office:value-type="percentage" office:value="-0.666666666666667">
            <text:p>-66.67%</text:p>
          </table:table-cell>
          <table:table-cell table:style-name="ce21" table:formula="of:=([.B121] + 1)/[.A121]" office:value-type="percentage" office:value="1.33333333333333">
            <text:p>133.33%</text:p>
          </table:table-cell>
          <table:table-cell table:formula="of:=1/[.A121]" office:value-type="percentage" office:value="0.166666666666667">
            <text:p>16.67%</text:p>
          </table:table-cell>
          <table:table-cell table:style-name="ce23" table:formula="of:=1/[.A121]" office:value-type="percentage" office:value="0.166666666666667">
            <text:p>16.67%</text:p>
          </table:table-cell>
          <table:table-cell table:formula="of:=[.H121]+[.I121]+[.J121]" office:value-type="percentage" office:value="1.66666666666667">
            <text:p>166.67%</text:p>
          </table:table-cell>
          <table:table-cell table:number-columns-repeated="1013"/>
        </table:table-row>
        <table:table-row table:style-name="ro3">
          <table:table-cell table:formula="of:=[.A121]+1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.A122]-[.B122]" office:value-type="float" office:value="0">
            <text:p>0</text:p>
          </table:table-cell>
          <table:table-cell table:formula="of:=[.C122]/[.B122]" office:value-type="float" office:value="0">
            <text:p>0.0</text:p>
          </table:table-cell>
          <table:table-cell table:formula="of:=[.B122]+1" office:value-type="float" office:value="8">
            <text:p>8.0</text:p>
          </table:table-cell>
          <table:table-cell table:formula="of:=([.B122]+2)/2" office:value-type="float" office:value="4.5">
            <text:p>4.5</text:p>
          </table:table-cell>
          <table:table-cell table:formula="of:=(([.A122]-[.B122])-3)/[.A122]" office:value-type="percentage" office:value="-0.428571428571429">
            <text:p>-42.86%</text:p>
          </table:table-cell>
          <table:table-cell table:style-name="ce21" table:formula="of:=([.B122] + 1)/[.A122]" office:value-type="percentage" office:value="1.14285714285714">
            <text:p>114.29%</text:p>
          </table:table-cell>
          <table:table-cell table:formula="of:=1/[.A122]" office:value-type="percentage" office:value="0.142857142857143">
            <text:p>14.29%</text:p>
          </table:table-cell>
          <table:table-cell table:style-name="ce23" table:formula="of:=1/[.A122]" office:value-type="percentage" office:value="0.142857142857143">
            <text:p>14.29%</text:p>
          </table:table-cell>
          <table:table-cell table:formula="of:=[.H122]+[.I122]+[.J122]" office:value-type="percentage" office:value="1.42857142857143">
            <text:p>142.86%</text:p>
          </table:table-cell>
          <table:table-cell table:number-columns-repeated="1013"/>
        </table:table-row>
        <table:table-row table:style-name="ro3">
          <table:table-cell table:formula="of:=[.A122]+1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A123]-[.B123]" office:value-type="float" office:value="1">
            <text:p>1</text:p>
          </table:table-cell>
          <table:table-cell table:formula="of:=[.C123]/[.B123]" office:value-type="float" office:value="0.142857142857143">
            <text:p>0.1</text:p>
          </table:table-cell>
          <table:table-cell table:formula="of:=[.B123]+1" office:value-type="float" office:value="8">
            <text:p>8.0</text:p>
          </table:table-cell>
          <table:table-cell table:formula="of:=([.B123]+2)/2" office:value-type="float" office:value="4.5">
            <text:p>4.5</text:p>
          </table:table-cell>
          <table:table-cell table:formula="of:=(([.A123]-[.B123])-3)/[.A123]" office:value-type="percentage" office:value="-0.25">
            <text:p>-25.00%</text:p>
          </table:table-cell>
          <table:table-cell table:style-name="ce21" table:formula="of:=([.B123] + 1)/[.A123]" office:value-type="percentage" office:value="1">
            <text:p>100.00%</text:p>
          </table:table-cell>
          <table:table-cell table:formula="of:=1/[.A123]" office:value-type="percentage" office:value="0.125">
            <text:p>12.50%</text:p>
          </table:table-cell>
          <table:table-cell table:style-name="ce23" table:formula="of:=1/[.A123]" office:value-type="percentage" office:value="0.125">
            <text:p>12.50%</text:p>
          </table:table-cell>
          <table:table-cell table:formula="of:=[.H123]+[.I123]+[.J123]" office:value-type="percentage" office:value="1.25">
            <text:p>125.00%</text:p>
          </table:table-cell>
          <table:table-cell table:number-columns-repeated="1013"/>
        </table:table-row>
        <table:table-row table:style-name="ro3">
          <table:table-cell table:formula="of:=[.A123]+1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A124]-[.B124]" office:value-type="float" office:value="2">
            <text:p>2</text:p>
          </table:table-cell>
          <table:table-cell table:formula="of:=[.C124]/[.B124]" office:value-type="float" office:value="0.285714285714286">
            <text:p>0.3</text:p>
          </table:table-cell>
          <table:table-cell table:formula="of:=[.B124]+1" office:value-type="float" office:value="8">
            <text:p>8.0</text:p>
          </table:table-cell>
          <table:table-cell table:formula="of:=([.B124]+2)/2" office:value-type="float" office:value="4.5">
            <text:p>4.5</text:p>
          </table:table-cell>
          <table:table-cell table:formula="of:=(([.A124]-[.B124])-3)/[.A124]" office:value-type="percentage" office:value="-0.111111111111111">
            <text:p>-11.11%</text:p>
          </table:table-cell>
          <table:table-cell table:style-name="ce21" table:formula="of:=([.B124] + 1)/[.A124]" office:value-type="percentage" office:value="0.888888888888889">
            <text:p>88.89%</text:p>
          </table:table-cell>
          <table:table-cell table:formula="of:=1/[.A124]" office:value-type="percentage" office:value="0.111111111111111">
            <text:p>11.11%</text:p>
          </table:table-cell>
          <table:table-cell table:style-name="ce23" table:formula="of:=1/[.A124]" office:value-type="percentage" office:value="0.111111111111111">
            <text:p>11.11%</text:p>
          </table:table-cell>
          <table:table-cell table:formula="of:=[.H124]+[.I124]+[.J124]" office:value-type="percentage" office:value="1.11111111111111">
            <text:p>111.11%</text:p>
          </table:table-cell>
          <table:table-cell table:number-columns-repeated="1013"/>
        </table:table-row>
        <table:table-row table:style-name="ro3">
          <table:table-cell table:formula="of:=[.A124]+1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A125]-[.B125]" office:value-type="float" office:value="3">
            <text:p>3</text:p>
          </table:table-cell>
          <table:table-cell table:formula="of:=[.C125]/[.B125]" office:value-type="float" office:value="0.428571428571429">
            <text:p>0.4</text:p>
          </table:table-cell>
          <table:table-cell table:formula="of:=[.B125]+1" office:value-type="float" office:value="8">
            <text:p>8.0</text:p>
          </table:table-cell>
          <table:table-cell table:formula="of:=([.B125]+2)/2" office:value-type="float" office:value="4.5">
            <text:p>4.5</text:p>
          </table:table-cell>
          <table:table-cell table:formula="of:=(([.A125]-[.B125])-3)/[.A125]" office:value-type="percentage" office:value="0">
            <text:p>0.00%</text:p>
          </table:table-cell>
          <table:table-cell table:style-name="ce21" table:formula="of:=([.B125] + 1)/[.A125]" office:value-type="percentage" office:value="0.8">
            <text:p>80.00%</text:p>
          </table:table-cell>
          <table:table-cell table:formula="of:=1/[.A125]" office:value-type="percentage" office:value="0.1">
            <text:p>10.00%</text:p>
          </table:table-cell>
          <table:table-cell table:style-name="ce23" table:formula="of:=1/[.A125]" office:value-type="percentage" office:value="0.1">
            <text:p>10.00%</text:p>
          </table:table-cell>
          <table:table-cell table:formula="of:=[.H125]+[.I125]+[.J125]" office:value-type="percentage" office:value="1">
            <text:p>100.00%</text:p>
          </table:table-cell>
          <table:table-cell table:number-columns-repeated="1013"/>
        </table:table-row>
        <table:table-row table:style-name="ro3">
          <table:table-cell table:formula="of:=[.A125]+1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A126]-[.B126]" office:value-type="float" office:value="4">
            <text:p>4</text:p>
          </table:table-cell>
          <table:table-cell table:formula="of:=[.C126]/[.B126]" office:value-type="float" office:value="0.571428571428571">
            <text:p>0.6</text:p>
          </table:table-cell>
          <table:table-cell table:formula="of:=[.B126]+1" office:value-type="float" office:value="8">
            <text:p>8.0</text:p>
          </table:table-cell>
          <table:table-cell table:formula="of:=([.B126]+2)/2" office:value-type="float" office:value="4.5">
            <text:p>4.5</text:p>
          </table:table-cell>
          <table:table-cell table:formula="of:=(([.A126]-[.B126])-3)/[.A126]" office:value-type="percentage" office:value="0.0909090909090909">
            <text:p>9.09%</text:p>
          </table:table-cell>
          <table:table-cell table:style-name="ce21" table:formula="of:=([.B126] + 1)/[.A126]" office:value-type="percentage" office:value="0.727272727272727">
            <text:p>72.73%</text:p>
          </table:table-cell>
          <table:table-cell table:formula="of:=1/[.A126]" office:value-type="percentage" office:value="0.0909090909090909">
            <text:p>9.09%</text:p>
          </table:table-cell>
          <table:table-cell table:style-name="ce23" table:formula="of:=1/[.A126]" office:value-type="percentage" office:value="0.0909090909090909">
            <text:p>9.09%</text:p>
          </table:table-cell>
          <table:table-cell table:formula="of:=[.H126]+[.I126]+[.J126]" office:value-type="percentage" office:value="0.909090909090909">
            <text:p>90.91%</text:p>
          </table:table-cell>
          <table:table-cell table:number-columns-repeated="1013"/>
        </table:table-row>
        <table:table-row table:style-name="ro3">
          <table:table-cell table:formula="of:=[.A126]+1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A127]-[.B127]" office:value-type="float" office:value="5">
            <text:p>5</text:p>
          </table:table-cell>
          <table:table-cell table:formula="of:=[.C127]/[.B127]" office:value-type="float" office:value="0.714285714285714">
            <text:p>0.7</text:p>
          </table:table-cell>
          <table:table-cell table:formula="of:=[.B127]+1" office:value-type="float" office:value="8">
            <text:p>8.0</text:p>
          </table:table-cell>
          <table:table-cell table:formula="of:=([.B127]+2)/2" office:value-type="float" office:value="4.5">
            <text:p>4.5</text:p>
          </table:table-cell>
          <table:table-cell table:formula="of:=(([.A127]-[.B127])-3)/[.A127]" office:value-type="percentage" office:value="0.166666666666667">
            <text:p>16.67%</text:p>
          </table:table-cell>
          <table:table-cell table:style-name="ce21" table:formula="of:=([.B127] + 1)/[.A127]" office:value-type="percentage" office:value="0.666666666666667">
            <text:p>66.67%</text:p>
          </table:table-cell>
          <table:table-cell table:formula="of:=1/[.A127]" office:value-type="percentage" office:value="0.0833333333333333">
            <text:p>8.33%</text:p>
          </table:table-cell>
          <table:table-cell table:style-name="ce23" table:formula="of:=1/[.A127]" office:value-type="percentage" office:value="0.0833333333333333">
            <text:p>8.33%</text:p>
          </table:table-cell>
          <table:table-cell table:formula="of:=[.H127]+[.I127]+[.J127]" office:value-type="percentage" office:value="0.833333333333333">
            <text:p>83.33%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[.A128]-[.B128]" office:value-type="float" office:value="9">
            <text:p>9</text:p>
          </table:table-cell>
          <table:table-cell table:formula="of:=[.C128]/[.B128]" office:value-type="float" office:value="1.28571428571429">
            <text:p>1.3</text:p>
          </table:table-cell>
          <table:table-cell table:formula="of:=[.B128]+1" office:value-type="float" office:value="8">
            <text:p>8.0</text:p>
          </table:table-cell>
          <table:table-cell table:formula="of:=([.B128]+2)/2" office:value-type="float" office:value="4.5">
            <text:p>4.5</text:p>
          </table:table-cell>
          <table:table-cell table:formula="of:=(([.A128]-[.B128])-3)/[.A128]" office:value-type="percentage" office:value="0.375">
            <text:p>37.50%</text:p>
          </table:table-cell>
          <table:table-cell table:style-name="ce21" table:formula="of:=([.B128] + 1)/[.A128]" office:value-type="percentage" office:value="0.5">
            <text:p>50.00%</text:p>
          </table:table-cell>
          <table:table-cell table:formula="of:=1/[.A128]" office:value-type="percentage" office:value="0.0625">
            <text:p>6.25%</text:p>
          </table:table-cell>
          <table:table-cell table:style-name="ce23" table:formula="of:=1/[.A128]" office:value-type="percentage" office:value="0.0625">
            <text:p>6.25%</text:p>
          </table:table-cell>
          <table:table-cell table:formula="of:=[.H128]+[.I128]+[.J128]" office:value-type="percentage" office:value="0.625">
            <text:p>62.50%</text:p>
          </table:table-cell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[.A129]-[.B129]" office:value-type="float" office:value="13">
            <text:p>13</text:p>
          </table:table-cell>
          <table:table-cell table:formula="of:=[.C129]/[.B129]" office:value-type="float" office:value="1.85714285714286">
            <text:p>1.9</text:p>
          </table:table-cell>
          <table:table-cell table:formula="of:=[.B129]+1" office:value-type="float" office:value="8">
            <text:p>8.0</text:p>
          </table:table-cell>
          <table:table-cell table:formula="of:=([.B129]+2)/2" office:value-type="float" office:value="4.5">
            <text:p>4.5</text:p>
          </table:table-cell>
          <table:table-cell table:formula="of:=(([.A129]-[.B129])-3)/[.A129]" office:value-type="percentage" office:value="0.5">
            <text:p>50.00%</text:p>
          </table:table-cell>
          <table:table-cell table:style-name="ce21" table:formula="of:=([.B129] + 1)/[.A129]" office:value-type="percentage" office:value="0.4">
            <text:p>40.00%</text:p>
          </table:table-cell>
          <table:table-cell table:formula="of:=1/[.A129]" office:value-type="percentage" office:value="0.05">
            <text:p>5.00%</text:p>
          </table:table-cell>
          <table:table-cell table:style-name="ce23" table:formula="of:=1/[.A129]" office:value-type="percentage" office:value="0.05">
            <text:p>5.00%</text:p>
          </table:table-cell>
          <table:table-cell table:formula="of:=[.H129]+[.I129]+[.J129]" office:value-type="percentage" office:value="0.5">
            <text:p>50.00%</text:p>
          </table:table-cell>
          <table:table-cell table:number-columns-repeated="1013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formula="of:=[.A130]-[.B130]" office:value-type="float" office:value="17">
            <text:p>17</text:p>
          </table:table-cell>
          <table:table-cell table:formula="of:=[.C130]/[.B130]" office:value-type="float" office:value="2.42857142857143">
            <text:p>2.4</text:p>
          </table:table-cell>
          <table:table-cell table:formula="of:=[.B130]+1" office:value-type="float" office:value="8">
            <text:p>8.0</text:p>
          </table:table-cell>
          <table:table-cell table:formula="of:=([.B130]+2)/2" office:value-type="float" office:value="4.5">
            <text:p>4.5</text:p>
          </table:table-cell>
          <table:table-cell table:formula="of:=(([.A130]-[.B130])-3)/[.A130]" office:value-type="percentage" office:value="0.583333333333333">
            <text:p>58.33%</text:p>
          </table:table-cell>
          <table:table-cell table:style-name="ce21" table:formula="of:=([.B130] + 1)/[.A130]" office:value-type="percentage" office:value="0.333333333333333">
            <text:p>33.33%</text:p>
          </table:table-cell>
          <table:table-cell table:formula="of:=1/[.A130]" office:value-type="percentage" office:value="0.0416666666666667">
            <text:p>4.17%</text:p>
          </table:table-cell>
          <table:table-cell table:style-name="ce23" table:formula="of:=1/[.A130]" office:value-type="percentage" office:value="0.0416666666666667">
            <text:p>4.17%</text:p>
          </table:table-cell>
          <table:table-cell table:formula="of:=[.H130]+[.I130]+[.J130]" office:value-type="percentage" office:value="0.416666666666667">
            <text:p>41.67%</text:p>
          </table:table-cell>
          <table:table-cell table:number-columns-repeated="101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formula="of:=[.A131]-[.B131]" office:value-type="float" office:value="23">
            <text:p>23</text:p>
          </table:table-cell>
          <table:table-cell table:formula="of:=[.C131]/[.B131]" office:value-type="float" office:value="3.28571428571429">
            <text:p>3.3</text:p>
          </table:table-cell>
          <table:table-cell table:formula="of:=[.B131]+1" office:value-type="float" office:value="8">
            <text:p>8.0</text:p>
          </table:table-cell>
          <table:table-cell table:formula="of:=([.B131]+2)/2" office:value-type="float" office:value="4.5">
            <text:p>4.5</text:p>
          </table:table-cell>
          <table:table-cell table:formula="of:=(([.A131]-[.B131])-3)/[.A131]" office:value-type="percentage" office:value="0.666666666666667">
            <text:p>66.67%</text:p>
          </table:table-cell>
          <table:table-cell table:style-name="ce21" table:formula="of:=([.B131] + 1)/[.A131]" office:value-type="percentage" office:value="0.266666666666667">
            <text:p>26.67%</text:p>
          </table:table-cell>
          <table:table-cell table:formula="of:=1/[.A131]" office:value-type="percentage" office:value="0.0333333333333333">
            <text:p>3.33%</text:p>
          </table:table-cell>
          <table:table-cell table:style-name="ce23" table:formula="of:=1/[.A131]" office:value-type="percentage" office:value="0.0333333333333333">
            <text:p>3.33%</text:p>
          </table:table-cell>
          <table:table-cell table:formula="of:=[.H131]+[.I131]+[.J131]" office:value-type="percentage" office:value="0.333333333333333">
            <text:p>33.33%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table:formula="of:=[.A132]-[.B132]" office:value-type="float" office:value="29">
            <text:p>29</text:p>
          </table:table-cell>
          <table:table-cell table:formula="of:=[.C132]/[.B132]" office:value-type="float" office:value="4.14285714285714">
            <text:p>4.1</text:p>
          </table:table-cell>
          <table:table-cell table:formula="of:=[.B132]+1" office:value-type="float" office:value="8">
            <text:p>8.0</text:p>
          </table:table-cell>
          <table:table-cell table:formula="of:=([.B132]+2)/2" office:value-type="float" office:value="4.5">
            <text:p>4.5</text:p>
          </table:table-cell>
          <table:table-cell table:formula="of:=(([.A132]-[.B132])-3)/[.A132]" office:value-type="percentage" office:value="0.722222222222222">
            <text:p>72.22%</text:p>
          </table:table-cell>
          <table:table-cell table:style-name="ce21" table:formula="of:=([.B132] + 1)/[.A132]" office:value-type="percentage" office:value="0.222222222222222">
            <text:p>22.22%</text:p>
          </table:table-cell>
          <table:table-cell table:formula="of:=1/[.A132]" office:value-type="percentage" office:value="0.0277777777777778">
            <text:p>2.78%</text:p>
          </table:table-cell>
          <table:table-cell table:style-name="ce23" table:formula="of:=1/[.A132]" office:value-type="percentage" office:value="0.0277777777777778">
            <text:p>2.78%</text:p>
          </table:table-cell>
          <table:table-cell table:formula="of:=[.H132]+[.I132]+[.J132]" office:value-type="percentage" office:value="0.277777777777778">
            <text:p>27.78%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formula="of:=[.A133]-[.B133]" office:value-type="float" office:value="53">
            <text:p>53</text:p>
          </table:table-cell>
          <table:table-cell table:formula="of:=[.C133]/[.B133]" office:value-type="float" office:value="7.57142857142857">
            <text:p>7.6</text:p>
          </table:table-cell>
          <table:table-cell table:formula="of:=[.B133]+1" office:value-type="float" office:value="8">
            <text:p>8.0</text:p>
          </table:table-cell>
          <table:table-cell table:formula="of:=([.B133]+2)/2" office:value-type="float" office:value="4.5">
            <text:p>4.5</text:p>
          </table:table-cell>
          <table:table-cell table:formula="of:=(([.A133]-[.B133])-3)/[.A133]" office:value-type="percentage" office:value="0.833333333333333">
            <text:p>83.33%</text:p>
          </table:table-cell>
          <table:table-cell table:style-name="ce21" table:formula="of:=([.B133] + 1)/[.A133]" office:value-type="percentage" office:value="0.133333333333333">
            <text:p>13.33%</text:p>
          </table:table-cell>
          <table:table-cell table:formula="of:=1/[.A133]" office:value-type="percentage" office:value="0.0166666666666667">
            <text:p>1.67%</text:p>
          </table:table-cell>
          <table:table-cell table:style-name="ce23" table:formula="of:=1/[.A133]" office:value-type="percentage" office:value="0.0166666666666667">
            <text:p>1.67%</text:p>
          </table:table-cell>
          <table:table-cell table:formula="of:=[.H133]+[.I133]+[.J133]" office:value-type="percentage" office:value="0.166666666666667">
            <text:p>16.67%</text:p>
          </table:table-cell>
          <table:table-cell table:number-columns-repeated="101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formula="of:=[.A134]-[.B134]" office:value-type="float" office:value="64">
            <text:p>64</text:p>
          </table:table-cell>
          <table:table-cell table:formula="of:=[.C134]/[.B134]" office:value-type="float" office:value="8">
            <text:p>8.0</text:p>
          </table:table-cell>
          <table:table-cell table:formula="of:=[.B134]+1" office:value-type="float" office:value="9">
            <text:p>9.0</text:p>
          </table:table-cell>
          <table:table-cell table:formula="of:=([.B134]+2)/2" office:value-type="float" office:value="5">
            <text:p>5.0</text:p>
          </table:table-cell>
          <table:table-cell table:formula="of:=(([.A134]-[.B134])-3)/[.A134]" office:value-type="percentage" office:value="0.847222222222222">
            <text:p>84.72%</text:p>
          </table:table-cell>
          <table:table-cell table:style-name="ce21" table:formula="of:=([.B134] + 1)/[.A134]" office:value-type="percentage" office:value="0.125">
            <text:p>12.50%</text:p>
          </table:table-cell>
          <table:table-cell table:formula="of:=1/[.A134]" office:value-type="percentage" office:value="0.0138888888888889">
            <text:p>1.39%</text:p>
          </table:table-cell>
          <table:table-cell table:style-name="ce23" table:formula="of:=1/[.A134]" office:value-type="percentage" office:value="0.0138888888888889">
            <text:p>1.39%</text:p>
          </table:table-cell>
          <table:table-cell table:formula="of:=[.H134]+[.I134]+[.J134]" office:value-type="percentage" office:value="0.152777777777778">
            <text:p>15.28%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A135]-[.B135]" office:value-type="float" office:value="-7">
            <text:p>-7</text:p>
          </table:table-cell>
          <table:table-cell table:formula="of:=[.C135]/[.B135]" office:value-type="float" office:value="-0.875">
            <text:p>-0.9</text:p>
          </table:table-cell>
          <table:table-cell table:formula="of:=[.B135]+1" office:value-type="float" office:value="9">
            <text:p>9.0</text:p>
          </table:table-cell>
          <table:table-cell table:formula="of:=([.B135]+2)/2" office:value-type="float" office:value="5">
            <text:p>5.0</text:p>
          </table:table-cell>
          <table:table-cell table:formula="of:=(([.A135]-[.B135])-3)/[.A135]" office:value-type="percentage" office:value="-10">
            <text:p>-1000.00%</text:p>
          </table:table-cell>
          <table:table-cell table:style-name="ce21" table:formula="of:=([.B135] + 1)/[.A135]" office:value-type="percentage" office:value="9">
            <text:p>900.00%</text:p>
          </table:table-cell>
          <table:table-cell table:formula="of:=1/[.A135]" office:value-type="percentage" office:value="1">
            <text:p>100.00%</text:p>
          </table:table-cell>
          <table:table-cell table:style-name="ce23" table:formula="of:=1/[.A135]" office:value-type="percentage" office:value="1">
            <text:p>100.00%</text:p>
          </table:table-cell>
          <table:table-cell table:formula="of:=[.H135]+[.I135]+[.J135]" office:value-type="percentage" office:value="11">
            <text:p>1100.00%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A136]-[.B136]" office:value-type="float" office:value="-6">
            <text:p>-6</text:p>
          </table:table-cell>
          <table:table-cell table:formula="of:=[.C136]/[.B136]" office:value-type="float" office:value="-0.75">
            <text:p>-0.8</text:p>
          </table:table-cell>
          <table:table-cell table:formula="of:=[.B136]+1" office:value-type="float" office:value="9">
            <text:p>9.0</text:p>
          </table:table-cell>
          <table:table-cell table:formula="of:=([.B136]+2)/2" office:value-type="float" office:value="5">
            <text:p>5.0</text:p>
          </table:table-cell>
          <table:table-cell table:formula="of:=(([.A136]-[.B136])-3)/[.A136]" office:value-type="percentage" office:value="-4.5">
            <text:p>-450.00%</text:p>
          </table:table-cell>
          <table:table-cell table:style-name="ce21" table:formula="of:=([.B136] + 1)/[.A136]" office:value-type="percentage" office:value="4.5">
            <text:p>450.00%</text:p>
          </table:table-cell>
          <table:table-cell table:formula="of:=1/[.A136]" office:value-type="percentage" office:value="0.5">
            <text:p>50.00%</text:p>
          </table:table-cell>
          <table:table-cell table:style-name="ce23" table:formula="of:=1/[.A136]" office:value-type="percentage" office:value="0.5">
            <text:p>50.00%</text:p>
          </table:table-cell>
          <table:table-cell table:formula="of:=[.H136]+[.I136]+[.J136]" office:value-type="percentage" office:value="5.5">
            <text:p>550.00%</text:p>
          </table:table-cell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A137]-[.B137]" office:value-type="float" office:value="-5">
            <text:p>-5</text:p>
          </table:table-cell>
          <table:table-cell table:formula="of:=[.C137]/[.B137]" office:value-type="float" office:value="-0.625">
            <text:p>-0.6</text:p>
          </table:table-cell>
          <table:table-cell table:formula="of:=[.B137]+1" office:value-type="float" office:value="9">
            <text:p>9.0</text:p>
          </table:table-cell>
          <table:table-cell table:formula="of:=([.B137]+2)/2" office:value-type="float" office:value="5">
            <text:p>5.0</text:p>
          </table:table-cell>
          <table:table-cell table:formula="of:=(([.A137]-[.B137])-3)/[.A137]" office:value-type="percentage" office:value="-2.66666666666667">
            <text:p>-266.67%</text:p>
          </table:table-cell>
          <table:table-cell table:style-name="ce21" table:formula="of:=([.B137] + 1)/[.A137]" office:value-type="percentage" office:value="3">
            <text:p>300.00%</text:p>
          </table:table-cell>
          <table:table-cell table:formula="of:=1/[.A137]" office:value-type="percentage" office:value="0.333333333333333">
            <text:p>33.33%</text:p>
          </table:table-cell>
          <table:table-cell table:style-name="ce23" table:formula="of:=1/[.A137]" office:value-type="percentage" office:value="0.333333333333333">
            <text:p>33.33%</text:p>
          </table:table-cell>
          <table:table-cell table:formula="of:=[.H137]+[.I137]+[.J137]" office:value-type="percentage" office:value="3.66666666666667">
            <text:p>366.67%</text:p>
          </table:table-cell>
          <table:table-cell table:number-columns-repeated="1013"/>
        </table:table-row>
        <table:table-row table:style-name="ro3">
          <table:table-cell table:formula="of:=[.A137]+1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A138]-[.B138]" office:value-type="float" office:value="-4">
            <text:p>-4</text:p>
          </table:table-cell>
          <table:table-cell table:formula="of:=[.C138]/[.B138]" office:value-type="float" office:value="-0.5">
            <text:p>-0.5</text:p>
          </table:table-cell>
          <table:table-cell table:formula="of:=[.B138]+1" office:value-type="float" office:value="9">
            <text:p>9.0</text:p>
          </table:table-cell>
          <table:table-cell table:formula="of:=([.B138]+2)/2" office:value-type="float" office:value="5">
            <text:p>5.0</text:p>
          </table:table-cell>
          <table:table-cell table:formula="of:=(([.A138]-[.B138])-3)/[.A138]" office:value-type="percentage" office:value="-1.75">
            <text:p>-175.00%</text:p>
          </table:table-cell>
          <table:table-cell table:style-name="ce21" table:formula="of:=([.B138] + 1)/[.A138]" office:value-type="percentage" office:value="2.25">
            <text:p>225.00%</text:p>
          </table:table-cell>
          <table:table-cell table:formula="of:=1/[.A138]" office:value-type="percentage" office:value="0.25">
            <text:p>25.00%</text:p>
          </table:table-cell>
          <table:table-cell table:style-name="ce23" table:formula="of:=1/[.A138]" office:value-type="percentage" office:value="0.25">
            <text:p>25.00%</text:p>
          </table:table-cell>
          <table:table-cell table:formula="of:=[.H138]+[.I138]+[.J138]" office:value-type="percentage" office:value="2.75">
            <text:p>275.00%</text:p>
          </table:table-cell>
          <table:table-cell table:number-columns-repeated="1013"/>
        </table:table-row>
        <table:table-row table:style-name="ro3">
          <table:table-cell table:formula="of:=[.A138]+1"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A139]-[.B139]" office:value-type="float" office:value="-3">
            <text:p>-3</text:p>
          </table:table-cell>
          <table:table-cell table:formula="of:=[.C139]/[.B139]" office:value-type="float" office:value="-0.375">
            <text:p>-0.4</text:p>
          </table:table-cell>
          <table:table-cell table:formula="of:=[.B139]+1" office:value-type="float" office:value="9">
            <text:p>9.0</text:p>
          </table:table-cell>
          <table:table-cell table:formula="of:=([.B139]+2)/2" office:value-type="float" office:value="5">
            <text:p>5.0</text:p>
          </table:table-cell>
          <table:table-cell table:formula="of:=(([.A139]-[.B139])-3)/[.A139]" office:value-type="percentage" office:value="-1.2">
            <text:p>-120.00%</text:p>
          </table:table-cell>
          <table:table-cell table:style-name="ce21" table:formula="of:=([.B139] + 1)/[.A139]" office:value-type="percentage" office:value="1.8">
            <text:p>180.00%</text:p>
          </table:table-cell>
          <table:table-cell table:formula="of:=1/[.A139]" office:value-type="percentage" office:value="0.2">
            <text:p>20.00%</text:p>
          </table:table-cell>
          <table:table-cell table:style-name="ce23" table:formula="of:=1/[.A139]" office:value-type="percentage" office:value="0.2">
            <text:p>20.00%</text:p>
          </table:table-cell>
          <table:table-cell table:formula="of:=[.H139]+[.I139]+[.J139]" office:value-type="percentage" office:value="2.2">
            <text:p>220.00%</text:p>
          </table:table-cell>
          <table:table-cell table:number-columns-repeated="1013"/>
        </table:table-row>
        <table:table-row table:style-name="ro3">
          <table:table-cell table:formula="of:=[.A139]+1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A140]-[.B140]" office:value-type="float" office:value="-2">
            <text:p>-2</text:p>
          </table:table-cell>
          <table:table-cell table:formula="of:=[.C140]/[.B140]" office:value-type="float" office:value="-0.25">
            <text:p>-0.3</text:p>
          </table:table-cell>
          <table:table-cell table:formula="of:=[.B140]+1" office:value-type="float" office:value="9">
            <text:p>9.0</text:p>
          </table:table-cell>
          <table:table-cell table:formula="of:=([.B140]+2)/2" office:value-type="float" office:value="5">
            <text:p>5.0</text:p>
          </table:table-cell>
          <table:table-cell table:formula="of:=(([.A140]-[.B140])-3)/[.A140]" office:value-type="percentage" office:value="-0.833333333333333">
            <text:p>-83.33%</text:p>
          </table:table-cell>
          <table:table-cell table:style-name="ce21" table:formula="of:=([.B140] + 1)/[.A140]" office:value-type="percentage" office:value="1.5">
            <text:p>150.00%</text:p>
          </table:table-cell>
          <table:table-cell table:formula="of:=1/[.A140]" office:value-type="percentage" office:value="0.166666666666667">
            <text:p>16.67%</text:p>
          </table:table-cell>
          <table:table-cell table:style-name="ce23" table:formula="of:=1/[.A140]" office:value-type="percentage" office:value="0.166666666666667">
            <text:p>16.67%</text:p>
          </table:table-cell>
          <table:table-cell table:formula="of:=[.H140]+[.I140]+[.J140]" office:value-type="percentage" office:value="1.83333333333333">
            <text:p>183.33%</text:p>
          </table:table-cell>
          <table:table-cell table:number-columns-repeated="1013"/>
        </table:table-row>
        <table:table-row table:style-name="ro3">
          <table:table-cell table:formula="of:=[.A140]+1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A141]-[.B141]" office:value-type="float" office:value="-1">
            <text:p>-1</text:p>
          </table:table-cell>
          <table:table-cell table:formula="of:=[.C141]/[.B141]" office:value-type="float" office:value="-0.125">
            <text:p>-0.1</text:p>
          </table:table-cell>
          <table:table-cell table:formula="of:=[.B141]+1" office:value-type="float" office:value="9">
            <text:p>9.0</text:p>
          </table:table-cell>
          <table:table-cell table:formula="of:=([.B141]+2)/2" office:value-type="float" office:value="5">
            <text:p>5.0</text:p>
          </table:table-cell>
          <table:table-cell table:formula="of:=(([.A141]-[.B141])-3)/[.A141]" office:value-type="percentage" office:value="-0.571428571428571">
            <text:p>-57.14%</text:p>
          </table:table-cell>
          <table:table-cell table:style-name="ce21" table:formula="of:=([.B141] + 1)/[.A141]" office:value-type="percentage" office:value="1.28571428571429">
            <text:p>128.57%</text:p>
          </table:table-cell>
          <table:table-cell table:formula="of:=1/[.A141]" office:value-type="percentage" office:value="0.142857142857143">
            <text:p>14.29%</text:p>
          </table:table-cell>
          <table:table-cell table:style-name="ce23" table:formula="of:=1/[.A141]" office:value-type="percentage" office:value="0.142857142857143">
            <text:p>14.29%</text:p>
          </table:table-cell>
          <table:table-cell table:formula="of:=[.H141]+[.I141]+[.J141]" office:value-type="percentage" office:value="1.57142857142857">
            <text:p>157.14%</text:p>
          </table:table-cell>
          <table:table-cell table:number-columns-repeated="1013"/>
        </table:table-row>
        <table:table-row table:style-name="ro3">
          <table:table-cell table:formula="of:=[.A141]+1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A142]-[.B142]" office:value-type="float" office:value="0">
            <text:p>0</text:p>
          </table:table-cell>
          <table:table-cell table:formula="of:=[.C142]/[.B142]" office:value-type="float" office:value="0">
            <text:p>0.0</text:p>
          </table:table-cell>
          <table:table-cell table:formula="of:=[.B142]+1" office:value-type="float" office:value="9">
            <text:p>9.0</text:p>
          </table:table-cell>
          <table:table-cell table:formula="of:=([.B142]+2)/2" office:value-type="float" office:value="5">
            <text:p>5.0</text:p>
          </table:table-cell>
          <table:table-cell table:formula="of:=(([.A142]-[.B142])-3)/[.A142]" office:value-type="percentage" office:value="-0.375">
            <text:p>-37.50%</text:p>
          </table:table-cell>
          <table:table-cell table:style-name="ce21" table:formula="of:=([.B142] + 1)/[.A142]" office:value-type="percentage" office:value="1.125">
            <text:p>112.50%</text:p>
          </table:table-cell>
          <table:table-cell table:formula="of:=1/[.A142]" office:value-type="percentage" office:value="0.125">
            <text:p>12.50%</text:p>
          </table:table-cell>
          <table:table-cell table:style-name="ce23" table:formula="of:=1/[.A142]" office:value-type="percentage" office:value="0.125">
            <text:p>12.50%</text:p>
          </table:table-cell>
          <table:table-cell table:formula="of:=[.H142]+[.I142]+[.J142]" office:value-type="percentage" office:value="1.375">
            <text:p>137.50%</text:p>
          </table:table-cell>
          <table:table-cell table:number-columns-repeated="1013"/>
        </table:table-row>
        <table:table-row table:style-name="ro3">
          <table:table-cell table:formula="of:=[.A142]+1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A143]-[.B143]" office:value-type="float" office:value="1">
            <text:p>1</text:p>
          </table:table-cell>
          <table:table-cell table:formula="of:=[.C143]/[.B143]" office:value-type="float" office:value="0.125">
            <text:p>0.1</text:p>
          </table:table-cell>
          <table:table-cell table:formula="of:=[.B143]+1" office:value-type="float" office:value="9">
            <text:p>9.0</text:p>
          </table:table-cell>
          <table:table-cell table:formula="of:=([.B143]+2)/2" office:value-type="float" office:value="5">
            <text:p>5.0</text:p>
          </table:table-cell>
          <table:table-cell table:formula="of:=(([.A143]-[.B143])-3)/[.A143]" office:value-type="percentage" office:value="-0.222222222222222">
            <text:p>-22.22%</text:p>
          </table:table-cell>
          <table:table-cell table:style-name="ce21" table:formula="of:=([.B143] + 1)/[.A143]" office:value-type="percentage" office:value="1">
            <text:p>100.00%</text:p>
          </table:table-cell>
          <table:table-cell table:formula="of:=1/[.A143]" office:value-type="percentage" office:value="0.111111111111111">
            <text:p>11.11%</text:p>
          </table:table-cell>
          <table:table-cell table:style-name="ce23" table:formula="of:=1/[.A143]" office:value-type="percentage" office:value="0.111111111111111">
            <text:p>11.11%</text:p>
          </table:table-cell>
          <table:table-cell table:formula="of:=[.H143]+[.I143]+[.J143]" office:value-type="percentage" office:value="1.22222222222222">
            <text:p>122.22%</text:p>
          </table:table-cell>
          <table:table-cell table:number-columns-repeated="1013"/>
        </table:table-row>
        <table:table-row table:style-name="ro3">
          <table:table-cell table:formula="of:=[.A143]+1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A144]-[.B144]" office:value-type="float" office:value="2">
            <text:p>2</text:p>
          </table:table-cell>
          <table:table-cell table:formula="of:=[.C144]/[.B144]" office:value-type="float" office:value="0.25">
            <text:p>0.3</text:p>
          </table:table-cell>
          <table:table-cell table:formula="of:=[.B144]+1" office:value-type="float" office:value="9">
            <text:p>9.0</text:p>
          </table:table-cell>
          <table:table-cell table:formula="of:=([.B144]+2)/2" office:value-type="float" office:value="5">
            <text:p>5.0</text:p>
          </table:table-cell>
          <table:table-cell table:formula="of:=(([.A144]-[.B144])-3)/[.A144]" office:value-type="percentage" office:value="-0.1">
            <text:p>-10.00%</text:p>
          </table:table-cell>
          <table:table-cell table:style-name="ce21" table:formula="of:=([.B144] + 1)/[.A144]" office:value-type="percentage" office:value="0.9">
            <text:p>90.00%</text:p>
          </table:table-cell>
          <table:table-cell table:formula="of:=1/[.A144]" office:value-type="percentage" office:value="0.1">
            <text:p>10.00%</text:p>
          </table:table-cell>
          <table:table-cell table:style-name="ce23" table:formula="of:=1/[.A144]" office:value-type="percentage" office:value="0.1">
            <text:p>10.00%</text:p>
          </table:table-cell>
          <table:table-cell table:formula="of:=[.H144]+[.I144]+[.J144]" office:value-type="percentage" office:value="1.1">
            <text:p>110.00%</text:p>
          </table:table-cell>
          <table:table-cell table:number-columns-repeated="1013"/>
        </table:table-row>
        <table:table-row table:style-name="ro3">
          <table:table-cell table:formula="of:=[.A144]+1"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A145]-[.B145]" office:value-type="float" office:value="3">
            <text:p>3</text:p>
          </table:table-cell>
          <table:table-cell table:formula="of:=[.C145]/[.B145]" office:value-type="float" office:value="0.375">
            <text:p>0.4</text:p>
          </table:table-cell>
          <table:table-cell table:formula="of:=[.B145]+1" office:value-type="float" office:value="9">
            <text:p>9.0</text:p>
          </table:table-cell>
          <table:table-cell table:formula="of:=([.B145]+2)/2" office:value-type="float" office:value="5">
            <text:p>5.0</text:p>
          </table:table-cell>
          <table:table-cell table:formula="of:=(([.A145]-[.B145])-3)/[.A145]" office:value-type="percentage" office:value="0">
            <text:p>0.00%</text:p>
          </table:table-cell>
          <table:table-cell table:style-name="ce21" table:formula="of:=([.B145] + 1)/[.A145]" office:value-type="percentage" office:value="0.818181818181818">
            <text:p>81.82%</text:p>
          </table:table-cell>
          <table:table-cell table:formula="of:=1/[.A145]" office:value-type="percentage" office:value="0.0909090909090909">
            <text:p>9.09%</text:p>
          </table:table-cell>
          <table:table-cell table:style-name="ce23" table:formula="of:=1/[.A145]" office:value-type="percentage" office:value="0.0909090909090909">
            <text:p>9.09%</text:p>
          </table:table-cell>
          <table:table-cell table:formula="of:=[.H145]+[.I145]+[.J145]" office:value-type="percentage" office:value="1">
            <text:p>100.00%</text:p>
          </table:table-cell>
          <table:table-cell table:number-columns-repeated="1013"/>
        </table:table-row>
        <table:table-row table:style-name="ro3">
          <table:table-cell table:formula="of:=[.A145]+1"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A146]-[.B146]" office:value-type="float" office:value="4">
            <text:p>4</text:p>
          </table:table-cell>
          <table:table-cell table:formula="of:=[.C146]/[.B146]" office:value-type="float" office:value="0.5">
            <text:p>0.5</text:p>
          </table:table-cell>
          <table:table-cell table:formula="of:=[.B146]+1" office:value-type="float" office:value="9">
            <text:p>9.0</text:p>
          </table:table-cell>
          <table:table-cell table:formula="of:=([.B146]+2)/2" office:value-type="float" office:value="5">
            <text:p>5.0</text:p>
          </table:table-cell>
          <table:table-cell table:formula="of:=(([.A146]-[.B146])-3)/[.A146]" office:value-type="percentage" office:value="0.0833333333333333">
            <text:p>8.33%</text:p>
          </table:table-cell>
          <table:table-cell table:style-name="ce21" table:formula="of:=([.B146] + 1)/[.A146]" office:value-type="percentage" office:value="0.75">
            <text:p>75.00%</text:p>
          </table:table-cell>
          <table:table-cell table:formula="of:=1/[.A146]" office:value-type="percentage" office:value="0.0833333333333333">
            <text:p>8.33%</text:p>
          </table:table-cell>
          <table:table-cell table:style-name="ce23" table:formula="of:=1/[.A146]" office:value-type="percentage" office:value="0.0833333333333333">
            <text:p>8.33%</text:p>
          </table:table-cell>
          <table:table-cell table:formula="of:=[.H146]+[.I146]+[.J146]" office:value-type="percentage" office:value="0.916666666666667">
            <text:p>91.67%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[.A147]-[.B147]" office:value-type="float" office:value="8">
            <text:p>8</text:p>
          </table:table-cell>
          <table:table-cell table:formula="of:=[.C147]/[.B147]" office:value-type="float" office:value="1">
            <text:p>1.0</text:p>
          </table:table-cell>
          <table:table-cell table:formula="of:=[.B147]+1" office:value-type="float" office:value="9">
            <text:p>9.0</text:p>
          </table:table-cell>
          <table:table-cell table:formula="of:=([.B147]+2)/2" office:value-type="float" office:value="5">
            <text:p>5.0</text:p>
          </table:table-cell>
          <table:table-cell table:formula="of:=(([.A147]-[.B147])-3)/[.A147]" office:value-type="percentage" office:value="0.3125">
            <text:p>31.25%</text:p>
          </table:table-cell>
          <table:table-cell table:style-name="ce21" table:formula="of:=([.B147] + 1)/[.A147]" office:value-type="percentage" office:value="0.5625">
            <text:p>56.25%</text:p>
          </table:table-cell>
          <table:table-cell table:formula="of:=1/[.A147]" office:value-type="percentage" office:value="0.0625">
            <text:p>6.25%</text:p>
          </table:table-cell>
          <table:table-cell table:style-name="ce23" table:formula="of:=1/[.A147]" office:value-type="percentage" office:value="0.0625">
            <text:p>6.25%</text:p>
          </table:table-cell>
          <table:table-cell table:formula="of:=[.H147]+[.I147]+[.J147]" office:value-type="percentage" office:value="0.6875">
            <text:p>68.75%</text:p>
          </table:table-cell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[.A148]-[.B148]" office:value-type="float" office:value="12">
            <text:p>12</text:p>
          </table:table-cell>
          <table:table-cell table:formula="of:=[.C148]/[.B148]" office:value-type="float" office:value="1.5">
            <text:p>1.5</text:p>
          </table:table-cell>
          <table:table-cell table:formula="of:=[.B148]+1" office:value-type="float" office:value="9">
            <text:p>9.0</text:p>
          </table:table-cell>
          <table:table-cell table:formula="of:=([.B148]+2)/2" office:value-type="float" office:value="5">
            <text:p>5.0</text:p>
          </table:table-cell>
          <table:table-cell table:formula="of:=(([.A148]-[.B148])-3)/[.A148]" office:value-type="percentage" office:value="0.45">
            <text:p>45.00%</text:p>
          </table:table-cell>
          <table:table-cell table:style-name="ce21" table:formula="of:=([.B148] + 1)/[.A148]" office:value-type="percentage" office:value="0.45">
            <text:p>45.00%</text:p>
          </table:table-cell>
          <table:table-cell table:formula="of:=1/[.A148]" office:value-type="percentage" office:value="0.05">
            <text:p>5.00%</text:p>
          </table:table-cell>
          <table:table-cell table:style-name="ce23" table:formula="of:=1/[.A148]" office:value-type="percentage" office:value="0.05">
            <text:p>5.00%</text:p>
          </table:table-cell>
          <table:table-cell table:formula="of:=[.H148]+[.I148]+[.J148]" office:value-type="percentage" office:value="0.55">
            <text:p>55.00%</text:p>
          </table:table-cell>
          <table:table-cell table:number-columns-repeated="1013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[.A149]-[.B149]" office:value-type="float" office:value="16">
            <text:p>16</text:p>
          </table:table-cell>
          <table:table-cell table:formula="of:=[.C149]/[.B149]" office:value-type="float" office:value="2">
            <text:p>2.0</text:p>
          </table:table-cell>
          <table:table-cell table:formula="of:=[.B149]+1" office:value-type="float" office:value="9">
            <text:p>9.0</text:p>
          </table:table-cell>
          <table:table-cell table:formula="of:=([.B149]+2)/2" office:value-type="float" office:value="5">
            <text:p>5.0</text:p>
          </table:table-cell>
          <table:table-cell table:formula="of:=(([.A149]-[.B149])-3)/[.A149]" office:value-type="percentage" office:value="0.541666666666667">
            <text:p>54.17%</text:p>
          </table:table-cell>
          <table:table-cell table:style-name="ce21" table:formula="of:=([.B149] + 1)/[.A149]" office:value-type="percentage" office:value="0.375">
            <text:p>37.50%</text:p>
          </table:table-cell>
          <table:table-cell table:formula="of:=1/[.A149]" office:value-type="percentage" office:value="0.0416666666666667">
            <text:p>4.17%</text:p>
          </table:table-cell>
          <table:table-cell table:style-name="ce23" table:formula="of:=1/[.A149]" office:value-type="percentage" office:value="0.0416666666666667">
            <text:p>4.17%</text:p>
          </table:table-cell>
          <table:table-cell table:formula="of:=[.H149]+[.I149]+[.J149]" office:value-type="percentage" office:value="0.458333333333333">
            <text:p>45.83%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formula="of:=[.A150]-[.B150]" office:value-type="float" office:value="22">
            <text:p>22</text:p>
          </table:table-cell>
          <table:table-cell table:formula="of:=[.C150]/[.B150]" office:value-type="float" office:value="2.75">
            <text:p>2.8</text:p>
          </table:table-cell>
          <table:table-cell table:formula="of:=[.B150]+1" office:value-type="float" office:value="9">
            <text:p>9.0</text:p>
          </table:table-cell>
          <table:table-cell table:formula="of:=([.B150]+2)/2" office:value-type="float" office:value="5">
            <text:p>5.0</text:p>
          </table:table-cell>
          <table:table-cell table:formula="of:=(([.A150]-[.B150])-3)/[.A150]" office:value-type="percentage" office:value="0.633333333333333">
            <text:p>63.33%</text:p>
          </table:table-cell>
          <table:table-cell table:style-name="ce21" table:formula="of:=([.B150] + 1)/[.A150]" office:value-type="percentage" office:value="0.3">
            <text:p>30.00%</text:p>
          </table:table-cell>
          <table:table-cell table:formula="of:=1/[.A150]" office:value-type="percentage" office:value="0.0333333333333333">
            <text:p>3.33%</text:p>
          </table:table-cell>
          <table:table-cell table:style-name="ce23" table:formula="of:=1/[.A150]" office:value-type="percentage" office:value="0.0333333333333333">
            <text:p>3.33%</text:p>
          </table:table-cell>
          <table:table-cell table:formula="of:=[.H150]+[.I150]+[.J150]" office:value-type="percentage" office:value="0.366666666666667">
            <text:p>36.67%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formula="of:=[.A151]-[.B151]" office:value-type="float" office:value="28">
            <text:p>28</text:p>
          </table:table-cell>
          <table:table-cell table:formula="of:=[.C151]/[.B151]" office:value-type="float" office:value="3.5">
            <text:p>3.5</text:p>
          </table:table-cell>
          <table:table-cell table:formula="of:=[.B151]+1" office:value-type="float" office:value="9">
            <text:p>9.0</text:p>
          </table:table-cell>
          <table:table-cell table:formula="of:=([.B151]+2)/2" office:value-type="float" office:value="5">
            <text:p>5.0</text:p>
          </table:table-cell>
          <table:table-cell table:formula="of:=(([.A151]-[.B151])-3)/[.A151]" office:value-type="percentage" office:value="0.694444444444444">
            <text:p>69.44%</text:p>
          </table:table-cell>
          <table:table-cell table:style-name="ce21" table:formula="of:=([.B151] + 1)/[.A151]" office:value-type="percentage" office:value="0.25">
            <text:p>25.00%</text:p>
          </table:table-cell>
          <table:table-cell table:formula="of:=1/[.A151]" office:value-type="percentage" office:value="0.0277777777777778">
            <text:p>2.78%</text:p>
          </table:table-cell>
          <table:table-cell table:style-name="ce23" table:formula="of:=1/[.A151]" office:value-type="percentage" office:value="0.0277777777777778">
            <text:p>2.78%</text:p>
          </table:table-cell>
          <table:table-cell table:formula="of:=[.H151]+[.I151]+[.J151]" office:value-type="percentage" office:value="0.305555555555556">
            <text:p>30.56%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table:formula="of:=[.A152]-[.B152]" office:value-type="float" office:value="52">
            <text:p>52</text:p>
          </table:table-cell>
          <table:table-cell table:formula="of:=[.C152]/[.B152]" office:value-type="float" office:value="6.5">
            <text:p>6.5</text:p>
          </table:table-cell>
          <table:table-cell table:formula="of:=[.B152]+1" office:value-type="float" office:value="9">
            <text:p>9.0</text:p>
          </table:table-cell>
          <table:table-cell table:formula="of:=([.B152]+2)/2" office:value-type="float" office:value="5">
            <text:p>5.0</text:p>
          </table:table-cell>
          <table:table-cell table:formula="of:=(([.A152]-[.B152])-3)/[.A152]" office:value-type="percentage" office:value="0.816666666666667">
            <text:p>81.67%</text:p>
          </table:table-cell>
          <table:table-cell table:style-name="ce21" table:formula="of:=([.B152] + 1)/[.A152]" office:value-type="percentage" office:value="0.15">
            <text:p>15.00%</text:p>
          </table:table-cell>
          <table:table-cell table:formula="of:=1/[.A152]" office:value-type="percentage" office:value="0.0166666666666667">
            <text:p>1.67%</text:p>
          </table:table-cell>
          <table:table-cell table:style-name="ce23" table:formula="of:=1/[.A152]" office:value-type="percentage" office:value="0.0166666666666667">
            <text:p>1.67%</text:p>
          </table:table-cell>
          <table:table-cell table:formula="of:=[.H152]+[.I152]+[.J152]" office:value-type="percentage" office:value="0.183333333333333">
            <text:p>18.33%</text:p>
          </table:table-cell>
          <table:table-cell table:number-columns-repeated="101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formula="of:=[.A153]-[.B153]" office:value-type="float" office:value="64">
            <text:p>64</text:p>
          </table:table-cell>
          <table:table-cell table:formula="of:=[.C153]/[.B153]" office:value-type="float" office:value="8">
            <text:p>8.0</text:p>
          </table:table-cell>
          <table:table-cell table:formula="of:=[.B153]+1" office:value-type="float" office:value="9">
            <text:p>9.0</text:p>
          </table:table-cell>
          <table:table-cell table:formula="of:=([.B153]+2)/2" office:value-type="float" office:value="5">
            <text:p>5.0</text:p>
          </table:table-cell>
          <table:table-cell table:formula="of:=(([.A153]-[.B153])-3)/[.A153]" office:value-type="percentage" office:value="0.847222222222222">
            <text:p>84.72%</text:p>
          </table:table-cell>
          <table:table-cell table:style-name="ce21" table:formula="of:=([.B153] + 1)/[.A153]" office:value-type="percentage" office:value="0.125">
            <text:p>12.50%</text:p>
          </table:table-cell>
          <table:table-cell table:formula="of:=1/[.A153]" office:value-type="percentage" office:value="0.0138888888888889">
            <text:p>1.39%</text:p>
          </table:table-cell>
          <table:table-cell table:style-name="ce23" table:formula="of:=1/[.A153]" office:value-type="percentage" office:value="0.0138888888888889">
            <text:p>1.39%</text:p>
          </table:table-cell>
          <table:table-cell table:formula="of:=[.H153]+[.I153]+[.J153]" office:value-type="percentage" office:value="0.152777777777778">
            <text:p>15.28%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A154]-[.B154]" office:value-type="float" office:value="-8">
            <text:p>-8</text:p>
          </table:table-cell>
          <table:table-cell table:formula="of:=[.C154]/[.B154]" office:value-type="float" office:value="-0.888888888888889">
            <text:p>-0.9</text:p>
          </table:table-cell>
          <table:table-cell table:formula="of:=[.B154]+1" office:value-type="float" office:value="10">
            <text:p>10.0</text:p>
          </table:table-cell>
          <table:table-cell table:formula="of:=([.B154]+2)/2" office:value-type="float" office:value="5.5">
            <text:p>5.5</text:p>
          </table:table-cell>
          <table:table-cell table:formula="of:=(([.A154]-[.B154])-3)/[.A154]" office:value-type="percentage" office:value="-11">
            <text:p>-1100.00%</text:p>
          </table:table-cell>
          <table:table-cell table:style-name="ce21" table:formula="of:=([.B154] + 1)/[.A154]" office:value-type="percentage" office:value="10">
            <text:p>1000.00%</text:p>
          </table:table-cell>
          <table:table-cell table:formula="of:=1/[.A154]" office:value-type="percentage" office:value="1">
            <text:p>100.00%</text:p>
          </table:table-cell>
          <table:table-cell table:style-name="ce23" table:formula="of:=1/[.A154]" office:value-type="percentage" office:value="1">
            <text:p>100.00%</text:p>
          </table:table-cell>
          <table:table-cell table:formula="of:=[.H154]+[.I154]+[.J154]" office:value-type="percentage" office:value="12">
            <text:p>1200.00%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A155]-[.B155]" office:value-type="float" office:value="-7">
            <text:p>-7</text:p>
          </table:table-cell>
          <table:table-cell table:formula="of:=[.C155]/[.B155]" office:value-type="float" office:value="-0.777777777777778">
            <text:p>-0.8</text:p>
          </table:table-cell>
          <table:table-cell table:formula="of:=[.B155]+1" office:value-type="float" office:value="10">
            <text:p>10.0</text:p>
          </table:table-cell>
          <table:table-cell table:formula="of:=([.B155]+2)/2" office:value-type="float" office:value="5.5">
            <text:p>5.5</text:p>
          </table:table-cell>
          <table:table-cell table:formula="of:=(([.A155]-[.B155])-3)/[.A155]" office:value-type="percentage" office:value="-5">
            <text:p>-500.00%</text:p>
          </table:table-cell>
          <table:table-cell table:style-name="ce21" table:formula="of:=([.B155] + 1)/[.A155]" office:value-type="percentage" office:value="5">
            <text:p>500.00%</text:p>
          </table:table-cell>
          <table:table-cell table:formula="of:=1/[.A155]" office:value-type="percentage" office:value="0.5">
            <text:p>50.00%</text:p>
          </table:table-cell>
          <table:table-cell table:style-name="ce23" table:formula="of:=1/[.A155]" office:value-type="percentage" office:value="0.5">
            <text:p>50.00%</text:p>
          </table:table-cell>
          <table:table-cell table:formula="of:=[.H155]+[.I155]+[.J155]" office:value-type="percentage" office:value="6">
            <text:p>600.00%</text:p>
          </table:table-cell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A156]-[.B156]" office:value-type="float" office:value="-6">
            <text:p>-6</text:p>
          </table:table-cell>
          <table:table-cell table:formula="of:=[.C156]/[.B156]" office:value-type="float" office:value="-0.666666666666667">
            <text:p>-0.7</text:p>
          </table:table-cell>
          <table:table-cell table:formula="of:=[.B156]+1" office:value-type="float" office:value="10">
            <text:p>10.0</text:p>
          </table:table-cell>
          <table:table-cell table:formula="of:=([.B156]+2)/2" office:value-type="float" office:value="5.5">
            <text:p>5.5</text:p>
          </table:table-cell>
          <table:table-cell table:formula="of:=(([.A156]-[.B156])-3)/[.A156]" office:value-type="percentage" office:value="-3">
            <text:p>-300.00%</text:p>
          </table:table-cell>
          <table:table-cell table:style-name="ce21" table:formula="of:=([.B156] + 1)/[.A156]" office:value-type="percentage" office:value="3.33333333333333">
            <text:p>333.33%</text:p>
          </table:table-cell>
          <table:table-cell table:formula="of:=1/[.A156]" office:value-type="percentage" office:value="0.333333333333333">
            <text:p>33.33%</text:p>
          </table:table-cell>
          <table:table-cell table:style-name="ce23" table:formula="of:=1/[.A156]" office:value-type="percentage" office:value="0.333333333333333">
            <text:p>33.33%</text:p>
          </table:table-cell>
          <table:table-cell table:formula="of:=[.H156]+[.I156]+[.J156]" office:value-type="percentage" office:value="4">
            <text:p>400.00%</text:p>
          </table:table-cell>
          <table:table-cell table:number-columns-repeated="1013"/>
        </table:table-row>
        <table:table-row table:style-name="ro3">
          <table:table-cell table:formula="of:=[.A156]+1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A157]-[.B157]" office:value-type="float" office:value="-5">
            <text:p>-5</text:p>
          </table:table-cell>
          <table:table-cell table:formula="of:=[.C157]/[.B157]" office:value-type="float" office:value="-0.555555555555556">
            <text:p>-0.6</text:p>
          </table:table-cell>
          <table:table-cell table:formula="of:=[.B157]+1" office:value-type="float" office:value="10">
            <text:p>10.0</text:p>
          </table:table-cell>
          <table:table-cell table:formula="of:=([.B157]+2)/2" office:value-type="float" office:value="5.5">
            <text:p>5.5</text:p>
          </table:table-cell>
          <table:table-cell table:formula="of:=(([.A157]-[.B157])-3)/[.A157]" office:value-type="percentage" office:value="-2">
            <text:p>-200.00%</text:p>
          </table:table-cell>
          <table:table-cell table:style-name="ce21" table:formula="of:=([.B157] + 1)/[.A157]" office:value-type="percentage" office:value="2.5">
            <text:p>250.00%</text:p>
          </table:table-cell>
          <table:table-cell table:formula="of:=1/[.A157]" office:value-type="percentage" office:value="0.25">
            <text:p>25.00%</text:p>
          </table:table-cell>
          <table:table-cell table:style-name="ce23" table:formula="of:=1/[.A157]" office:value-type="percentage" office:value="0.25">
            <text:p>25.00%</text:p>
          </table:table-cell>
          <table:table-cell table:formula="of:=[.H157]+[.I157]+[.J157]" office:value-type="percentage" office:value="3">
            <text:p>300.00%</text:p>
          </table:table-cell>
          <table:table-cell table:number-columns-repeated="1013"/>
        </table:table-row>
        <table:table-row table:style-name="ro3">
          <table:table-cell table:formula="of:=[.A157]+1"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A158]-[.B158]" office:value-type="float" office:value="-4">
            <text:p>-4</text:p>
          </table:table-cell>
          <table:table-cell table:formula="of:=[.C158]/[.B158]" office:value-type="float" office:value="-0.444444444444444">
            <text:p>-0.4</text:p>
          </table:table-cell>
          <table:table-cell table:formula="of:=[.B158]+1" office:value-type="float" office:value="10">
            <text:p>10.0</text:p>
          </table:table-cell>
          <table:table-cell table:formula="of:=([.B158]+2)/2" office:value-type="float" office:value="5.5">
            <text:p>5.5</text:p>
          </table:table-cell>
          <table:table-cell table:formula="of:=(([.A158]-[.B158])-3)/[.A158]" office:value-type="percentage" office:value="-1.4">
            <text:p>-140.00%</text:p>
          </table:table-cell>
          <table:table-cell table:style-name="ce21" table:formula="of:=([.B158] + 1)/[.A158]" office:value-type="percentage" office:value="2">
            <text:p>200.00%</text:p>
          </table:table-cell>
          <table:table-cell table:formula="of:=1/[.A158]" office:value-type="percentage" office:value="0.2">
            <text:p>20.00%</text:p>
          </table:table-cell>
          <table:table-cell table:style-name="ce23" table:formula="of:=1/[.A158]" office:value-type="percentage" office:value="0.2">
            <text:p>20.00%</text:p>
          </table:table-cell>
          <table:table-cell table:formula="of:=[.H158]+[.I158]+[.J158]" office:value-type="percentage" office:value="2.4">
            <text:p>240.00%</text:p>
          </table:table-cell>
          <table:table-cell table:number-columns-repeated="1013"/>
        </table:table-row>
        <table:table-row table:style-name="ro3">
          <table:table-cell table:formula="of:=[.A158]+1"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A159]-[.B159]" office:value-type="float" office:value="-3">
            <text:p>-3</text:p>
          </table:table-cell>
          <table:table-cell table:formula="of:=[.C159]/[.B159]" office:value-type="float" office:value="-0.333333333333333">
            <text:p>-0.3</text:p>
          </table:table-cell>
          <table:table-cell table:formula="of:=[.B159]+1" office:value-type="float" office:value="10">
            <text:p>10.0</text:p>
          </table:table-cell>
          <table:table-cell table:formula="of:=([.B159]+2)/2" office:value-type="float" office:value="5.5">
            <text:p>5.5</text:p>
          </table:table-cell>
          <table:table-cell table:formula="of:=(([.A159]-[.B159])-3)/[.A159]" office:value-type="percentage" office:value="-1">
            <text:p>-100.00%</text:p>
          </table:table-cell>
          <table:table-cell table:style-name="ce21" table:formula="of:=([.B159] + 1)/[.A159]" office:value-type="percentage" office:value="1.66666666666667">
            <text:p>166.67%</text:p>
          </table:table-cell>
          <table:table-cell table:formula="of:=1/[.A159]" office:value-type="percentage" office:value="0.166666666666667">
            <text:p>16.67%</text:p>
          </table:table-cell>
          <table:table-cell table:style-name="ce23" table:formula="of:=1/[.A159]" office:value-type="percentage" office:value="0.166666666666667">
            <text:p>16.67%</text:p>
          </table:table-cell>
          <table:table-cell table:formula="of:=[.H159]+[.I159]+[.J159]" office:value-type="percentage" office:value="2">
            <text:p>200.00%</text:p>
          </table:table-cell>
          <table:table-cell table:number-columns-repeated="1013"/>
        </table:table-row>
        <table:table-row table:style-name="ro3">
          <table:table-cell table:formula="of:=[.A159]+1"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A160]-[.B160]" office:value-type="float" office:value="-2">
            <text:p>-2</text:p>
          </table:table-cell>
          <table:table-cell table:formula="of:=[.C160]/[.B160]" office:value-type="float" office:value="-0.222222222222222">
            <text:p>-0.2</text:p>
          </table:table-cell>
          <table:table-cell table:formula="of:=[.B160]+1" office:value-type="float" office:value="10">
            <text:p>10.0</text:p>
          </table:table-cell>
          <table:table-cell table:formula="of:=([.B160]+2)/2" office:value-type="float" office:value="5.5">
            <text:p>5.5</text:p>
          </table:table-cell>
          <table:table-cell table:formula="of:=(([.A160]-[.B160])-3)/[.A160]" office:value-type="percentage" office:value="-0.714285714285714">
            <text:p>-71.43%</text:p>
          </table:table-cell>
          <table:table-cell table:style-name="ce21" table:formula="of:=([.B160] + 1)/[.A160]" office:value-type="percentage" office:value="1.42857142857143">
            <text:p>142.86%</text:p>
          </table:table-cell>
          <table:table-cell table:formula="of:=1/[.A160]" office:value-type="percentage" office:value="0.142857142857143">
            <text:p>14.29%</text:p>
          </table:table-cell>
          <table:table-cell table:style-name="ce23" table:formula="of:=1/[.A160]" office:value-type="percentage" office:value="0.142857142857143">
            <text:p>14.29%</text:p>
          </table:table-cell>
          <table:table-cell table:formula="of:=[.H160]+[.I160]+[.J160]" office:value-type="percentage" office:value="1.71428571428571">
            <text:p>171.43%</text:p>
          </table:table-cell>
          <table:table-cell table:number-columns-repeated="1013"/>
        </table:table-row>
        <table:table-row table:style-name="ro3">
          <table:table-cell table:formula="of:=[.A160]+1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A161]-[.B161]" office:value-type="float" office:value="-1">
            <text:p>-1</text:p>
          </table:table-cell>
          <table:table-cell table:formula="of:=[.C161]/[.B161]" office:value-type="float" office:value="-0.111111111111111">
            <text:p>-0.1</text:p>
          </table:table-cell>
          <table:table-cell table:formula="of:=[.B161]+1" office:value-type="float" office:value="10">
            <text:p>10.0</text:p>
          </table:table-cell>
          <table:table-cell table:formula="of:=([.B161]+2)/2" office:value-type="float" office:value="5.5">
            <text:p>5.5</text:p>
          </table:table-cell>
          <table:table-cell table:formula="of:=(([.A161]-[.B161])-3)/[.A161]" office:value-type="percentage" office:value="-0.5">
            <text:p>-50.00%</text:p>
          </table:table-cell>
          <table:table-cell table:style-name="ce21" table:formula="of:=([.B161] + 1)/[.A161]" office:value-type="percentage" office:value="1.25">
            <text:p>125.00%</text:p>
          </table:table-cell>
          <table:table-cell table:formula="of:=1/[.A161]" office:value-type="percentage" office:value="0.125">
            <text:p>12.50%</text:p>
          </table:table-cell>
          <table:table-cell table:style-name="ce23" table:formula="of:=1/[.A161]" office:value-type="percentage" office:value="0.125">
            <text:p>12.50%</text:p>
          </table:table-cell>
          <table:table-cell table:formula="of:=[.H161]+[.I161]+[.J161]" office:value-type="percentage" office:value="1.5">
            <text:p>150.00%</text:p>
          </table:table-cell>
          <table:table-cell table:number-columns-repeated="1013"/>
        </table:table-row>
        <table:table-row table:style-name="ro3">
          <table:table-cell table:formula="of:=[.A161]+1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[.A162]-[.B162]" office:value-type="float" office:value="0">
            <text:p>0</text:p>
          </table:table-cell>
          <table:table-cell table:formula="of:=[.C162]/[.B162]" office:value-type="float" office:value="0">
            <text:p>0.0</text:p>
          </table:table-cell>
          <table:table-cell table:formula="of:=[.B162]+1" office:value-type="float" office:value="10">
            <text:p>10.0</text:p>
          </table:table-cell>
          <table:table-cell table:formula="of:=([.B162]+2)/2" office:value-type="float" office:value="5.5">
            <text:p>5.5</text:p>
          </table:table-cell>
          <table:table-cell table:formula="of:=(([.A162]-[.B162])-3)/[.A162]" office:value-type="percentage" office:value="-0.333333333333333">
            <text:p>-33.33%</text:p>
          </table:table-cell>
          <table:table-cell table:style-name="ce21" table:formula="of:=([.B162] + 1)/[.A162]" office:value-type="percentage" office:value="1.11111111111111">
            <text:p>111.11%</text:p>
          </table:table-cell>
          <table:table-cell table:formula="of:=1/[.A162]" office:value-type="percentage" office:value="0.111111111111111">
            <text:p>11.11%</text:p>
          </table:table-cell>
          <table:table-cell table:style-name="ce23" table:formula="of:=1/[.A162]" office:value-type="percentage" office:value="0.111111111111111">
            <text:p>11.11%</text:p>
          </table:table-cell>
          <table:table-cell table:formula="of:=[.H162]+[.I162]+[.J162]" office:value-type="percentage" office:value="1.33333333333333">
            <text:p>133.33%</text:p>
          </table:table-cell>
          <table:table-cell table:number-columns-repeated="1013"/>
        </table:table-row>
        <table:table-row table:style-name="ro3">
          <table:table-cell table:formula="of:=[.A162]+1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A163]-[.B163]" office:value-type="float" office:value="1">
            <text:p>1</text:p>
          </table:table-cell>
          <table:table-cell table:formula="of:=[.C163]/[.B163]" office:value-type="float" office:value="0.111111111111111">
            <text:p>0.1</text:p>
          </table:table-cell>
          <table:table-cell table:formula="of:=[.B163]+1" office:value-type="float" office:value="10">
            <text:p>10.0</text:p>
          </table:table-cell>
          <table:table-cell table:formula="of:=([.B163]+2)/2" office:value-type="float" office:value="5.5">
            <text:p>5.5</text:p>
          </table:table-cell>
          <table:table-cell table:formula="of:=(([.A163]-[.B163])-3)/[.A163]" office:value-type="percentage" office:value="-0.2">
            <text:p>-20.00%</text:p>
          </table:table-cell>
          <table:table-cell table:style-name="ce21" table:formula="of:=([.B163] + 1)/[.A163]" office:value-type="percentage" office:value="1">
            <text:p>100.00%</text:p>
          </table:table-cell>
          <table:table-cell table:formula="of:=1/[.A163]" office:value-type="percentage" office:value="0.1">
            <text:p>10.00%</text:p>
          </table:table-cell>
          <table:table-cell table:style-name="ce23" table:formula="of:=1/[.A163]" office:value-type="percentage" office:value="0.1">
            <text:p>10.00%</text:p>
          </table:table-cell>
          <table:table-cell table:formula="of:=[.H163]+[.I163]+[.J163]" office:value-type="percentage" office:value="1.2">
            <text:p>120.00%</text:p>
          </table:table-cell>
          <table:table-cell table:number-columns-repeated="1013"/>
        </table:table-row>
        <table:table-row table:style-name="ro3">
          <table:table-cell table:formula="of:=[.A163]+1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A164]-[.B164]" office:value-type="float" office:value="2">
            <text:p>2</text:p>
          </table:table-cell>
          <table:table-cell table:formula="of:=[.C164]/[.B164]" office:value-type="float" office:value="0.222222222222222">
            <text:p>0.2</text:p>
          </table:table-cell>
          <table:table-cell table:formula="of:=[.B164]+1" office:value-type="float" office:value="10">
            <text:p>10.0</text:p>
          </table:table-cell>
          <table:table-cell table:formula="of:=([.B164]+2)/2" office:value-type="float" office:value="5.5">
            <text:p>5.5</text:p>
          </table:table-cell>
          <table:table-cell table:formula="of:=(([.A164]-[.B164])-3)/[.A164]" office:value-type="percentage" office:value="-0.0909090909090909">
            <text:p>-9.09%</text:p>
          </table:table-cell>
          <table:table-cell table:style-name="ce21" table:formula="of:=([.B164] + 1)/[.A164]" office:value-type="percentage" office:value="0.909090909090909">
            <text:p>90.91%</text:p>
          </table:table-cell>
          <table:table-cell table:formula="of:=1/[.A164]" office:value-type="percentage" office:value="0.0909090909090909">
            <text:p>9.09%</text:p>
          </table:table-cell>
          <table:table-cell table:style-name="ce23" table:formula="of:=1/[.A164]" office:value-type="percentage" office:value="0.0909090909090909">
            <text:p>9.09%</text:p>
          </table:table-cell>
          <table:table-cell table:formula="of:=[.H164]+[.I164]+[.J164]" office:value-type="percentage" office:value="1.09090909090909">
            <text:p>109.09%</text:p>
          </table:table-cell>
          <table:table-cell table:number-columns-repeated="1013"/>
        </table:table-row>
        <table:table-row table:style-name="ro3">
          <table:table-cell table:formula="of:=[.A164]+1"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A165]-[.B165]" office:value-type="float" office:value="3">
            <text:p>3</text:p>
          </table:table-cell>
          <table:table-cell table:formula="of:=[.C165]/[.B165]" office:value-type="float" office:value="0.333333333333333">
            <text:p>0.3</text:p>
          </table:table-cell>
          <table:table-cell table:formula="of:=[.B165]+1" office:value-type="float" office:value="10">
            <text:p>10.0</text:p>
          </table:table-cell>
          <table:table-cell table:formula="of:=([.B165]+2)/2" office:value-type="float" office:value="5.5">
            <text:p>5.5</text:p>
          </table:table-cell>
          <table:table-cell table:formula="of:=(([.A165]-[.B165])-3)/[.A165]" office:value-type="percentage" office:value="0">
            <text:p>0.00%</text:p>
          </table:table-cell>
          <table:table-cell table:style-name="ce21" table:formula="of:=([.B165] + 1)/[.A165]" office:value-type="percentage" office:value="0.833333333333333">
            <text:p>83.33%</text:p>
          </table:table-cell>
          <table:table-cell table:formula="of:=1/[.A165]" office:value-type="percentage" office:value="0.0833333333333333">
            <text:p>8.33%</text:p>
          </table:table-cell>
          <table:table-cell table:style-name="ce23" table:formula="of:=1/[.A165]" office:value-type="percentage" office:value="0.0833333333333333">
            <text:p>8.33%</text:p>
          </table:table-cell>
          <table:table-cell table:formula="of:=[.H165]+[.I165]+[.J165]" office:value-type="percentage" office:value="1">
            <text:p>100.00%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[.A166]-[.B166]" office:value-type="float" office:value="7">
            <text:p>7</text:p>
          </table:table-cell>
          <table:table-cell table:formula="of:=[.C166]/[.B166]" office:value-type="float" office:value="0.777777777777778">
            <text:p>0.8</text:p>
          </table:table-cell>
          <table:table-cell table:formula="of:=[.B166]+1" office:value-type="float" office:value="10">
            <text:p>10.0</text:p>
          </table:table-cell>
          <table:table-cell table:formula="of:=([.B166]+2)/2" office:value-type="float" office:value="5.5">
            <text:p>5.5</text:p>
          </table:table-cell>
          <table:table-cell table:formula="of:=(([.A166]-[.B166])-3)/[.A166]" office:value-type="percentage" office:value="0.25">
            <text:p>25.00%</text:p>
          </table:table-cell>
          <table:table-cell table:style-name="ce21" table:formula="of:=([.B166] + 1)/[.A166]" office:value-type="percentage" office:value="0.625">
            <text:p>62.50%</text:p>
          </table:table-cell>
          <table:table-cell table:formula="of:=1/[.A166]" office:value-type="percentage" office:value="0.0625">
            <text:p>6.25%</text:p>
          </table:table-cell>
          <table:table-cell table:style-name="ce23" table:formula="of:=1/[.A166]" office:value-type="percentage" office:value="0.0625">
            <text:p>6.25%</text:p>
          </table:table-cell>
          <table:table-cell table:formula="of:=[.H166]+[.I166]+[.J166]" office:value-type="percentage" office:value="0.75">
            <text:p>75.00%</text:p>
          </table:table-cell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[.A167]-[.B167]" office:value-type="float" office:value="11">
            <text:p>11</text:p>
          </table:table-cell>
          <table:table-cell table:formula="of:=[.C167]/[.B167]" office:value-type="float" office:value="1.22222222222222">
            <text:p>1.2</text:p>
          </table:table-cell>
          <table:table-cell table:formula="of:=[.B167]+1" office:value-type="float" office:value="10">
            <text:p>10.0</text:p>
          </table:table-cell>
          <table:table-cell table:formula="of:=([.B167]+2)/2" office:value-type="float" office:value="5.5">
            <text:p>5.5</text:p>
          </table:table-cell>
          <table:table-cell table:formula="of:=(([.A167]-[.B167])-3)/[.A167]" office:value-type="percentage" office:value="0.4">
            <text:p>40.00%</text:p>
          </table:table-cell>
          <table:table-cell table:style-name="ce21" table:formula="of:=([.B167] + 1)/[.A167]" office:value-type="percentage" office:value="0.5">
            <text:p>50.00%</text:p>
          </table:table-cell>
          <table:table-cell table:formula="of:=1/[.A167]" office:value-type="percentage" office:value="0.05">
            <text:p>5.00%</text:p>
          </table:table-cell>
          <table:table-cell table:style-name="ce23" table:formula="of:=1/[.A167]" office:value-type="percentage" office:value="0.05">
            <text:p>5.00%</text:p>
          </table:table-cell>
          <table:table-cell table:formula="of:=[.H167]+[.I167]+[.J167]" office:value-type="percentage" office:value="0.6">
            <text:p>60.00%</text:p>
          </table:table-cell>
          <table:table-cell table:number-columns-repeated="1013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formula="of:=[.A168]-[.B168]" office:value-type="float" office:value="15">
            <text:p>15</text:p>
          </table:table-cell>
          <table:table-cell table:formula="of:=[.C168]/[.B168]" office:value-type="float" office:value="1.66666666666667">
            <text:p>1.7</text:p>
          </table:table-cell>
          <table:table-cell table:formula="of:=[.B168]+1" office:value-type="float" office:value="10">
            <text:p>10.0</text:p>
          </table:table-cell>
          <table:table-cell table:formula="of:=([.B168]+2)/2" office:value-type="float" office:value="5.5">
            <text:p>5.5</text:p>
          </table:table-cell>
          <table:table-cell table:formula="of:=(([.A168]-[.B168])-3)/[.A168]" office:value-type="percentage" office:value="0.5">
            <text:p>50.00%</text:p>
          </table:table-cell>
          <table:table-cell table:style-name="ce21" table:formula="of:=([.B168] + 1)/[.A168]" office:value-type="percentage" office:value="0.416666666666667">
            <text:p>41.67%</text:p>
          </table:table-cell>
          <table:table-cell table:formula="of:=1/[.A168]" office:value-type="percentage" office:value="0.0416666666666667">
            <text:p>4.17%</text:p>
          </table:table-cell>
          <table:table-cell table:style-name="ce23" table:formula="of:=1/[.A168]" office:value-type="percentage" office:value="0.0416666666666667">
            <text:p>4.17%</text:p>
          </table:table-cell>
          <table:table-cell table:formula="of:=[.H168]+[.I168]+[.J168]" office:value-type="percentage" office:value="0.5">
            <text:p>50.00%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[.A169]-[.B169]" office:value-type="float" office:value="21">
            <text:p>21</text:p>
          </table:table-cell>
          <table:table-cell table:formula="of:=[.C169]/[.B169]" office:value-type="float" office:value="2.33333333333333">
            <text:p>2.3</text:p>
          </table:table-cell>
          <table:table-cell table:formula="of:=[.B169]+1" office:value-type="float" office:value="10">
            <text:p>10.0</text:p>
          </table:table-cell>
          <table:table-cell table:formula="of:=([.B169]+2)/2" office:value-type="float" office:value="5.5">
            <text:p>5.5</text:p>
          </table:table-cell>
          <table:table-cell table:formula="of:=(([.A169]-[.B169])-3)/[.A169]" office:value-type="percentage" office:value="0.6">
            <text:p>60.00%</text:p>
          </table:table-cell>
          <table:table-cell table:style-name="ce21" table:formula="of:=([.B169] + 1)/[.A169]" office:value-type="percentage" office:value="0.333333333333333">
            <text:p>33.33%</text:p>
          </table:table-cell>
          <table:table-cell table:formula="of:=1/[.A169]" office:value-type="percentage" office:value="0.0333333333333333">
            <text:p>3.33%</text:p>
          </table:table-cell>
          <table:table-cell table:style-name="ce23" table:formula="of:=1/[.A169]" office:value-type="percentage" office:value="0.0333333333333333">
            <text:p>3.33%</text:p>
          </table:table-cell>
          <table:table-cell table:formula="of:=[.H169]+[.I169]+[.J169]" office:value-type="percentage" office:value="0.4">
            <text:p>40.00%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formula="of:=[.A170]-[.B170]" office:value-type="float" office:value="27">
            <text:p>27</text:p>
          </table:table-cell>
          <table:table-cell table:formula="of:=[.C170]/[.B170]" office:value-type="float" office:value="3">
            <text:p>3.0</text:p>
          </table:table-cell>
          <table:table-cell table:formula="of:=[.B170]+1" office:value-type="float" office:value="10">
            <text:p>10.0</text:p>
          </table:table-cell>
          <table:table-cell table:formula="of:=([.B170]+2)/2" office:value-type="float" office:value="5.5">
            <text:p>5.5</text:p>
          </table:table-cell>
          <table:table-cell table:formula="of:=(([.A170]-[.B170])-3)/[.A170]" office:value-type="percentage" office:value="0.666666666666667">
            <text:p>66.67%</text:p>
          </table:table-cell>
          <table:table-cell table:style-name="ce21" table:formula="of:=([.B170] + 1)/[.A170]" office:value-type="percentage" office:value="0.277777777777778">
            <text:p>27.78%</text:p>
          </table:table-cell>
          <table:table-cell table:formula="of:=1/[.A170]" office:value-type="percentage" office:value="0.0277777777777778">
            <text:p>2.78%</text:p>
          </table:table-cell>
          <table:table-cell table:style-name="ce23" table:formula="of:=1/[.A170]" office:value-type="percentage" office:value="0.0277777777777778">
            <text:p>2.78%</text:p>
          </table:table-cell>
          <table:table-cell table:formula="of:=[.H170]+[.I170]+[.J170]" office:value-type="percentage" office:value="0.333333333333333">
            <text:p>33.33%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table:formula="of:=[.A171]-[.B171]" office:value-type="float" office:value="51">
            <text:p>51</text:p>
          </table:table-cell>
          <table:table-cell table:formula="of:=[.C171]/[.B171]" office:value-type="float" office:value="5.66666666666667">
            <text:p>5.7</text:p>
          </table:table-cell>
          <table:table-cell table:formula="of:=[.B171]+1" office:value-type="float" office:value="10">
            <text:p>10.0</text:p>
          </table:table-cell>
          <table:table-cell table:formula="of:=([.B171]+2)/2" office:value-type="float" office:value="5.5">
            <text:p>5.5</text:p>
          </table:table-cell>
          <table:table-cell table:formula="of:=(([.A171]-[.B171])-3)/[.A171]" office:value-type="percentage" office:value="0.8">
            <text:p>80.00%</text:p>
          </table:table-cell>
          <table:table-cell table:style-name="ce21" table:formula="of:=([.B171] + 1)/[.A171]" office:value-type="percentage" office:value="0.166666666666667">
            <text:p>16.67%</text:p>
          </table:table-cell>
          <table:table-cell table:formula="of:=1/[.A171]" office:value-type="percentage" office:value="0.0166666666666667">
            <text:p>1.67%</text:p>
          </table:table-cell>
          <table:table-cell table:style-name="ce23" table:formula="of:=1/[.A171]" office:value-type="percentage" office:value="0.0166666666666667">
            <text:p>1.67%</text:p>
          </table:table-cell>
          <table:table-cell table:formula="of:=[.H171]+[.I171]+[.J171]" office:value-type="percentage" office:value="0.2">
            <text:p>20.00%</text:p>
          </table:table-cell>
          <table:table-cell table:number-columns-repeated="101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table:formula="of:=[.A172]-[.B172]" office:value-type="float" office:value="63">
            <text:p>63</text:p>
          </table:table-cell>
          <table:table-cell table:formula="of:=[.C172]/[.B172]" office:value-type="float" office:value="7">
            <text:p>7.0</text:p>
          </table:table-cell>
          <table:table-cell table:formula="of:=[.B172]+1" office:value-type="float" office:value="10">
            <text:p>10.0</text:p>
          </table:table-cell>
          <table:table-cell table:formula="of:=([.B172]+2)/2" office:value-type="float" office:value="5.5">
            <text:p>5.5</text:p>
          </table:table-cell>
          <table:table-cell table:formula="of:=(([.A172]-[.B172])-3)/[.A172]" office:value-type="percentage" office:value="0.833333333333333">
            <text:p>83.33%</text:p>
          </table:table-cell>
          <table:table-cell table:style-name="ce21" table:formula="of:=([.B172] + 1)/[.A172]" office:value-type="percentage" office:value="0.138888888888889">
            <text:p>13.89%</text:p>
          </table:table-cell>
          <table:table-cell table:formula="of:=1/[.A172]" office:value-type="percentage" office:value="0.0138888888888889">
            <text:p>1.39%</text:p>
          </table:table-cell>
          <table:table-cell table:style-name="ce23" table:formula="of:=1/[.A172]" office:value-type="percentage" office:value="0.0138888888888889">
            <text:p>1.39%</text:p>
          </table:table-cell>
          <table:table-cell table:formula="of:=[.H172]+[.I172]+[.J172]" office:value-type="percentage" office:value="0.166666666666667">
            <text:p>16.67%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A173]-[.B173]" office:value-type="float" office:value="-9">
            <text:p>-9</text:p>
          </table:table-cell>
          <table:table-cell table:formula="of:=[.C173]/[.B173]" office:value-type="float" office:value="-0.9">
            <text:p>-0.9</text:p>
          </table:table-cell>
          <table:table-cell table:formula="of:=[.B173]+1" office:value-type="float" office:value="11">
            <text:p>11.0</text:p>
          </table:table-cell>
          <table:table-cell table:formula="of:=([.B173]+2)/2" office:value-type="float" office:value="6">
            <text:p>6.0</text:p>
          </table:table-cell>
          <table:table-cell table:formula="of:=(([.A173]-[.B173])-3)/[.A173]" office:value-type="percentage" office:value="-12">
            <text:p>-1200.00%</text:p>
          </table:table-cell>
          <table:table-cell table:style-name="ce21" table:formula="of:=([.B173] + 1)/[.A173]" office:value-type="percentage" office:value="11">
            <text:p>1100.00%</text:p>
          </table:table-cell>
          <table:table-cell table:formula="of:=1/[.A173]" office:value-type="percentage" office:value="1">
            <text:p>100.00%</text:p>
          </table:table-cell>
          <table:table-cell table:style-name="ce23" table:formula="of:=1/[.A173]" office:value-type="percentage" office:value="1">
            <text:p>100.00%</text:p>
          </table:table-cell>
          <table:table-cell table:formula="of:=[.H173]+[.I173]+[.J173]" office:value-type="percentage" office:value="13">
            <text:p>1300.00%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A174]-[.B174]" office:value-type="float" office:value="-8">
            <text:p>-8</text:p>
          </table:table-cell>
          <table:table-cell table:formula="of:=[.C174]/[.B174]" office:value-type="float" office:value="-0.8">
            <text:p>-0.8</text:p>
          </table:table-cell>
          <table:table-cell table:formula="of:=[.B174]+1" office:value-type="float" office:value="11">
            <text:p>11.0</text:p>
          </table:table-cell>
          <table:table-cell table:formula="of:=([.B174]+2)/2" office:value-type="float" office:value="6">
            <text:p>6.0</text:p>
          </table:table-cell>
          <table:table-cell table:formula="of:=(([.A174]-[.B174])-3)/[.A174]" office:value-type="percentage" office:value="-5.5">
            <text:p>-550.00%</text:p>
          </table:table-cell>
          <table:table-cell table:style-name="ce21" table:formula="of:=([.B174] + 1)/[.A174]" office:value-type="percentage" office:value="5.5">
            <text:p>550.00%</text:p>
          </table:table-cell>
          <table:table-cell table:formula="of:=1/[.A174]" office:value-type="percentage" office:value="0.5">
            <text:p>50.00%</text:p>
          </table:table-cell>
          <table:table-cell table:style-name="ce23" table:formula="of:=1/[.A174]" office:value-type="percentage" office:value="0.5">
            <text:p>50.00%</text:p>
          </table:table-cell>
          <table:table-cell table:formula="of:=[.H174]+[.I174]+[.J174]" office:value-type="percentage" office:value="6.5">
            <text:p>650.00%</text:p>
          </table:table-cell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A175]-[.B175]" office:value-type="float" office:value="-7">
            <text:p>-7</text:p>
          </table:table-cell>
          <table:table-cell table:formula="of:=[.C175]/[.B175]" office:value-type="float" office:value="-0.7">
            <text:p>-0.7</text:p>
          </table:table-cell>
          <table:table-cell table:formula="of:=[.B175]+1" office:value-type="float" office:value="11">
            <text:p>11.0</text:p>
          </table:table-cell>
          <table:table-cell table:formula="of:=([.B175]+2)/2" office:value-type="float" office:value="6">
            <text:p>6.0</text:p>
          </table:table-cell>
          <table:table-cell table:formula="of:=(([.A175]-[.B175])-3)/[.A175]" office:value-type="percentage" office:value="-3.33333333333333">
            <text:p>-333.33%</text:p>
          </table:table-cell>
          <table:table-cell table:style-name="ce21" table:formula="of:=([.B175] + 1)/[.A175]" office:value-type="percentage" office:value="3.66666666666667">
            <text:p>366.67%</text:p>
          </table:table-cell>
          <table:table-cell table:formula="of:=1/[.A175]" office:value-type="percentage" office:value="0.333333333333333">
            <text:p>33.33%</text:p>
          </table:table-cell>
          <table:table-cell table:style-name="ce23" table:formula="of:=1/[.A175]" office:value-type="percentage" office:value="0.333333333333333">
            <text:p>33.33%</text:p>
          </table:table-cell>
          <table:table-cell table:formula="of:=[.H175]+[.I175]+[.J175]" office:value-type="percentage" office:value="4.33333333333333">
            <text:p>433.33%</text:p>
          </table:table-cell>
          <table:table-cell table:number-columns-repeated="1013"/>
        </table:table-row>
        <table:table-row table:style-name="ro3">
          <table:table-cell table:formula="of:=[.A175]+1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A176]-[.B176]" office:value-type="float" office:value="-6">
            <text:p>-6</text:p>
          </table:table-cell>
          <table:table-cell table:formula="of:=[.C176]/[.B176]" office:value-type="float" office:value="-0.6">
            <text:p>-0.6</text:p>
          </table:table-cell>
          <table:table-cell table:formula="of:=[.B176]+1" office:value-type="float" office:value="11">
            <text:p>11.0</text:p>
          </table:table-cell>
          <table:table-cell table:formula="of:=([.B176]+2)/2" office:value-type="float" office:value="6">
            <text:p>6.0</text:p>
          </table:table-cell>
          <table:table-cell table:formula="of:=(([.A176]-[.B176])-3)/[.A176]" office:value-type="percentage" office:value="-2.25">
            <text:p>-225.00%</text:p>
          </table:table-cell>
          <table:table-cell table:style-name="ce21" table:formula="of:=([.B176] + 1)/[.A176]" office:value-type="percentage" office:value="2.75">
            <text:p>275.00%</text:p>
          </table:table-cell>
          <table:table-cell table:formula="of:=1/[.A176]" office:value-type="percentage" office:value="0.25">
            <text:p>25.00%</text:p>
          </table:table-cell>
          <table:table-cell table:style-name="ce23" table:formula="of:=1/[.A176]" office:value-type="percentage" office:value="0.25">
            <text:p>25.00%</text:p>
          </table:table-cell>
          <table:table-cell table:formula="of:=[.H176]+[.I176]+[.J176]" office:value-type="percentage" office:value="3.25">
            <text:p>325.00%</text:p>
          </table:table-cell>
          <table:table-cell table:number-columns-repeated="1013"/>
        </table:table-row>
        <table:table-row table:style-name="ro3">
          <table:table-cell table:formula="of:=[.A176]+1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A177]-[.B177]" office:value-type="float" office:value="-5">
            <text:p>-5</text:p>
          </table:table-cell>
          <table:table-cell table:formula="of:=[.C177]/[.B177]" office:value-type="float" office:value="-0.5">
            <text:p>-0.5</text:p>
          </table:table-cell>
          <table:table-cell table:formula="of:=[.B177]+1" office:value-type="float" office:value="11">
            <text:p>11.0</text:p>
          </table:table-cell>
          <table:table-cell table:formula="of:=([.B177]+2)/2" office:value-type="float" office:value="6">
            <text:p>6.0</text:p>
          </table:table-cell>
          <table:table-cell table:formula="of:=(([.A177]-[.B177])-3)/[.A177]" office:value-type="percentage" office:value="-1.6">
            <text:p>-160.00%</text:p>
          </table:table-cell>
          <table:table-cell table:style-name="ce21" table:formula="of:=([.B177] + 1)/[.A177]" office:value-type="percentage" office:value="2.2">
            <text:p>220.00%</text:p>
          </table:table-cell>
          <table:table-cell table:formula="of:=1/[.A177]" office:value-type="percentage" office:value="0.2">
            <text:p>20.00%</text:p>
          </table:table-cell>
          <table:table-cell table:style-name="ce23" table:formula="of:=1/[.A177]" office:value-type="percentage" office:value="0.2">
            <text:p>20.00%</text:p>
          </table:table-cell>
          <table:table-cell table:formula="of:=[.H177]+[.I177]+[.J177]" office:value-type="percentage" office:value="2.6">
            <text:p>260.00%</text:p>
          </table:table-cell>
          <table:table-cell table:number-columns-repeated="1013"/>
        </table:table-row>
        <table:table-row table:style-name="ro3">
          <table:table-cell table:formula="of:=[.A177]+1"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A178]-[.B178]" office:value-type="float" office:value="-4">
            <text:p>-4</text:p>
          </table:table-cell>
          <table:table-cell table:formula="of:=[.C178]/[.B178]" office:value-type="float" office:value="-0.4">
            <text:p>-0.4</text:p>
          </table:table-cell>
          <table:table-cell table:formula="of:=[.B178]+1" office:value-type="float" office:value="11">
            <text:p>11.0</text:p>
          </table:table-cell>
          <table:table-cell table:formula="of:=([.B178]+2)/2" office:value-type="float" office:value="6">
            <text:p>6.0</text:p>
          </table:table-cell>
          <table:table-cell table:formula="of:=(([.A178]-[.B178])-3)/[.A178]" office:value-type="percentage" office:value="-1.16666666666667">
            <text:p>-116.67%</text:p>
          </table:table-cell>
          <table:table-cell table:style-name="ce21" table:formula="of:=([.B178] + 1)/[.A178]" office:value-type="percentage" office:value="1.83333333333333">
            <text:p>183.33%</text:p>
          </table:table-cell>
          <table:table-cell table:formula="of:=1/[.A178]" office:value-type="percentage" office:value="0.166666666666667">
            <text:p>16.67%</text:p>
          </table:table-cell>
          <table:table-cell table:style-name="ce23" table:formula="of:=1/[.A178]" office:value-type="percentage" office:value="0.166666666666667">
            <text:p>16.67%</text:p>
          </table:table-cell>
          <table:table-cell table:formula="of:=[.H178]+[.I178]+[.J178]" office:value-type="percentage" office:value="2.16666666666667">
            <text:p>216.67%</text:p>
          </table:table-cell>
          <table:table-cell table:number-columns-repeated="1013"/>
        </table:table-row>
        <table:table-row table:style-name="ro3">
          <table:table-cell table:formula="of:=[.A178]+1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A179]-[.B179]" office:value-type="float" office:value="-3">
            <text:p>-3</text:p>
          </table:table-cell>
          <table:table-cell table:formula="of:=[.C179]/[.B179]" office:value-type="float" office:value="-0.3">
            <text:p>-0.3</text:p>
          </table:table-cell>
          <table:table-cell table:formula="of:=[.B179]+1" office:value-type="float" office:value="11">
            <text:p>11.0</text:p>
          </table:table-cell>
          <table:table-cell table:formula="of:=([.B179]+2)/2" office:value-type="float" office:value="6">
            <text:p>6.0</text:p>
          </table:table-cell>
          <table:table-cell table:formula="of:=(([.A179]-[.B179])-3)/[.A179]" office:value-type="percentage" office:value="-0.857142857142857">
            <text:p>-85.71%</text:p>
          </table:table-cell>
          <table:table-cell table:style-name="ce21" table:formula="of:=([.B179] + 1)/[.A179]" office:value-type="percentage" office:value="1.57142857142857">
            <text:p>157.14%</text:p>
          </table:table-cell>
          <table:table-cell table:formula="of:=1/[.A179]" office:value-type="percentage" office:value="0.142857142857143">
            <text:p>14.29%</text:p>
          </table:table-cell>
          <table:table-cell table:style-name="ce23" table:formula="of:=1/[.A179]" office:value-type="percentage" office:value="0.142857142857143">
            <text:p>14.29%</text:p>
          </table:table-cell>
          <table:table-cell table:formula="of:=[.H179]+[.I179]+[.J179]" office:value-type="percentage" office:value="1.85714285714286">
            <text:p>185.71%</text:p>
          </table:table-cell>
          <table:table-cell table:number-columns-repeated="1013"/>
        </table:table-row>
        <table:table-row table:style-name="ro3">
          <table:table-cell table:formula="of:=[.A179]+1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A180]-[.B180]" office:value-type="float" office:value="-2">
            <text:p>-2</text:p>
          </table:table-cell>
          <table:table-cell table:formula="of:=[.C180]/[.B180]" office:value-type="float" office:value="-0.2">
            <text:p>-0.2</text:p>
          </table:table-cell>
          <table:table-cell table:formula="of:=[.B180]+1" office:value-type="float" office:value="11">
            <text:p>11.0</text:p>
          </table:table-cell>
          <table:table-cell table:formula="of:=([.B180]+2)/2" office:value-type="float" office:value="6">
            <text:p>6.0</text:p>
          </table:table-cell>
          <table:table-cell table:formula="of:=(([.A180]-[.B180])-3)/[.A180]" office:value-type="percentage" office:value="-0.625">
            <text:p>-62.50%</text:p>
          </table:table-cell>
          <table:table-cell table:style-name="ce21" table:formula="of:=([.B180] + 1)/[.A180]" office:value-type="percentage" office:value="1.375">
            <text:p>137.50%</text:p>
          </table:table-cell>
          <table:table-cell table:formula="of:=1/[.A180]" office:value-type="percentage" office:value="0.125">
            <text:p>12.50%</text:p>
          </table:table-cell>
          <table:table-cell table:style-name="ce23" table:formula="of:=1/[.A180]" office:value-type="percentage" office:value="0.125">
            <text:p>12.50%</text:p>
          </table:table-cell>
          <table:table-cell table:formula="of:=[.H180]+[.I180]+[.J180]" office:value-type="percentage" office:value="1.625">
            <text:p>162.50%</text:p>
          </table:table-cell>
          <table:table-cell table:number-columns-repeated="1013"/>
        </table:table-row>
        <table:table-row table:style-name="ro3">
          <table:table-cell table:formula="of:=[.A180]+1"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A181]-[.B181]" office:value-type="float" office:value="-1">
            <text:p>-1</text:p>
          </table:table-cell>
          <table:table-cell table:formula="of:=[.C181]/[.B181]" office:value-type="float" office:value="-0.1">
            <text:p>-0.1</text:p>
          </table:table-cell>
          <table:table-cell table:formula="of:=[.B181]+1" office:value-type="float" office:value="11">
            <text:p>11.0</text:p>
          </table:table-cell>
          <table:table-cell table:formula="of:=([.B181]+2)/2" office:value-type="float" office:value="6">
            <text:p>6.0</text:p>
          </table:table-cell>
          <table:table-cell table:formula="of:=(([.A181]-[.B181])-3)/[.A181]" office:value-type="percentage" office:value="-0.444444444444444">
            <text:p>-44.44%</text:p>
          </table:table-cell>
          <table:table-cell table:style-name="ce21" table:formula="of:=([.B181] + 1)/[.A181]" office:value-type="percentage" office:value="1.22222222222222">
            <text:p>122.22%</text:p>
          </table:table-cell>
          <table:table-cell table:formula="of:=1/[.A181]" office:value-type="percentage" office:value="0.111111111111111">
            <text:p>11.11%</text:p>
          </table:table-cell>
          <table:table-cell table:style-name="ce23" table:formula="of:=1/[.A181]" office:value-type="percentage" office:value="0.111111111111111">
            <text:p>11.11%</text:p>
          </table:table-cell>
          <table:table-cell table:formula="of:=[.H181]+[.I181]+[.J181]" office:value-type="percentage" office:value="1.44444444444444">
            <text:p>144.44%</text:p>
          </table:table-cell>
          <table:table-cell table:number-columns-repeated="1013"/>
        </table:table-row>
        <table:table-row table:style-name="ro3">
          <table:table-cell table:formula="of:=[.A181]+1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.A182]-[.B182]" office:value-type="float" office:value="0">
            <text:p>0</text:p>
          </table:table-cell>
          <table:table-cell table:formula="of:=[.C182]/[.B182]" office:value-type="float" office:value="0">
            <text:p>0.0</text:p>
          </table:table-cell>
          <table:table-cell table:formula="of:=[.B182]+1" office:value-type="float" office:value="11">
            <text:p>11.0</text:p>
          </table:table-cell>
          <table:table-cell table:formula="of:=([.B182]+2)/2" office:value-type="float" office:value="6">
            <text:p>6.0</text:p>
          </table:table-cell>
          <table:table-cell table:formula="of:=(([.A182]-[.B182])-3)/[.A182]" office:value-type="percentage" office:value="-0.3">
            <text:p>-30.00%</text:p>
          </table:table-cell>
          <table:table-cell table:style-name="ce21" table:formula="of:=([.B182] + 1)/[.A182]" office:value-type="percentage" office:value="1.1">
            <text:p>110.00%</text:p>
          </table:table-cell>
          <table:table-cell table:formula="of:=1/[.A182]" office:value-type="percentage" office:value="0.1">
            <text:p>10.00%</text:p>
          </table:table-cell>
          <table:table-cell table:style-name="ce23" table:formula="of:=1/[.A182]" office:value-type="percentage" office:value="0.1">
            <text:p>10.00%</text:p>
          </table:table-cell>
          <table:table-cell table:formula="of:=[.H182]+[.I182]+[.J182]" office:value-type="percentage" office:value="1.3">
            <text:p>130.00%</text:p>
          </table:table-cell>
          <table:table-cell table:number-columns-repeated="1013"/>
        </table:table-row>
        <table:table-row table:style-name="ro3">
          <table:table-cell table:formula="of:=[.A182]+1"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A183]-[.B183]" office:value-type="float" office:value="1">
            <text:p>1</text:p>
          </table:table-cell>
          <table:table-cell table:formula="of:=[.C183]/[.B183]" office:value-type="float" office:value="0.1">
            <text:p>0.1</text:p>
          </table:table-cell>
          <table:table-cell table:formula="of:=[.B183]+1" office:value-type="float" office:value="11">
            <text:p>11.0</text:p>
          </table:table-cell>
          <table:table-cell table:formula="of:=([.B183]+2)/2" office:value-type="float" office:value="6">
            <text:p>6.0</text:p>
          </table:table-cell>
          <table:table-cell table:formula="of:=(([.A183]-[.B183])-3)/[.A183]" office:value-type="percentage" office:value="-0.181818181818182">
            <text:p>-18.18%</text:p>
          </table:table-cell>
          <table:table-cell table:style-name="ce21" table:formula="of:=([.B183] + 1)/[.A183]" office:value-type="percentage" office:value="1">
            <text:p>100.00%</text:p>
          </table:table-cell>
          <table:table-cell table:formula="of:=1/[.A183]" office:value-type="percentage" office:value="0.0909090909090909">
            <text:p>9.09%</text:p>
          </table:table-cell>
          <table:table-cell table:style-name="ce23" table:formula="of:=1/[.A183]" office:value-type="percentage" office:value="0.0909090909090909">
            <text:p>9.09%</text:p>
          </table:table-cell>
          <table:table-cell table:formula="of:=[.H183]+[.I183]+[.J183]" office:value-type="percentage" office:value="1.18181818181818">
            <text:p>118.18%</text:p>
          </table:table-cell>
          <table:table-cell table:number-columns-repeated="1013"/>
        </table:table-row>
        <table:table-row table:style-name="ro3">
          <table:table-cell table:formula="of:=[.A183]+1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A184]-[.B184]" office:value-type="float" office:value="2">
            <text:p>2</text:p>
          </table:table-cell>
          <table:table-cell table:formula="of:=[.C184]/[.B184]" office:value-type="float" office:value="0.2">
            <text:p>0.2</text:p>
          </table:table-cell>
          <table:table-cell table:formula="of:=[.B184]+1" office:value-type="float" office:value="11">
            <text:p>11.0</text:p>
          </table:table-cell>
          <table:table-cell table:formula="of:=([.B184]+2)/2" office:value-type="float" office:value="6">
            <text:p>6.0</text:p>
          </table:table-cell>
          <table:table-cell table:formula="of:=(([.A184]-[.B184])-3)/[.A184]" office:value-type="percentage" office:value="-0.0833333333333333">
            <text:p>-8.33%</text:p>
          </table:table-cell>
          <table:table-cell table:style-name="ce21" table:formula="of:=([.B184] + 1)/[.A184]" office:value-type="percentage" office:value="0.916666666666667">
            <text:p>91.67%</text:p>
          </table:table-cell>
          <table:table-cell table:formula="of:=1/[.A184]" office:value-type="percentage" office:value="0.0833333333333333">
            <text:p>8.33%</text:p>
          </table:table-cell>
          <table:table-cell table:style-name="ce23" table:formula="of:=1/[.A184]" office:value-type="percentage" office:value="0.0833333333333333">
            <text:p>8.33%</text:p>
          </table:table-cell>
          <table:table-cell table:formula="of:=[.H184]+[.I184]+[.J184]" office:value-type="percentage" office:value="1.08333333333333">
            <text:p>108.33%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[.A185]-[.B185]" office:value-type="float" office:value="6">
            <text:p>6</text:p>
          </table:table-cell>
          <table:table-cell table:formula="of:=[.C185]/[.B185]" office:value-type="float" office:value="0.6">
            <text:p>0.6</text:p>
          </table:table-cell>
          <table:table-cell table:formula="of:=[.B185]+1" office:value-type="float" office:value="11">
            <text:p>11.0</text:p>
          </table:table-cell>
          <table:table-cell table:formula="of:=([.B185]+2)/2" office:value-type="float" office:value="6">
            <text:p>6.0</text:p>
          </table:table-cell>
          <table:table-cell table:formula="of:=(([.A185]-[.B185])-3)/[.A185]" office:value-type="percentage" office:value="0.1875">
            <text:p>18.75%</text:p>
          </table:table-cell>
          <table:table-cell table:style-name="ce21" table:formula="of:=([.B185] + 1)/[.A185]" office:value-type="percentage" office:value="0.6875">
            <text:p>68.75%</text:p>
          </table:table-cell>
          <table:table-cell table:formula="of:=1/[.A185]" office:value-type="percentage" office:value="0.0625">
            <text:p>6.25%</text:p>
          </table:table-cell>
          <table:table-cell table:style-name="ce23" table:formula="of:=1/[.A185]" office:value-type="percentage" office:value="0.0625">
            <text:p>6.25%</text:p>
          </table:table-cell>
          <table:table-cell table:formula="of:=[.H185]+[.I185]+[.J185]" office:value-type="percentage" office:value="0.8125">
            <text:p>81.25%</text:p>
          </table:table-cell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A186]-[.B186]" office:value-type="float" office:value="10">
            <text:p>10</text:p>
          </table:table-cell>
          <table:table-cell table:formula="of:=[.C186]/[.B186]" office:value-type="float" office:value="1">
            <text:p>1.0</text:p>
          </table:table-cell>
          <table:table-cell table:formula="of:=[.B186]+1" office:value-type="float" office:value="11">
            <text:p>11.0</text:p>
          </table:table-cell>
          <table:table-cell table:formula="of:=([.B186]+2)/2" office:value-type="float" office:value="6">
            <text:p>6.0</text:p>
          </table:table-cell>
          <table:table-cell table:formula="of:=(([.A186]-[.B186])-3)/[.A186]" office:value-type="percentage" office:value="0.35">
            <text:p>35.00%</text:p>
          </table:table-cell>
          <table:table-cell table:style-name="ce21" table:formula="of:=([.B186] + 1)/[.A186]" office:value-type="percentage" office:value="0.55">
            <text:p>55.00%</text:p>
          </table:table-cell>
          <table:table-cell table:formula="of:=1/[.A186]" office:value-type="percentage" office:value="0.05">
            <text:p>5.00%</text:p>
          </table:table-cell>
          <table:table-cell table:style-name="ce23" table:formula="of:=1/[.A186]" office:value-type="percentage" office:value="0.05">
            <text:p>5.00%</text:p>
          </table:table-cell>
          <table:table-cell table:formula="of:=[.H186]+[.I186]+[.J186]" office:value-type="percentage" office:value="0.65">
            <text:p>65.00%</text:p>
          </table:table-cell>
          <table:table-cell table:number-columns-repeated="1013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[.A187]-[.B187]" office:value-type="float" office:value="14">
            <text:p>14</text:p>
          </table:table-cell>
          <table:table-cell table:formula="of:=[.C187]/[.B187]" office:value-type="float" office:value="1.4">
            <text:p>1.4</text:p>
          </table:table-cell>
          <table:table-cell table:formula="of:=[.B187]+1" office:value-type="float" office:value="11">
            <text:p>11.0</text:p>
          </table:table-cell>
          <table:table-cell table:formula="of:=([.B187]+2)/2" office:value-type="float" office:value="6">
            <text:p>6.0</text:p>
          </table:table-cell>
          <table:table-cell table:formula="of:=(([.A187]-[.B187])-3)/[.A187]" office:value-type="percentage" office:value="0.458333333333333">
            <text:p>45.83%</text:p>
          </table:table-cell>
          <table:table-cell table:style-name="ce21" table:formula="of:=([.B187] + 1)/[.A187]" office:value-type="percentage" office:value="0.458333333333333">
            <text:p>45.83%</text:p>
          </table:table-cell>
          <table:table-cell table:formula="of:=1/[.A187]" office:value-type="percentage" office:value="0.0416666666666667">
            <text:p>4.17%</text:p>
          </table:table-cell>
          <table:table-cell table:style-name="ce23" table:formula="of:=1/[.A187]" office:value-type="percentage" office:value="0.0416666666666667">
            <text:p>4.17%</text:p>
          </table:table-cell>
          <table:table-cell table:formula="of:=[.H187]+[.I187]+[.J187]" office:value-type="percentage" office:value="0.541666666666667">
            <text:p>54.17%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[.A188]-[.B188]" office:value-type="float" office:value="20">
            <text:p>20</text:p>
          </table:table-cell>
          <table:table-cell table:formula="of:=[.C188]/[.B188]" office:value-type="float" office:value="2">
            <text:p>2.0</text:p>
          </table:table-cell>
          <table:table-cell table:formula="of:=[.B188]+1" office:value-type="float" office:value="11">
            <text:p>11.0</text:p>
          </table:table-cell>
          <table:table-cell table:formula="of:=([.B188]+2)/2" office:value-type="float" office:value="6">
            <text:p>6.0</text:p>
          </table:table-cell>
          <table:table-cell table:formula="of:=(([.A188]-[.B188])-3)/[.A188]" office:value-type="percentage" office:value="0.566666666666667">
            <text:p>56.67%</text:p>
          </table:table-cell>
          <table:table-cell table:style-name="ce21" table:formula="of:=([.B188] + 1)/[.A188]" office:value-type="percentage" office:value="0.366666666666667">
            <text:p>36.67%</text:p>
          </table:table-cell>
          <table:table-cell table:formula="of:=1/[.A188]" office:value-type="percentage" office:value="0.0333333333333333">
            <text:p>3.33%</text:p>
          </table:table-cell>
          <table:table-cell table:style-name="ce23" table:formula="of:=1/[.A188]" office:value-type="percentage" office:value="0.0333333333333333">
            <text:p>3.33%</text:p>
          </table:table-cell>
          <table:table-cell table:formula="of:=[.H188]+[.I188]+[.J188]" office:value-type="percentage" office:value="0.433333333333333">
            <text:p>43.33%</text:p>
          </table:table-cell>
          <table:table-cell table:number-columns-repeated="1013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formula="of:=[.A189]-[.B189]" office:value-type="float" office:value="26">
            <text:p>26</text:p>
          </table:table-cell>
          <table:table-cell table:formula="of:=[.C189]/[.B189]" office:value-type="float" office:value="2.6">
            <text:p>2.6</text:p>
          </table:table-cell>
          <table:table-cell table:formula="of:=[.B189]+1" office:value-type="float" office:value="11">
            <text:p>11.0</text:p>
          </table:table-cell>
          <table:table-cell table:formula="of:=([.B189]+2)/2" office:value-type="float" office:value="6">
            <text:p>6.0</text:p>
          </table:table-cell>
          <table:table-cell table:formula="of:=(([.A189]-[.B189])-3)/[.A189]" office:value-type="percentage" office:value="0.638888888888889">
            <text:p>63.89%</text:p>
          </table:table-cell>
          <table:table-cell table:style-name="ce21" table:formula="of:=([.B189] + 1)/[.A189]" office:value-type="percentage" office:value="0.305555555555556">
            <text:p>30.56%</text:p>
          </table:table-cell>
          <table:table-cell table:formula="of:=1/[.A189]" office:value-type="percentage" office:value="0.0277777777777778">
            <text:p>2.78%</text:p>
          </table:table-cell>
          <table:table-cell table:style-name="ce23" table:formula="of:=1/[.A189]" office:value-type="percentage" office:value="0.0277777777777778">
            <text:p>2.78%</text:p>
          </table:table-cell>
          <table:table-cell table:formula="of:=[.H189]+[.I189]+[.J189]" office:value-type="percentage" office:value="0.361111111111111">
            <text:p>36.11%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A190]-[.B190]" office:value-type="float" office:value="50">
            <text:p>50</text:p>
          </table:table-cell>
          <table:table-cell table:formula="of:=[.C190]/[.B190]" office:value-type="float" office:value="5">
            <text:p>5.0</text:p>
          </table:table-cell>
          <table:table-cell table:formula="of:=[.B190]+1" office:value-type="float" office:value="11">
            <text:p>11.0</text:p>
          </table:table-cell>
          <table:table-cell table:formula="of:=([.B190]+2)/2" office:value-type="float" office:value="6">
            <text:p>6.0</text:p>
          </table:table-cell>
          <table:table-cell table:formula="of:=(([.A190]-[.B190])-3)/[.A190]" office:value-type="percentage" office:value="0.783333333333333">
            <text:p>78.33%</text:p>
          </table:table-cell>
          <table:table-cell table:style-name="ce21" table:formula="of:=([.B190] + 1)/[.A190]" office:value-type="percentage" office:value="0.183333333333333">
            <text:p>18.33%</text:p>
          </table:table-cell>
          <table:table-cell table:formula="of:=1/[.A190]" office:value-type="percentage" office:value="0.0166666666666667">
            <text:p>1.67%</text:p>
          </table:table-cell>
          <table:table-cell table:style-name="ce23" table:formula="of:=1/[.A190]" office:value-type="percentage" office:value="0.0166666666666667">
            <text:p>1.67%</text:p>
          </table:table-cell>
          <table:table-cell table:formula="of:=[.H190]+[.I190]+[.J190]" office:value-type="percentage" office:value="0.216666666666667">
            <text:p>21.67%</text:p>
          </table:table-cell>
          <table:table-cell table:number-columns-repeated="101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table:formula="of:=[.A191]-[.B191]" office:value-type="float" office:value="62">
            <text:p>62</text:p>
          </table:table-cell>
          <table:table-cell table:formula="of:=[.C191]/[.B191]" office:value-type="float" office:value="6.2">
            <text:p>6.2</text:p>
          </table:table-cell>
          <table:table-cell table:formula="of:=[.B191]+1" office:value-type="float" office:value="11">
            <text:p>11.0</text:p>
          </table:table-cell>
          <table:table-cell table:formula="of:=([.B191]+2)/2" office:value-type="float" office:value="6">
            <text:p>6.0</text:p>
          </table:table-cell>
          <table:table-cell table:formula="of:=(([.A191]-[.B191])-3)/[.A191]" office:value-type="percentage" office:value="0.819444444444444">
            <text:p>81.94%</text:p>
          </table:table-cell>
          <table:table-cell table:style-name="ce21" table:formula="of:=([.B191] + 1)/[.A191]" office:value-type="percentage" office:value="0.152777777777778">
            <text:p>15.28%</text:p>
          </table:table-cell>
          <table:table-cell table:formula="of:=1/[.A191]" office:value-type="percentage" office:value="0.0138888888888889">
            <text:p>1.39%</text:p>
          </table:table-cell>
          <table:table-cell table:style-name="ce23" table:formula="of:=1/[.A191]" office:value-type="percentage" office:value="0.0138888888888889">
            <text:p>1.39%</text:p>
          </table:table-cell>
          <table:table-cell table:formula="of:=[.H191]+[.I191]+[.J191]" office:value-type="percentage" office:value="0.180555555555556">
            <text:p>18.06%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A192]-[.B192]" office:value-type="float" office:value="-10">
            <text:p>-10</text:p>
          </table:table-cell>
          <table:table-cell table:formula="of:=[.C192]/[.B192]" office:value-type="float" office:value="-0.909090909090909">
            <text:p>-0.9</text:p>
          </table:table-cell>
          <table:table-cell table:formula="of:=[.B192]+1" office:value-type="float" office:value="12">
            <text:p>12.0</text:p>
          </table:table-cell>
          <table:table-cell table:formula="of:=([.B192]+2)/2" office:value-type="float" office:value="6.5">
            <text:p>6.5</text:p>
          </table:table-cell>
          <table:table-cell table:formula="of:=(([.A192]-[.B192])-3)/[.A192]" office:value-type="percentage" office:value="-13">
            <text:p>-1300.00%</text:p>
          </table:table-cell>
          <table:table-cell table:style-name="ce21" table:formula="of:=([.B192] + 1)/[.A192]" office:value-type="percentage" office:value="12">
            <text:p>1200.00%</text:p>
          </table:table-cell>
          <table:table-cell table:formula="of:=1/[.A192]" office:value-type="percentage" office:value="1">
            <text:p>100.00%</text:p>
          </table:table-cell>
          <table:table-cell table:style-name="ce23" table:formula="of:=1/[.A192]" office:value-type="percentage" office:value="1">
            <text:p>100.00%</text:p>
          </table:table-cell>
          <table:table-cell table:formula="of:=[.H192]+[.I192]+[.J192]" office:value-type="percentage" office:value="14">
            <text:p>1400.00%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A193]-[.B193]" office:value-type="float" office:value="-9">
            <text:p>-9</text:p>
          </table:table-cell>
          <table:table-cell table:formula="of:=[.C193]/[.B193]" office:value-type="float" office:value="-0.818181818181818">
            <text:p>-0.8</text:p>
          </table:table-cell>
          <table:table-cell table:formula="of:=[.B193]+1" office:value-type="float" office:value="12">
            <text:p>12.0</text:p>
          </table:table-cell>
          <table:table-cell table:formula="of:=([.B193]+2)/2" office:value-type="float" office:value="6.5">
            <text:p>6.5</text:p>
          </table:table-cell>
          <table:table-cell table:formula="of:=(([.A193]-[.B193])-3)/[.A193]" office:value-type="percentage" office:value="-6">
            <text:p>-600.00%</text:p>
          </table:table-cell>
          <table:table-cell table:style-name="ce21" table:formula="of:=([.B193] + 1)/[.A193]" office:value-type="percentage" office:value="6">
            <text:p>600.00%</text:p>
          </table:table-cell>
          <table:table-cell table:formula="of:=1/[.A193]" office:value-type="percentage" office:value="0.5">
            <text:p>50.00%</text:p>
          </table:table-cell>
          <table:table-cell table:style-name="ce23" table:formula="of:=1/[.A193]" office:value-type="percentage" office:value="0.5">
            <text:p>50.00%</text:p>
          </table:table-cell>
          <table:table-cell table:formula="of:=[.H193]+[.I193]+[.J193]" office:value-type="percentage" office:value="7">
            <text:p>700.00%</text:p>
          </table:table-cell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A194]-[.B194]" office:value-type="float" office:value="-8">
            <text:p>-8</text:p>
          </table:table-cell>
          <table:table-cell table:formula="of:=[.C194]/[.B194]" office:value-type="float" office:value="-0.727272727272727">
            <text:p>-0.7</text:p>
          </table:table-cell>
          <table:table-cell table:formula="of:=[.B194]+1" office:value-type="float" office:value="12">
            <text:p>12.0</text:p>
          </table:table-cell>
          <table:table-cell table:formula="of:=([.B194]+2)/2" office:value-type="float" office:value="6.5">
            <text:p>6.5</text:p>
          </table:table-cell>
          <table:table-cell table:formula="of:=(([.A194]-[.B194])-3)/[.A194]" office:value-type="percentage" office:value="-3.66666666666667">
            <text:p>-366.67%</text:p>
          </table:table-cell>
          <table:table-cell table:style-name="ce21" table:formula="of:=([.B194] + 1)/[.A194]" office:value-type="percentage" office:value="4">
            <text:p>400.00%</text:p>
          </table:table-cell>
          <table:table-cell table:formula="of:=1/[.A194]" office:value-type="percentage" office:value="0.333333333333333">
            <text:p>33.33%</text:p>
          </table:table-cell>
          <table:table-cell table:style-name="ce23" table:formula="of:=1/[.A194]" office:value-type="percentage" office:value="0.333333333333333">
            <text:p>33.33%</text:p>
          </table:table-cell>
          <table:table-cell table:formula="of:=[.H194]+[.I194]+[.J194]" office:value-type="percentage" office:value="4.66666666666667">
            <text:p>466.67%</text:p>
          </table:table-cell>
          <table:table-cell table:number-columns-repeated="1013"/>
        </table:table-row>
        <table:table-row table:style-name="ro3">
          <table:table-cell table:formula="of:=[.A194]+1"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A195]-[.B195]" office:value-type="float" office:value="-7">
            <text:p>-7</text:p>
          </table:table-cell>
          <table:table-cell table:formula="of:=[.C195]/[.B195]" office:value-type="float" office:value="-0.636363636363636">
            <text:p>-0.6</text:p>
          </table:table-cell>
          <table:table-cell table:formula="of:=[.B195]+1" office:value-type="float" office:value="12">
            <text:p>12.0</text:p>
          </table:table-cell>
          <table:table-cell table:formula="of:=([.B195]+2)/2" office:value-type="float" office:value="6.5">
            <text:p>6.5</text:p>
          </table:table-cell>
          <table:table-cell table:formula="of:=(([.A195]-[.B195])-3)/[.A195]" office:value-type="percentage" office:value="-2.5">
            <text:p>-250.00%</text:p>
          </table:table-cell>
          <table:table-cell table:style-name="ce21" table:formula="of:=([.B195] + 1)/[.A195]" office:value-type="percentage" office:value="3">
            <text:p>300.00%</text:p>
          </table:table-cell>
          <table:table-cell table:formula="of:=1/[.A195]" office:value-type="percentage" office:value="0.25">
            <text:p>25.00%</text:p>
          </table:table-cell>
          <table:table-cell table:style-name="ce23" table:formula="of:=1/[.A195]" office:value-type="percentage" office:value="0.25">
            <text:p>25.00%</text:p>
          </table:table-cell>
          <table:table-cell table:formula="of:=[.H195]+[.I195]+[.J195]" office:value-type="percentage" office:value="3.5">
            <text:p>350.00%</text:p>
          </table:table-cell>
          <table:table-cell table:number-columns-repeated="1013"/>
        </table:table-row>
        <table:table-row table:style-name="ro3">
          <table:table-cell table:formula="of:=[.A195]+1"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A196]-[.B196]" office:value-type="float" office:value="-6">
            <text:p>-6</text:p>
          </table:table-cell>
          <table:table-cell table:formula="of:=[.C196]/[.B196]" office:value-type="float" office:value="-0.545454545454545">
            <text:p>-0.5</text:p>
          </table:table-cell>
          <table:table-cell table:formula="of:=[.B196]+1" office:value-type="float" office:value="12">
            <text:p>12.0</text:p>
          </table:table-cell>
          <table:table-cell table:formula="of:=([.B196]+2)/2" office:value-type="float" office:value="6.5">
            <text:p>6.5</text:p>
          </table:table-cell>
          <table:table-cell table:formula="of:=(([.A196]-[.B196])-3)/[.A196]" office:value-type="percentage" office:value="-1.8">
            <text:p>-180.00%</text:p>
          </table:table-cell>
          <table:table-cell table:style-name="ce21" table:formula="of:=([.B196] + 1)/[.A196]" office:value-type="percentage" office:value="2.4">
            <text:p>240.00%</text:p>
          </table:table-cell>
          <table:table-cell table:formula="of:=1/[.A196]" office:value-type="percentage" office:value="0.2">
            <text:p>20.00%</text:p>
          </table:table-cell>
          <table:table-cell table:style-name="ce23" table:formula="of:=1/[.A196]" office:value-type="percentage" office:value="0.2">
            <text:p>20.00%</text:p>
          </table:table-cell>
          <table:table-cell table:formula="of:=[.H196]+[.I196]+[.J196]" office:value-type="percentage" office:value="2.8">
            <text:p>280.00%</text:p>
          </table:table-cell>
          <table:table-cell table:number-columns-repeated="1013"/>
        </table:table-row>
        <table:table-row table:style-name="ro3">
          <table:table-cell table:formula="of:=[.A196]+1"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A197]-[.B197]" office:value-type="float" office:value="-5">
            <text:p>-5</text:p>
          </table:table-cell>
          <table:table-cell table:formula="of:=[.C197]/[.B197]" office:value-type="float" office:value="-0.454545454545455">
            <text:p>-0.5</text:p>
          </table:table-cell>
          <table:table-cell table:formula="of:=[.B197]+1" office:value-type="float" office:value="12">
            <text:p>12.0</text:p>
          </table:table-cell>
          <table:table-cell table:formula="of:=([.B197]+2)/2" office:value-type="float" office:value="6.5">
            <text:p>6.5</text:p>
          </table:table-cell>
          <table:table-cell table:formula="of:=(([.A197]-[.B197])-3)/[.A197]" office:value-type="percentage" office:value="-1.33333333333333">
            <text:p>-133.33%</text:p>
          </table:table-cell>
          <table:table-cell table:style-name="ce21" table:formula="of:=([.B197] + 1)/[.A197]" office:value-type="percentage" office:value="2">
            <text:p>200.00%</text:p>
          </table:table-cell>
          <table:table-cell table:formula="of:=1/[.A197]" office:value-type="percentage" office:value="0.166666666666667">
            <text:p>16.67%</text:p>
          </table:table-cell>
          <table:table-cell table:style-name="ce23" table:formula="of:=1/[.A197]" office:value-type="percentage" office:value="0.166666666666667">
            <text:p>16.67%</text:p>
          </table:table-cell>
          <table:table-cell table:formula="of:=[.H197]+[.I197]+[.J197]" office:value-type="percentage" office:value="2.33333333333333">
            <text:p>233.33%</text:p>
          </table:table-cell>
          <table:table-cell table:number-columns-repeated="1013"/>
        </table:table-row>
        <table:table-row table:style-name="ro3">
          <table:table-cell table:formula="of:=[.A197]+1"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A198]-[.B198]" office:value-type="float" office:value="-4">
            <text:p>-4</text:p>
          </table:table-cell>
          <table:table-cell table:formula="of:=[.C198]/[.B198]" office:value-type="float" office:value="-0.363636363636364">
            <text:p>-0.4</text:p>
          </table:table-cell>
          <table:table-cell table:formula="of:=[.B198]+1" office:value-type="float" office:value="12">
            <text:p>12.0</text:p>
          </table:table-cell>
          <table:table-cell table:formula="of:=([.B198]+2)/2" office:value-type="float" office:value="6.5">
            <text:p>6.5</text:p>
          </table:table-cell>
          <table:table-cell table:formula="of:=(([.A198]-[.B198])-3)/[.A198]" office:value-type="percentage" office:value="-1">
            <text:p>-100.00%</text:p>
          </table:table-cell>
          <table:table-cell table:style-name="ce21" table:formula="of:=([.B198] + 1)/[.A198]" office:value-type="percentage" office:value="1.71428571428571">
            <text:p>171.43%</text:p>
          </table:table-cell>
          <table:table-cell table:formula="of:=1/[.A198]" office:value-type="percentage" office:value="0.142857142857143">
            <text:p>14.29%</text:p>
          </table:table-cell>
          <table:table-cell table:style-name="ce23" table:formula="of:=1/[.A198]" office:value-type="percentage" office:value="0.142857142857143">
            <text:p>14.29%</text:p>
          </table:table-cell>
          <table:table-cell table:formula="of:=[.H198]+[.I198]+[.J198]" office:value-type="percentage" office:value="2">
            <text:p>200.00%</text:p>
          </table:table-cell>
          <table:table-cell table:number-columns-repeated="1013"/>
        </table:table-row>
        <table:table-row table:style-name="ro3">
          <table:table-cell table:formula="of:=[.A198]+1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A199]-[.B199]" office:value-type="float" office:value="-3">
            <text:p>-3</text:p>
          </table:table-cell>
          <table:table-cell table:formula="of:=[.C199]/[.B199]" office:value-type="float" office:value="-0.272727272727273">
            <text:p>-0.3</text:p>
          </table:table-cell>
          <table:table-cell table:formula="of:=[.B199]+1" office:value-type="float" office:value="12">
            <text:p>12.0</text:p>
          </table:table-cell>
          <table:table-cell table:formula="of:=([.B199]+2)/2" office:value-type="float" office:value="6.5">
            <text:p>6.5</text:p>
          </table:table-cell>
          <table:table-cell table:formula="of:=(([.A199]-[.B199])-3)/[.A199]" office:value-type="percentage" office:value="-0.75">
            <text:p>-75.00%</text:p>
          </table:table-cell>
          <table:table-cell table:style-name="ce21" table:formula="of:=([.B199] + 1)/[.A199]" office:value-type="percentage" office:value="1.5">
            <text:p>150.00%</text:p>
          </table:table-cell>
          <table:table-cell table:formula="of:=1/[.A199]" office:value-type="percentage" office:value="0.125">
            <text:p>12.50%</text:p>
          </table:table-cell>
          <table:table-cell table:style-name="ce23" table:formula="of:=1/[.A199]" office:value-type="percentage" office:value="0.125">
            <text:p>12.50%</text:p>
          </table:table-cell>
          <table:table-cell table:formula="of:=[.H199]+[.I199]+[.J199]" office:value-type="percentage" office:value="1.75">
            <text:p>175.00%</text:p>
          </table:table-cell>
          <table:table-cell table:number-columns-repeated="1013"/>
        </table:table-row>
        <table:table-row table:style-name="ro3">
          <table:table-cell table:formula="of:=[.A199]+1"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A200]-[.B200]" office:value-type="float" office:value="-2">
            <text:p>-2</text:p>
          </table:table-cell>
          <table:table-cell table:formula="of:=[.C200]/[.B200]" office:value-type="float" office:value="-0.181818181818182">
            <text:p>-0.2</text:p>
          </table:table-cell>
          <table:table-cell table:formula="of:=[.B200]+1" office:value-type="float" office:value="12">
            <text:p>12.0</text:p>
          </table:table-cell>
          <table:table-cell table:formula="of:=([.B200]+2)/2" office:value-type="float" office:value="6.5">
            <text:p>6.5</text:p>
          </table:table-cell>
          <table:table-cell table:formula="of:=(([.A200]-[.B200])-3)/[.A200]" office:value-type="percentage" office:value="-0.555555555555556">
            <text:p>-55.56%</text:p>
          </table:table-cell>
          <table:table-cell table:style-name="ce21" table:formula="of:=([.B200] + 1)/[.A200]" office:value-type="percentage" office:value="1.33333333333333">
            <text:p>133.33%</text:p>
          </table:table-cell>
          <table:table-cell table:formula="of:=1/[.A200]" office:value-type="percentage" office:value="0.111111111111111">
            <text:p>11.11%</text:p>
          </table:table-cell>
          <table:table-cell table:style-name="ce23" table:formula="of:=1/[.A200]" office:value-type="percentage" office:value="0.111111111111111">
            <text:p>11.11%</text:p>
          </table:table-cell>
          <table:table-cell table:formula="of:=[.H200]+[.I200]+[.J200]" office:value-type="percentage" office:value="1.55555555555556">
            <text:p>155.56%</text:p>
          </table:table-cell>
          <table:table-cell table:number-columns-repeated="1013"/>
        </table:table-row>
        <table:table-row table:style-name="ro3">
          <table:table-cell table:formula="of:=[.A200]+1"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A201]-[.B201]" office:value-type="float" office:value="-1">
            <text:p>-1</text:p>
          </table:table-cell>
          <table:table-cell table:formula="of:=[.C201]/[.B201]" office:value-type="float" office:value="-0.0909090909090909">
            <text:p>-0.1</text:p>
          </table:table-cell>
          <table:table-cell table:formula="of:=[.B201]+1" office:value-type="float" office:value="12">
            <text:p>12.0</text:p>
          </table:table-cell>
          <table:table-cell table:formula="of:=([.B201]+2)/2" office:value-type="float" office:value="6.5">
            <text:p>6.5</text:p>
          </table:table-cell>
          <table:table-cell table:formula="of:=(([.A201]-[.B201])-3)/[.A201]" office:value-type="percentage" office:value="-0.4">
            <text:p>-40.00%</text:p>
          </table:table-cell>
          <table:table-cell table:style-name="ce21" table:formula="of:=([.B201] + 1)/[.A201]" office:value-type="percentage" office:value="1.2">
            <text:p>120.00%</text:p>
          </table:table-cell>
          <table:table-cell table:formula="of:=1/[.A201]" office:value-type="percentage" office:value="0.1">
            <text:p>10.00%</text:p>
          </table:table-cell>
          <table:table-cell table:style-name="ce23" table:formula="of:=1/[.A201]" office:value-type="percentage" office:value="0.1">
            <text:p>10.00%</text:p>
          </table:table-cell>
          <table:table-cell table:formula="of:=[.H201]+[.I201]+[.J201]" office:value-type="percentage" office:value="1.4">
            <text:p>140.00%</text:p>
          </table:table-cell>
          <table:table-cell table:number-columns-repeated="1013"/>
        </table:table-row>
        <table:table-row table:style-name="ro3">
          <table:table-cell table:formula="of:=[.A201]+1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[.A202]-[.B202]" office:value-type="float" office:value="0">
            <text:p>0</text:p>
          </table:table-cell>
          <table:table-cell table:formula="of:=[.C202]/[.B202]" office:value-type="float" office:value="0">
            <text:p>0.0</text:p>
          </table:table-cell>
          <table:table-cell table:formula="of:=[.B202]+1" office:value-type="float" office:value="12">
            <text:p>12.0</text:p>
          </table:table-cell>
          <table:table-cell table:formula="of:=([.B202]+2)/2" office:value-type="float" office:value="6.5">
            <text:p>6.5</text:p>
          </table:table-cell>
          <table:table-cell table:formula="of:=(([.A202]-[.B202])-3)/[.A202]" office:value-type="percentage" office:value="-0.272727272727273">
            <text:p>-27.27%</text:p>
          </table:table-cell>
          <table:table-cell table:style-name="ce21" table:formula="of:=([.B202] + 1)/[.A202]" office:value-type="percentage" office:value="1.09090909090909">
            <text:p>109.09%</text:p>
          </table:table-cell>
          <table:table-cell table:formula="of:=1/[.A202]" office:value-type="percentage" office:value="0.0909090909090909">
            <text:p>9.09%</text:p>
          </table:table-cell>
          <table:table-cell table:style-name="ce23" table:formula="of:=1/[.A202]" office:value-type="percentage" office:value="0.0909090909090909">
            <text:p>9.09%</text:p>
          </table:table-cell>
          <table:table-cell table:formula="of:=[.H202]+[.I202]+[.J202]" office:value-type="percentage" office:value="1.27272727272727">
            <text:p>127.27%</text:p>
          </table:table-cell>
          <table:table-cell table:number-columns-repeated="1013"/>
        </table:table-row>
        <table:table-row table:style-name="ro3">
          <table:table-cell table:formula="of:=[.A202]+1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A203]-[.B203]" office:value-type="float" office:value="1">
            <text:p>1</text:p>
          </table:table-cell>
          <table:table-cell table:formula="of:=[.C203]/[.B203]" office:value-type="float" office:value="0.0909090909090909">
            <text:p>0.1</text:p>
          </table:table-cell>
          <table:table-cell table:formula="of:=[.B203]+1" office:value-type="float" office:value="12">
            <text:p>12.0</text:p>
          </table:table-cell>
          <table:table-cell table:formula="of:=([.B203]+2)/2" office:value-type="float" office:value="6.5">
            <text:p>6.5</text:p>
          </table:table-cell>
          <table:table-cell table:formula="of:=(([.A203]-[.B203])-3)/[.A203]" office:value-type="percentage" office:value="-0.166666666666667">
            <text:p>-16.67%</text:p>
          </table:table-cell>
          <table:table-cell table:style-name="ce21" table:formula="of:=([.B203] + 1)/[.A203]" office:value-type="percentage" office:value="1">
            <text:p>100.00%</text:p>
          </table:table-cell>
          <table:table-cell table:formula="of:=1/[.A203]" office:value-type="percentage" office:value="0.0833333333333333">
            <text:p>8.33%</text:p>
          </table:table-cell>
          <table:table-cell table:style-name="ce23" table:formula="of:=1/[.A203]" office:value-type="percentage" office:value="0.0833333333333333">
            <text:p>8.33%</text:p>
          </table:table-cell>
          <table:table-cell table:formula="of:=[.H203]+[.I203]+[.J203]" office:value-type="percentage" office:value="1.16666666666667">
            <text:p>116.67%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A204]-[.B204]" office:value-type="float" office:value="5">
            <text:p>5</text:p>
          </table:table-cell>
          <table:table-cell table:formula="of:=[.C204]/[.B204]" office:value-type="float" office:value="0.454545454545455">
            <text:p>0.5</text:p>
          </table:table-cell>
          <table:table-cell table:formula="of:=[.B204]+1" office:value-type="float" office:value="12">
            <text:p>12.0</text:p>
          </table:table-cell>
          <table:table-cell table:formula="of:=([.B204]+2)/2" office:value-type="float" office:value="6.5">
            <text:p>6.5</text:p>
          </table:table-cell>
          <table:table-cell table:formula="of:=(([.A204]-[.B204])-3)/[.A204]" office:value-type="percentage" office:value="0.125">
            <text:p>12.50%</text:p>
          </table:table-cell>
          <table:table-cell table:style-name="ce21" table:formula="of:=([.B204] + 1)/[.A204]" office:value-type="percentage" office:value="0.75">
            <text:p>75.00%</text:p>
          </table:table-cell>
          <table:table-cell table:formula="of:=1/[.A204]" office:value-type="percentage" office:value="0.0625">
            <text:p>6.25%</text:p>
          </table:table-cell>
          <table:table-cell table:style-name="ce23" table:formula="of:=1/[.A204]" office:value-type="percentage" office:value="0.0625">
            <text:p>6.25%</text:p>
          </table:table-cell>
          <table:table-cell table:formula="of:=[.H204]+[.I204]+[.J204]" office:value-type="percentage" office:value="0.875">
            <text:p>87.50%</text:p>
          </table:table-cell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[.A205]-[.B205]" office:value-type="float" office:value="9">
            <text:p>9</text:p>
          </table:table-cell>
          <table:table-cell table:formula="of:=[.C205]/[.B205]" office:value-type="float" office:value="0.818181818181818">
            <text:p>0.8</text:p>
          </table:table-cell>
          <table:table-cell table:formula="of:=[.B205]+1" office:value-type="float" office:value="12">
            <text:p>12.0</text:p>
          </table:table-cell>
          <table:table-cell table:formula="of:=([.B205]+2)/2" office:value-type="float" office:value="6.5">
            <text:p>6.5</text:p>
          </table:table-cell>
          <table:table-cell table:formula="of:=(([.A205]-[.B205])-3)/[.A205]" office:value-type="percentage" office:value="0.3">
            <text:p>30.00%</text:p>
          </table:table-cell>
          <table:table-cell table:style-name="ce21" table:formula="of:=([.B205] + 1)/[.A205]" office:value-type="percentage" office:value="0.6">
            <text:p>60.00%</text:p>
          </table:table-cell>
          <table:table-cell table:formula="of:=1/[.A205]" office:value-type="percentage" office:value="0.05">
            <text:p>5.00%</text:p>
          </table:table-cell>
          <table:table-cell table:style-name="ce23" table:formula="of:=1/[.A205]" office:value-type="percentage" office:value="0.05">
            <text:p>5.00%</text:p>
          </table:table-cell>
          <table:table-cell table:formula="of:=[.H205]+[.I205]+[.J205]" office:value-type="percentage" office:value="0.7">
            <text:p>70.00%</text:p>
          </table:table-cell>
          <table:table-cell table:number-columns-repeated="1013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[.A206]-[.B206]" office:value-type="float" office:value="13">
            <text:p>13</text:p>
          </table:table-cell>
          <table:table-cell table:formula="of:=[.C206]/[.B206]" office:value-type="float" office:value="1.18181818181818">
            <text:p>1.2</text:p>
          </table:table-cell>
          <table:table-cell table:formula="of:=[.B206]+1" office:value-type="float" office:value="12">
            <text:p>12.0</text:p>
          </table:table-cell>
          <table:table-cell table:formula="of:=([.B206]+2)/2" office:value-type="float" office:value="6.5">
            <text:p>6.5</text:p>
          </table:table-cell>
          <table:table-cell table:formula="of:=(([.A206]-[.B206])-3)/[.A206]" office:value-type="percentage" office:value="0.416666666666667">
            <text:p>41.67%</text:p>
          </table:table-cell>
          <table:table-cell table:style-name="ce21" table:formula="of:=([.B206] + 1)/[.A206]" office:value-type="percentage" office:value="0.5">
            <text:p>50.00%</text:p>
          </table:table-cell>
          <table:table-cell table:formula="of:=1/[.A206]" office:value-type="percentage" office:value="0.0416666666666667">
            <text:p>4.17%</text:p>
          </table:table-cell>
          <table:table-cell table:style-name="ce23" table:formula="of:=1/[.A206]" office:value-type="percentage" office:value="0.0416666666666667">
            <text:p>4.17%</text:p>
          </table:table-cell>
          <table:table-cell table:formula="of:=[.H206]+[.I206]+[.J206]" office:value-type="percentage" office:value="0.583333333333333">
            <text:p>58.33%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[.A207]-[.B207]" office:value-type="float" office:value="19">
            <text:p>19</text:p>
          </table:table-cell>
          <table:table-cell table:formula="of:=[.C207]/[.B207]" office:value-type="float" office:value="1.72727272727273">
            <text:p>1.7</text:p>
          </table:table-cell>
          <table:table-cell table:formula="of:=[.B207]+1" office:value-type="float" office:value="12">
            <text:p>12.0</text:p>
          </table:table-cell>
          <table:table-cell table:formula="of:=([.B207]+2)/2" office:value-type="float" office:value="6.5">
            <text:p>6.5</text:p>
          </table:table-cell>
          <table:table-cell table:formula="of:=(([.A207]-[.B207])-3)/[.A207]" office:value-type="percentage" office:value="0.533333333333333">
            <text:p>53.33%</text:p>
          </table:table-cell>
          <table:table-cell table:style-name="ce21" table:formula="of:=([.B207] + 1)/[.A207]" office:value-type="percentage" office:value="0.4">
            <text:p>40.00%</text:p>
          </table:table-cell>
          <table:table-cell table:formula="of:=1/[.A207]" office:value-type="percentage" office:value="0.0333333333333333">
            <text:p>3.33%</text:p>
          </table:table-cell>
          <table:table-cell table:style-name="ce23" table:formula="of:=1/[.A207]" office:value-type="percentage" office:value="0.0333333333333333">
            <text:p>3.33%</text:p>
          </table:table-cell>
          <table:table-cell table:formula="of:=[.H207]+[.I207]+[.J207]" office:value-type="percentage" office:value="0.466666666666667">
            <text:p>46.67%</text:p>
          </table:table-cell>
          <table:table-cell table:number-columns-repeated="1013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formula="of:=[.A208]-[.B208]" office:value-type="float" office:value="25">
            <text:p>25</text:p>
          </table:table-cell>
          <table:table-cell table:formula="of:=[.C208]/[.B208]" office:value-type="float" office:value="2.27272727272727">
            <text:p>2.3</text:p>
          </table:table-cell>
          <table:table-cell table:formula="of:=[.B208]+1" office:value-type="float" office:value="12">
            <text:p>12.0</text:p>
          </table:table-cell>
          <table:table-cell table:formula="of:=([.B208]+2)/2" office:value-type="float" office:value="6.5">
            <text:p>6.5</text:p>
          </table:table-cell>
          <table:table-cell table:formula="of:=(([.A208]-[.B208])-3)/[.A208]" office:value-type="percentage" office:value="0.611111111111111">
            <text:p>61.11%</text:p>
          </table:table-cell>
          <table:table-cell table:style-name="ce21" table:formula="of:=([.B208] + 1)/[.A208]" office:value-type="percentage" office:value="0.333333333333333">
            <text:p>33.33%</text:p>
          </table:table-cell>
          <table:table-cell table:formula="of:=1/[.A208]" office:value-type="percentage" office:value="0.0277777777777778">
            <text:p>2.78%</text:p>
          </table:table-cell>
          <table:table-cell table:style-name="ce23" table:formula="of:=1/[.A208]" office:value-type="percentage" office:value="0.0277777777777778">
            <text:p>2.78%</text:p>
          </table:table-cell>
          <table:table-cell table:formula="of:=[.H208]+[.I208]+[.J208]" office:value-type="percentage" office:value="0.388888888888889">
            <text:p>38.89%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table:formula="of:=[.A209]-[.B209]" office:value-type="float" office:value="49">
            <text:p>49</text:p>
          </table:table-cell>
          <table:table-cell table:formula="of:=[.C209]/[.B209]" office:value-type="float" office:value="4.45454545454545">
            <text:p>4.5</text:p>
          </table:table-cell>
          <table:table-cell table:formula="of:=[.B209]+1" office:value-type="float" office:value="12">
            <text:p>12.0</text:p>
          </table:table-cell>
          <table:table-cell table:formula="of:=([.B209]+2)/2" office:value-type="float" office:value="6.5">
            <text:p>6.5</text:p>
          </table:table-cell>
          <table:table-cell table:formula="of:=(([.A209]-[.B209])-3)/[.A209]" office:value-type="percentage" office:value="0.766666666666667">
            <text:p>76.67%</text:p>
          </table:table-cell>
          <table:table-cell table:style-name="ce21" table:formula="of:=([.B209] + 1)/[.A209]" office:value-type="percentage" office:value="0.2">
            <text:p>20.00%</text:p>
          </table:table-cell>
          <table:table-cell table:formula="of:=1/[.A209]" office:value-type="percentage" office:value="0.0166666666666667">
            <text:p>1.67%</text:p>
          </table:table-cell>
          <table:table-cell table:style-name="ce23" table:formula="of:=1/[.A209]" office:value-type="percentage" office:value="0.0166666666666667">
            <text:p>1.67%</text:p>
          </table:table-cell>
          <table:table-cell table:formula="of:=[.H209]+[.I209]+[.J209]" office:value-type="percentage" office:value="0.233333333333333">
            <text:p>23.33%</text:p>
          </table:table-cell>
          <table:table-cell table:number-columns-repeated="101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table:formula="of:=[.A210]-[.B210]" office:value-type="float" office:value="61">
            <text:p>61</text:p>
          </table:table-cell>
          <table:table-cell table:formula="of:=[.C210]/[.B210]" office:value-type="float" office:value="5.54545454545455">
            <text:p>5.5</text:p>
          </table:table-cell>
          <table:table-cell table:formula="of:=[.B210]+1" office:value-type="float" office:value="12">
            <text:p>12.0</text:p>
          </table:table-cell>
          <table:table-cell table:formula="of:=([.B210]+2)/2" office:value-type="float" office:value="6.5">
            <text:p>6.5</text:p>
          </table:table-cell>
          <table:table-cell table:formula="of:=(([.A210]-[.B210])-3)/[.A210]" office:value-type="percentage" office:value="0.805555555555556">
            <text:p>80.56%</text:p>
          </table:table-cell>
          <table:table-cell table:style-name="ce21" table:formula="of:=([.B210] + 1)/[.A210]" office:value-type="percentage" office:value="0.166666666666667">
            <text:p>16.67%</text:p>
          </table:table-cell>
          <table:table-cell table:formula="of:=1/[.A210]" office:value-type="percentage" office:value="0.0138888888888889">
            <text:p>1.39%</text:p>
          </table:table-cell>
          <table:table-cell table:style-name="ce23" table:formula="of:=1/[.A210]" office:value-type="percentage" office:value="0.0138888888888889">
            <text:p>1.39%</text:p>
          </table:table-cell>
          <table:table-cell table:formula="of:=[.H210]+[.I210]+[.J210]" office:value-type="percentage" office:value="0.194444444444444">
            <text:p>19.44%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A211]-[.B211]" office:value-type="float" office:value="-11">
            <text:p>-11</text:p>
          </table:table-cell>
          <table:table-cell table:formula="of:=[.C211]/[.B211]" office:value-type="float" office:value="-0.916666666666667">
            <text:p>-0.9</text:p>
          </table:table-cell>
          <table:table-cell table:formula="of:=[.B211]+1" office:value-type="float" office:value="13">
            <text:p>13.0</text:p>
          </table:table-cell>
          <table:table-cell table:formula="of:=([.B211]+2)/2" office:value-type="float" office:value="7">
            <text:p>7.0</text:p>
          </table:table-cell>
          <table:table-cell table:formula="of:=(([.A211]-[.B211])-3)/[.A211]" office:value-type="percentage" office:value="-14">
            <text:p>-1400.00%</text:p>
          </table:table-cell>
          <table:table-cell table:style-name="ce21" table:formula="of:=([.B211] + 1)/[.A211]" office:value-type="percentage" office:value="13">
            <text:p>1300.00%</text:p>
          </table:table-cell>
          <table:table-cell table:formula="of:=1/[.A211]" office:value-type="percentage" office:value="1">
            <text:p>100.00%</text:p>
          </table:table-cell>
          <table:table-cell table:style-name="ce23" table:formula="of:=1/[.A211]" office:value-type="percentage" office:value="1">
            <text:p>100.00%</text:p>
          </table:table-cell>
          <table:table-cell table:formula="of:=[.H211]+[.I211]+[.J211]" office:value-type="percentage" office:value="15">
            <text:p>1500.00%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A212]-[.B212]" office:value-type="float" office:value="-10">
            <text:p>-10</text:p>
          </table:table-cell>
          <table:table-cell table:formula="of:=[.C212]/[.B212]" office:value-type="float" office:value="-0.833333333333333">
            <text:p>-0.8</text:p>
          </table:table-cell>
          <table:table-cell table:formula="of:=[.B212]+1" office:value-type="float" office:value="13">
            <text:p>13.0</text:p>
          </table:table-cell>
          <table:table-cell table:formula="of:=([.B212]+2)/2" office:value-type="float" office:value="7">
            <text:p>7.0</text:p>
          </table:table-cell>
          <table:table-cell table:formula="of:=(([.A212]-[.B212])-3)/[.A212]" office:value-type="percentage" office:value="-6.5">
            <text:p>-650.00%</text:p>
          </table:table-cell>
          <table:table-cell table:style-name="ce21" table:formula="of:=([.B212] + 1)/[.A212]" office:value-type="percentage" office:value="6.5">
            <text:p>650.00%</text:p>
          </table:table-cell>
          <table:table-cell table:formula="of:=1/[.A212]" office:value-type="percentage" office:value="0.5">
            <text:p>50.00%</text:p>
          </table:table-cell>
          <table:table-cell table:style-name="ce23" table:formula="of:=1/[.A212]" office:value-type="percentage" office:value="0.5">
            <text:p>50.00%</text:p>
          </table:table-cell>
          <table:table-cell table:formula="of:=[.H212]+[.I212]+[.J212]" office:value-type="percentage" office:value="7.5">
            <text:p>750.00%</text:p>
          </table:table-cell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A213]-[.B213]" office:value-type="float" office:value="-9">
            <text:p>-9</text:p>
          </table:table-cell>
          <table:table-cell table:formula="of:=[.C213]/[.B213]" office:value-type="float" office:value="-0.75">
            <text:p>-0.8</text:p>
          </table:table-cell>
          <table:table-cell table:formula="of:=[.B213]+1" office:value-type="float" office:value="13">
            <text:p>13.0</text:p>
          </table:table-cell>
          <table:table-cell table:formula="of:=([.B213]+2)/2" office:value-type="float" office:value="7">
            <text:p>7.0</text:p>
          </table:table-cell>
          <table:table-cell table:formula="of:=(([.A213]-[.B213])-3)/[.A213]" office:value-type="percentage" office:value="-4">
            <text:p>-400.00%</text:p>
          </table:table-cell>
          <table:table-cell table:style-name="ce21" table:formula="of:=([.B213] + 1)/[.A213]" office:value-type="percentage" office:value="4.33333333333333">
            <text:p>433.33%</text:p>
          </table:table-cell>
          <table:table-cell table:formula="of:=1/[.A213]" office:value-type="percentage" office:value="0.333333333333333">
            <text:p>33.33%</text:p>
          </table:table-cell>
          <table:table-cell table:style-name="ce23" table:formula="of:=1/[.A213]" office:value-type="percentage" office:value="0.333333333333333">
            <text:p>33.33%</text:p>
          </table:table-cell>
          <table:table-cell table:formula="of:=[.H213]+[.I213]+[.J213]" office:value-type="percentage" office:value="5">
            <text:p>500.00%</text:p>
          </table:table-cell>
          <table:table-cell table:number-columns-repeated="1013"/>
        </table:table-row>
        <table:table-row table:style-name="ro3">
          <table:table-cell table:formula="of:=[.A213]+1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A214]-[.B214]" office:value-type="float" office:value="-8">
            <text:p>-8</text:p>
          </table:table-cell>
          <table:table-cell table:formula="of:=[.C214]/[.B214]" office:value-type="float" office:value="-0.666666666666667">
            <text:p>-0.7</text:p>
          </table:table-cell>
          <table:table-cell table:formula="of:=[.B214]+1" office:value-type="float" office:value="13">
            <text:p>13.0</text:p>
          </table:table-cell>
          <table:table-cell table:formula="of:=([.B214]+2)/2" office:value-type="float" office:value="7">
            <text:p>7.0</text:p>
          </table:table-cell>
          <table:table-cell table:formula="of:=(([.A214]-[.B214])-3)/[.A214]" office:value-type="percentage" office:value="-2.75">
            <text:p>-275.00%</text:p>
          </table:table-cell>
          <table:table-cell table:style-name="ce21" table:formula="of:=([.B214] + 1)/[.A214]" office:value-type="percentage" office:value="3.25">
            <text:p>325.00%</text:p>
          </table:table-cell>
          <table:table-cell table:formula="of:=1/[.A214]" office:value-type="percentage" office:value="0.25">
            <text:p>25.00%</text:p>
          </table:table-cell>
          <table:table-cell table:style-name="ce23" table:formula="of:=1/[.A214]" office:value-type="percentage" office:value="0.25">
            <text:p>25.00%</text:p>
          </table:table-cell>
          <table:table-cell table:formula="of:=[.H214]+[.I214]+[.J214]" office:value-type="percentage" office:value="3.75">
            <text:p>375.00%</text:p>
          </table:table-cell>
          <table:table-cell table:number-columns-repeated="1013"/>
        </table:table-row>
        <table:table-row table:style-name="ro3">
          <table:table-cell table:formula="of:=[.A214]+1"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A215]-[.B215]" office:value-type="float" office:value="-7">
            <text:p>-7</text:p>
          </table:table-cell>
          <table:table-cell table:formula="of:=[.C215]/[.B215]" office:value-type="float" office:value="-0.583333333333333">
            <text:p>-0.6</text:p>
          </table:table-cell>
          <table:table-cell table:formula="of:=[.B215]+1" office:value-type="float" office:value="13">
            <text:p>13.0</text:p>
          </table:table-cell>
          <table:table-cell table:formula="of:=([.B215]+2)/2" office:value-type="float" office:value="7">
            <text:p>7.0</text:p>
          </table:table-cell>
          <table:table-cell table:formula="of:=(([.A215]-[.B215])-3)/[.A215]" office:value-type="percentage" office:value="-2">
            <text:p>-200.00%</text:p>
          </table:table-cell>
          <table:table-cell table:style-name="ce21" table:formula="of:=([.B215] + 1)/[.A215]" office:value-type="percentage" office:value="2.6">
            <text:p>260.00%</text:p>
          </table:table-cell>
          <table:table-cell table:formula="of:=1/[.A215]" office:value-type="percentage" office:value="0.2">
            <text:p>20.00%</text:p>
          </table:table-cell>
          <table:table-cell table:style-name="ce23" table:formula="of:=1/[.A215]" office:value-type="percentage" office:value="0.2">
            <text:p>20.00%</text:p>
          </table:table-cell>
          <table:table-cell table:formula="of:=[.H215]+[.I215]+[.J215]" office:value-type="percentage" office:value="3">
            <text:p>300.00%</text:p>
          </table:table-cell>
          <table:table-cell table:number-columns-repeated="1013"/>
        </table:table-row>
        <table:table-row table:style-name="ro3">
          <table:table-cell table:formula="of:=[.A215]+1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A216]-[.B216]" office:value-type="float" office:value="-6">
            <text:p>-6</text:p>
          </table:table-cell>
          <table:table-cell table:formula="of:=[.C216]/[.B216]" office:value-type="float" office:value="-0.5">
            <text:p>-0.5</text:p>
          </table:table-cell>
          <table:table-cell table:formula="of:=[.B216]+1" office:value-type="float" office:value="13">
            <text:p>13.0</text:p>
          </table:table-cell>
          <table:table-cell table:formula="of:=([.B216]+2)/2" office:value-type="float" office:value="7">
            <text:p>7.0</text:p>
          </table:table-cell>
          <table:table-cell table:formula="of:=(([.A216]-[.B216])-3)/[.A216]" office:value-type="percentage" office:value="-1.5">
            <text:p>-150.00%</text:p>
          </table:table-cell>
          <table:table-cell table:style-name="ce21" table:formula="of:=([.B216] + 1)/[.A216]" office:value-type="percentage" office:value="2.16666666666667">
            <text:p>216.67%</text:p>
          </table:table-cell>
          <table:table-cell table:formula="of:=1/[.A216]" office:value-type="percentage" office:value="0.166666666666667">
            <text:p>16.67%</text:p>
          </table:table-cell>
          <table:table-cell table:style-name="ce23" table:formula="of:=1/[.A216]" office:value-type="percentage" office:value="0.166666666666667">
            <text:p>16.67%</text:p>
          </table:table-cell>
          <table:table-cell table:formula="of:=[.H216]+[.I216]+[.J216]" office:value-type="percentage" office:value="2.5">
            <text:p>250.00%</text:p>
          </table:table-cell>
          <table:table-cell table:number-columns-repeated="1013"/>
        </table:table-row>
        <table:table-row table:style-name="ro3">
          <table:table-cell table:formula="of:=[.A216]+1"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A217]-[.B217]" office:value-type="float" office:value="-5">
            <text:p>-5</text:p>
          </table:table-cell>
          <table:table-cell table:formula="of:=[.C217]/[.B217]" office:value-type="float" office:value="-0.416666666666667">
            <text:p>-0.4</text:p>
          </table:table-cell>
          <table:table-cell table:formula="of:=[.B217]+1" office:value-type="float" office:value="13">
            <text:p>13.0</text:p>
          </table:table-cell>
          <table:table-cell table:formula="of:=([.B217]+2)/2" office:value-type="float" office:value="7">
            <text:p>7.0</text:p>
          </table:table-cell>
          <table:table-cell table:formula="of:=(([.A217]-[.B217])-3)/[.A217]" office:value-type="percentage" office:value="-1.14285714285714">
            <text:p>-114.29%</text:p>
          </table:table-cell>
          <table:table-cell table:style-name="ce21" table:formula="of:=([.B217] + 1)/[.A217]" office:value-type="percentage" office:value="1.85714285714286">
            <text:p>185.71%</text:p>
          </table:table-cell>
          <table:table-cell table:formula="of:=1/[.A217]" office:value-type="percentage" office:value="0.142857142857143">
            <text:p>14.29%</text:p>
          </table:table-cell>
          <table:table-cell table:style-name="ce23" table:formula="of:=1/[.A217]" office:value-type="percentage" office:value="0.142857142857143">
            <text:p>14.29%</text:p>
          </table:table-cell>
          <table:table-cell table:formula="of:=[.H217]+[.I217]+[.J217]" office:value-type="percentage" office:value="2.14285714285714">
            <text:p>214.29%</text:p>
          </table:table-cell>
          <table:table-cell table:number-columns-repeated="1013"/>
        </table:table-row>
        <table:table-row table:style-name="ro3">
          <table:table-cell table:formula="of:=[.A217]+1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A218]-[.B218]" office:value-type="float" office:value="-4">
            <text:p>-4</text:p>
          </table:table-cell>
          <table:table-cell table:formula="of:=[.C218]/[.B218]" office:value-type="float" office:value="-0.333333333333333">
            <text:p>-0.3</text:p>
          </table:table-cell>
          <table:table-cell table:formula="of:=[.B218]+1" office:value-type="float" office:value="13">
            <text:p>13.0</text:p>
          </table:table-cell>
          <table:table-cell table:formula="of:=([.B218]+2)/2" office:value-type="float" office:value="7">
            <text:p>7.0</text:p>
          </table:table-cell>
          <table:table-cell table:formula="of:=(([.A218]-[.B218])-3)/[.A218]" office:value-type="percentage" office:value="-0.875">
            <text:p>-87.50%</text:p>
          </table:table-cell>
          <table:table-cell table:style-name="ce21" table:formula="of:=([.B218] + 1)/[.A218]" office:value-type="percentage" office:value="1.625">
            <text:p>162.50%</text:p>
          </table:table-cell>
          <table:table-cell table:formula="of:=1/[.A218]" office:value-type="percentage" office:value="0.125">
            <text:p>12.50%</text:p>
          </table:table-cell>
          <table:table-cell table:style-name="ce23" table:formula="of:=1/[.A218]" office:value-type="percentage" office:value="0.125">
            <text:p>12.50%</text:p>
          </table:table-cell>
          <table:table-cell table:formula="of:=[.H218]+[.I218]+[.J218]" office:value-type="percentage" office:value="1.875">
            <text:p>187.50%</text:p>
          </table:table-cell>
          <table:table-cell table:number-columns-repeated="1013"/>
        </table:table-row>
        <table:table-row table:style-name="ro3">
          <table:table-cell table:formula="of:=[.A218]+1"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A219]-[.B219]" office:value-type="float" office:value="-3">
            <text:p>-3</text:p>
          </table:table-cell>
          <table:table-cell table:formula="of:=[.C219]/[.B219]" office:value-type="float" office:value="-0.25">
            <text:p>-0.3</text:p>
          </table:table-cell>
          <table:table-cell table:formula="of:=[.B219]+1" office:value-type="float" office:value="13">
            <text:p>13.0</text:p>
          </table:table-cell>
          <table:table-cell table:formula="of:=([.B219]+2)/2" office:value-type="float" office:value="7">
            <text:p>7.0</text:p>
          </table:table-cell>
          <table:table-cell table:formula="of:=(([.A219]-[.B219])-3)/[.A219]" office:value-type="percentage" office:value="-0.666666666666667">
            <text:p>-66.67%</text:p>
          </table:table-cell>
          <table:table-cell table:style-name="ce21" table:formula="of:=([.B219] + 1)/[.A219]" office:value-type="percentage" office:value="1.44444444444444">
            <text:p>144.44%</text:p>
          </table:table-cell>
          <table:table-cell table:formula="of:=1/[.A219]" office:value-type="percentage" office:value="0.111111111111111">
            <text:p>11.11%</text:p>
          </table:table-cell>
          <table:table-cell table:style-name="ce23" table:formula="of:=1/[.A219]" office:value-type="percentage" office:value="0.111111111111111">
            <text:p>11.11%</text:p>
          </table:table-cell>
          <table:table-cell table:formula="of:=[.H219]+[.I219]+[.J219]" office:value-type="percentage" office:value="1.66666666666667">
            <text:p>166.67%</text:p>
          </table:table-cell>
          <table:table-cell table:number-columns-repeated="1013"/>
        </table:table-row>
        <table:table-row table:style-name="ro3">
          <table:table-cell table:formula="of:=[.A219]+1"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A220]-[.B220]" office:value-type="float" office:value="-2">
            <text:p>-2</text:p>
          </table:table-cell>
          <table:table-cell table:formula="of:=[.C220]/[.B220]" office:value-type="float" office:value="-0.166666666666667">
            <text:p>-0.2</text:p>
          </table:table-cell>
          <table:table-cell table:formula="of:=[.B220]+1" office:value-type="float" office:value="13">
            <text:p>13.0</text:p>
          </table:table-cell>
          <table:table-cell table:formula="of:=([.B220]+2)/2" office:value-type="float" office:value="7">
            <text:p>7.0</text:p>
          </table:table-cell>
          <table:table-cell table:formula="of:=(([.A220]-[.B220])-3)/[.A220]" office:value-type="percentage" office:value="-0.5">
            <text:p>-50.00%</text:p>
          </table:table-cell>
          <table:table-cell table:style-name="ce21" table:formula="of:=([.B220] + 1)/[.A220]" office:value-type="percentage" office:value="1.3">
            <text:p>130.00%</text:p>
          </table:table-cell>
          <table:table-cell table:formula="of:=1/[.A220]" office:value-type="percentage" office:value="0.1">
            <text:p>10.00%</text:p>
          </table:table-cell>
          <table:table-cell table:style-name="ce23" table:formula="of:=1/[.A220]" office:value-type="percentage" office:value="0.1">
            <text:p>10.00%</text:p>
          </table:table-cell>
          <table:table-cell table:formula="of:=[.H220]+[.I220]+[.J220]" office:value-type="percentage" office:value="1.5">
            <text:p>150.00%</text:p>
          </table:table-cell>
          <table:table-cell table:number-columns-repeated="1013"/>
        </table:table-row>
        <table:table-row table:style-name="ro3">
          <table:table-cell table:formula="of:=[.A220]+1"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A221]-[.B221]" office:value-type="float" office:value="-1">
            <text:p>-1</text:p>
          </table:table-cell>
          <table:table-cell table:formula="of:=[.C221]/[.B221]" office:value-type="float" office:value="-0.0833333333333333">
            <text:p>-0.1</text:p>
          </table:table-cell>
          <table:table-cell table:formula="of:=[.B221]+1" office:value-type="float" office:value="13">
            <text:p>13.0</text:p>
          </table:table-cell>
          <table:table-cell table:formula="of:=([.B221]+2)/2" office:value-type="float" office:value="7">
            <text:p>7.0</text:p>
          </table:table-cell>
          <table:table-cell table:formula="of:=(([.A221]-[.B221])-3)/[.A221]" office:value-type="percentage" office:value="-0.363636363636364">
            <text:p>-36.36%</text:p>
          </table:table-cell>
          <table:table-cell table:style-name="ce21" table:formula="of:=([.B221] + 1)/[.A221]" office:value-type="percentage" office:value="1.18181818181818">
            <text:p>118.18%</text:p>
          </table:table-cell>
          <table:table-cell table:formula="of:=1/[.A221]" office:value-type="percentage" office:value="0.0909090909090909">
            <text:p>9.09%</text:p>
          </table:table-cell>
          <table:table-cell table:style-name="ce23" table:formula="of:=1/[.A221]" office:value-type="percentage" office:value="0.0909090909090909">
            <text:p>9.09%</text:p>
          </table:table-cell>
          <table:table-cell table:formula="of:=[.H221]+[.I221]+[.J221]" office:value-type="percentage" office:value="1.36363636363636">
            <text:p>136.36%</text:p>
          </table:table-cell>
          <table:table-cell table:number-columns-repeated="1013"/>
        </table:table-row>
        <table:table-row table:style-name="ro3">
          <table:table-cell table:formula="of:=[.A221]+1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[.A222]-[.B222]" office:value-type="float" office:value="0">
            <text:p>0</text:p>
          </table:table-cell>
          <table:table-cell table:formula="of:=[.C222]/[.B222]" office:value-type="float" office:value="0">
            <text:p>0.0</text:p>
          </table:table-cell>
          <table:table-cell table:formula="of:=[.B222]+1" office:value-type="float" office:value="13">
            <text:p>13.0</text:p>
          </table:table-cell>
          <table:table-cell table:formula="of:=([.B222]+2)/2" office:value-type="float" office:value="7">
            <text:p>7.0</text:p>
          </table:table-cell>
          <table:table-cell table:formula="of:=(([.A222]-[.B222])-3)/[.A222]" office:value-type="percentage" office:value="-0.25">
            <text:p>-25.00%</text:p>
          </table:table-cell>
          <table:table-cell table:style-name="ce21" table:formula="of:=([.B222] + 1)/[.A222]" office:value-type="percentage" office:value="1.08333333333333">
            <text:p>108.33%</text:p>
          </table:table-cell>
          <table:table-cell table:formula="of:=1/[.A222]" office:value-type="percentage" office:value="0.0833333333333333">
            <text:p>8.33%</text:p>
          </table:table-cell>
          <table:table-cell table:style-name="ce23" table:formula="of:=1/[.A222]" office:value-type="percentage" office:value="0.0833333333333333">
            <text:p>8.33%</text:p>
          </table:table-cell>
          <table:table-cell table:formula="of:=[.H222]+[.I222]+[.J222]" office:value-type="percentage" office:value="1.25">
            <text:p>125.00%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[.A223]-[.B223]" office:value-type="float" office:value="4">
            <text:p>4</text:p>
          </table:table-cell>
          <table:table-cell table:formula="of:=[.C223]/[.B223]" office:value-type="float" office:value="0.333333333333333">
            <text:p>0.3</text:p>
          </table:table-cell>
          <table:table-cell table:formula="of:=[.B223]+1" office:value-type="float" office:value="13">
            <text:p>13.0</text:p>
          </table:table-cell>
          <table:table-cell table:formula="of:=([.B223]+2)/2" office:value-type="float" office:value="7">
            <text:p>7.0</text:p>
          </table:table-cell>
          <table:table-cell table:formula="of:=(([.A223]-[.B223])-3)/[.A223]" office:value-type="percentage" office:value="0.0625">
            <text:p>6.25%</text:p>
          </table:table-cell>
          <table:table-cell table:style-name="ce21" table:formula="of:=([.B223] + 1)/[.A223]" office:value-type="percentage" office:value="0.8125">
            <text:p>81.25%</text:p>
          </table:table-cell>
          <table:table-cell table:formula="of:=1/[.A223]" office:value-type="percentage" office:value="0.0625">
            <text:p>6.25%</text:p>
          </table:table-cell>
          <table:table-cell table:style-name="ce23" table:formula="of:=1/[.A223]" office:value-type="percentage" office:value="0.0625">
            <text:p>6.25%</text:p>
          </table:table-cell>
          <table:table-cell table:formula="of:=[.H223]+[.I223]+[.J223]" office:value-type="percentage" office:value="0.9375">
            <text:p>93.75%</text:p>
          </table:table-cell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[.A224]-[.B224]" office:value-type="float" office:value="8">
            <text:p>8</text:p>
          </table:table-cell>
          <table:table-cell table:formula="of:=[.C224]/[.B224]" office:value-type="float" office:value="0.666666666666667">
            <text:p>0.7</text:p>
          </table:table-cell>
          <table:table-cell table:formula="of:=[.B224]+1" office:value-type="float" office:value="13">
            <text:p>13.0</text:p>
          </table:table-cell>
          <table:table-cell table:formula="of:=([.B224]+2)/2" office:value-type="float" office:value="7">
            <text:p>7.0</text:p>
          </table:table-cell>
          <table:table-cell table:formula="of:=(([.A224]-[.B224])-3)/[.A224]" office:value-type="percentage" office:value="0.25">
            <text:p>25.00%</text:p>
          </table:table-cell>
          <table:table-cell table:style-name="ce21" table:formula="of:=([.B224] + 1)/[.A224]" office:value-type="percentage" office:value="0.65">
            <text:p>65.00%</text:p>
          </table:table-cell>
          <table:table-cell table:formula="of:=1/[.A224]" office:value-type="percentage" office:value="0.05">
            <text:p>5.00%</text:p>
          </table:table-cell>
          <table:table-cell table:style-name="ce23" table:formula="of:=1/[.A224]" office:value-type="percentage" office:value="0.05">
            <text:p>5.00%</text:p>
          </table:table-cell>
          <table:table-cell table:formula="of:=[.H224]+[.I224]+[.J224]" office:value-type="percentage" office:value="0.75">
            <text:p>75.00%</text:p>
          </table:table-cell>
          <table:table-cell table:number-columns-repeated="1013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A225]-[.B225]" office:value-type="float" office:value="12">
            <text:p>12</text:p>
          </table:table-cell>
          <table:table-cell table:formula="of:=[.C225]/[.B225]" office:value-type="float" office:value="1">
            <text:p>1.0</text:p>
          </table:table-cell>
          <table:table-cell table:formula="of:=[.B225]+1" office:value-type="float" office:value="13">
            <text:p>13.0</text:p>
          </table:table-cell>
          <table:table-cell table:formula="of:=([.B225]+2)/2" office:value-type="float" office:value="7">
            <text:p>7.0</text:p>
          </table:table-cell>
          <table:table-cell table:formula="of:=(([.A225]-[.B225])-3)/[.A225]" office:value-type="percentage" office:value="0.375">
            <text:p>37.50%</text:p>
          </table:table-cell>
          <table:table-cell table:style-name="ce21" table:formula="of:=([.B225] + 1)/[.A225]" office:value-type="percentage" office:value="0.541666666666667">
            <text:p>54.17%</text:p>
          </table:table-cell>
          <table:table-cell table:formula="of:=1/[.A225]" office:value-type="percentage" office:value="0.0416666666666667">
            <text:p>4.17%</text:p>
          </table:table-cell>
          <table:table-cell table:style-name="ce23" table:formula="of:=1/[.A225]" office:value-type="percentage" office:value="0.0416666666666667">
            <text:p>4.17%</text:p>
          </table:table-cell>
          <table:table-cell table:formula="of:=[.H225]+[.I225]+[.J225]" office:value-type="percentage" office:value="0.625">
            <text:p>62.50%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[.A226]-[.B226]" office:value-type="float" office:value="18">
            <text:p>18</text:p>
          </table:table-cell>
          <table:table-cell table:formula="of:=[.C226]/[.B226]" office:value-type="float" office:value="1.5">
            <text:p>1.5</text:p>
          </table:table-cell>
          <table:table-cell table:formula="of:=[.B226]+1" office:value-type="float" office:value="13">
            <text:p>13.0</text:p>
          </table:table-cell>
          <table:table-cell table:formula="of:=([.B226]+2)/2" office:value-type="float" office:value="7">
            <text:p>7.0</text:p>
          </table:table-cell>
          <table:table-cell table:formula="of:=(([.A226]-[.B226])-3)/[.A226]" office:value-type="percentage" office:value="0.5">
            <text:p>50.00%</text:p>
          </table:table-cell>
          <table:table-cell table:style-name="ce21" table:formula="of:=([.B226] + 1)/[.A226]" office:value-type="percentage" office:value="0.433333333333333">
            <text:p>43.33%</text:p>
          </table:table-cell>
          <table:table-cell table:formula="of:=1/[.A226]" office:value-type="percentage" office:value="0.0333333333333333">
            <text:p>3.33%</text:p>
          </table:table-cell>
          <table:table-cell table:style-name="ce23" table:formula="of:=1/[.A226]" office:value-type="percentage" office:value="0.0333333333333333">
            <text:p>3.33%</text:p>
          </table:table-cell>
          <table:table-cell table:formula="of:=[.H226]+[.I226]+[.J226]" office:value-type="percentage" office:value="0.5">
            <text:p>50.00%</text:p>
          </table:table-cell>
          <table:table-cell table:number-columns-repeated="1013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formula="of:=[.A227]-[.B227]" office:value-type="float" office:value="24">
            <text:p>24</text:p>
          </table:table-cell>
          <table:table-cell table:formula="of:=[.C227]/[.B227]" office:value-type="float" office:value="2">
            <text:p>2.0</text:p>
          </table:table-cell>
          <table:table-cell table:formula="of:=[.B227]+1" office:value-type="float" office:value="13">
            <text:p>13.0</text:p>
          </table:table-cell>
          <table:table-cell table:formula="of:=([.B227]+2)/2" office:value-type="float" office:value="7">
            <text:p>7.0</text:p>
          </table:table-cell>
          <table:table-cell table:formula="of:=(([.A227]-[.B227])-3)/[.A227]" office:value-type="percentage" office:value="0.583333333333333">
            <text:p>58.33%</text:p>
          </table:table-cell>
          <table:table-cell table:style-name="ce21" table:formula="of:=([.B227] + 1)/[.A227]" office:value-type="percentage" office:value="0.361111111111111">
            <text:p>36.11%</text:p>
          </table:table-cell>
          <table:table-cell table:formula="of:=1/[.A227]" office:value-type="percentage" office:value="0.0277777777777778">
            <text:p>2.78%</text:p>
          </table:table-cell>
          <table:table-cell table:style-name="ce23" table:formula="of:=1/[.A227]" office:value-type="percentage" office:value="0.0277777777777778">
            <text:p>2.78%</text:p>
          </table:table-cell>
          <table:table-cell table:formula="of:=[.H227]+[.I227]+[.J227]" office:value-type="percentage" office:value="0.416666666666667">
            <text:p>41.67%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table:formula="of:=[.A228]-[.B228]" office:value-type="float" office:value="48">
            <text:p>48</text:p>
          </table:table-cell>
          <table:table-cell table:formula="of:=[.C228]/[.B228]" office:value-type="float" office:value="4">
            <text:p>4.0</text:p>
          </table:table-cell>
          <table:table-cell table:formula="of:=[.B228]+1" office:value-type="float" office:value="13">
            <text:p>13.0</text:p>
          </table:table-cell>
          <table:table-cell table:formula="of:=([.B228]+2)/2" office:value-type="float" office:value="7">
            <text:p>7.0</text:p>
          </table:table-cell>
          <table:table-cell table:formula="of:=(([.A228]-[.B228])-3)/[.A228]" office:value-type="percentage" office:value="0.75">
            <text:p>75.00%</text:p>
          </table:table-cell>
          <table:table-cell table:style-name="ce21" table:formula="of:=([.B228] + 1)/[.A228]" office:value-type="percentage" office:value="0.216666666666667">
            <text:p>21.67%</text:p>
          </table:table-cell>
          <table:table-cell table:formula="of:=1/[.A228]" office:value-type="percentage" office:value="0.0166666666666667">
            <text:p>1.67%</text:p>
          </table:table-cell>
          <table:table-cell table:style-name="ce23" table:formula="of:=1/[.A228]" office:value-type="percentage" office:value="0.0166666666666667">
            <text:p>1.67%</text:p>
          </table:table-cell>
          <table:table-cell table:formula="of:=[.H228]+[.I228]+[.J228]" office:value-type="percentage" office:value="0.25">
            <text:p>25.00%</text:p>
          </table:table-cell>
          <table:table-cell table:number-columns-repeated="101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table:formula="of:=[.A229]-[.B229]" office:value-type="float" office:value="60">
            <text:p>60</text:p>
          </table:table-cell>
          <table:table-cell table:formula="of:=[.C229]/[.B229]" office:value-type="float" office:value="5">
            <text:p>5.0</text:p>
          </table:table-cell>
          <table:table-cell table:formula="of:=[.B229]+1" office:value-type="float" office:value="13">
            <text:p>13.0</text:p>
          </table:table-cell>
          <table:table-cell table:formula="of:=([.B229]+2)/2" office:value-type="float" office:value="7">
            <text:p>7.0</text:p>
          </table:table-cell>
          <table:table-cell table:formula="of:=(([.A229]-[.B229])-3)/[.A229]" office:value-type="percentage" office:value="0.791666666666667">
            <text:p>79.17%</text:p>
          </table:table-cell>
          <table:table-cell table:style-name="ce21" table:formula="of:=([.B229] + 1)/[.A229]" office:value-type="percentage" office:value="0.180555555555556">
            <text:p>18.06%</text:p>
          </table:table-cell>
          <table:table-cell table:formula="of:=1/[.A229]" office:value-type="percentage" office:value="0.0138888888888889">
            <text:p>1.39%</text:p>
          </table:table-cell>
          <table:table-cell table:style-name="ce23" table:formula="of:=1/[.A229]" office:value-type="percentage" office:value="0.0138888888888889">
            <text:p>1.39%</text:p>
          </table:table-cell>
          <table:table-cell table:formula="of:=[.H229]+[.I229]+[.J229]" office:value-type="percentage" office:value="0.208333333333333">
            <text:p>20.83%</text:p>
          </table:table-cell>
          <table:table-cell table:number-columns-repeated="1013"/>
        </table:table-row>
        <table:table-row table:style-name="ro2" table:number-rows-repeated="10483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Tolerance VS sync probabilities: Of smaller</text:p>
          </table:table-cell>
          <table:table-cell table:style-name="Default"/>
          <table:table-cell table:number-columns-repeated="4"/>
          <table:table-cell>
            <draw:frame table:end-cell-address="Sheet2.J22" table:end-x="0.3858in" table:end-y="0.1539in" draw:z-index="0" draw:style-name="gr1" svg:width="2.9807in" svg:height="3.5472in" svg:x="0.072in" svg:y="0.0354in">
              <draw:object draw:notify-on-update-of-ranges="Sheet2.B11:Sheet2.B11 Sheet2.C11:Sheet2.E11 Sheet2.B12:Sheet2.B12 Sheet2.C12:Sheet2.E12 Sheet2.B13:Sheet2.B13 Sheet2.C13:Sheet2.E13 Sheet2.B14:Sheet2.B14 Sheet2.C14:Sheet2.E14 Sheet2.B15:Sheet2.B15 Sheet2.C15:Sheet2.E15 Sheet2.B16:Sheet2.B16 Sheet2.C16:Sheet2.E16 Sheet2.B17:Sheet2.B17 Sheet2.C17:Sheet2.E17 Sheet2.B18:Sheet2.B18 Sheet2.C18:Sheet2.E18 Sheet2.B19:Sheet2.B19 Sheet2.C19:Sheet2.E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missing</text:p>
          </table:table-cell>
          <table:table-cell table:style-name="ce1" office:value-type="string">
            <text:p>SameU=WideL</text:p>
          </table:table-cell>
          <table:table-cell table:style-name="ce1" office:value-type="string">
            <text:p>recommended</text:p>
          </table:table-cell>
          <table:table-cell table:style-name="ce1" office:value-type="string">
            <text:p>never sync over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 table:style-name="ce31" office:value-type="percentage" office:value="0.5">
            <text:p>50.00%</text:p>
          </table:table-cell>
          <table:table-cell table:style-name="ce31" office:value-type="percentage" office:value="0.25">
            <text:p>25.00%</text:p>
          </table:table-cell>
          <table:table-cell table:style-name="ce31" office:value-type="percentage" office:value="1">
            <text:p>100.00%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ce31" office:value-type="percentage" office:value="1">
            <text:p>100.00%</text:p>
          </table:table-cell>
          <table:table-cell table:style-name="ce31" office:value-type="percentage" office:value="0.5">
            <text:p>50.00%</text:p>
          </table:table-cell>
          <table:table-cell table:style-name="ce31" office:value-type="percentage" office:value="2">
            <text:p>200.00%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style-name="ce31" office:value-type="percentage" office:value="1.5">
            <text:p>150.00%</text:p>
          </table:table-cell>
          <table:table-cell table:style-name="ce31" office:value-type="percentage" office:value="0.75">
            <text:p>75.00%</text:p>
          </table:table-cell>
          <table:table-cell table:style-name="ce31" office:value-type="percentage" office:value="3">
            <text:p>300.00%</text:p>
          </table:table-cell>
          <table:table-cell table:style-name="ce31"/>
          <table:table-cell/>
          <table:table-cell table:style-name="ce3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tolerance</text:p>
          </table:table-cell>
          <table:table-cell table:style-name="ce1" office:value-type="string">
            <text:p>missing</text:p>
          </table:table-cell>
          <table:table-cell table:style-name="ce1" office:value-type="string">
            <text:p>std period</text:p>
          </table:table-cell>
          <table:table-cell table:style-name="ce2" office:value-type="string">
            <text:p>max stats value</text:p>
          </table:table-cell>
          <table:table-cell table:number-columns-repeated="3"/>
        </table:table-row>
        <table:table-row table:style-name="ro1">
          <table:table-cell table:style-name="ce31" office:value-type="percentage" office:value="0.25">
            <text:p>25.00%</text:p>
          </table:table-cell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>
            <text:p>lower bound</text:p>
          </table:table-cell>
          <table:table-cell table:style-name="ce2" office:value-type="string">
            <text:p>nominal value</text:p>
          </table:table-cell>
          <table:table-cell table:style-name="ce2" office:value-type="string">
            <text:p>upper bound</text:p>
          </table:table-cell>
          <table:table-cell table:style-name="ce2" office:value-type="string">
            <text:p>tolerance</text:p>
          </table:table-cell>
          <table:table-cell/>
        </table:table-row>
        <table:table-row table:style-name="ro1">
          <table:table-cell/>
          <table:table-cell office:value-type="string">
            <text:p>same</text:p>
          </table:table-cell>
          <table:table-cell table:formula="of:=[.D11]-[.F11]" office:value-type="float" office:value="0.75">
            <text:p>0.75</text:p>
          </table:table-cell>
          <table:table-cell table:formula="of:=[.C9]" office:value-type="float" office:value="1">
            <text:p>1</text:p>
          </table:table-cell>
          <table:table-cell table:formula="of:=[.D11]+[.F11]" office:value-type="float" office:value="1.25">
            <text:p>1.25</text:p>
          </table:table-cell>
          <table:table-cell table:formula="of:=[.A9]*[.D11]" office:value-type="float" office:value="0.25">
            <text:p>0.25</text:p>
          </table:table-cell>
          <table:table-cell/>
        </table:table-row>
        <table:table-row table:style-name="ro1">
          <table:table-cell/>
          <table:table-cell office:value-type="string">
            <text:p>backward</text:p>
          </table:table-cell>
          <table:table-cell table:formula="of:=[.D12]-[.F12]" office:value-type="float" office:value="1.75">
            <text:p>1.75</text:p>
          </table:table-cell>
          <table:table-cell table:formula="of:=([.D11]*([.$B$9]+2))/2" office:value-type="float" office:value="2">
            <text:p>2</text:p>
          </table:table-cell>
          <table:table-cell table:formula="of:=[.D12]+[.F12]" office:value-type="float" office:value="2.25">
            <text:p>2.25</text:p>
          </table:table-cell>
          <table:table-cell table:style-name="ce32" table:formula="of:=[.A9]*[.D11]" office:value-type="float" office:value="0.25">
            <text:p>0.25</text:p>
          </table:table-cell>
          <table:table-cell/>
        </table:table-row>
        <table:table-row table:style-name="ro1">
          <table:table-cell/>
          <table:table-cell office:value-type="string">
            <text:p>wide</text:p>
          </table:table-cell>
          <table:table-cell table:formula="of:=[.D13]-[.F13]" office:value-type="float" office:value="2.75">
            <text:p>2.75</text:p>
          </table:table-cell>
          <table:table-cell table:formula="of:=([.D11]*([.$B$9]+1))" office:value-type="float" office:value="3">
            <text:p>3</text:p>
          </table:table-cell>
          <table:table-cell table:formula="of:=[.D13]+[.F13]" office:value-type="float" office:value="3.25">
            <text:p>3.25</text:p>
          </table:table-cell>
          <table:table-cell table:style-name="ce32" table:formula="of:=[.A9]*[.D11]" office:value-type="float" office:value="0.25">
            <text:p>0.25</text:p>
          </table:table-cell>
          <table:table-cell/>
        </table:table-row>
        <table:table-row table:style-name="ro1">
          <table:table-cell/>
          <table:table-cell office:value-type="string">
            <text:p>same cutoff</text:p>
          </table:table-cell>
          <table:table-cell table:formula="of:=[.E11]" office:value-type="float" office:value="1.25">
            <text:p>1.25</text:p>
          </table:table-cell>
          <table:table-cell table:formula="of:=[.E11]" office:value-type="float" office:value="1.25">
            <text:p>1.25</text:p>
          </table:table-cell>
          <table:table-cell table:formula="of:=[.E11]" office:value-type="float" office:value="1.25">
            <text:p>1.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ide cutoff</text:p>
          </table:table-cell>
          <table:table-cell table:formula="of:=[.C13]" office:value-type="float" office:value="2.75">
            <text:p>2.75</text:p>
          </table:table-cell>
          <table:table-cell table:formula="of:=[.C13]" office:value-type="float" office:value="2.75">
            <text:p>2.75</text:p>
          </table:table-cell>
          <table:table-cell table:formula="of:=[.C13]" office:value-type="float" office:value="2.75">
            <text:p>2.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o wide cutoff</text:p>
          </table:table-cell>
          <table:table-cell table:formula="of:=[.E13]" office:value-type="float" office:value="3.25">
            <text:p>3.25</text:p>
          </table:table-cell>
          <table:table-cell table:formula="of:=[.E13]" office:value-type="float" office:value="3.25">
            <text:p>3.25</text:p>
          </table:table-cell>
          <table:table-cell table:formula="of:=[.E13]" office:value-type="float" office:value="3.25">
            <text:p>3.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me lower cut</text:p>
          </table:table-cell>
          <table:table-cell table:formula="of:=[.D11]" office:value-type="float" office:value="1">
            <text:p>1</text:p>
          </table:table-cell>
          <table:table-cell table:formula="of:=[.D11]" office:value-type="float" office:value="1">
            <text:p>1</text:p>
          </table:table-cell>
          <table:table-cell table:formula="of:=[.D11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ckward lower</text:p>
          </table:table-cell>
          <table:table-cell table:formula="of:=[.C12]" office:value-type="float" office:value="1.75">
            <text:p>1.75</text:p>
          </table:table-cell>
          <table:table-cell table:formula="of:=[.C12]" office:value-type="float" office:value="1.75">
            <text:p>1.75</text:p>
          </table:table-cell>
          <table:table-cell table:formula="of:=[.C12]" office:value-type="float" office:value="1.75">
            <text:p>1.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ckward upper</text:p>
          </table:table-cell>
          <table:table-cell table:formula="of:=[.E12]" office:value-type="float" office:value="2.25">
            <text:p>2.25</text:p>
          </table:table-cell>
          <table:table-cell table:formula="of:=[.E12]" office:value-type="float" office:value="2.25">
            <text:p>2.25</text:p>
          </table:table-cell>
          <table:table-cell table:formula="of:=[.E12]" office:value-type="float" office:value="2.25">
            <text:p>2.25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Tolerance VS sync probabilities: Multiply missing</text:p>
          </table:table-cell>
          <table:table-cell table:style-name="Default"/>
          <table:table-cell table:number-columns-repeated="4"/>
          <table:table-cell>
            <draw:frame table:end-cell-address="Sheet3.J22" table:end-x="0.3858in" table:end-y="0.1539in" draw:z-index="0" draw:style-name="gr1" svg:width="2.9807in" svg:height="3.5472in" svg:x="0.072in" svg:y="0.0354in">
              <draw:object draw:notify-on-update-of-ranges="Sheet3.B11:Sheet3.B11 Sheet3.C11:Sheet3.E11 Sheet3.B12:Sheet3.B12 Sheet3.C12:Sheet3.E12 Sheet3.B13:Sheet3.B13 Sheet3.C13:Sheet3.E13 Sheet3.B14:Sheet3.B14 Sheet3.C14:Sheet3.E14 Sheet3.B15:Sheet3.B15 Sheet3.C15:Sheet3.E15 Sheet3.B16:Sheet3.B16 Sheet3.C16:Sheet3.E16 Sheet3.B17:Sheet3.B17 Sheet3.C17:Sheet3.E17 Sheet3.B18:Sheet3.B18 Sheet3.C18:Sheet3.E18 Sheet3.B19:Sheet3.B19 Sheet3.C19:Sheet3.E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SameU=WideL</text:p>
          </table:table-cell>
          <table:table-cell table:style-name="ce1" office:value-type="string">
            <text:p>recommended</text:p>
          </table:table-cell>
          <table:table-cell table:style-name="ce1" office:value-type="string">
            <text:p>never sync over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table:style-name="ce1" office:value-type="string">
            <text:p>Always:</text:p>
          </table:table-cell>
          <table:table-cell table:style-name="ce31" office:value-type="percentage" office:value="0.5">
            <text:p>50.00%</text:p>
          </table:table-cell>
          <table:table-cell table:style-name="ce31" office:value-type="percentage" office:value="0.25">
            <text:p>25.00%</text:p>
          </table:table-cell>
          <table:table-cell table:style-name="ce31" office:value-type="percentage" office:value="1">
            <text:p>100.00%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31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>
            <text:p>Tolerance Multiply Missing Option</text:p>
          </table:table-cell>
          <table:table-cell table:style-name="ce31" table:number-columns-repeated="3"/>
          <table:table-cell/>
          <table:table-cell table:style-name="ce3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tolerance</text:p>
          </table:table-cell>
          <table:table-cell table:style-name="ce1" office:value-type="string">
            <text:p>missing</text:p>
          </table:table-cell>
          <table:table-cell table:style-name="ce1" office:value-type="string">
            <text:p>std period</text:p>
          </table:table-cell>
          <table:table-cell table:style-name="ce2" office:value-type="string">
            <text:p>max stats value</text:p>
          </table:table-cell>
          <table:table-cell table:number-columns-repeated="3"/>
        </table:table-row>
        <table:table-row table:style-name="ro1">
          <table:table-cell table:style-name="ce31" office:value-type="percentage" office:value="0.25">
            <text:p>25.00%</text:p>
          </table:table-cell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>
            <text:p>lower bound</text:p>
          </table:table-cell>
          <table:table-cell table:style-name="ce2" office:value-type="string">
            <text:p>nominal value</text:p>
          </table:table-cell>
          <table:table-cell table:style-name="ce2" office:value-type="string">
            <text:p>upper bound</text:p>
          </table:table-cell>
          <table:table-cell table:style-name="ce2" office:value-type="string">
            <text:p>tolerance</text:p>
          </table:table-cell>
          <table:table-cell/>
        </table:table-row>
        <table:table-row table:style-name="ro1">
          <table:table-cell/>
          <table:table-cell office:value-type="string">
            <text:p>same</text:p>
          </table:table-cell>
          <table:table-cell table:formula="of:=[.D11]-[.F11]" office:value-type="float" office:value="0.5">
            <text:p>0.5</text:p>
          </table:table-cell>
          <table:table-cell table:formula="of:=[.C9]" office:value-type="float" office:value="1">
            <text:p>1</text:p>
          </table:table-cell>
          <table:table-cell table:formula="of:=[.D11]+[.F11]" office:value-type="float" office:value="1.5">
            <text:p>1.5</text:p>
          </table:table-cell>
          <table:table-cell table:formula="of:=[.A9]*[.D11]*[.B9]" office:value-type="float" office:value="0.5">
            <text:p>0.5</text:p>
          </table:table-cell>
          <table:table-cell/>
        </table:table-row>
        <table:table-row table:style-name="ro1">
          <table:table-cell/>
          <table:table-cell office:value-type="string">
            <text:p>backward</text:p>
          </table:table-cell>
          <table:table-cell table:formula="of:=[.D12]-[.F12]" office:value-type="float" office:value="1.5">
            <text:p>1.5</text:p>
          </table:table-cell>
          <table:table-cell table:formula="of:=([.D11]*([.$B$9]+2))/2" office:value-type="float" office:value="2">
            <text:p>2</text:p>
          </table:table-cell>
          <table:table-cell table:formula="of:=[.D12]+[.F12]" office:value-type="float" office:value="2.5">
            <text:p>2.5</text:p>
          </table:table-cell>
          <table:table-cell table:style-name="ce32" table:formula="of:=[.A9]*[.D11]*[.B9]" office:value-type="float" office:value="0.5">
            <text:p>0.5</text:p>
          </table:table-cell>
          <table:table-cell/>
        </table:table-row>
        <table:table-row table:style-name="ro1">
          <table:table-cell/>
          <table:table-cell office:value-type="string">
            <text:p>wide</text:p>
          </table:table-cell>
          <table:table-cell table:formula="of:=[.D13]-[.F13]" office:value-type="float" office:value="2.5">
            <text:p>2.5</text:p>
          </table:table-cell>
          <table:table-cell table:formula="of:=([.D11]*([.$B$9]+1))" office:value-type="float" office:value="3">
            <text:p>3</text:p>
          </table:table-cell>
          <table:table-cell table:formula="of:=[.D13]+[.F13]" office:value-type="float" office:value="3.5">
            <text:p>3.5</text:p>
          </table:table-cell>
          <table:table-cell table:style-name="ce32" table:formula="of:=[.A9]*[.D11]*[.B9]" office:value-type="float" office:value="0.5">
            <text:p>0.5</text:p>
          </table:table-cell>
          <table:table-cell/>
        </table:table-row>
        <table:table-row table:style-name="ro1">
          <table:table-cell/>
          <table:table-cell office:value-type="string">
            <text:p>same cutoff</text:p>
          </table:table-cell>
          <table:table-cell table:formula="of:=[.E11]" office:value-type="float" office:value="1.5">
            <text:p>1.5</text:p>
          </table:table-cell>
          <table:table-cell table:formula="of:=[.E11]" office:value-type="float" office:value="1.5">
            <text:p>1.5</text:p>
          </table:table-cell>
          <table:table-cell table:formula="of:=[.E11]" office:value-type="float" office:value="1.5">
            <text:p>1.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ide cutoff</text:p>
          </table:table-cell>
          <table:table-cell table:formula="of:=[.C13]" office:value-type="float" office:value="2.5">
            <text:p>2.5</text:p>
          </table:table-cell>
          <table:table-cell table:formula="of:=[.C13]" office:value-type="float" office:value="2.5">
            <text:p>2.5</text:p>
          </table:table-cell>
          <table:table-cell table:formula="of:=[.C13]" office:value-type="float" office:value="2.5">
            <text:p>2.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o wide cutoff</text:p>
          </table:table-cell>
          <table:table-cell table:formula="of:=[.E13]" office:value-type="float" office:value="3.5">
            <text:p>3.5</text:p>
          </table:table-cell>
          <table:table-cell table:formula="of:=[.E13]" office:value-type="float" office:value="3.5">
            <text:p>3.5</text:p>
          </table:table-cell>
          <table:table-cell table:formula="of:=[.E13]" office:value-type="float" office:value="3.5">
            <text:p>3.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me lower cut</text:p>
          </table:table-cell>
          <table:table-cell table:formula="of:=[.D11]" office:value-type="float" office:value="1">
            <text:p>1</text:p>
          </table:table-cell>
          <table:table-cell table:formula="of:=[.D11]" office:value-type="float" office:value="1">
            <text:p>1</text:p>
          </table:table-cell>
          <table:table-cell table:formula="of:=[.D11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ckward lower</text:p>
          </table:table-cell>
          <table:table-cell table:formula="of:=[.C12]" office:value-type="float" office:value="1.5">
            <text:p>1.5</text:p>
          </table:table-cell>
          <table:table-cell table:formula="of:=[.C12]" office:value-type="float" office:value="1.5">
            <text:p>1.5</text:p>
          </table:table-cell>
          <table:table-cell table:formula="of:=[.C12]" office:value-type="float" office:value="1.5">
            <text:p>1.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ckward upper</text:p>
          </table:table-cell>
          <table:table-cell table:formula="of:=[.E12]" office:value-type="float" office:value="2.5">
            <text:p>2.5</text:p>
          </table:table-cell>
          <table:table-cell table:formula="of:=[.E12]" office:value-type="float" office:value="2.5">
            <text:p>2.5</text:p>
          </table:table-cell>
          <table:table-cell table:formula="of:=[.E12]" office:value-type="float" office:value="2.5">
            <text:p>2.5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7" table:default-cell-style-name="Default"/>
        <table:table-column table:style-name="co8" table:default-cell-style-name="ce2"/>
        <table:table-column table:style-name="co11" table:default-cell-style-name="ce35"/>
        <table:table-column table:style-name="co10" table:default-cell-style-name="ce35"/>
        <table:table-column table:style-name="co12" table:default-cell-style-name="ce35"/>
        <table:table-column table:style-name="co13" table:default-cell-style-name="Default"/>
        <table:table-column table:style-name="co14" table:default-cell-style-name="ce35"/>
        <table:table-column table:style-name="co15" table:default-cell-style-name="Default"/>
        <table:table-row table:style-name="ro1">
          <table:table-cell table:style-name="ce1" office:value-type="string">
            <text:p>Tolerance VS sync probabilities: Proportional</text:p>
          </table:table-cell>
          <table:table-cell table:style-name="Default" table:number-columns-repeated="4"/>
          <table:table-cell/>
          <table:table-cell table:style-name="Default"/>
          <table:table-cell>
            <draw:frame table:end-cell-address="Sheet4.K23" table:end-x="0.1323in" table:end-y="0.0465in" draw:z-index="0" draw:style-name="gr1" svg:width="2.9807in" svg:height="3.5472in" svg:x="0.076in" svg:y="0.0909in">
              <draw:object draw:notify-on-update-of-ranges="Sheet4.B11:Sheet4.B11 Sheet4.C11:Sheet4.E11 Sheet4.B12:Sheet4.B12 Sheet4.C12:Sheet4.E12 Sheet4.B13:Sheet4.B13 Sheet4.C13:Sheet4.E13 Sheet4.B14:Sheet4.B14 Sheet4.C14:Sheet4.E14 Sheet4.B15:Sheet4.B15 Sheet4.C15:Sheet4.E15 Sheet4.B16:Sheet4.B16 Sheet4.C16:Sheet4.E16 Sheet4.B17:Sheet4.B17 Sheet4.C17:Sheet4.E17 Sheet4.B18:Sheet4.B18 Sheet4.C18:Sheet4.E18 Sheet4.B19:Sheet4.B19 Sheet4.C19:Sheet4.E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missing</text:p>
          </table:table-cell>
          <table:table-cell table:style-name="ce1" office:value-type="string">
            <text:p>SameU=WideL</text:p>
          </table:table-cell>
          <table:table-cell table:style-name="ce1" office:value-type="string">
            <text:p>WideHideBack</text:p>
          </table:table-cell>
          <table:table-cell table:style-name="ce1" office:value-type="string">
            <text:p>SameU=BackL</text:p>
          </table:table-cell>
          <table:table-cell table:style-name="ce1" office:value-type="string">
            <text:p>WideL=BackU</text:p>
          </table:table-cell>
          <table:table-cell table:style-name="ce1" office:value-type="string">
            <text:p>recommended</text:p>
          </table:table-cell>
          <table:table-cell table:style-name="ce1" office:value-type="string">
            <text:p>never sync over</text:p>
          </table:table-cell>
          <table:table-cell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31" office:value-type="percentage" office:value="0.3333">
            <text:p>33.33%</text:p>
          </table:table-cell>
          <table:table-cell table:style-name="ce31" office:value-type="percentage" office:value="0.25">
            <text:p>25.00%</text:p>
          </table:table-cell>
          <table:table-cell table:style-name="ce31" office:value-type="percentage" office:value="0.2">
            <text:p>20.00%</text:p>
          </table:table-cell>
          <table:table-cell table:style-name="ce31" office:value-type="percentage" office:value="0.143">
            <text:p>14.30%</text:p>
          </table:table-cell>
          <table:table-cell table:style-name="ce31" office:value-type="percentage" office:value="0.2">
            <text:p>20.00%</text:p>
          </table:table-cell>
          <table:table-cell table:style-name="ce31" office:value-type="percentage" office:value="1">
            <text:p>100.00%</text:p>
          </table:table-cell>
          <table:table-cell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31" office:value-type="percentage" office:value="0.5">
            <text:p>50.00%</text:p>
          </table:table-cell>
          <table:table-cell table:style-name="ce31" office:value-type="percentage" office:value="0.3333">
            <text:p>33.33%</text:p>
          </table:table-cell>
          <table:table-cell table:style-name="ce31" office:value-type="percentage" office:value="0.33333333">
            <text:p>33.33%</text:p>
          </table:table-cell>
          <table:table-cell table:style-name="ce31" office:value-type="percentage" office:value="0.2">
            <text:p>20.00%</text:p>
          </table:table-cell>
          <table:table-cell table:style-name="ce31" office:value-type="percentage" office:value="0.266666">
            <text:p>26.67%</text:p>
          </table:table-cell>
          <table:table-cell table:style-name="ce31" office:value-type="percentage" office:value="2">
            <text:p>200.00%</text:p>
          </table:table-cell>
          <table:table-cell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34" office:value-type="percentage" office:value="0.6">
            <text:p>60.00%</text:p>
          </table:table-cell>
          <table:table-cell table:style-name="ce31" office:value-type="percentage" office:value="0.375">
            <text:p>37.50%</text:p>
          </table:table-cell>
          <table:table-cell table:style-name="ce31" office:value-type="percentage" office:value="0.427">
            <text:p>42.70%</text:p>
          </table:table-cell>
          <table:table-cell table:style-name="ce31" office:value-type="percentage" office:value="0.23">
            <text:p>23.00%</text:p>
          </table:table-cell>
          <table:table-cell table:style-name="ce31" office:value-type="percentage" office:value="0.31">
            <text:p>31.00%</text:p>
          </table:table-cell>
          <table:table-cell table:style-name="ce31" office:value-type="percentage" office:value="3">
            <text:p>300.00%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tolerance</text:p>
          </table:table-cell>
          <table:table-cell table:style-name="ce1" office:value-type="string">
            <text:p>missing</text:p>
          </table:table-cell>
          <table:table-cell table:style-name="ce1" office:value-type="string">
            <text:p>std period</text:p>
          </table:table-cell>
          <table:table-cell table:style-name="ce2" office:value-type="string">
            <text:p>max stats value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31" office:value-type="percentage" office:value="0.25">
            <text:p>25.00%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.5">
            <text:p>2.5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style-name="ce2" office:value-type="string">
            <text:p>lower bound</text:p>
          </table:table-cell>
          <table:table-cell table:style-name="ce2" office:value-type="string">
            <text:p>nominal value</text:p>
          </table:table-cell>
          <table:table-cell table:style-name="ce2" office:value-type="string">
            <text:p>upper bound</text:p>
          </table:table-cell>
          <table:table-cell table:style-name="ce2" office:value-type="string">
            <text:p>tolerance</text:p>
          </table:table-cell>
          <table:table-cell table:style-name="ce2"/>
          <table:table-cell/>
        </table:table-row>
        <table:table-row table:style-name="ro1">
          <table:table-cell/>
          <table:table-cell office:value-type="string">
            <text:p>same</text:p>
          </table:table-cell>
          <table:table-cell table:formula="of:=[.D11]-[.F11]" office:value-type="float" office:value="0.75">
            <text:p>0.75</text:p>
          </table:table-cell>
          <table:table-cell table:formula="of:=[.C9]" office:value-type="float" office:value="1">
            <text:p>1.00</text:p>
          </table:table-cell>
          <table:table-cell table:formula="of:=[.D11]+[.F11]" office:value-type="float" office:value="1.25">
            <text:p>1.25</text:p>
          </table:table-cell>
          <table:table-cell table:style-name="ce35" table:formula="of:=[.A9]*[.D11]" office:value-type="float" office:value="0.25">
            <text:p>0.25</text:p>
          </table:table-cell>
          <table:table-cell table:style-name="ce37"/>
          <table:table-cell/>
        </table:table-row>
        <table:table-row table:style-name="ro1">
          <table:table-cell/>
          <table:table-cell office:value-type="string">
            <text:p>backward</text:p>
          </table:table-cell>
          <table:table-cell table:formula="of:=[.D12]-[.F12]" office:value-type="float" office:value="1.5">
            <text:p>1.50</text:p>
          </table:table-cell>
          <table:table-cell table:formula="of:=([.D11]*([.$B$9]+2))/2" office:value-type="float" office:value="2">
            <text:p>2.00</text:p>
          </table:table-cell>
          <table:table-cell table:formula="of:=[.D12]+[.F12]" office:value-type="float" office:value="2.5">
            <text:p>2.50</text:p>
          </table:table-cell>
          <table:table-cell table:style-name="ce36" table:formula="of:=[.A9]*[.D12]" office:value-type="float" office:value="0.5">
            <text:p>0.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ide</text:p>
          </table:table-cell>
          <table:table-cell table:formula="of:=[.D13]-[.F13]" office:value-type="float" office:value="2.25">
            <text:p>2.25</text:p>
          </table:table-cell>
          <table:table-cell table:formula="of:=([.D11]*([.$B$9]+1))" office:value-type="float" office:value="3">
            <text:p>3.00</text:p>
          </table:table-cell>
          <table:table-cell table:formula="of:=[.D13]+[.F13]" office:value-type="float" office:value="3.75">
            <text:p>3.75</text:p>
          </table:table-cell>
          <table:table-cell table:style-name="ce36" table:formula="of:=[.A9]*[.D13]" office:value-type="float" office:value="0.75">
            <text:p>0.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me cutoff</text:p>
          </table:table-cell>
          <table:table-cell table:formula="of:=[.E11]" office:value-type="float" office:value="1.25">
            <text:p>1.25</text:p>
          </table:table-cell>
          <table:table-cell table:formula="of:=[.E11]" office:value-type="float" office:value="1.25">
            <text:p>1.25</text:p>
          </table:table-cell>
          <table:table-cell table:formula="of:=[.E11]" office:value-type="float" office:value="1.25">
            <text:p>1.25</text:p>
          </table:table-cell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>
            <text:p>wide cutoff</text:p>
          </table:table-cell>
          <table:table-cell table:formula="of:=[.C13]" office:value-type="float" office:value="2.25">
            <text:p>2.25</text:p>
          </table:table-cell>
          <table:table-cell table:formula="of:=[.C13]" office:value-type="float" office:value="2.25">
            <text:p>2.25</text:p>
          </table:table-cell>
          <table:table-cell table:formula="of:=[.C13]" office:value-type="float" office:value="2.25">
            <text:p>2.25</text:p>
          </table:table-cell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>
            <text:p>too wide cutoff</text:p>
          </table:table-cell>
          <table:table-cell table:formula="of:=[.E13]" office:value-type="float" office:value="3.75">
            <text:p>3.75</text:p>
          </table:table-cell>
          <table:table-cell table:formula="of:=[.E13]" office:value-type="float" office:value="3.75">
            <text:p>3.75</text:p>
          </table:table-cell>
          <table:table-cell table:formula="of:=[.E13]" office:value-type="float" office:value="3.75">
            <text:p>3.75</text:p>
          </table:table-cell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>
            <text:p>same lower cut</text:p>
          </table:table-cell>
          <table:table-cell table:formula="of:=[.D11]" office:value-type="float" office:value="1">
            <text:p>1.00</text:p>
          </table:table-cell>
          <table:table-cell table:formula="of:=[.D11]" office:value-type="float" office:value="1">
            <text:p>1.00</text:p>
          </table:table-cell>
          <table:table-cell table:formula="of:=[.D11]" office:value-type="float" office:value="1">
            <text:p>1.00</text:p>
          </table:table-cell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>
            <text:p>backward lower</text:p>
          </table:table-cell>
          <table:table-cell table:formula="of:=[.C12]" office:value-type="float" office:value="1.5">
            <text:p>1.50</text:p>
          </table:table-cell>
          <table:table-cell table:formula="of:=[.C12]" office:value-type="float" office:value="1.5">
            <text:p>1.50</text:p>
          </table:table-cell>
          <table:table-cell table:formula="of:=[.C12]" office:value-type="float" office:value="1.5">
            <text:p>1.50</text:p>
          </table:table-cell>
          <table:table-cell table:style-name="ce35"/>
          <table:table-cell table:number-columns-repeated="2"/>
        </table:table-row>
        <table:table-row table:style-name="ro1">
          <table:table-cell/>
          <table:table-cell office:value-type="string">
            <text:p>backward upper</text:p>
          </table:table-cell>
          <table:table-cell table:style-name="Default" table:formula="of:=[.E12]" office:value-type="float" office:value="2.5">
            <text:p>2.5</text:p>
          </table:table-cell>
          <table:table-cell table:style-name="Default" table:formula="of:=[.E12]" office:value-type="float" office:value="2.5">
            <text:p>2.5</text:p>
          </table:table-cell>
          <table:table-cell table:style-name="Default" table:formula="of:=[.E12]" office:value-type="float" office:value="2.5">
            <text:p>2.5</text:p>
          </table:table-cell>
          <table:table-cell/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17P0"/>
    </number:currency-style>
    <number:percentage-style style:name="N118P0" style:volatile="true">
      <number:number number:decimal-places="2" number:min-integer-digits="1"/>
      <number:text>%</number:text>
    </number:percentage-style>
    <number:percentage-style style:name="N118">
      <style:text-properties fo:color="#ff0000"/>
      <number:text>1</number:text>
      <number:number number:decimal-places="2" number:min-integer-digits="2"/>
      <number:text>%</number:text>
      <style:map style:condition="value()&gt;=0" style:apply-style-name="N118P0"/>
    </number:percentage-style>
    <number:percentage-style style:name="N119P0" style:volatile="true">
      <number:number number:decimal-places="2" number:min-integer-digits="1"/>
      <number:text>%</number:text>
    </number:percentage-style>
    <number:percentage-style style:name="N119">
      <style:text-properties fo:color="#ff0000"/>
      <number:text>-</number:text>
      <number:number number:decimal-places="2" number:min-integer-digits="1"/>
      <number:text>%</number:text>
      <style:map style:condition="value()&gt;=0" style:apply-style-name="N119P0"/>
    </number:percentage-style>
    <number:percentage-style style:name="N120P0" style:volatile="true">
      <number:number number:decimal-places="2" number:min-integer-digits="1"/>
      <number:text>%</number:text>
    </number:percentage-style>
    <number:percentage-style style:name="N120">
      <style:text-properties fo:color="#ff0000"/>
      <number:text>+1</number:text>
      <number:number number:decimal-places="2" number:min-integer-digits="2"/>
      <number:text>%</number:text>
      <style:map style:condition="value()&gt;=0" style:apply-style-name="N120P0"/>
    </number:percentage-style>
    <number:number-style style:name="N121">
      <number:number number:decimal-places="1" number:min-integer-digits="0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ax_20_100_25_" style:display-name="Max 100%" style:family="table-cell" style:parent-style-name="Default" style:data-style-name="N118">
      <style:table-cell-properties fo:background-color="transparent" css3t:text-justify="auto"/>
    </style:style>
    <style:style style:name="Untitled1" style:family="table-cell" style:parent-style-name="Default">
      <style:text-properties fo:color="#ff3333" style:font-name="Arial Black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0">10/10/2011</text:date>, <text:time>23:2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1T13:59:04</meta:creation-date>
    <dc:date>2011-10-10T23:25:00</dc:date>
    <meta:editing-duration>P1DT15H33M34S</meta:editing-duration>
    <meta:editing-cycles>19</meta:editing-cycles>
    <meta:generator>OpenOffice.org/3.3$Unix OpenOffice.org_project/330m20$Build-9567</meta:generator>
    <dc:creator>Fred Cooke</dc:creator>
    <meta:document-statistic meta:table-count="5" meta:cell-count="27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>
        <chart:symbol-image xlink:href="Pictures/2000000D000000DD000000DDDC7CCDFB.svm" xlink:type="simple" xlink:actuate="onLoad"/>
      </style:chart-properties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>
        <chart:symbol-image xlink:href="Pictures/2000000D000000DF000000DF07B12F7F.svm" xlink:type="simple" xlink:actuate="onLoad"/>
      </style:chart-properties>
      <style:graphic-properties svg:stroke-width="0.025cm" svg:stroke-color="#ff950e" draw:fill-color="#ff95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/>
      <style:graphic-properties svg:stroke-width="0.025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51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51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>
        <chart:symbol-image xlink:href="Pictures/2000000D000000DF000000DFFC358E6D.svm" xlink:type="simple" xlink:actuate="onLoad"/>
      </style:chart-properties>
      <style:graphic-properties svg:stroke-width="0.051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51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572cm" svg:height="9.011cm" xlink:href=".." xlink:type="simple" chart:class="chart:line" chart:style-name="ch1">
        <chart:legend chart:legend-position="end" svg:x="3.854cm" svg:y="2.016cm" chart:style-name="ch2"/>
        <chart:plot-area chart:style-name="ch3" table:cell-range-address="Sheet2.B11:Sheet2.E19" chart:data-source-has-labels="column" svg:x="0.286cm" svg:y="0.229cm" svg:width="3.083cm" svg:height="8.512cm">
          <chartooo:coordinate-region svg:x="1.036cm" svg:y="0.424cm" svg:width="2.229cm" svg:height="7.6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1:Sheet2.E11" chart:label-cell-address="Sheet2.B11:Sheet2.B11" chart:class="chart:line">
            <chart:data-point chart:repeated="3"/>
          </chart:series>
          <chart:series chart:style-name="ch7" chart:values-cell-range-address="Sheet2.C12:Sheet2.E12" chart:label-cell-address="Sheet2.B12:Sheet2.B12" chart:class="chart:line">
            <chart:data-point chart:repeated="3"/>
          </chart:series>
          <chart:series chart:style-name="ch8" chart:values-cell-range-address="Sheet2.C13:Sheet2.E13" chart:label-cell-address="Sheet2.B13:Sheet2.B13" chart:class="chart:line">
            <chart:data-point chart:repeated="3"/>
          </chart:series>
          <chart:series chart:style-name="ch9" chart:values-cell-range-address="Sheet2.C14:Sheet2.E14" chart:label-cell-address="Sheet2.B14:Sheet2.B14" chart:class="chart:line">
            <chart:data-point chart:repeated="3"/>
          </chart:series>
          <chart:series chart:style-name="ch10" chart:values-cell-range-address="Sheet2.C15:Sheet2.E15" chart:label-cell-address="Sheet2.B15:Sheet2.B15" chart:class="chart:line">
            <chart:data-point chart:repeated="3"/>
          </chart:series>
          <chart:series chart:style-name="ch10" chart:values-cell-range-address="Sheet2.C16:Sheet2.E16" chart:label-cell-address="Sheet2.B16:Sheet2.B16" chart:class="chart:line">
            <chart:data-point chart:repeated="3"/>
          </chart:series>
          <chart:series chart:style-name="ch11" chart:values-cell-range-address="Sheet2.C17:Sheet2.E17" chart:label-cell-address="Sheet2.B17:Sheet2.B17" chart:class="chart:line">
            <chart:data-point chart:repeated="3"/>
          </chart:series>
          <chart:series chart:style-name="ch12" chart:values-cell-range-address="Sheet2.C18:Sheet2.E18" chart:label-cell-address="Sheet2.B18:Sheet2.B18" chart:class="chart:line">
            <chart:data-point chart:repeated="3"/>
          </chart:series>
          <chart:series chart:style-name="ch12" chart:values-cell-range-address="Sheet2.C19:Sheet2.E19" chart:label-cell-address="Sheet2.B19:Sheet2.B1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same</text:p>
                <draw:g>
                  <svg:desc>Sheet2.B11:Sheet2.B11</svg:desc>
                </draw:g>
              </table:table-cell>
              <table:table-cell office:value-type="float" office:value="0.75">
                <text:p>0.75</text:p>
                <draw:g>
                  <svg:desc>Sheet2.C11:Sheet2.E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backward</text:p>
                <draw:g>
                  <svg:desc>Sheet2.B12:Sheet2.B12</svg:desc>
                </draw:g>
              </table:table-cell>
              <table:table-cell office:value-type="float" office:value="1.75">
                <text:p>1.75</text:p>
                <draw:g>
                  <svg:desc>Sheet2.C12:Sheet2.E1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wide</text:p>
                <draw:g>
                  <svg:desc>Sheet2.B13:Sheet2.B13</svg:desc>
                </draw:g>
              </table:table-cell>
              <table:table-cell office:value-type="float" office:value="2.75">
                <text:p>2.75</text:p>
                <draw:g>
                  <svg:desc>Sheet2.C13:Sheet2.E1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same cutoff</text:p>
                <draw:g>
                  <svg:desc>Sheet2.B14:Sheet2.B14</svg:desc>
                </draw:g>
              </table:table-cell>
              <table:table-cell office:value-type="float" office:value="1.25">
                <text:p>1.25</text:p>
                <draw:g>
                  <svg:desc>Sheet2.C14:Sheet2.E1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wide cutoff</text:p>
                <draw:g>
                  <svg:desc>Sheet2.B15:Sheet2.B15</svg:desc>
                </draw:g>
              </table:table-cell>
              <table:table-cell office:value-type="float" office:value="2.75">
                <text:p>2.75</text:p>
                <draw:g>
                  <svg:desc>Sheet2.C15:Sheet2.E15</svg:desc>
                </draw:g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too wide cutoff</text:p>
                <draw:g>
                  <svg:desc>Sheet2.B16:Sheet2.B16</svg:desc>
                </draw:g>
              </table:table-cell>
              <table:table-cell office:value-type="float" office:value="3.25">
                <text:p>3.25</text:p>
                <draw:g>
                  <svg:desc>Sheet2.C16:Sheet2.E16</svg:desc>
                </draw:g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same lower cut</text:p>
                <draw:g>
                  <svg:desc>Sheet2.B17:Sheet2.B17</svg:desc>
                </draw:g>
              </table:table-cell>
              <table:table-cell office:value-type="float" office:value="1">
                <text:p>1</text:p>
                <draw:g>
                  <svg:desc>Sheet2.C17:Sheet2.E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ward lower</text:p>
                <draw:g>
                  <svg:desc>Sheet2.B18:Sheet2.B18</svg:desc>
                </draw:g>
              </table:table-cell>
              <table:table-cell office:value-type="float" office:value="1.75">
                <text:p>1.75</text:p>
                <draw:g>
                  <svg:desc>Sheet2.C18:Sheet2.E18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backward upper</text:p>
                <draw:g>
                  <svg:desc>Sheet2.B19:Sheet2.B19</svg:desc>
                </draw:g>
              </table:table-cell>
              <table:table-cell office:value-type="float" office:value="2.25">
                <text:p>2.25</text:p>
                <draw:g>
                  <svg:desc>Sheet2.C19:Sheet2.E19</svg:desc>
                </draw:g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>
        <chart:symbol-image xlink:href="Pictures/2000000D000000DD000000DDDC7CCDFB.svm" xlink:type="simple" xlink:actuate="onLoad"/>
      </style:chart-properties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>
        <chart:symbol-image xlink:href="Pictures/2000000D000000DF000000DF07B12F7F.svm" xlink:type="simple" xlink:actuate="onLoad"/>
      </style:chart-properties>
      <style:graphic-properties svg:stroke-width="0.025cm" svg:stroke-color="#ff950e" draw:fill-color="#ff95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/>
      <style:graphic-properties svg:stroke-width="0.025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51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51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>
        <chart:symbol-image xlink:href="Pictures/2000000D000000DF000000DFFC358E6D.svm" xlink:type="simple" xlink:actuate="onLoad"/>
      </style:chart-properties>
      <style:graphic-properties svg:stroke-width="0.051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51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572cm" svg:height="9.011cm" xlink:href=".." xlink:type="simple" chart:class="chart:line" chart:style-name="ch1">
        <chart:legend chart:legend-position="end" svg:x="3.854cm" svg:y="2.016cm" chart:style-name="ch2"/>
        <chart:plot-area chart:style-name="ch3" table:cell-range-address="Sheet3.B11:Sheet3.E19" chart:data-source-has-labels="column" svg:x="0.286cm" svg:y="0.23cm" svg:width="3.083cm" svg:height="8.511cm">
          <chartooo:coordinate-region svg:x="1.036cm" svg:y="0.424cm" svg:width="2.229cm" svg:height="7.6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11:Sheet3.E11" chart:label-cell-address="Sheet3.B11:Sheet3.B11" chart:class="chart:line">
            <chart:data-point chart:repeated="3"/>
          </chart:series>
          <chart:series chart:style-name="ch7" chart:values-cell-range-address="Sheet3.C12:Sheet3.E12" chart:label-cell-address="Sheet3.B12:Sheet3.B12" chart:class="chart:line">
            <chart:data-point chart:repeated="3"/>
          </chart:series>
          <chart:series chart:style-name="ch8" chart:values-cell-range-address="Sheet3.C13:Sheet3.E13" chart:label-cell-address="Sheet3.B13:Sheet3.B13" chart:class="chart:line">
            <chart:data-point chart:repeated="3"/>
          </chart:series>
          <chart:series chart:style-name="ch9" chart:values-cell-range-address="Sheet3.C14:Sheet3.E14" chart:label-cell-address="Sheet3.B14:Sheet3.B14" chart:class="chart:line">
            <chart:data-point chart:repeated="3"/>
          </chart:series>
          <chart:series chart:style-name="ch10" chart:values-cell-range-address="Sheet3.C15:Sheet3.E15" chart:label-cell-address="Sheet3.B15:Sheet3.B15" chart:class="chart:line">
            <chart:data-point chart:repeated="3"/>
          </chart:series>
          <chart:series chart:style-name="ch10" chart:values-cell-range-address="Sheet3.C16:Sheet3.E16" chart:label-cell-address="Sheet3.B16:Sheet3.B16" chart:class="chart:line">
            <chart:data-point chart:repeated="3"/>
          </chart:series>
          <chart:series chart:style-name="ch11" chart:values-cell-range-address="Sheet3.C17:Sheet3.E17" chart:label-cell-address="Sheet3.B17:Sheet3.B17" chart:class="chart:line">
            <chart:data-point chart:repeated="3"/>
          </chart:series>
          <chart:series chart:style-name="ch12" chart:values-cell-range-address="Sheet3.C18:Sheet3.E18" chart:label-cell-address="Sheet3.B18:Sheet3.B18" chart:class="chart:line">
            <chart:data-point chart:repeated="3"/>
          </chart:series>
          <chart:series chart:style-name="ch12" chart:values-cell-range-address="Sheet3.C19:Sheet3.E19" chart:label-cell-address="Sheet3.B19:Sheet3.B1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same</text:p>
                <draw:g>
                  <svg:desc>Sheet3.B11:Sheet3.B11</svg:desc>
                </draw:g>
              </table:table-cell>
              <table:table-cell office:value-type="float" office:value="0.5">
                <text:p>0.5</text:p>
                <draw:g>
                  <svg:desc>Sheet3.C11:Sheet3.E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backward</text:p>
                <draw:g>
                  <svg:desc>Sheet3.B12:Sheet3.B12</svg:desc>
                </draw:g>
              </table:table-cell>
              <table:table-cell office:value-type="float" office:value="1.5">
                <text:p>1.5</text:p>
                <draw:g>
                  <svg:desc>Sheet3.C12:Sheet3.E1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wide</text:p>
                <draw:g>
                  <svg:desc>Sheet3.B13:Sheet3.B13</svg:desc>
                </draw:g>
              </table:table-cell>
              <table:table-cell office:value-type="float" office:value="2.5">
                <text:p>2.5</text:p>
                <draw:g>
                  <svg:desc>Sheet3.C13:Sheet3.E1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same cutoff</text:p>
                <draw:g>
                  <svg:desc>Sheet3.B14:Sheet3.B14</svg:desc>
                </draw:g>
              </table:table-cell>
              <table:table-cell office:value-type="float" office:value="1.5">
                <text:p>1.5</text:p>
                <draw:g>
                  <svg:desc>Sheet3.C14:Sheet3.E14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wide cutoff</text:p>
                <draw:g>
                  <svg:desc>Sheet3.B15:Sheet3.B15</svg:desc>
                </draw:g>
              </table:table-cell>
              <table:table-cell office:value-type="float" office:value="2.5">
                <text:p>2.5</text:p>
                <draw:g>
                  <svg:desc>Sheet3.C15:Sheet3.E15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too wide cutoff</text:p>
                <draw:g>
                  <svg:desc>Sheet3.B16:Sheet3.B16</svg:desc>
                </draw:g>
              </table:table-cell>
              <table:table-cell office:value-type="float" office:value="3.5">
                <text:p>3.5</text:p>
                <draw:g>
                  <svg:desc>Sheet3.C16:Sheet3.E16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same lower cut</text:p>
                <draw:g>
                  <svg:desc>Sheet3.B17:Sheet3.B17</svg:desc>
                </draw:g>
              </table:table-cell>
              <table:table-cell office:value-type="float" office:value="1">
                <text:p>1</text:p>
                <draw:g>
                  <svg:desc>Sheet3.C17:Sheet3.E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ward lower</text:p>
                <draw:g>
                  <svg:desc>Sheet3.B18:Sheet3.B18</svg:desc>
                </draw:g>
              </table:table-cell>
              <table:table-cell office:value-type="float" office:value="1.5">
                <text:p>1.5</text:p>
                <draw:g>
                  <svg:desc>Sheet3.C18:Sheet3.E18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backward upper</text:p>
                <draw:g>
                  <svg:desc>Sheet3.B19:Sheet3.B19</svg:desc>
                </draw:g>
              </table:table-cell>
              <table:table-cell office:value-type="float" office:value="2.5">
                <text:p>2.5</text:p>
                <draw:g>
                  <svg:desc>Sheet3.C19:Sheet3.E19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1cm" chart:symbol-height="0.1cm">
        <chart:symbol-image xlink:href="Pictures/2000000D000000DD000000DDDC7CCDFB.svm" xlink:type="simple" xlink:actuate="onLoad"/>
      </style:chart-properties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1cm" chart:symbol-height="0.1cm">
        <chart:symbol-image xlink:href="Pictures/2000000D000000DF000000DF07B12F7F.svm" xlink:type="simple" xlink:actuate="onLoad"/>
      </style:chart-properties>
      <style:graphic-properties svg:stroke-width="0.025cm" svg:stroke-color="#ff950e" draw:fill-color="#ff95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1cm" chart:symbol-height="0.1cm"/>
      <style:graphic-properties svg:stroke-width="0.025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width="0.051cm" svg:stroke-color="#000000" draw:fill-color="#000000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51cm" svg:stroke-color="#ff0000" draw:fill-color="#ff0000"/>
      <style:text-properties fo:font-size="10pt" style:font-size-asian="10pt" style:font-size-complex="10pt"/>
    </style:style>
    <style:style style:name="ch12" style:family="chart" style:data-style-name="N2">
      <style:chart-properties chart:symbol-type="none">
        <chart:symbol-image xlink:href="Pictures/2000000D000000DF000000DFFC358E6D.svm" xlink:type="simple" xlink:actuate="onLoad"/>
      </style:chart-properties>
      <style:graphic-properties svg:stroke-width="0.051cm" svg:stroke-color="#000000" draw:fill-color="#00000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51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51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7.572cm" svg:height="9.011cm" xlink:href=".." xlink:type="simple" chart:class="chart:line" chart:style-name="ch1">
        <chart:legend chart:legend-position="end" svg:x="3.854cm" svg:y="2.016cm" chart:style-name="ch2"/>
        <chart:plot-area chart:style-name="ch3" table:cell-range-address="Sheet4.B11:Sheet4.E19" chart:data-source-has-labels="column" svg:x="0.105cm" svg:y="0.23cm" svg:width="3.264cm" svg:height="8.511cm">
          <chartooo:coordinate-region svg:x="1.036cm" svg:y="0.424cm" svg:width="2.229cm" svg:height="7.6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11:Sheet4.E11" chart:label-cell-address="Sheet4.B11:Sheet4.B11" chart:class="chart:line">
            <chart:data-point chart:repeated="3"/>
          </chart:series>
          <chart:series chart:style-name="ch8" chart:values-cell-range-address="Sheet4.C12:Sheet4.E12" chart:label-cell-address="Sheet4.B12:Sheet4.B12" chart:class="chart:line">
            <chart:data-point chart:repeated="3"/>
          </chart:series>
          <chart:series chart:style-name="ch9" chart:values-cell-range-address="Sheet4.C13:Sheet4.E13" chart:label-cell-address="Sheet4.B13:Sheet4.B13" chart:class="chart:line">
            <chart:data-point chart:repeated="3"/>
          </chart:series>
          <chart:series chart:style-name="ch10" chart:values-cell-range-address="Sheet4.C14:Sheet4.E14" chart:label-cell-address="Sheet4.B14:Sheet4.B14" chart:class="chart:line">
            <chart:data-point chart:repeated="3"/>
          </chart:series>
          <chart:series chart:style-name="ch11" chart:values-cell-range-address="Sheet4.C15:Sheet4.E15" chart:label-cell-address="Sheet4.B15:Sheet4.B15" chart:class="chart:line">
            <chart:data-point chart:repeated="3"/>
          </chart:series>
          <chart:series chart:style-name="ch11" chart:values-cell-range-address="Sheet4.C16:Sheet4.E16" chart:label-cell-address="Sheet4.B16:Sheet4.B16" chart:class="chart:line">
            <chart:data-point chart:repeated="3"/>
          </chart:series>
          <chart:series chart:style-name="ch12" chart:values-cell-range-address="Sheet4.C17:Sheet4.E17" chart:label-cell-address="Sheet4.B17:Sheet4.B17" chart:class="chart:line">
            <chart:data-point chart:repeated="3"/>
          </chart:series>
          <chart:series chart:style-name="ch13" chart:values-cell-range-address="Sheet4.C18:Sheet4.E18" chart:label-cell-address="Sheet4.B18:Sheet4.B18" chart:class="chart:line">
            <chart:data-point chart:repeated="3"/>
          </chart:series>
          <chart:series chart:style-name="ch14" chart:values-cell-range-address="Sheet4.C19:Sheet4.E19" chart:label-cell-address="Sheet4.B19:Sheet4.B19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same</text:p>
                <draw:g>
                  <svg:desc>Sheet4.B11:Sheet4.B11</svg:desc>
                </draw:g>
              </table:table-cell>
              <table:table-cell office:value-type="float" office:value="0.75">
                <text:p>0.75</text:p>
                <draw:g>
                  <svg:desc>Sheet4.C11:Sheet4.E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backward</text:p>
                <draw:g>
                  <svg:desc>Sheet4.B12:Sheet4.B12</svg:desc>
                </draw:g>
              </table:table-cell>
              <table:table-cell office:value-type="float" office:value="1.5">
                <text:p>1.5</text:p>
                <draw:g>
                  <svg:desc>Sheet4.C12:Sheet4.E1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wide</text:p>
                <draw:g>
                  <svg:desc>Sheet4.B13:Sheet4.B13</svg:desc>
                </draw:g>
              </table:table-cell>
              <table:table-cell office:value-type="float" office:value="2.25">
                <text:p>2.25</text:p>
                <draw:g>
                  <svg:desc>Sheet4.C13:Sheet4.E1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same cutoff</text:p>
                <draw:g>
                  <svg:desc>Sheet4.B14:Sheet4.B14</svg:desc>
                </draw:g>
              </table:table-cell>
              <table:table-cell office:value-type="float" office:value="1.25">
                <text:p>1.25</text:p>
                <draw:g>
                  <svg:desc>Sheet4.C14:Sheet4.E1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wide cutoff</text:p>
                <draw:g>
                  <svg:desc>Sheet4.B15:Sheet4.B15</svg:desc>
                </draw:g>
              </table:table-cell>
              <table:table-cell office:value-type="float" office:value="2.25">
                <text:p>2.25</text:p>
                <draw:g>
                  <svg:desc>Sheet4.C15:Sheet4.E15</svg:desc>
                </draw:g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too wide cutoff</text:p>
                <draw:g>
                  <svg:desc>Sheet4.B16:Sheet4.B16</svg:desc>
                </draw:g>
              </table:table-cell>
              <table:table-cell office:value-type="float" office:value="3.75">
                <text:p>3.75</text:p>
                <draw:g>
                  <svg:desc>Sheet4.C16:Sheet4.E16</svg:desc>
                </draw:g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same lower cut</text:p>
                <draw:g>
                  <svg:desc>Sheet4.B17:Sheet4.B17</svg:desc>
                </draw:g>
              </table:table-cell>
              <table:table-cell office:value-type="float" office:value="1">
                <text:p>1</text:p>
                <draw:g>
                  <svg:desc>Sheet4.C17:Sheet4.E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ward lower</text:p>
                <draw:g>
                  <svg:desc>Sheet4.B18:Sheet4.B18</svg:desc>
                </draw:g>
              </table:table-cell>
              <table:table-cell office:value-type="float" office:value="1.5">
                <text:p>1.5</text:p>
                <draw:g>
                  <svg:desc>Sheet4.C18:Sheet4.E18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backward upper</text:p>
                <draw:g>
                  <svg:desc>Sheet4.B19:Sheet4.B19</svg:desc>
                </draw:g>
              </table:table-cell>
              <table:table-cell office:value-type="float" office:value="2.5">
                <text:p>2.5</text:p>
                <draw:g>
                  <svg:desc>Sheet4.C19:Sheet4.E19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